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0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3" table:default-cell-style-name="Default"/>
        <table:table-row table:style-name="ro1">
          <table:table-cell office:value-type="string">
            <text:p>stream wise rms</text:p>
          </table:table-cell>
          <table:table-cell office:value-type="string">
            <text:p>z=1d</text:p>
          </table:table-cell>
          <table:table-cell office:value-type="string">
            <text:p>z=3d</text:p>
          </table:table-cell>
          <table:table-cell table:number-columns-repeated="3"/>
          <table:table-cell office:value-type="string">
            <text:p>stream wise rms</text:p>
          </table:table-cell>
          <table:table-cell office:value-type="string">
            <text:p>z=1d</text:p>
          </table:table-cell>
          <table:table-cell office:value-type="string">
            <text:p>z=3d</text:p>
          </table:table-cell>
          <table:table-cell table:number-columns-repeated="3"/>
          <table:table-cell office:value-type="string">
            <text:p>stream wise rms</text:p>
          </table:table-cell>
          <table:table-cell office:value-type="string">
            <text:p>z=1d</text:p>
          </table:table-cell>
          <table:table-cell office:value-type="string">
            <text:p>z=3d</text:p>
          </table:table-cell>
          <table:table-cell table:number-columns-repeated="3"/>
          <table:table-cell office:value-type="string">
            <text:p>stream wise rms</text:p>
          </table:table-cell>
          <table:table-cell office:value-type="string">
            <text:p>z=1d</text:p>
          </table:table-cell>
          <table:table-cell office:value-type="string">
            <text:p>z=3d</text:p>
          </table:table-cell>
          <table:table-cell table:number-columns-repeated="2"/>
        </table:table-row>
        <table:table-row table:style-name="ro1">
          <table:table-cell office:value-type="string">
            <text:p>x=1d</text:p>
          </table:table-cell>
          <table:table-cell office:value-type="string">
            <text:p>v rms</text:p>
          </table:table-cell>
          <table:table-cell office:value-type="string">
            <text:p>v rms</text:p>
          </table:table-cell>
          <table:table-cell office:value-type="string">
            <text:p>exp x</text:p>
          </table:table-cell>
          <table:table-cell office:value-type="string">
            <text:p>exp u rms</text:p>
          </table:table-cell>
          <table:table-cell/>
          <table:table-cell office:value-type="string">
            <text:p>x=3.5d</text:p>
          </table:table-cell>
          <table:table-cell office:value-type="string">
            <text:p>v rms</text:p>
          </table:table-cell>
          <table:table-cell office:value-type="string">
            <text:p>v rms</text:p>
          </table:table-cell>
          <table:table-cell office:value-type="string">
            <text:p>exp x</text:p>
          </table:table-cell>
          <table:table-cell office:value-type="string">
            <text:p>exp u rms</text:p>
          </table:table-cell>
          <table:table-cell/>
          <table:table-cell office:value-type="string">
            <text:p>x=6d</text:p>
          </table:table-cell>
          <table:table-cell office:value-type="string">
            <text:p>v rms</text:p>
          </table:table-cell>
          <table:table-cell office:value-type="string">
            <text:p>v rms</text:p>
          </table:table-cell>
          <table:table-cell office:value-type="string">
            <text:p>exp x</text:p>
          </table:table-cell>
          <table:table-cell office:value-type="string">
            <text:p>exp u rms</text:p>
          </table:table-cell>
          <table:table-cell/>
          <table:table-cell office:value-type="string">
            <text:p>x=8d</text:p>
          </table:table-cell>
          <table:table-cell office:value-type="string">
            <text:p>v rms</text:p>
          </table:table-cell>
          <table:table-cell office:value-type="string">
            <text:p>v rms</text:p>
          </table:table-cell>
          <table:table-cell office:value-type="string">
            <text:p>exp x</text:p>
          </table:table-cell>
          <table:table-cell office:value-type="string">
            <text:p>exp u rms</text:p>
          </table:table-cell>
        </table:table-row>
        <table:table-row table:style-name="ro2">
          <table:table-cell table:number-columns-repeated="3" office:value-type="float" office:value="0">
            <text:p>0</text:p>
          </table:table-cell>
          <table:table-cell office:value-type="float" office:value="0.0939100000000002">
            <text:p>0.0939100000000002</text:p>
          </table:table-cell>
          <table:table-cell office:value-type="float" office:value="0.121249">
            <text:p>0.121249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0.0939100000000002">
            <text:p>0.0939100000000002</text:p>
          </table:table-cell>
          <table:table-cell office:value-type="float" office:value="0.177875">
            <text:p>0.177875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0.0939100000000002">
            <text:p>0.0939100000000002</text:p>
          </table:table-cell>
          <table:table-cell office:value-type="float" office:value="0.199811">
            <text:p>0.199811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0.230103">
            <text:p>0.230103</text:p>
          </table:table-cell>
        </table:table-row>
        <table:table-row table:style-name="ro2">
          <table:table-cell office:value-type="float" office:value="0.025">
            <text:p>0.025</text:p>
          </table:table-cell>
          <table:table-cell office:value-type="float" office:value="0.0636817">
            <text:p>0.0636817</text:p>
          </table:table-cell>
          <table:table-cell office:value-type="float" office:value="0.0639151">
            <text:p>0.0639151</text:p>
          </table:table-cell>
          <table:table-cell office:value-type="float" office:value="0.399">
            <text:p>0.399</text:p>
          </table:table-cell>
          <table:table-cell office:value-type="float" office:value="0.128353">
            <text:p>0.128353</text:p>
          </table:table-cell>
          <table:table-cell/>
          <table:table-cell office:value-type="float" office:value="0.025">
            <text:p>0.025</text:p>
          </table:table-cell>
          <table:table-cell office:value-type="float" office:value="0.0723107">
            <text:p>0.0723107</text:p>
          </table:table-cell>
          <table:table-cell office:value-type="float" office:value="0.0641439">
            <text:p>0.0641439</text:p>
          </table:table-cell>
          <table:table-cell office:value-type="float" office:value="0.399">
            <text:p>0.399</text:p>
          </table:table-cell>
          <table:table-cell office:value-type="float" office:value="0.276867">
            <text:p>0.276867</text:p>
          </table:table-cell>
          <table:table-cell/>
          <table:table-cell office:value-type="float" office:value="0.025">
            <text:p>0.025</text:p>
          </table:table-cell>
          <table:table-cell office:value-type="float" office:value="0.0743737">
            <text:p>0.0743737</text:p>
          </table:table-cell>
          <table:table-cell office:value-type="float" office:value="0.0701997">
            <text:p>0.0701997</text:p>
          </table:table-cell>
          <table:table-cell office:value-type="float" office:value="0.399">
            <text:p>0.399</text:p>
          </table:table-cell>
          <table:table-cell office:value-type="float" office:value="0.264519">
            <text:p>0.264519</text:p>
          </table:table-cell>
          <table:table-cell/>
          <table:table-cell office:value-type="float" office:value="0.025">
            <text:p>0.025</text:p>
          </table:table-cell>
          <table:table-cell office:value-type="float" office:value="0.0669606">
            <text:p>0.0669606</text:p>
          </table:table-cell>
          <table:table-cell office:value-type="float" office:value="0.0684525">
            <text:p>0.0684525</text:p>
          </table:table-cell>
          <table:table-cell/>
          <table:table-cell office:value-type="float" office:value="0.250797">
            <text:p>0.250797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0.168792">
            <text:p>0.168792</text:p>
          </table:table-cell>
          <table:table-cell office:value-type="float" office:value="0.171725">
            <text:p>0.171725</text:p>
          </table:table-cell>
          <table:table-cell office:value-type="float" office:value="0.69869">
            <text:p>0.69869</text:p>
          </table:table-cell>
          <table:table-cell office:value-type="float" office:value="0.139833">
            <text:p>0.139833</text:p>
          </table:table-cell>
          <table:table-cell/>
          <table:table-cell office:value-type="float" office:value="0.05">
            <text:p>0.05</text:p>
          </table:table-cell>
          <table:table-cell office:value-type="float" office:value="0.179978">
            <text:p>0.179978</text:p>
          </table:table-cell>
          <table:table-cell office:value-type="float" office:value="0.162407">
            <text:p>0.162407</text:p>
          </table:table-cell>
          <table:table-cell office:value-type="float" office:value="0.69869">
            <text:p>0.69869</text:p>
          </table:table-cell>
          <table:table-cell office:value-type="float" office:value="0.30624">
            <text:p>0.30624</text:p>
          </table:table-cell>
          <table:table-cell/>
          <table:table-cell office:value-type="float" office:value="0.05">
            <text:p>0.05</text:p>
          </table:table-cell>
          <table:table-cell office:value-type="float" office:value="0.181868">
            <text:p>0.181868</text:p>
          </table:table-cell>
          <table:table-cell office:value-type="float" office:value="0.176449">
            <text:p>0.176449</text:p>
          </table:table-cell>
          <table:table-cell office:value-type="float" office:value="0.69869">
            <text:p>0.69869</text:p>
          </table:table-cell>
          <table:table-cell office:value-type="float" office:value="0.294436">
            <text:p>0.294436</text:p>
          </table:table-cell>
          <table:table-cell/>
          <table:table-cell office:value-type="float" office:value="0.05">
            <text:p>0.05</text:p>
          </table:table-cell>
          <table:table-cell office:value-type="float" office:value="0.170322">
            <text:p>0.170322</text:p>
          </table:table-cell>
          <table:table-cell office:value-type="float" office:value="0.177691">
            <text:p>0.177691</text:p>
          </table:table-cell>
          <table:table-cell/>
          <table:table-cell office:value-type="float" office:value="0.280149">
            <text:p>0.280149</text:p>
          </table:table-cell>
        </table:table-row>
        <table:table-row table:style-name="ro2">
          <table:table-cell office:value-type="float" office:value="0.075">
            <text:p>0.075</text:p>
          </table:table-cell>
          <table:table-cell office:value-type="float" office:value="0.231042">
            <text:p>0.231042</text:p>
          </table:table-cell>
          <table:table-cell office:value-type="float" office:value="0.236119">
            <text:p>0.236119</text:p>
          </table:table-cell>
          <table:table-cell office:value-type="float" office:value="1.0096">
            <text:p>1.0096</text:p>
          </table:table-cell>
          <table:table-cell office:value-type="float" office:value="0.181689">
            <text:p>0.181689</text:p>
          </table:table-cell>
          <table:table-cell/>
          <table:table-cell office:value-type="float" office:value="0.075">
            <text:p>0.075</text:p>
          </table:table-cell>
          <table:table-cell office:value-type="float" office:value="0.231544">
            <text:p>0.231544</text:p>
          </table:table-cell>
          <table:table-cell office:value-type="float" office:value="0.213117">
            <text:p>0.213117</text:p>
          </table:table-cell>
          <table:table-cell office:value-type="float" office:value="1.0096">
            <text:p>1.0096</text:p>
          </table:table-cell>
          <table:table-cell office:value-type="float" office:value="0.331265">
            <text:p>0.331265</text:p>
          </table:table-cell>
          <table:table-cell/>
          <table:table-cell office:value-type="float" office:value="0.075">
            <text:p>0.075</text:p>
          </table:table-cell>
          <table:table-cell office:value-type="float" office:value="0.220766">
            <text:p>0.220766</text:p>
          </table:table-cell>
          <table:table-cell office:value-type="float" office:value="0.222571">
            <text:p>0.222571</text:p>
          </table:table-cell>
          <table:table-cell office:value-type="float" office:value="1.0096">
            <text:p>1.0096</text:p>
          </table:table-cell>
          <table:table-cell office:value-type="float" office:value="0.315656">
            <text:p>0.315656</text:p>
          </table:table-cell>
          <table:table-cell/>
          <table:table-cell office:value-type="float" office:value="0.075">
            <text:p>0.075</text:p>
          </table:table-cell>
          <table:table-cell office:value-type="float" office:value="0.219127">
            <text:p>0.219127</text:p>
          </table:table-cell>
          <table:table-cell office:value-type="float" office:value="0.231215">
            <text:p>0.231215</text:p>
          </table:table-cell>
          <table:table-cell/>
          <table:table-cell office:value-type="float" office:value="0.2878">
            <text:p>0.2878</text:p>
          </table:table-cell>
        </table:table-row>
        <table:table-row table:style-name="ro2">
          <table:table-cell office:value-type="float" office:value="0.1">
            <text:p>0.1</text:p>
          </table:table-cell>
          <table:table-cell office:value-type="float" office:value="0.25099">
            <text:p>0.25099</text:p>
          </table:table-cell>
          <table:table-cell office:value-type="float" office:value="0.254762">
            <text:p>0.254762</text:p>
          </table:table-cell>
          <table:table-cell office:value-type="float" office:value="1.3047">
            <text:p>1.3047</text:p>
          </table:table-cell>
          <table:table-cell office:value-type="float" office:value="0.271454">
            <text:p>0.271454</text:p>
          </table:table-cell>
          <table:table-cell/>
          <table:table-cell office:value-type="float" office:value="0.1">
            <text:p>0.1</text:p>
          </table:table-cell>
          <table:table-cell office:value-type="float" office:value="0.254891">
            <text:p>0.254891</text:p>
          </table:table-cell>
          <table:table-cell office:value-type="float" office:value="0.237377">
            <text:p>0.237377</text:p>
          </table:table-cell>
          <table:table-cell office:value-type="float" office:value="1.3047">
            <text:p>1.3047</text:p>
          </table:table-cell>
          <table:table-cell office:value-type="float" office:value="0.343247">
            <text:p>0.343247</text:p>
          </table:table-cell>
          <table:table-cell/>
          <table:table-cell office:value-type="float" office:value="0.1">
            <text:p>0.1</text:p>
          </table:table-cell>
          <table:table-cell office:value-type="float" office:value="0.22866">
            <text:p>0.22866</text:p>
          </table:table-cell>
          <table:table-cell office:value-type="float" office:value="0.234691">
            <text:p>0.234691</text:p>
          </table:table-cell>
          <table:table-cell office:value-type="float" office:value="1.3047">
            <text:p>1.3047</text:p>
          </table:table-cell>
          <table:table-cell office:value-type="float" office:value="0.306423">
            <text:p>0.306423</text:p>
          </table:table-cell>
          <table:table-cell/>
          <table:table-cell office:value-type="float" office:value="0.1">
            <text:p>0.1</text:p>
          </table:table-cell>
          <table:table-cell office:value-type="float" office:value="0.234831">
            <text:p>0.234831</text:p>
          </table:table-cell>
          <table:table-cell office:value-type="float" office:value="0.243511">
            <text:p>0.243511</text:p>
          </table:table-cell>
          <table:table-cell/>
          <table:table-cell office:value-type="float" office:value="0.291084">
            <text:p>0.291084</text:p>
          </table:table-cell>
        </table:table-row>
        <table:table-row table:style-name="ro2">
          <table:table-cell office:value-type="float" office:value="0.125">
            <text:p>0.125</text:p>
          </table:table-cell>
          <table:table-cell office:value-type="float" office:value="0.240969">
            <text:p>0.240969</text:p>
          </table:table-cell>
          <table:table-cell office:value-type="float" office:value="0.242663">
            <text:p>0.242663</text:p>
          </table:table-cell>
          <table:table-cell office:value-type="float" office:value="1.606142">
            <text:p>1.606142</text:p>
          </table:table-cell>
          <table:table-cell office:value-type="float" office:value="0.443794">
            <text:p>0.443794</text:p>
          </table:table-cell>
          <table:table-cell/>
          <table:table-cell office:value-type="float" office:value="0.125">
            <text:p>0.125</text:p>
          </table:table-cell>
          <table:table-cell office:value-type="float" office:value="0.266231">
            <text:p>0.266231</text:p>
          </table:table-cell>
          <table:table-cell office:value-type="float" office:value="0.25091">
            <text:p>0.25091</text:p>
          </table:table-cell>
          <table:table-cell office:value-type="float" office:value="1.606142">
            <text:p>1.606142</text:p>
          </table:table-cell>
          <table:table-cell office:value-type="float" office:value="0.337877">
            <text:p>0.337877</text:p>
          </table:table-cell>
          <table:table-cell/>
          <table:table-cell office:value-type="float" office:value="0.125">
            <text:p>0.125</text:p>
          </table:table-cell>
          <table:table-cell office:value-type="float" office:value="0.231879">
            <text:p>0.231879</text:p>
          </table:table-cell>
          <table:table-cell office:value-type="float" office:value="0.239281">
            <text:p>0.239281</text:p>
          </table:table-cell>
          <table:table-cell office:value-type="float" office:value="1.606142">
            <text:p>1.606142</text:p>
          </table:table-cell>
          <table:table-cell office:value-type="float" office:value="0.297208">
            <text:p>0.297208</text:p>
          </table:table-cell>
          <table:table-cell/>
          <table:table-cell office:value-type="float" office:value="0.125">
            <text:p>0.125</text:p>
          </table:table-cell>
          <table:table-cell office:value-type="float" office:value="0.240809">
            <text:p>0.240809</text:p>
          </table:table-cell>
          <table:table-cell office:value-type="float" office:value="0.243">
            <text:p>0.243</text:p>
          </table:table-cell>
          <table:table-cell/>
          <table:table-cell office:value-type="float" office:value="0.285712">
            <text:p>0.285712</text:p>
          </table:table-cell>
        </table:table-row>
        <table:table-row table:style-name="ro2">
          <table:table-cell office:value-type="float" office:value="0.15">
            <text:p>0.15</text:p>
          </table:table-cell>
          <table:table-cell office:value-type="float" office:value="0.220445">
            <text:p>0.220445</text:p>
          </table:table-cell>
          <table:table-cell office:value-type="float" office:value="0.220671">
            <text:p>0.220671</text:p>
          </table:table-cell>
          <table:table-cell office:value-type="float" office:value="1.901711">
            <text:p>1.901711</text:p>
          </table:table-cell>
          <table:table-cell office:value-type="float" office:value="0.577035">
            <text:p>0.577035</text:p>
          </table:table-cell>
          <table:table-cell/>
          <table:table-cell office:value-type="float" office:value="0.15">
            <text:p>0.15</text:p>
          </table:table-cell>
          <table:table-cell office:value-type="float" office:value="0.271157">
            <text:p>0.271157</text:p>
          </table:table-cell>
          <table:table-cell office:value-type="float" office:value="0.259439">
            <text:p>0.259439</text:p>
          </table:table-cell>
          <table:table-cell office:value-type="float" office:value="1.901711">
            <text:p>1.901711</text:p>
          </table:table-cell>
          <table:table-cell office:value-type="float" office:value="0.306382">
            <text:p>0.306382</text:p>
          </table:table-cell>
          <table:table-cell/>
          <table:table-cell office:value-type="float" office:value="0.15">
            <text:p>0.15</text:p>
          </table:table-cell>
          <table:table-cell office:value-type="float" office:value="0.235492">
            <text:p>0.235492</text:p>
          </table:table-cell>
          <table:table-cell office:value-type="float" office:value="0.242027">
            <text:p>0.242027</text:p>
          </table:table-cell>
          <table:table-cell office:value-type="float" office:value="1.901711">
            <text:p>1.901711</text:p>
          </table:table-cell>
          <table:table-cell office:value-type="float" office:value="0.287994">
            <text:p>0.287994</text:p>
          </table:table-cell>
          <table:table-cell/>
          <table:table-cell office:value-type="float" office:value="0.15">
            <text:p>0.15</text:p>
          </table:table-cell>
          <table:table-cell office:value-type="float" office:value="0.244824">
            <text:p>0.244824</text:p>
          </table:table-cell>
          <table:table-cell office:value-type="float" office:value="0.241661">
            <text:p>0.241661</text:p>
          </table:table-cell>
          <table:table-cell/>
          <table:table-cell office:value-type="float" office:value="0.267258">
            <text:p>0.267258</text:p>
          </table:table-cell>
        </table:table-row>
        <table:table-row table:style-name="ro2">
          <table:table-cell office:value-type="float" office:value="0.175">
            <text:p>0.175</text:p>
          </table:table-cell>
          <table:table-cell office:value-type="float" office:value="0.202546">
            <text:p>0.202546</text:p>
          </table:table-cell>
          <table:table-cell office:value-type="float" office:value="0.201412">
            <text:p>0.201412</text:p>
          </table:table-cell>
          <table:table-cell office:value-type="float" office:value="2.212008">
            <text:p>2.212008</text:p>
          </table:table-cell>
          <table:table-cell office:value-type="float" office:value="0.562372">
            <text:p>0.562372</text:p>
          </table:table-cell>
          <table:table-cell/>
          <table:table-cell office:value-type="float" office:value="0.175">
            <text:p>0.175</text:p>
          </table:table-cell>
          <table:table-cell office:value-type="float" office:value="0.273032">
            <text:p>0.273032</text:p>
          </table:table-cell>
          <table:table-cell office:value-type="float" office:value="0.265123">
            <text:p>0.265123</text:p>
          </table:table-cell>
          <table:table-cell office:value-type="float" office:value="2.212008">
            <text:p>2.212008</text:p>
          </table:table-cell>
          <table:table-cell office:value-type="float" office:value="0.274907">
            <text:p>0.274907</text:p>
          </table:table-cell>
          <table:table-cell/>
          <table:table-cell office:value-type="float" office:value="0.175">
            <text:p>0.175</text:p>
          </table:table-cell>
          <table:table-cell office:value-type="float" office:value="0.240227">
            <text:p>0.240227</text:p>
          </table:table-cell>
          <table:table-cell office:value-type="float" office:value="0.244265">
            <text:p>0.244265</text:p>
          </table:table-cell>
          <table:table-cell office:value-type="float" office:value="2.212008">
            <text:p>2.212008</text:p>
          </table:table-cell>
          <table:table-cell office:value-type="float" office:value="0.265736">
            <text:p>0.265736</text:p>
          </table:table-cell>
          <table:table-cell/>
          <table:table-cell office:value-type="float" office:value="0.175">
            <text:p>0.175</text:p>
          </table:table-cell>
          <table:table-cell office:value-type="float" office:value="0.248498">
            <text:p>0.248498</text:p>
          </table:table-cell>
          <table:table-cell office:value-type="float" office:value="0.241249">
            <text:p>0.241249</text:p>
          </table:table-cell>
          <table:table-cell/>
          <table:table-cell office:value-type="float" office:value="0.266214">
            <text:p>0.266214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.190822">
            <text:p>0.190822</text:p>
          </table:table-cell>
          <table:table-cell office:value-type="float" office:value="0.188318">
            <text:p>0.188318</text:p>
          </table:table-cell>
          <table:table-cell office:value-type="float" office:value="2.5">
            <text:p>2.5</text:p>
          </table:table-cell>
          <table:table-cell office:value-type="float" office:value="0.408644">
            <text:p>0.408644</text:p>
          </table:table-cell>
          <table:table-cell/>
          <table:table-cell office:value-type="float" office:value="0.2">
            <text:p>0.2</text:p>
          </table:table-cell>
          <table:table-cell office:value-type="float" office:value="0.274051">
            <text:p>0.274051</text:p>
          </table:table-cell>
          <table:table-cell office:value-type="float" office:value="0.269648">
            <text:p>0.269648</text:p>
          </table:table-cell>
          <table:table-cell office:value-type="float" office:value="2.5">
            <text:p>2.5</text:p>
          </table:table-cell>
          <table:table-cell office:value-type="float" office:value="0.282598">
            <text:p>0.282598</text:p>
          </table:table-cell>
          <table:table-cell/>
          <table:table-cell office:value-type="float" office:value="0.2">
            <text:p>0.2</text:p>
          </table:table-cell>
          <table:table-cell office:value-type="float" office:value="0.244592">
            <text:p>0.244592</text:p>
          </table:table-cell>
          <table:table-cell office:value-type="float" office:value="0.246774">
            <text:p>0.246774</text:p>
          </table:table-cell>
          <table:table-cell office:value-type="float" office:value="2.5">
            <text:p>2.5</text:p>
          </table:table-cell>
          <table:table-cell office:value-type="float" office:value="0.265227">
            <text:p>0.265227</text:p>
          </table:table-cell>
          <table:table-cell/>
          <table:table-cell office:value-type="float" office:value="0.2">
            <text:p>0.2</text:p>
          </table:table-cell>
          <table:table-cell office:value-type="float" office:value="0.251849">
            <text:p>0.251849</text:p>
          </table:table-cell>
          <table:table-cell office:value-type="float" office:value="0.241448">
            <text:p>0.241448</text:p>
          </table:table-cell>
          <table:table-cell/>
          <table:table-cell office:value-type="float" office:value="0.243469">
            <text:p>0.243469</text:p>
          </table:table-cell>
        </table:table-row>
        <table:table-row table:style-name="ro2">
          <table:table-cell office:value-type="float" office:value="0.225">
            <text:p>0.225</text:p>
          </table:table-cell>
          <table:table-cell office:value-type="float" office:value="0.184485">
            <text:p>0.184485</text:p>
          </table:table-cell>
          <table:table-cell office:value-type="float" office:value="0.181094">
            <text:p>0.181094</text:p>
          </table:table-cell>
          <table:table-cell table:number-columns-repeated="3"/>
          <table:table-cell office:value-type="float" office:value="0.225">
            <text:p>0.225</text:p>
          </table:table-cell>
          <table:table-cell office:value-type="float" office:value="0.276331">
            <text:p>0.276331</text:p>
          </table:table-cell>
          <table:table-cell office:value-type="float" office:value="0.27362">
            <text:p>0.27362</text:p>
          </table:table-cell>
          <table:table-cell table:number-columns-repeated="3"/>
          <table:table-cell office:value-type="float" office:value="0.225">
            <text:p>0.225</text:p>
          </table:table-cell>
          <table:table-cell office:value-type="float" office:value="0.248248">
            <text:p>0.248248</text:p>
          </table:table-cell>
          <table:table-cell office:value-type="float" office:value="0.249735">
            <text:p>0.249735</text:p>
          </table:table-cell>
          <table:table-cell table:number-columns-repeated="3"/>
          <table:table-cell office:value-type="float" office:value="0.225">
            <text:p>0.225</text:p>
          </table:table-cell>
          <table:table-cell office:value-type="float" office:value="0.254702">
            <text:p>0.254702</text:p>
          </table:table-cell>
          <table:table-cell office:value-type="float" office:value="0.242148">
            <text:p>0.242148</text:p>
          </table:table-cell>
          <table:table-cell table:number-columns-repeated="2"/>
        </table:table-row>
        <table:table-row table:style-name="ro2">
          <table:table-cell office:value-type="float" office:value="0.25">
            <text:p>0.25</text:p>
            <draw:frame table:end-cell-address="Sheet1.D33" table:end-x="0.2945in" table:end-y="0.1366in" draw:z-index="0" draw:style-name="gr1" svg:width="2.1197in" svg:height="3.5343in" svg:x="0.8417in" svg:y="0.1472in">
              <draw:object draw:notify-on-update-of-ranges="Sheet1.B3:Sheet1.B103 Sheet1.A3:Sheet1.A103 Sheet1.C3:Sheet1.C103 Sheet1.A3:Sheet1.A103 Sheet1.E3:Sheet1.E11 Sheet1.D3:Sheet1.D11 Sheet1.E16:Sheet1.E64 Sheet1.D16:Sheet1.D6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0.18155">
            <text:p>0.18155</text:p>
          </table:table-cell>
          <table:table-cell office:value-type="float" office:value="0.177792">
            <text:p>0.177792</text:p>
          </table:table-cell>
          <table:table-cell table:number-columns-repeated="3"/>
          <table:table-cell office:value-type="float" office:value="0.25">
            <text:p>0.25</text:p>
          </table:table-cell>
          <table:table-cell office:value-type="float" office:value="0.280476">
            <text:p>0.280476</text:p>
          </table:table-cell>
          <table:table-cell office:value-type="float" office:value="0.277419">
            <text:p>0.277419</text:p>
          </table:table-cell>
          <table:table-cell table:number-columns-repeated="3"/>
          <table:table-cell office:value-type="float" office:value="0.25">
            <text:p>0.25</text:p>
          </table:table-cell>
          <table:table-cell office:value-type="float" office:value="0.251833">
            <text:p>0.251833</text:p>
          </table:table-cell>
          <table:table-cell office:value-type="float" office:value="0.253164">
            <text:p>0.253164</text:p>
          </table:table-cell>
          <table:table-cell table:number-columns-repeated="3"/>
          <table:table-cell office:value-type="float" office:value="0.25">
            <text:p>0.25</text:p>
          </table:table-cell>
          <table:table-cell office:value-type="float" office:value="0.256949">
            <text:p>0.256949</text:p>
          </table:table-cell>
          <table:table-cell office:value-type="float" office:value="0.243249">
            <text:p>0.243249</text:p>
          </table:table-cell>
          <table:table-cell table:number-columns-repeated="2"/>
        </table:table-row>
        <table:table-row table:style-name="ro2">
          <table:table-cell office:value-type="float" office:value="0.275">
            <text:p>0.275</text:p>
          </table:table-cell>
          <table:table-cell office:value-type="float" office:value="0.180372">
            <text:p>0.180372</text:p>
          </table:table-cell>
          <table:table-cell office:value-type="float" office:value="0.176415">
            <text:p>0.176415</text:p>
          </table:table-cell>
          <table:table-cell table:number-columns-repeated="3"/>
          <table:table-cell office:value-type="float" office:value="0.275">
            <text:p>0.275</text:p>
          </table:table-cell>
          <table:table-cell office:value-type="float" office:value="0.284027">
            <text:p>0.284027</text:p>
            <draw:frame table:end-cell-address="Sheet1.K34" table:end-x="0.028in" table:end-y="0.0886in" draw:z-index="1" draw:style-name="gr1" svg:width="2.1197in" svg:height="3.5343in" svg:x="0.5756in" svg:y="0.0992in">
              <draw:object draw:notify-on-update-of-ranges="Sheet1.H3:Sheet1.H103 Sheet1.A3:Sheet1.A103 Sheet1.I3:Sheet1.I103 Sheet1.A3:Sheet1.A103 Sheet1.K3:Sheet1.K11 Sheet1.D3:Sheet1.D11 Sheet1.K16:Sheet1.K70 Sheet1.J16:Sheet1.J7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0.281651">
            <text:p>0.281651</text:p>
          </table:table-cell>
          <table:table-cell table:number-columns-repeated="3"/>
          <table:table-cell office:value-type="float" office:value="0.275">
            <text:p>0.275</text:p>
          </table:table-cell>
          <table:table-cell office:value-type="float" office:value="0.255431">
            <text:p>0.255431</text:p>
          </table:table-cell>
          <table:table-cell office:value-type="float" office:value="0.257789">
            <text:p>0.257789</text:p>
          </table:table-cell>
          <table:table-cell table:number-columns-repeated="3"/>
          <table:table-cell office:value-type="float" office:value="0.275">
            <text:p>0.275</text:p>
          </table:table-cell>
          <table:table-cell office:value-type="float" office:value="0.259406">
            <text:p>0.259406</text:p>
          </table:table-cell>
          <table:table-cell office:value-type="float" office:value="0.24552">
            <text:p>0.24552</text:p>
          </table:table-cell>
          <table:table-cell table:number-columns-repeated="2"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180311">
            <text:p>0.180311</text:p>
          </table:table-cell>
          <table:table-cell office:value-type="float" office:value="0.176007">
            <text:p>0.176007</text:p>
          </table:table-cell>
          <table:table-cell office:value-type="string">
            <text:p>les x</text:p>
          </table:table-cell>
          <table:table-cell office:value-type="string">
            <text:p>les u rms</text:p>
          </table:table-cell>
          <table:table-cell/>
          <table:table-cell office:value-type="float" office:value="0.3">
            <text:p>0.3</text:p>
          </table:table-cell>
          <table:table-cell office:value-type="float" office:value="0.285152">
            <text:p>0.285152</text:p>
          </table:table-cell>
          <table:table-cell office:value-type="float" office:value="0.286056">
            <text:p>0.286056</text:p>
          </table:table-cell>
          <table:table-cell office:value-type="string">
            <text:p>les x</text:p>
          </table:table-cell>
          <table:table-cell office:value-type="string">
            <text:p>les u rms</text:p>
          </table:table-cell>
          <table:table-cell/>
          <table:table-cell office:value-type="float" office:value="0.3">
            <text:p>0.3</text:p>
          </table:table-cell>
          <table:table-cell office:value-type="float" office:value="0.259135">
            <text:p>0.259135</text:p>
          </table:table-cell>
          <table:table-cell office:value-type="float" office:value="0.263074">
            <text:p>0.263074</text:p>
          </table:table-cell>
          <table:table-cell office:value-type="string">
            <text:p>les x</text:p>
          </table:table-cell>
          <table:table-cell office:value-type="string">
            <text:p>les u rms</text:p>
          </table:table-cell>
          <table:table-cell/>
          <table:table-cell office:value-type="float" office:value="0.3">
            <text:p>0.3</text:p>
          </table:table-cell>
          <table:table-cell office:value-type="float" office:value="0.262719">
            <text:p>0.262719</text:p>
          </table:table-cell>
          <table:table-cell office:value-type="float" office:value="0.248648">
            <text:p>0.248648</text:p>
          </table:table-cell>
          <table:table-cell office:value-type="string">
            <text:p>les x</text:p>
          </table:table-cell>
          <table:table-cell office:value-type="string">
            <text:p>les u rms</text:p>
          </table:table-cell>
        </table:table-row>
        <table:table-row table:style-name="ro2">
          <table:table-cell office:value-type="float" office:value="0.325">
            <text:p>0.325</text:p>
          </table:table-cell>
          <table:table-cell office:value-type="float" office:value="0.181001">
            <text:p>0.181001</text:p>
          </table:table-cell>
          <table:table-cell office:value-type="float" office:value="0.176477">
            <text:p>0.176477</text:p>
          </table:table-cell>
          <table:table-cell office:value-type="float" office:value="0.0175200000000002">
            <text:p>0.0175200000000002</text:p>
          </table:table-cell>
          <table:table-cell office:value-type="float" office:value="0.108604">
            <text:p>0.108604</text:p>
          </table:table-cell>
          <table:table-cell/>
          <table:table-cell office:value-type="float" office:value="0.325">
            <text:p>0.325</text:p>
          </table:table-cell>
          <table:table-cell office:value-type="float" office:value="0.286338">
            <text:p>0.286338</text:p>
          </table:table-cell>
          <table:table-cell office:value-type="float" office:value="0.291049">
            <text:p>0.291049</text:p>
          </table:table-cell>
          <table:table-cell office:value-type="float" office:value="0.0118900000000002">
            <text:p>0.0118900000000002</text:p>
          </table:table-cell>
          <table:table-cell office:value-type="float" office:value="0.091263">
            <text:p>0.091263</text:p>
          </table:table-cell>
          <table:table-cell/>
          <table:table-cell office:value-type="float" office:value="0.325">
            <text:p>0.325</text:p>
          </table:table-cell>
          <table:table-cell office:value-type="float" office:value="0.263034">
            <text:p>0.263034</text:p>
          </table:table-cell>
          <table:table-cell office:value-type="float" office:value="0.267599">
            <text:p>0.267599</text:p>
          </table:table-cell>
          <table:table-cell office:value-type="float" office:value="0.01085">
            <text:p>0.01085</text:p>
          </table:table-cell>
          <table:table-cell office:value-type="float" office:value="0.0956333">
            <text:p>0.0956333</text:p>
          </table:table-cell>
          <table:table-cell/>
          <table:table-cell office:value-type="float" office:value="0.325">
            <text:p>0.325</text:p>
          </table:table-cell>
          <table:table-cell office:value-type="float" office:value="0.266943">
            <text:p>0.266943</text:p>
          </table:table-cell>
          <table:table-cell office:value-type="float" office:value="0.251675">
            <text:p>0.251675</text:p>
          </table:table-cell>
          <table:table-cell office:value-type="float" office:value="0.00668999999999986">
            <text:p>0.00668999999999986</text:p>
          </table:table-cell>
          <table:table-cell office:value-type="float" office:value="0.11302">
            <text:p>0.11302</text:p>
          </table:table-cell>
        </table:table-row>
        <table:table-row table:style-name="ro2">
          <table:table-cell office:value-type="float" office:value="0.35">
            <text:p>0.35</text:p>
          </table:table-cell>
          <table:table-cell office:value-type="float" office:value="0.181773">
            <text:p>0.181773</text:p>
          </table:table-cell>
          <table:table-cell office:value-type="float" office:value="0.177039">
            <text:p>0.177039</text:p>
          </table:table-cell>
          <table:table-cell office:value-type="float" office:value="0.0288900000000001">
            <text:p>0.0288900000000001</text:p>
          </table:table-cell>
          <table:table-cell office:value-type="float" office:value="0.152023">
            <text:p>0.152023</text:p>
          </table:table-cell>
          <table:table-cell/>
          <table:table-cell office:value-type="float" office:value="0.35">
            <text:p>0.35</text:p>
          </table:table-cell>
          <table:table-cell office:value-type="float" office:value="0.289084">
            <text:p>0.289084</text:p>
          </table:table-cell>
          <table:table-cell office:value-type="float" office:value="0.296283">
            <text:p>0.296283</text:p>
          </table:table-cell>
          <table:table-cell office:value-type="float" office:value="0.0236299999999998">
            <text:p>0.0236299999999998</text:p>
          </table:table-cell>
          <table:table-cell office:value-type="float" office:value="0.169483">
            <text:p>0.169483</text:p>
          </table:table-cell>
          <table:table-cell/>
          <table:table-cell office:value-type="float" office:value="0.35">
            <text:p>0.35</text:p>
          </table:table-cell>
          <table:table-cell office:value-type="float" office:value="0.267573">
            <text:p>0.267573</text:p>
          </table:table-cell>
          <table:table-cell office:value-type="float" office:value="0.271046">
            <text:p>0.271046</text:p>
          </table:table-cell>
          <table:table-cell office:value-type="float" office:value="0.02169">
            <text:p>0.02169</text:p>
          </table:table-cell>
          <table:table-cell office:value-type="float" office:value="0.147788">
            <text:p>0.147788</text:p>
          </table:table-cell>
          <table:table-cell/>
          <table:table-cell office:value-type="float" office:value="0.35">
            <text:p>0.35</text:p>
          </table:table-cell>
          <table:table-cell office:value-type="float" office:value="0.271587">
            <text:p>0.271587</text:p>
          </table:table-cell>
          <table:table-cell office:value-type="float" office:value="0.253743">
            <text:p>0.253743</text:p>
          </table:table-cell>
          <table:table-cell office:value-type="float" office:value="0.01823">
            <text:p>0.01823</text:p>
          </table:table-cell>
          <table:table-cell office:value-type="float" office:value="0.169502">
            <text:p>0.169502</text:p>
          </table:table-cell>
        </table:table-row>
        <table:table-row table:style-name="ro2">
          <table:table-cell office:value-type="float" office:value="0.375">
            <text:p>0.375</text:p>
          </table:table-cell>
          <table:table-cell office:value-type="float" office:value="0.182665">
            <text:p>0.182665</text:p>
          </table:table-cell>
          <table:table-cell office:value-type="float" office:value="0.177587">
            <text:p>0.177587</text:p>
          </table:table-cell>
          <table:table-cell office:value-type="float" office:value="0.0456500000000002">
            <text:p>0.0456500000000002</text:p>
          </table:table-cell>
          <table:table-cell office:value-type="float" office:value="0.191066">
            <text:p>0.191066</text:p>
          </table:table-cell>
          <table:table-cell/>
          <table:table-cell office:value-type="float" office:value="0.375">
            <text:p>0.375</text:p>
          </table:table-cell>
          <table:table-cell office:value-type="float" office:value="0.293284">
            <text:p>0.293284</text:p>
          </table:table-cell>
          <table:table-cell office:value-type="float" office:value="0.301099">
            <text:p>0.301099</text:p>
          </table:table-cell>
          <table:table-cell office:value-type="float" office:value="0.0350000000000001">
            <text:p>0.0350000000000001</text:p>
          </table:table-cell>
          <table:table-cell office:value-type="float" office:value="0.212922">
            <text:p>0.212922</text:p>
          </table:table-cell>
          <table:table-cell/>
          <table:table-cell office:value-type="float" office:value="0.375">
            <text:p>0.375</text:p>
          </table:table-cell>
          <table:table-cell office:value-type="float" office:value="0.272315">
            <text:p>0.272315</text:p>
          </table:table-cell>
          <table:table-cell office:value-type="float" office:value="0.274106">
            <text:p>0.274106</text:p>
            <draw:frame table:end-cell-address="Sheet1.Q38" table:end-x="0.3417in" table:end-y="0.1579in" draw:z-index="2" draw:style-name="gr1" svg:width="2.1197in" svg:height="3.5343in" svg:x="0.0004in" svg:y="0.1661in">
              <draw:object draw:notify-on-update-of-ranges="Sheet1.N3:Sheet1.N103 Sheet1.A3:Sheet1.A103 Sheet1.O3:Sheet1.O103 Sheet1.A3:Sheet1.A103 Sheet1.Q3:Sheet1.Q11 Sheet1.D3:Sheet1.D11 Sheet1.Q16:Sheet1.Q60 Sheet1.P16:Sheet1.P6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office:value-type="float" office:value="0.03254">
            <text:p>0.03254</text:p>
          </table:table-cell>
          <table:table-cell office:value-type="float" office:value="0.191248">
            <text:p>0.191248</text:p>
          </table:table-cell>
          <table:table-cell/>
          <table:table-cell office:value-type="float" office:value="0.375">
            <text:p>0.375</text:p>
          </table:table-cell>
          <table:table-cell office:value-type="float" office:value="0.275742">
            <text:p>0.275742</text:p>
          </table:table-cell>
          <table:table-cell office:value-type="float" office:value="0.255076">
            <text:p>0.255076</text:p>
          </table:table-cell>
          <table:table-cell office:value-type="float" office:value="0.02962">
            <text:p>0.02962</text:p>
          </table:table-cell>
          <table:table-cell office:value-type="float" office:value="0.21294">
            <text:p>0.21294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.184207">
            <text:p>0.184207</text:p>
          </table:table-cell>
          <table:table-cell office:value-type="float" office:value="0.178473">
            <text:p>0.178473</text:p>
          </table:table-cell>
          <table:table-cell office:value-type="float" office:value="0.11641">
            <text:p>0.11641</text:p>
          </table:table-cell>
          <table:table-cell office:value-type="float" office:value="0.186349">
            <text:p>0.186349</text:p>
          </table:table-cell>
          <table:table-cell/>
          <table:table-cell office:value-type="float" office:value="0.4">
            <text:p>0.4</text:p>
          </table:table-cell>
          <table:table-cell office:value-type="float" office:value="0.298984">
            <text:p>0.298984</text:p>
          </table:table-cell>
          <table:table-cell office:value-type="float" office:value="0.305988">
            <text:p>0.305988</text:p>
          </table:table-cell>
          <table:table-cell office:value-type="float" office:value="0.0733100000000002">
            <text:p>0.0733100000000002</text:p>
          </table:table-cell>
          <table:table-cell office:value-type="float" office:value="0.23018">
            <text:p>0.23018</text:p>
          </table:table-cell>
          <table:table-cell/>
          <table:table-cell office:value-type="float" office:value="0.4">
            <text:p>0.4</text:p>
          </table:table-cell>
          <table:table-cell office:value-type="float" office:value="0.27716">
            <text:p>0.27716</text:p>
          </table:table-cell>
          <table:table-cell office:value-type="float" office:value="0.277359">
            <text:p>0.277359</text:p>
          </table:table-cell>
          <table:table-cell office:value-type="float" office:value="0.06508">
            <text:p>0.06508</text:p>
          </table:table-cell>
          <table:table-cell office:value-type="float" office:value="0.234669">
            <text:p>0.234669</text:p>
          </table:table-cell>
          <table:table-cell/>
          <table:table-cell office:value-type="float" office:value="0.4">
            <text:p>0.4</text:p>
          </table:table-cell>
          <table:table-cell office:value-type="float" office:value="0.279182">
            <text:p>0.279182</text:p>
          </table:table-cell>
          <table:table-cell office:value-type="float" office:value="0.256738">
            <text:p>0.256738</text:p>
          </table:table-cell>
          <table:table-cell office:value-type="float" office:value="0.0462799999999999">
            <text:p>0.0462799999999999</text:p>
          </table:table-cell>
          <table:table-cell office:value-type="float" office:value="0.238969">
            <text:p>0.238969</text:p>
          </table:table-cell>
        </table:table-row>
        <table:table-row table:style-name="ro2">
          <table:table-cell office:value-type="float" office:value="0.425">
            <text:p>0.425</text:p>
          </table:table-cell>
          <table:table-cell office:value-type="float" office:value="0.185911">
            <text:p>0.185911</text:p>
          </table:table-cell>
          <table:table-cell office:value-type="float" office:value="0.179398">
            <text:p>0.179398</text:p>
          </table:table-cell>
          <table:table-cell office:value-type="float" office:value="0.16524">
            <text:p>0.16524</text:p>
          </table:table-cell>
          <table:table-cell office:value-type="float" office:value="0.168703">
            <text:p>0.168703</text:p>
          </table:table-cell>
          <table:table-cell/>
          <table:table-cell office:value-type="float" office:value="0.425">
            <text:p>0.425</text:p>
          </table:table-cell>
          <table:table-cell office:value-type="float" office:value="0.305604">
            <text:p>0.305604</text:p>
          </table:table-cell>
          <table:table-cell office:value-type="float" office:value="0.311268">
            <text:p>0.311268</text:p>
          </table:table-cell>
          <table:table-cell office:value-type="float" office:value="0.10609">
            <text:p>0.10609</text:p>
          </table:table-cell>
          <table:table-cell office:value-type="float" office:value="0.238761">
            <text:p>0.238761</text:p>
          </table:table-cell>
          <table:table-cell/>
          <table:table-cell office:value-type="float" office:value="0.425">
            <text:p>0.425</text:p>
          </table:table-cell>
          <table:table-cell office:value-type="float" office:value="0.282658">
            <text:p>0.282658</text:p>
          </table:table-cell>
          <table:table-cell office:value-type="float" office:value="0.280886">
            <text:p>0.280886</text:p>
          </table:table-cell>
          <table:table-cell office:value-type="float" office:value="0.11931">
            <text:p>0.11931</text:p>
          </table:table-cell>
          <table:table-cell office:value-type="float" office:value="0.238923">
            <text:p>0.238923</text:p>
          </table:table-cell>
          <table:table-cell/>
          <table:table-cell office:value-type="float" office:value="0.425">
            <text:p>0.425</text:p>
          </table:table-cell>
          <table:table-cell office:value-type="float" office:value="0.28243">
            <text:p>0.28243</text:p>
          </table:table-cell>
          <table:table-cell office:value-type="float" office:value="0.258693">
            <text:p>0.258693</text:p>
          </table:table-cell>
          <table:table-cell office:value-type="float" office:value="0.0899899999999998">
            <text:p>0.0899899999999998</text:p>
          </table:table-cell>
          <table:table-cell office:value-type="float" office:value="0.243165">
            <text:p>0.243165</text:p>
          </table:table-cell>
        </table:table-row>
        <table:table-row table:style-name="ro2">
          <table:table-cell office:value-type="float" office:value="0.45">
            <text:p>0.45</text:p>
          </table:table-cell>
          <table:table-cell office:value-type="float" office:value="0.187294">
            <text:p>0.187294</text:p>
          </table:table-cell>
          <table:table-cell office:value-type="float" office:value="0.179898">
            <text:p>0.179898</text:p>
          </table:table-cell>
          <table:table-cell office:value-type="float" office:value="0.21416">
            <text:p>0.21416</text:p>
          </table:table-cell>
          <table:table-cell office:value-type="float" office:value="0.159752">
            <text:p>0.159752</text:p>
          </table:table-cell>
          <table:table-cell/>
          <table:table-cell office:value-type="float" office:value="0.45">
            <text:p>0.45</text:p>
          </table:table-cell>
          <table:table-cell office:value-type="float" office:value="0.312231">
            <text:p>0.312231</text:p>
          </table:table-cell>
          <table:table-cell office:value-type="float" office:value="0.316396">
            <text:p>0.316396</text:p>
          </table:table-cell>
          <table:table-cell office:value-type="float" office:value="0.16581">
            <text:p>0.16581</text:p>
          </table:table-cell>
          <table:table-cell office:value-type="float" office:value="0.221162">
            <text:p>0.221162</text:p>
          </table:table-cell>
          <table:table-cell/>
          <table:table-cell office:value-type="float" office:value="0.45">
            <text:p>0.45</text:p>
          </table:table-cell>
          <table:table-cell office:value-type="float" office:value="0.2885">
            <text:p>0.2885</text:p>
          </table:table-cell>
          <table:table-cell office:value-type="float" office:value="0.28516">
            <text:p>0.28516</text:p>
          </table:table-cell>
          <table:table-cell office:value-type="float" office:value="0.17354">
            <text:p>0.17354</text:p>
          </table:table-cell>
          <table:table-cell office:value-type="float" office:value="0.243176">
            <text:p>0.243176</text:p>
          </table:table-cell>
          <table:table-cell/>
          <table:table-cell office:value-type="float" office:value="0.45">
            <text:p>0.45</text:p>
          </table:table-cell>
          <table:table-cell office:value-type="float" office:value="0.286122">
            <text:p>0.286122</text:p>
          </table:table-cell>
          <table:table-cell office:value-type="float" office:value="0.260012">
            <text:p>0.260012</text:p>
            <draw:frame table:end-cell-address="Sheet1.W41" table:end-x="0.3417in" table:end-y="0.1575in" draw:z-index="3" draw:style-name="gr1" svg:width="2.1197in" svg:height="3.5343in" svg:x="0in" svg:y="0.1654in">
              <draw:object draw:notify-on-update-of-ranges="Sheet1.T3:Sheet1.T103 Sheet1.A3:Sheet1.A103 Sheet1.U3:Sheet1.U103 Sheet1.A3:Sheet1.A103 Sheet1.W3:Sheet1.W11 Sheet1.D3:Sheet1.D11 Sheet1.W16:Sheet1.W59 Sheet1.V16:Sheet1.V5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office:value-type="float" office:value="0.13385">
            <text:p>0.13385</text:p>
          </table:table-cell>
          <table:table-cell office:value-type="float" office:value="0.260404">
            <text:p>0.260404</text:p>
          </table:table-cell>
        </table:table-row>
        <table:table-row table:style-name="ro2">
          <table:table-cell office:value-type="float" office:value="0.475">
            <text:p>0.475</text:p>
          </table:table-cell>
          <table:table-cell office:value-type="float" office:value="0.189163">
            <text:p>0.189163</text:p>
          </table:table-cell>
          <table:table-cell office:value-type="float" office:value="0.180519">
            <text:p>0.180519</text:p>
          </table:table-cell>
          <table:table-cell office:value-type="float" office:value="0.29585">
            <text:p>0.29585</text:p>
          </table:table-cell>
          <table:table-cell office:value-type="float" office:value="0.159326">
            <text:p>0.159326</text:p>
          </table:table-cell>
          <table:table-cell/>
          <table:table-cell office:value-type="float" office:value="0.475">
            <text:p>0.475</text:p>
          </table:table-cell>
          <table:table-cell office:value-type="float" office:value="0.317899">
            <text:p>0.317899</text:p>
          </table:table-cell>
          <table:table-cell office:value-type="float" office:value="0.321185">
            <text:p>0.321185</text:p>
          </table:table-cell>
          <table:table-cell office:value-type="float" office:value="0.21459">
            <text:p>0.21459</text:p>
          </table:table-cell>
          <table:table-cell office:value-type="float" office:value="0.199254">
            <text:p>0.199254</text:p>
          </table:table-cell>
          <table:table-cell/>
          <table:table-cell office:value-type="float" office:value="0.475">
            <text:p>0.475</text:p>
          </table:table-cell>
          <table:table-cell office:value-type="float" office:value="0.293235">
            <text:p>0.293235</text:p>
          </table:table-cell>
          <table:table-cell office:value-type="float" office:value="0.289497">
            <text:p>0.289497</text:p>
          </table:table-cell>
          <table:table-cell office:value-type="float" office:value="0.22777">
            <text:p>0.22777</text:p>
          </table:table-cell>
          <table:table-cell office:value-type="float" office:value="0.251778">
            <text:p>0.251778</text:p>
          </table:table-cell>
          <table:table-cell/>
          <table:table-cell office:value-type="float" office:value="0.475">
            <text:p>0.475</text:p>
          </table:table-cell>
          <table:table-cell office:value-type="float" office:value="0.289984">
            <text:p>0.289984</text:p>
          </table:table-cell>
          <table:table-cell office:value-type="float" office:value="0.26079">
            <text:p>0.26079</text:p>
          </table:table-cell>
          <table:table-cell office:value-type="float" office:value="0.18853">
            <text:p>0.18853</text:p>
          </table:table-cell>
          <table:table-cell office:value-type="float" office:value="0.268909">
            <text:p>0.268909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.191561">
            <text:p>0.191561</text:p>
          </table:table-cell>
          <table:table-cell office:value-type="float" office:value="0.181444">
            <text:p>0.181444</text:p>
          </table:table-cell>
          <table:table-cell office:value-type="float" office:value="0.35576">
            <text:p>0.35576</text:p>
          </table:table-cell>
          <table:table-cell office:value-type="float" office:value="0.159013">
            <text:p>0.159013</text:p>
          </table:table-cell>
          <table:table-cell/>
          <table:table-cell office:value-type="float" office:value="0.5">
            <text:p>0.5</text:p>
          </table:table-cell>
          <table:table-cell office:value-type="float" office:value="0.322247">
            <text:p>0.322247</text:p>
          </table:table-cell>
          <table:table-cell office:value-type="float" office:value="0.325461">
            <text:p>0.325461</text:p>
          </table:table-cell>
          <table:table-cell office:value-type="float" office:value="0.25816">
            <text:p>0.25816</text:p>
          </table:table-cell>
          <table:table-cell office:value-type="float" office:value="0.199102">
            <text:p>0.199102</text:p>
          </table:table-cell>
          <table:table-cell/>
          <table:table-cell office:value-type="float" office:value="0.5">
            <text:p>0.5</text:p>
          </table:table-cell>
          <table:table-cell office:value-type="float" office:value="0.297398">
            <text:p>0.297398</text:p>
          </table:table-cell>
          <table:table-cell office:value-type="float" office:value="0.293578">
            <text:p>0.293578</text:p>
          </table:table-cell>
          <table:table-cell office:value-type="float" office:value="0.282">
            <text:p>0.282</text:p>
          </table:table-cell>
          <table:table-cell office:value-type="float" office:value="0.256031">
            <text:p>0.256031</text:p>
          </table:table-cell>
          <table:table-cell/>
          <table:table-cell office:value-type="float" office:value="0.5">
            <text:p>0.5</text:p>
          </table:table-cell>
          <table:table-cell office:value-type="float" office:value="0.294314">
            <text:p>0.294314</text:p>
          </table:table-cell>
          <table:table-cell office:value-type="float" office:value="0.262077">
            <text:p>0.262077</text:p>
          </table:table-cell>
          <table:table-cell office:value-type="float" office:value="0.24316">
            <text:p>0.24316</text:p>
          </table:table-cell>
          <table:table-cell office:value-type="float" office:value="0.273067">
            <text:p>0.273067</text:p>
          </table:table-cell>
        </table:table-row>
        <table:table-row table:style-name="ro2">
          <table:table-cell office:value-type="float" office:value="0.525">
            <text:p>0.525</text:p>
          </table:table-cell>
          <table:table-cell office:value-type="float" office:value="0.193483">
            <text:p>0.193483</text:p>
          </table:table-cell>
          <table:table-cell office:value-type="float" office:value="0.182068">
            <text:p>0.182068</text:p>
          </table:table-cell>
          <table:table-cell office:value-type="float" office:value="0.42121">
            <text:p>0.42121</text:p>
          </table:table-cell>
          <table:table-cell office:value-type="float" office:value="0.167368">
            <text:p>0.167368</text:p>
          </table:table-cell>
          <table:table-cell/>
          <table:table-cell office:value-type="float" office:value="0.525">
            <text:p>0.525</text:p>
          </table:table-cell>
          <table:table-cell office:value-type="float" office:value="0.325689">
            <text:p>0.325689</text:p>
          </table:table-cell>
          <table:table-cell office:value-type="float" office:value="0.329407">
            <text:p>0.329407</text:p>
          </table:table-cell>
          <table:table-cell office:value-type="float" office:value="0.30202">
            <text:p>0.30202</text:p>
          </table:table-cell>
          <table:table-cell office:value-type="float" office:value="0.225036">
            <text:p>0.225036</text:p>
          </table:table-cell>
          <table:table-cell/>
          <table:table-cell office:value-type="float" office:value="0.525">
            <text:p>0.525</text:p>
          </table:table-cell>
          <table:table-cell office:value-type="float" office:value="0.30239">
            <text:p>0.30239</text:p>
          </table:table-cell>
          <table:table-cell office:value-type="float" office:value="0.297287">
            <text:p>0.297287</text:p>
          </table:table-cell>
          <table:table-cell office:value-type="float" office:value="0.3308">
            <text:p>0.3308</text:p>
          </table:table-cell>
          <table:table-cell office:value-type="float" office:value="0.26899">
            <text:p>0.26899</text:p>
          </table:table-cell>
          <table:table-cell/>
          <table:table-cell office:value-type="float" office:value="0.525">
            <text:p>0.525</text:p>
          </table:table-cell>
          <table:table-cell office:value-type="float" office:value="0.298235">
            <text:p>0.298235</text:p>
          </table:table-cell>
          <table:table-cell office:value-type="float" office:value="0.264073">
            <text:p>0.264073</text:p>
          </table:table-cell>
          <table:table-cell office:value-type="float" office:value="0.29783">
            <text:p>0.29783</text:p>
          </table:table-cell>
          <table:table-cell office:value-type="float" office:value="0.281573">
            <text:p>0.281573</text:p>
          </table:table-cell>
        </table:table-row>
        <table:table-row table:style-name="ro2">
          <table:table-cell office:value-type="float" office:value="0.55">
            <text:p>0.55</text:p>
          </table:table-cell>
          <table:table-cell office:value-type="float" office:value="0.195611">
            <text:p>0.195611</text:p>
          </table:table-cell>
          <table:table-cell office:value-type="float" office:value="0.182865">
            <text:p>0.182865</text:p>
          </table:table-cell>
          <table:table-cell office:value-type="float" office:value="0.47572">
            <text:p>0.47572</text:p>
          </table:table-cell>
          <table:table-cell office:value-type="float" office:value="0.171431">
            <text:p>0.171431</text:p>
          </table:table-cell>
          <table:table-cell/>
          <table:table-cell office:value-type="float" office:value="0.55">
            <text:p>0.55</text:p>
          </table:table-cell>
          <table:table-cell office:value-type="float" office:value="0.328217">
            <text:p>0.328217</text:p>
          </table:table-cell>
          <table:table-cell office:value-type="float" office:value="0.332949">
            <text:p>0.332949</text:p>
          </table:table-cell>
          <table:table-cell office:value-type="float" office:value="0.33503">
            <text:p>0.33503</text:p>
          </table:table-cell>
          <table:table-cell office:value-type="float" office:value="0.255356">
            <text:p>0.255356</text:p>
          </table:table-cell>
          <table:table-cell/>
          <table:table-cell office:value-type="float" office:value="0.55">
            <text:p>0.55</text:p>
          </table:table-cell>
          <table:table-cell office:value-type="float" office:value="0.30761">
            <text:p>0.30761</text:p>
          </table:table-cell>
          <table:table-cell office:value-type="float" office:value="0.300262">
            <text:p>0.300262</text:p>
          </table:table-cell>
          <table:table-cell office:value-type="float" office:value="0.39046">
            <text:p>0.39046</text:p>
          </table:table-cell>
          <table:table-cell office:value-type="float" office:value="0.277582">
            <text:p>0.277582</text:p>
          </table:table-cell>
          <table:table-cell/>
          <table:table-cell office:value-type="float" office:value="0.55">
            <text:p>0.55</text:p>
          </table:table-cell>
          <table:table-cell office:value-type="float" office:value="0.301188">
            <text:p>0.301188</text:p>
          </table:table-cell>
          <table:table-cell office:value-type="float" office:value="0.266106">
            <text:p>0.266106</text:p>
          </table:table-cell>
          <table:table-cell office:value-type="float" office:value="0.35251">
            <text:p>0.35251</text:p>
          </table:table-cell>
          <table:table-cell office:value-type="float" office:value="0.290078">
            <text:p>0.290078</text:p>
          </table:table-cell>
        </table:table-row>
        <table:table-row table:style-name="ro2">
          <table:table-cell office:value-type="float" office:value="0.575">
            <text:p>0.575</text:p>
          </table:table-cell>
          <table:table-cell office:value-type="float" office:value="0.198685">
            <text:p>0.198685</text:p>
          </table:table-cell>
          <table:table-cell office:value-type="float" office:value="0.184382">
            <text:p>0.184382</text:p>
          </table:table-cell>
          <table:table-cell office:value-type="float" office:value="0.53028">
            <text:p>0.53028</text:p>
          </table:table-cell>
          <table:table-cell office:value-type="float" office:value="0.179842">
            <text:p>0.179842</text:p>
          </table:table-cell>
          <table:table-cell/>
          <table:table-cell office:value-type="float" office:value="0.575">
            <text:p>0.575</text:p>
          </table:table-cell>
          <table:table-cell office:value-type="float" office:value="0.33035">
            <text:p>0.33035</text:p>
          </table:table-cell>
          <table:table-cell office:value-type="float" office:value="0.335897">
            <text:p>0.335897</text:p>
          </table:table-cell>
          <table:table-cell office:value-type="float" office:value="0.39522">
            <text:p>0.39522</text:p>
          </table:table-cell>
          <table:table-cell office:value-type="float" office:value="0.281234">
            <text:p>0.281234</text:p>
          </table:table-cell>
          <table:table-cell/>
          <table:table-cell office:value-type="float" office:value="0.575">
            <text:p>0.575</text:p>
          </table:table-cell>
          <table:table-cell office:value-type="float" office:value="0.312538">
            <text:p>0.312538</text:p>
          </table:table-cell>
          <table:table-cell office:value-type="float" office:value="0.303043">
            <text:p>0.303043</text:p>
          </table:table-cell>
          <table:table-cell office:value-type="float" office:value="0.42299">
            <text:p>0.42299</text:p>
          </table:table-cell>
          <table:table-cell office:value-type="float" office:value="0.30796">
            <text:p>0.30796</text:p>
          </table:table-cell>
          <table:table-cell/>
          <table:table-cell office:value-type="float" office:value="0.575">
            <text:p>0.575</text:p>
          </table:table-cell>
          <table:table-cell office:value-type="float" office:value="0.303929">
            <text:p>0.303929</text:p>
          </table:table-cell>
          <table:table-cell office:value-type="float" office:value="0.268077">
            <text:p>0.268077</text:p>
          </table:table-cell>
          <table:table-cell office:value-type="float" office:value="0.40173">
            <text:p>0.40173</text:p>
          </table:table-cell>
          <table:table-cell office:value-type="float" office:value="0.298603">
            <text:p>0.298603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.201136">
            <text:p>0.201136</text:p>
          </table:table-cell>
          <table:table-cell office:value-type="float" office:value="0.185521">
            <text:p>0.185521</text:p>
          </table:table-cell>
          <table:table-cell office:value-type="float" office:value="0.58479">
            <text:p>0.58479</text:p>
          </table:table-cell>
          <table:table-cell office:value-type="float" office:value="0.183905">
            <text:p>0.183905</text:p>
          </table:table-cell>
          <table:table-cell/>
          <table:table-cell office:value-type="float" office:value="0.6">
            <text:p>0.6</text:p>
          </table:table-cell>
          <table:table-cell office:value-type="float" office:value="0.332685">
            <text:p>0.332685</text:p>
          </table:table-cell>
          <table:table-cell office:value-type="float" office:value="0.338904">
            <text:p>0.338904</text:p>
          </table:table-cell>
          <table:table-cell office:value-type="float" office:value="0.39522">
            <text:p>0.39522</text:p>
          </table:table-cell>
          <table:table-cell office:value-type="float" office:value="0.281234">
            <text:p>0.281234</text:p>
          </table:table-cell>
          <table:table-cell/>
          <table:table-cell office:value-type="float" office:value="0.6">
            <text:p>0.6</text:p>
          </table:table-cell>
          <table:table-cell office:value-type="float" office:value="0.318058">
            <text:p>0.318058</text:p>
          </table:table-cell>
          <table:table-cell office:value-type="float" office:value="0.305977">
            <text:p>0.305977</text:p>
          </table:table-cell>
          <table:table-cell office:value-type="float" office:value="0.4718">
            <text:p>0.4718</text:p>
          </table:table-cell>
          <table:table-cell office:value-type="float" office:value="0.329614">
            <text:p>0.329614</text:p>
          </table:table-cell>
          <table:table-cell/>
          <table:table-cell office:value-type="float" office:value="0.6">
            <text:p>0.6</text:p>
          </table:table-cell>
          <table:table-cell office:value-type="float" office:value="0.306906">
            <text:p>0.306906</text:p>
          </table:table-cell>
          <table:table-cell office:value-type="float" office:value="0.270145">
            <text:p>0.270145</text:p>
          </table:table-cell>
          <table:table-cell office:value-type="float" office:value="0.45646">
            <text:p>0.45646</text:p>
          </table:table-cell>
          <table:table-cell office:value-type="float" office:value="0.311456">
            <text:p>0.311456</text:p>
          </table:table-cell>
        </table:table-row>
        <table:table-row table:style-name="ro2">
          <table:table-cell office:value-type="float" office:value="0.625">
            <text:p>0.625</text:p>
          </table:table-cell>
          <table:table-cell office:value-type="float" office:value="0.203105">
            <text:p>0.203105</text:p>
          </table:table-cell>
          <table:table-cell office:value-type="float" office:value="0.186362">
            <text:p>0.186362</text:p>
          </table:table-cell>
          <table:table-cell office:value-type="float" office:value="0.6393">
            <text:p>0.6393</text:p>
          </table:table-cell>
          <table:table-cell office:value-type="float" office:value="0.187969">
            <text:p>0.187969</text:p>
          </table:table-cell>
          <table:table-cell/>
          <table:table-cell office:value-type="float" office:value="0.625">
            <text:p>0.625</text:p>
          </table:table-cell>
          <table:table-cell office:value-type="float" office:value="0.335051">
            <text:p>0.335051</text:p>
          </table:table-cell>
          <table:table-cell office:value-type="float" office:value="0.341658">
            <text:p>0.341658</text:p>
          </table:table-cell>
          <table:table-cell office:value-type="float" office:value="0.3956">
            <text:p>0.3956</text:p>
          </table:table-cell>
          <table:table-cell office:value-type="float" office:value="0.316015">
            <text:p>0.316015</text:p>
          </table:table-cell>
          <table:table-cell/>
          <table:table-cell office:value-type="float" office:value="0.625">
            <text:p>0.625</text:p>
          </table:table-cell>
          <table:table-cell office:value-type="float" office:value="0.324023">
            <text:p>0.324023</text:p>
          </table:table-cell>
          <table:table-cell office:value-type="float" office:value="0.308502">
            <text:p>0.308502</text:p>
          </table:table-cell>
          <table:table-cell office:value-type="float" office:value="0.52061">
            <text:p>0.52061</text:p>
          </table:table-cell>
          <table:table-cell office:value-type="float" office:value="0.351269">
            <text:p>0.351269</text:p>
          </table:table-cell>
          <table:table-cell/>
          <table:table-cell office:value-type="float" office:value="0.625">
            <text:p>0.625</text:p>
          </table:table-cell>
          <table:table-cell office:value-type="float" office:value="0.309583">
            <text:p>0.309583</text:p>
          </table:table-cell>
          <table:table-cell office:value-type="float" office:value="0.271453">
            <text:p>0.271453</text:p>
          </table:table-cell>
          <table:table-cell office:value-type="float" office:value="0.51118">
            <text:p>0.51118</text:p>
          </table:table-cell>
          <table:table-cell office:value-type="float" office:value="0.324309">
            <text:p>0.324309</text:p>
          </table:table-cell>
        </table:table-row>
        <table:table-row table:style-name="ro2">
          <table:table-cell office:value-type="float" office:value="0.65">
            <text:p>0.65</text:p>
          </table:table-cell>
          <table:table-cell office:value-type="float" office:value="0.206321">
            <text:p>0.206321</text:p>
          </table:table-cell>
          <table:table-cell office:value-type="float" office:value="0.188409">
            <text:p>0.188409</text:p>
          </table:table-cell>
          <table:table-cell office:value-type="float" office:value="0.69386">
            <text:p>0.69386</text:p>
          </table:table-cell>
          <table:table-cell office:value-type="float" office:value="0.19638">
            <text:p>0.19638</text:p>
          </table:table-cell>
          <table:table-cell/>
          <table:table-cell office:value-type="float" office:value="0.65">
            <text:p>0.65</text:p>
          </table:table-cell>
          <table:table-cell office:value-type="float" office:value="0.337261">
            <text:p>0.337261</text:p>
          </table:table-cell>
          <table:table-cell office:value-type="float" office:value="0.34399">
            <text:p>0.34399</text:p>
          </table:table-cell>
          <table:table-cell office:value-type="float" office:value="0.3956">
            <text:p>0.3956</text:p>
          </table:table-cell>
          <table:table-cell office:value-type="float" office:value="0.316015">
            <text:p>0.316015</text:p>
          </table:table-cell>
          <table:table-cell/>
          <table:table-cell office:value-type="float" office:value="0.65">
            <text:p>0.65</text:p>
          </table:table-cell>
          <table:table-cell office:value-type="float" office:value="0.330039">
            <text:p>0.330039</text:p>
          </table:table-cell>
          <table:table-cell office:value-type="float" office:value="0.310704">
            <text:p>0.310704</text:p>
          </table:table-cell>
          <table:table-cell office:value-type="float" office:value="0.56941">
            <text:p>0.56941</text:p>
          </table:table-cell>
          <table:table-cell office:value-type="float" office:value="0.368575">
            <text:p>0.368575</text:p>
          </table:table-cell>
          <table:table-cell/>
          <table:table-cell office:value-type="float" office:value="0.65">
            <text:p>0.65</text:p>
          </table:table-cell>
          <table:table-cell office:value-type="float" office:value="0.31128">
            <text:p>0.31128</text:p>
          </table:table-cell>
          <table:table-cell office:value-type="float" office:value="0.272293">
            <text:p>0.272293</text:p>
          </table:table-cell>
          <table:table-cell office:value-type="float" office:value="0.56581">
            <text:p>0.56581</text:p>
          </table:table-cell>
          <table:table-cell office:value-type="float" office:value="0.328467">
            <text:p>0.328467</text:p>
          </table:table-cell>
        </table:table-row>
        <table:table-row table:style-name="ro2">
          <table:table-cell office:value-type="float" office:value="0.675">
            <text:p>0.675</text:p>
          </table:table-cell>
          <table:table-cell office:value-type="float" office:value="0.209025">
            <text:p>0.209025</text:p>
          </table:table-cell>
          <table:table-cell office:value-type="float" office:value="0.190262">
            <text:p>0.190262</text:p>
          </table:table-cell>
          <table:table-cell office:value-type="float" office:value="0.74297">
            <text:p>0.74297</text:p>
          </table:table-cell>
          <table:table-cell office:value-type="float" office:value="0.204819">
            <text:p>0.204819</text:p>
          </table:table-cell>
          <table:table-cell/>
          <table:table-cell office:value-type="float" office:value="0.675">
            <text:p>0.675</text:p>
          </table:table-cell>
          <table:table-cell office:value-type="float" office:value="0.339629">
            <text:p>0.339629</text:p>
          </table:table-cell>
          <table:table-cell office:value-type="float" office:value="0.34584">
            <text:p>0.34584</text:p>
          </table:table-cell>
          <table:table-cell office:value-type="float" office:value="0.43406">
            <text:p>0.43406</text:p>
          </table:table-cell>
          <table:table-cell office:value-type="float" office:value="0.346316">
            <text:p>0.346316</text:p>
          </table:table-cell>
          <table:table-cell/>
          <table:table-cell office:value-type="float" office:value="0.675">
            <text:p>0.675</text:p>
          </table:table-cell>
          <table:table-cell office:value-type="float" office:value="0.33562">
            <text:p>0.33562</text:p>
          </table:table-cell>
          <table:table-cell office:value-type="float" office:value="0.312791">
            <text:p>0.312791</text:p>
          </table:table-cell>
          <table:table-cell office:value-type="float" office:value="0.61822">
            <text:p>0.61822</text:p>
          </table:table-cell>
          <table:table-cell office:value-type="float" office:value="0.385881">
            <text:p>0.385881</text:p>
          </table:table-cell>
          <table:table-cell/>
          <table:table-cell office:value-type="float" office:value="0.675">
            <text:p>0.675</text:p>
          </table:table-cell>
          <table:table-cell office:value-type="float" office:value="0.311955">
            <text:p>0.311955</text:p>
          </table:table-cell>
          <table:table-cell office:value-type="float" office:value="0.2739">
            <text:p>0.2739</text:p>
          </table:table-cell>
          <table:table-cell office:value-type="float" office:value="0.61503">
            <text:p>0.61503</text:p>
          </table:table-cell>
          <table:table-cell office:value-type="float" office:value="0.336991">
            <text:p>0.336991</text:p>
          </table:table-cell>
        </table:table-row>
        <table:table-row table:style-name="ro2">
          <table:table-cell office:value-type="float" office:value="0.7">
            <text:p>0.7</text:p>
          </table:table-cell>
          <table:table-cell office:value-type="float" office:value="0.210728">
            <text:p>0.210728</text:p>
          </table:table-cell>
          <table:table-cell office:value-type="float" office:value="0.191511">
            <text:p>0.191511</text:p>
          </table:table-cell>
          <table:table-cell office:value-type="float" office:value="0.79753">
            <text:p>0.79753</text:p>
          </table:table-cell>
          <table:table-cell office:value-type="float" office:value="0.21323">
            <text:p>0.21323</text:p>
          </table:table-cell>
          <table:table-cell/>
          <table:table-cell office:value-type="float" office:value="0.7">
            <text:p>0.7</text:p>
          </table:table-cell>
          <table:table-cell office:value-type="float" office:value="0.34255">
            <text:p>0.34255</text:p>
          </table:table-cell>
          <table:table-cell office:value-type="float" office:value="0.347765">
            <text:p>0.347765</text:p>
          </table:table-cell>
          <table:table-cell office:value-type="float" office:value="0.43406">
            <text:p>0.43406</text:p>
          </table:table-cell>
          <table:table-cell office:value-type="float" office:value="0.346316">
            <text:p>0.346316</text:p>
          </table:table-cell>
          <table:table-cell/>
          <table:table-cell office:value-type="float" office:value="0.7">
            <text:p>0.7</text:p>
          </table:table-cell>
          <table:table-cell office:value-type="float" office:value="0.340425">
            <text:p>0.340425</text:p>
          </table:table-cell>
          <table:table-cell office:value-type="float" office:value="0.315198">
            <text:p>0.315198</text:p>
          </table:table-cell>
          <table:table-cell office:value-type="float" office:value="0.67245">
            <text:p>0.67245</text:p>
          </table:table-cell>
          <table:table-cell office:value-type="float" office:value="0.394483">
            <text:p>0.394483</text:p>
          </table:table-cell>
          <table:table-cell/>
          <table:table-cell office:value-type="float" office:value="0.7">
            <text:p>0.7</text:p>
          </table:table-cell>
          <table:table-cell office:value-type="float" office:value="0.312582">
            <text:p>0.312582</text:p>
          </table:table-cell>
          <table:table-cell office:value-type="float" office:value="0.276278">
            <text:p>0.276278</text:p>
          </table:table-cell>
          <table:table-cell office:value-type="float" office:value="0.66966">
            <text:p>0.66966</text:p>
          </table:table-cell>
          <table:table-cell office:value-type="float" office:value="0.341149">
            <text:p>0.341149</text:p>
          </table:table-cell>
        </table:table-row>
        <table:table-row table:style-name="ro2">
          <table:table-cell office:value-type="float" office:value="0.725">
            <text:p>0.725</text:p>
          </table:table-cell>
          <table:table-cell office:value-type="float" office:value="0.213828">
            <text:p>0.213828</text:p>
          </table:table-cell>
          <table:table-cell office:value-type="float" office:value="0.194141">
            <text:p>0.194141</text:p>
          </table:table-cell>
          <table:table-cell office:value-type="float" office:value="0.85209">
            <text:p>0.85209</text:p>
          </table:table-cell>
          <table:table-cell office:value-type="float" office:value="0.221641">
            <text:p>0.221641</text:p>
          </table:table-cell>
          <table:table-cell/>
          <table:table-cell office:value-type="float" office:value="0.725">
            <text:p>0.725</text:p>
          </table:table-cell>
          <table:table-cell office:value-type="float" office:value="0.345915">
            <text:p>0.345915</text:p>
          </table:table-cell>
          <table:table-cell office:value-type="float" office:value="0.350439">
            <text:p>0.350439</text:p>
          </table:table-cell>
          <table:table-cell office:value-type="float" office:value="0.48331">
            <text:p>0.48331</text:p>
          </table:table-cell>
          <table:table-cell office:value-type="float" office:value="0.367884">
            <text:p>0.367884</text:p>
          </table:table-cell>
          <table:table-cell/>
          <table:table-cell office:value-type="float" office:value="0.725">
            <text:p>0.725</text:p>
          </table:table-cell>
          <table:table-cell office:value-type="float" office:value="0.344915">
            <text:p>0.344915</text:p>
          </table:table-cell>
          <table:table-cell office:value-type="float" office:value="0.31794">
            <text:p>0.31794</text:p>
          </table:table-cell>
          <table:table-cell office:value-type="float" office:value="0.72126">
            <text:p>0.72126</text:p>
          </table:table-cell>
          <table:table-cell office:value-type="float" office:value="0.407441">
            <text:p>0.407441</text:p>
          </table:table-cell>
          <table:table-cell/>
          <table:table-cell office:value-type="float" office:value="0.725">
            <text:p>0.725</text:p>
          </table:table-cell>
          <table:table-cell office:value-type="float" office:value="0.314002">
            <text:p>0.314002</text:p>
          </table:table-cell>
          <table:table-cell office:value-type="float" office:value="0.278526">
            <text:p>0.278526</text:p>
          </table:table-cell>
          <table:table-cell office:value-type="float" office:value="0.72429">
            <text:p>0.72429</text:p>
          </table:table-cell>
          <table:table-cell office:value-type="float" office:value="0.345307">
            <text:p>0.345307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0.216885">
            <text:p>0.216885</text:p>
          </table:table-cell>
          <table:table-cell office:value-type="float" office:value="0.196976">
            <text:p>0.196976</text:p>
          </table:table-cell>
          <table:table-cell office:value-type="float" office:value="0.90665">
            <text:p>0.90665</text:p>
          </table:table-cell>
          <table:table-cell office:value-type="float" office:value="0.230052">
            <text:p>0.230052</text:p>
          </table:table-cell>
          <table:table-cell/>
          <table:table-cell office:value-type="float" office:value="0.75">
            <text:p>0.75</text:p>
          </table:table-cell>
          <table:table-cell office:value-type="float" office:value="0.349343">
            <text:p>0.349343</text:p>
          </table:table-cell>
          <table:table-cell office:value-type="float" office:value="0.353708">
            <text:p>0.353708</text:p>
          </table:table-cell>
          <table:table-cell office:value-type="float" office:value="0.48331">
            <text:p>0.48331</text:p>
          </table:table-cell>
          <table:table-cell office:value-type="float" office:value="0.367884">
            <text:p>0.367884</text:p>
          </table:table-cell>
          <table:table-cell/>
          <table:table-cell office:value-type="float" office:value="0.75">
            <text:p>0.75</text:p>
          </table:table-cell>
          <table:table-cell office:value-type="float" office:value="0.349185">
            <text:p>0.349185</text:p>
          </table:table-cell>
          <table:table-cell office:value-type="float" office:value="0.32118">
            <text:p>0.32118</text:p>
          </table:table-cell>
          <table:table-cell office:value-type="float" office:value="0.77549">
            <text:p>0.77549</text:p>
          </table:table-cell>
          <table:table-cell office:value-type="float" office:value="0.411695">
            <text:p>0.411695</text:p>
          </table:table-cell>
          <table:table-cell/>
          <table:table-cell office:value-type="float" office:value="0.75">
            <text:p>0.75</text:p>
          </table:table-cell>
          <table:table-cell office:value-type="float" office:value="0.316122">
            <text:p>0.316122</text:p>
          </table:table-cell>
          <table:table-cell office:value-type="float" office:value="0.280487">
            <text:p>0.280487</text:p>
          </table:table-cell>
          <table:table-cell office:value-type="float" office:value="0.77892">
            <text:p>0.77892</text:p>
          </table:table-cell>
          <table:table-cell office:value-type="float" office:value="0.349465">
            <text:p>0.349465</text:p>
          </table:table-cell>
        </table:table-row>
        <table:table-row table:style-name="ro2">
          <table:table-cell office:value-type="float" office:value="0.775">
            <text:p>0.775</text:p>
          </table:table-cell>
          <table:table-cell office:value-type="float" office:value="0.218756">
            <text:p>0.218756</text:p>
          </table:table-cell>
          <table:table-cell office:value-type="float" office:value="0.198774">
            <text:p>0.198774</text:p>
          </table:table-cell>
          <table:table-cell office:value-type="float" office:value="0.9558">
            <text:p>0.9558</text:p>
          </table:table-cell>
          <table:table-cell office:value-type="float" office:value="0.242839">
            <text:p>0.242839</text:p>
          </table:table-cell>
          <table:table-cell/>
          <table:table-cell office:value-type="float" office:value="0.775">
            <text:p>0.775</text:p>
          </table:table-cell>
          <table:table-cell office:value-type="float" office:value="0.352103">
            <text:p>0.352103</text:p>
          </table:table-cell>
          <table:table-cell office:value-type="float" office:value="0.356736">
            <text:p>0.356736</text:p>
          </table:table-cell>
          <table:table-cell office:value-type="float" office:value="0.53247">
            <text:p>0.53247</text:p>
          </table:table-cell>
          <table:table-cell office:value-type="float" office:value="0.380757">
            <text:p>0.380757</text:p>
          </table:table-cell>
          <table:table-cell/>
          <table:table-cell office:value-type="float" office:value="0.775">
            <text:p>0.775</text:p>
          </table:table-cell>
          <table:table-cell office:value-type="float" office:value="0.353188">
            <text:p>0.353188</text:p>
          </table:table-cell>
          <table:table-cell office:value-type="float" office:value="0.32448">
            <text:p>0.32448</text:p>
          </table:table-cell>
          <table:table-cell office:value-type="float" office:value="0.84599">
            <text:p>0.84599</text:p>
          </table:table-cell>
          <table:table-cell office:value-type="float" office:value="0.41592">
            <text:p>0.41592</text:p>
          </table:table-cell>
          <table:table-cell/>
          <table:table-cell office:value-type="float" office:value="0.775">
            <text:p>0.775</text:p>
          </table:table-cell>
          <table:table-cell office:value-type="float" office:value="0.318483">
            <text:p>0.318483</text:p>
          </table:table-cell>
          <table:table-cell office:value-type="float" office:value="0.282649">
            <text:p>0.282649</text:p>
          </table:table-cell>
          <table:table-cell office:value-type="float" office:value="0.83355">
            <text:p>0.83355</text:p>
          </table:table-cell>
          <table:table-cell office:value-type="float" office:value="0.353622">
            <text:p>0.353622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0.22235">
            <text:p>0.22235</text:p>
          </table:table-cell>
          <table:table-cell office:value-type="float" office:value="0.202185">
            <text:p>0.202185</text:p>
          </table:table-cell>
          <table:table-cell office:value-type="float" office:value="1.01041">
            <text:p>1.01041</text:p>
          </table:table-cell>
          <table:table-cell office:value-type="float" office:value="0.255598">
            <text:p>0.255598</text:p>
          </table:table-cell>
          <table:table-cell/>
          <table:table-cell office:value-type="float" office:value="0.8">
            <text:p>0.8</text:p>
          </table:table-cell>
          <table:table-cell office:value-type="float" office:value="0.35439">
            <text:p>0.35439</text:p>
          </table:table-cell>
          <table:table-cell office:value-type="float" office:value="0.358985">
            <text:p>0.358985</text:p>
          </table:table-cell>
          <table:table-cell office:value-type="float" office:value="0.53247">
            <text:p>0.53247</text:p>
          </table:table-cell>
          <table:table-cell office:value-type="float" office:value="0.380757">
            <text:p>0.380757</text:p>
          </table:table-cell>
          <table:table-cell/>
          <table:table-cell office:value-type="float" office:value="0.8">
            <text:p>0.8</text:p>
          </table:table-cell>
          <table:table-cell office:value-type="float" office:value="0.356237">
            <text:p>0.356237</text:p>
          </table:table-cell>
          <table:table-cell office:value-type="float" office:value="0.327408">
            <text:p>0.327408</text:p>
          </table:table-cell>
          <table:table-cell office:value-type="float" office:value="0.92733">
            <text:p>0.92733</text:p>
          </table:table-cell>
          <table:table-cell office:value-type="float" office:value="0.415779">
            <text:p>0.415779</text:p>
          </table:table-cell>
          <table:table-cell/>
          <table:table-cell office:value-type="float" office:value="0.8">
            <text:p>0.8</text:p>
          </table:table-cell>
          <table:table-cell office:value-type="float" office:value="0.32097">
            <text:p>0.32097</text:p>
          </table:table-cell>
          <table:table-cell office:value-type="float" office:value="0.284767">
            <text:p>0.284767</text:p>
          </table:table-cell>
          <table:table-cell office:value-type="float" office:value="0.88819">
            <text:p>0.88819</text:p>
          </table:table-cell>
          <table:table-cell office:value-type="float" office:value="0.35778">
            <text:p>0.35778</text:p>
          </table:table-cell>
        </table:table-row>
        <table:table-row table:style-name="ro2">
          <table:table-cell office:value-type="float" office:value="0.825">
            <text:p>0.825</text:p>
          </table:table-cell>
          <table:table-cell office:value-type="float" office:value="0.226027">
            <text:p>0.226027</text:p>
          </table:table-cell>
          <table:table-cell office:value-type="float" office:value="0.205871">
            <text:p>0.205871</text:p>
          </table:table-cell>
          <table:table-cell office:value-type="float" office:value="1.05957">
            <text:p>1.05957</text:p>
          </table:table-cell>
          <table:table-cell office:value-type="float" office:value="0.268385">
            <text:p>0.268385</text:p>
          </table:table-cell>
          <table:table-cell/>
          <table:table-cell office:value-type="float" office:value="0.825">
            <text:p>0.825</text:p>
          </table:table-cell>
          <table:table-cell office:value-type="float" office:value="0.356856">
            <text:p>0.356856</text:p>
          </table:table-cell>
          <table:table-cell office:value-type="float" office:value="0.360528">
            <text:p>0.360528</text:p>
          </table:table-cell>
          <table:table-cell office:value-type="float" office:value="0.58698">
            <text:p>0.58698</text:p>
          </table:table-cell>
          <table:table-cell office:value-type="float" office:value="0.384915">
            <text:p>0.384915</text:p>
          </table:table-cell>
          <table:table-cell/>
          <table:table-cell office:value-type="float" office:value="0.825">
            <text:p>0.825</text:p>
          </table:table-cell>
          <table:table-cell office:value-type="float" office:value="0.358663">
            <text:p>0.358663</text:p>
          </table:table-cell>
          <table:table-cell office:value-type="float" office:value="0.330049">
            <text:p>0.330049</text:p>
          </table:table-cell>
          <table:table-cell office:value-type="float" office:value="1.0141">
            <text:p>1.0141</text:p>
          </table:table-cell>
          <table:table-cell office:value-type="float" office:value="0.415628">
            <text:p>0.415628</text:p>
          </table:table-cell>
          <table:table-cell/>
          <table:table-cell office:value-type="float" office:value="0.825">
            <text:p>0.825</text:p>
          </table:table-cell>
          <table:table-cell office:value-type="float" office:value="0.323689">
            <text:p>0.323689</text:p>
          </table:table-cell>
          <table:table-cell office:value-type="float" office:value="0.287149">
            <text:p>0.287149</text:p>
          </table:table-cell>
          <table:table-cell office:value-type="float" office:value="0.94282">
            <text:p>0.94282</text:p>
          </table:table-cell>
          <table:table-cell office:value-type="float" office:value="0.361938">
            <text:p>0.361938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office:value-type="float" office:value="0.2287">
            <text:p>0.2287</text:p>
          </table:table-cell>
          <table:table-cell office:value-type="float" office:value="0.208632">
            <text:p>0.208632</text:p>
          </table:table-cell>
          <table:table-cell office:value-type="float" office:value="1.11417">
            <text:p>1.11417</text:p>
          </table:table-cell>
          <table:table-cell office:value-type="float" office:value="0.281143">
            <text:p>0.281143</text:p>
          </table:table-cell>
          <table:table-cell/>
          <table:table-cell office:value-type="float" office:value="0.85">
            <text:p>0.85</text:p>
          </table:table-cell>
          <table:table-cell office:value-type="float" office:value="0.359657">
            <text:p>0.359657</text:p>
          </table:table-cell>
          <table:table-cell office:value-type="float" office:value="0.361358">
            <text:p>0.361358</text:p>
          </table:table-cell>
          <table:table-cell office:value-type="float" office:value="0.58698">
            <text:p>0.58698</text:p>
          </table:table-cell>
          <table:table-cell office:value-type="float" office:value="0.384915">
            <text:p>0.384915</text:p>
          </table:table-cell>
          <table:table-cell/>
          <table:table-cell office:value-type="float" office:value="0.85">
            <text:p>0.85</text:p>
          </table:table-cell>
          <table:table-cell office:value-type="float" office:value="0.361295">
            <text:p>0.361295</text:p>
          </table:table-cell>
          <table:table-cell office:value-type="float" office:value="0.332343">
            <text:p>0.332343</text:p>
          </table:table-cell>
          <table:table-cell office:value-type="float" office:value="1.0846">
            <text:p>1.0846</text:p>
          </table:table-cell>
          <table:table-cell office:value-type="float" office:value="0.415505">
            <text:p>0.415505</text:p>
          </table:table-cell>
          <table:table-cell/>
          <table:table-cell office:value-type="float" office:value="0.85">
            <text:p>0.85</text:p>
          </table:table-cell>
          <table:table-cell office:value-type="float" office:value="0.326606">
            <text:p>0.326606</text:p>
          </table:table-cell>
          <table:table-cell office:value-type="float" office:value="0.290007">
            <text:p>0.290007</text:p>
          </table:table-cell>
          <table:table-cell office:value-type="float" office:value="0.99749">
            <text:p>0.99749</text:p>
          </table:table-cell>
          <table:table-cell office:value-type="float" office:value="0.370443">
            <text:p>0.370443</text:p>
          </table:table-cell>
        </table:table-row>
        <table:table-row table:style-name="ro2">
          <table:table-cell office:value-type="float" office:value="0.875">
            <text:p>0.875</text:p>
          </table:table-cell>
          <table:table-cell office:value-type="float" office:value="0.23292">
            <text:p>0.23292</text:p>
          </table:table-cell>
          <table:table-cell office:value-type="float" office:value="0.212806">
            <text:p>0.212806</text:p>
          </table:table-cell>
          <table:table-cell office:value-type="float" office:value="1.16338">
            <text:p>1.16338</text:p>
          </table:table-cell>
          <table:table-cell office:value-type="float" office:value="0.298278">
            <text:p>0.298278</text:p>
          </table:table-cell>
          <table:table-cell/>
          <table:table-cell office:value-type="float" office:value="0.875">
            <text:p>0.875</text:p>
          </table:table-cell>
          <table:table-cell office:value-type="float" office:value="0.362324">
            <text:p>0.362324</text:p>
          </table:table-cell>
          <table:table-cell office:value-type="float" office:value="0.361657">
            <text:p>0.361657</text:p>
          </table:table-cell>
          <table:table-cell office:value-type="float" office:value="0.64154">
            <text:p>0.64154</text:p>
          </table:table-cell>
          <table:table-cell office:value-type="float" office:value="0.393421">
            <text:p>0.393421</text:p>
          </table:table-cell>
          <table:table-cell/>
          <table:table-cell office:value-type="float" office:value="0.875">
            <text:p>0.875</text:p>
          </table:table-cell>
          <table:table-cell office:value-type="float" office:value="0.363934">
            <text:p>0.363934</text:p>
          </table:table-cell>
          <table:table-cell office:value-type="float" office:value="0.334194">
            <text:p>0.334194</text:p>
          </table:table-cell>
          <table:table-cell office:value-type="float" office:value="1.14425">
            <text:p>1.14425</text:p>
          </table:table-cell>
          <table:table-cell office:value-type="float" office:value="0.415401">
            <text:p>0.415401</text:p>
          </table:table-cell>
          <table:table-cell/>
          <table:table-cell office:value-type="float" office:value="0.875">
            <text:p>0.875</text:p>
          </table:table-cell>
          <table:table-cell office:value-type="float" office:value="0.329287">
            <text:p>0.329287</text:p>
          </table:table-cell>
          <table:table-cell office:value-type="float" office:value="0.29296">
            <text:p>0.29296</text:p>
          </table:table-cell>
          <table:table-cell office:value-type="float" office:value="1.05217">
            <text:p>1.05217</text:p>
          </table:table-cell>
          <table:table-cell office:value-type="float" office:value="0.378949">
            <text:p>0.378949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0.237132">
            <text:p>0.237132</text:p>
          </table:table-cell>
          <table:table-cell office:value-type="float" office:value="0.216924">
            <text:p>0.216924</text:p>
          </table:table-cell>
          <table:table-cell office:value-type="float" office:value="1.21259">
            <text:p>1.21259</text:p>
          </table:table-cell>
          <table:table-cell office:value-type="float" office:value="0.315413">
            <text:p>0.315413</text:p>
          </table:table-cell>
          <table:table-cell/>
          <table:table-cell office:value-type="float" office:value="0.9">
            <text:p>0.9</text:p>
          </table:table-cell>
          <table:table-cell office:value-type="float" office:value="0.36542">
            <text:p>0.36542</text:p>
          </table:table-cell>
          <table:table-cell office:value-type="float" office:value="0.362153">
            <text:p>0.362153</text:p>
          </table:table-cell>
          <table:table-cell office:value-type="float" office:value="0.64154">
            <text:p>0.64154</text:p>
          </table:table-cell>
          <table:table-cell office:value-type="float" office:value="0.393421">
            <text:p>0.393421</text:p>
          </table:table-cell>
          <table:table-cell/>
          <table:table-cell office:value-type="float" office:value="0.9">
            <text:p>0.9</text:p>
          </table:table-cell>
          <table:table-cell office:value-type="float" office:value="0.366583">
            <text:p>0.366583</text:p>
          </table:table-cell>
          <table:table-cell office:value-type="float" office:value="0.335637">
            <text:p>0.335637</text:p>
          </table:table-cell>
          <table:table-cell office:value-type="float" office:value="1.21475">
            <text:p>1.21475</text:p>
          </table:table-cell>
          <table:table-cell office:value-type="float" office:value="0.410931">
            <text:p>0.410931</text:p>
          </table:table-cell>
          <table:table-cell/>
          <table:table-cell office:value-type="float" office:value="0.9">
            <text:p>0.9</text:p>
          </table:table-cell>
          <table:table-cell office:value-type="float" office:value="0.331557">
            <text:p>0.331557</text:p>
          </table:table-cell>
          <table:table-cell office:value-type="float" office:value="0.295829">
            <text:p>0.295829</text:p>
          </table:table-cell>
          <table:table-cell office:value-type="float" office:value="1.10685">
            <text:p>1.10685</text:p>
          </table:table-cell>
          <table:table-cell office:value-type="float" office:value="0.387454">
            <text:p>0.387454</text:p>
          </table:table-cell>
        </table:table-row>
        <table:table-row table:style-name="ro2">
          <table:table-cell office:value-type="float" office:value="0.925">
            <text:p>0.925</text:p>
          </table:table-cell>
          <table:table-cell office:value-type="float" office:value="0.241235">
            <text:p>0.241235</text:p>
          </table:table-cell>
          <table:table-cell office:value-type="float" office:value="0.220727">
            <text:p>0.220727</text:p>
          </table:table-cell>
          <table:table-cell office:value-type="float" office:value="1.26179">
            <text:p>1.26179</text:p>
          </table:table-cell>
          <table:table-cell office:value-type="float" office:value="0.332547">
            <text:p>0.332547</text:p>
          </table:table-cell>
          <table:table-cell/>
          <table:table-cell office:value-type="float" office:value="0.925">
            <text:p>0.925</text:p>
          </table:table-cell>
          <table:table-cell office:value-type="float" office:value="0.369265">
            <text:p>0.369265</text:p>
          </table:table-cell>
          <table:table-cell office:value-type="float" office:value="0.363417">
            <text:p>0.363417</text:p>
          </table:table-cell>
          <table:table-cell office:value-type="float" office:value="0.69605">
            <text:p>0.69605</text:p>
          </table:table-cell>
          <table:table-cell office:value-type="float" office:value="0.397579">
            <text:p>0.397579</text:p>
          </table:table-cell>
          <table:table-cell/>
          <table:table-cell office:value-type="float" office:value="0.925">
            <text:p>0.925</text:p>
          </table:table-cell>
          <table:table-cell office:value-type="float" office:value="0.36942">
            <text:p>0.36942</text:p>
          </table:table-cell>
          <table:table-cell office:value-type="float" office:value="0.33703">
            <text:p>0.33703</text:p>
          </table:table-cell>
          <table:table-cell office:value-type="float" office:value="1.26898">
            <text:p>1.26898</text:p>
          </table:table-cell>
          <table:table-cell office:value-type="float" office:value="0.406489">
            <text:p>0.406489</text:p>
          </table:table-cell>
          <table:table-cell/>
          <table:table-cell office:value-type="float" office:value="0.925">
            <text:p>0.925</text:p>
          </table:table-cell>
          <table:table-cell office:value-type="float" office:value="0.333924">
            <text:p>0.333924</text:p>
          </table:table-cell>
          <table:table-cell office:value-type="float" office:value="0.298586">
            <text:p>0.298586</text:p>
          </table:table-cell>
          <table:table-cell office:value-type="float" office:value="1.16148">
            <text:p>1.16148</text:p>
          </table:table-cell>
          <table:table-cell office:value-type="float" office:value="0.391612">
            <text:p>0.391612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office:value-type="float" office:value="0.246195">
            <text:p>0.246195</text:p>
          </table:table-cell>
          <table:table-cell office:value-type="float" office:value="0.225507">
            <text:p>0.225507</text:p>
          </table:table-cell>
          <table:table-cell office:value-type="float" office:value="1.31105">
            <text:p>1.31105</text:p>
          </table:table-cell>
          <table:table-cell office:value-type="float" office:value="0.354029">
            <text:p>0.35402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373209">
            <text:p>0.373209</text:p>
          </table:table-cell>
          <table:table-cell office:value-type="float" office:value="0.36525">
            <text:p>0.36525</text:p>
          </table:table-cell>
          <table:table-cell office:value-type="float" office:value="0.69605">
            <text:p>0.69605</text:p>
          </table:table-cell>
          <table:table-cell office:value-type="float" office:value="0.397579">
            <text:p>0.39757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371627">
            <text:p>0.371627</text:p>
          </table:table-cell>
          <table:table-cell office:value-type="float" office:value="0.338525">
            <text:p>0.338525</text:p>
          </table:table-cell>
          <table:table-cell office:value-type="float" office:value="1.32321">
            <text:p>1.32321</text:p>
          </table:table-cell>
          <table:table-cell office:value-type="float" office:value="0.402047">
            <text:p>0.40204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336229">
            <text:p>0.336229</text:p>
          </table:table-cell>
          <table:table-cell office:value-type="float" office:value="0.301148">
            <text:p>0.301148</text:p>
          </table:table-cell>
          <table:table-cell office:value-type="float" office:value="1.23244">
            <text:p>1.23244</text:p>
          </table:table-cell>
          <table:table-cell office:value-type="float" office:value="0.391365">
            <text:p>0.391365</text:p>
          </table:table-cell>
        </table:table-row>
        <table:table-row table:style-name="ro2">
          <table:table-cell office:value-type="float" office:value="0.975">
            <text:p>0.975</text:p>
          </table:table-cell>
          <table:table-cell office:value-type="float" office:value="0.250911">
            <text:p>0.250911</text:p>
          </table:table-cell>
          <table:table-cell office:value-type="float" office:value="0.229773">
            <text:p>0.229773</text:p>
          </table:table-cell>
          <table:table-cell office:value-type="float" office:value="1.36025">
            <text:p>1.36025</text:p>
          </table:table-cell>
          <table:table-cell office:value-type="float" office:value="0.371164">
            <text:p>0.371164</text:p>
          </table:table-cell>
          <table:table-cell/>
          <table:table-cell office:value-type="float" office:value="0.975">
            <text:p>0.975</text:p>
          </table:table-cell>
          <table:table-cell office:value-type="float" office:value="0.376153">
            <text:p>0.376153</text:p>
          </table:table-cell>
          <table:table-cell office:value-type="float" office:value="0.367259">
            <text:p>0.367259</text:p>
          </table:table-cell>
          <table:table-cell office:value-type="float" office:value="0.75052">
            <text:p>0.75052</text:p>
          </table:table-cell>
          <table:table-cell office:value-type="float" office:value="0.39739">
            <text:p>0.39739</text:p>
          </table:table-cell>
          <table:table-cell/>
          <table:table-cell office:value-type="float" office:value="0.975">
            <text:p>0.975</text:p>
          </table:table-cell>
          <table:table-cell office:value-type="float" office:value="0.372918">
            <text:p>0.372918</text:p>
          </table:table-cell>
          <table:table-cell office:value-type="float" office:value="0.34018">
            <text:p>0.34018</text:p>
          </table:table-cell>
          <table:table-cell office:value-type="float" office:value="1.37744">
            <text:p>1.37744</text:p>
          </table:table-cell>
          <table:table-cell office:value-type="float" office:value="0.397604">
            <text:p>0.397604</text:p>
          </table:table-cell>
          <table:table-cell/>
          <table:table-cell office:value-type="float" office:value="0.975">
            <text:p>0.975</text:p>
          </table:table-cell>
          <table:table-cell office:value-type="float" office:value="0.338261">
            <text:p>0.338261</text:p>
          </table:table-cell>
          <table:table-cell office:value-type="float" office:value="0.303579">
            <text:p>0.303579</text:p>
          </table:table-cell>
          <table:table-cell office:value-type="float" office:value="1.30885">
            <text:p>1.30885</text:p>
          </table:table-cell>
          <table:table-cell office:value-type="float" office:value="0.3911">
            <text:p>0.391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256195">
            <text:p>0.256195</text:p>
          </table:table-cell>
          <table:table-cell office:value-type="float" office:value="0.234705">
            <text:p>0.234705</text:p>
          </table:table-cell>
          <table:table-cell office:value-type="float" office:value="1.40946">
            <text:p>1.40946</text:p>
          </table:table-cell>
          <table:table-cell office:value-type="float" office:value="0.388298">
            <text:p>0.388298</text:p>
          </table:table-cell>
          <table:table-cell/>
          <table:table-cell office:value-type="float" office:value="1">
            <text:p>1</text:p>
          </table:table-cell>
          <table:table-cell office:value-type="float" office:value="0.378898">
            <text:p>0.378898</text:p>
          </table:table-cell>
          <table:table-cell office:value-type="float" office:value="0.369318">
            <text:p>0.369318</text:p>
          </table:table-cell>
          <table:table-cell office:value-type="float" office:value="0.75052">
            <text:p>0.75052</text:p>
          </table:table-cell>
          <table:table-cell office:value-type="float" office:value="0.39739">
            <text:p>0.39739</text:p>
          </table:table-cell>
          <table:table-cell/>
          <table:table-cell office:value-type="float" office:value="1">
            <text:p>1</text:p>
          </table:table-cell>
          <table:table-cell office:value-type="float" office:value="0.37379">
            <text:p>0.37379</text:p>
          </table:table-cell>
          <table:table-cell office:value-type="float" office:value="0.341854">
            <text:p>0.341854</text:p>
          </table:table-cell>
          <table:table-cell office:value-type="float" office:value="1.43167">
            <text:p>1.43167</text:p>
          </table:table-cell>
          <table:table-cell office:value-type="float" office:value="0.388814">
            <text:p>0.388814</text:p>
          </table:table-cell>
          <table:table-cell/>
          <table:table-cell office:value-type="float" office:value="1">
            <text:p>1</text:p>
          </table:table-cell>
          <table:table-cell office:value-type="float" office:value="0.340316">
            <text:p>0.340316</text:p>
          </table:table-cell>
          <table:table-cell office:value-type="float" office:value="0.306107">
            <text:p>0.306107</text:p>
          </table:table-cell>
          <table:table-cell office:value-type="float" office:value="1.38532">
            <text:p>1.38532</text:p>
          </table:table-cell>
          <table:table-cell office:value-type="float" office:value="0.395182">
            <text:p>0.395182</text:p>
          </table:table-cell>
        </table:table-row>
        <table:table-row table:style-name="ro2">
          <table:table-cell office:value-type="float" office:value="1.025">
            <text:p>1.025</text:p>
          </table:table-cell>
          <table:table-cell office:value-type="float" office:value="0.261806">
            <text:p>0.261806</text:p>
          </table:table-cell>
          <table:table-cell office:value-type="float" office:value="0.240077">
            <text:p>0.240077</text:p>
          </table:table-cell>
          <table:table-cell office:value-type="float" office:value="1.45871">
            <text:p>1.45871</text:p>
          </table:table-cell>
          <table:table-cell office:value-type="float" office:value="0.409781">
            <text:p>0.409781</text:p>
          </table:table-cell>
          <table:table-cell/>
          <table:table-cell office:value-type="float" office:value="1.025">
            <text:p>1.025</text:p>
          </table:table-cell>
          <table:table-cell office:value-type="float" office:value="0.382287">
            <text:p>0.382287</text:p>
          </table:table-cell>
          <table:table-cell office:value-type="float" office:value="0.371549">
            <text:p>0.371549</text:p>
          </table:table-cell>
          <table:table-cell office:value-type="float" office:value="0.80503">
            <text:p>0.80503</text:p>
          </table:table-cell>
          <table:table-cell office:value-type="float" office:value="0.401548">
            <text:p>0.401548</text:p>
          </table:table-cell>
          <table:table-cell/>
          <table:table-cell office:value-type="float" office:value="1.025">
            <text:p>1.025</text:p>
          </table:table-cell>
          <table:table-cell office:value-type="float" office:value="0.374859">
            <text:p>0.374859</text:p>
          </table:table-cell>
          <table:table-cell office:value-type="float" office:value="0.343518">
            <text:p>0.343518</text:p>
          </table:table-cell>
          <table:table-cell office:value-type="float" office:value="1.4859">
            <text:p>1.4859</text:p>
          </table:table-cell>
          <table:table-cell office:value-type="float" office:value="0.380025">
            <text:p>0.380025</text:p>
          </table:table-cell>
          <table:table-cell/>
          <table:table-cell office:value-type="float" office:value="1.025">
            <text:p>1.025</text:p>
          </table:table-cell>
          <table:table-cell office:value-type="float" office:value="0.342623">
            <text:p>0.342623</text:p>
          </table:table-cell>
          <table:table-cell office:value-type="float" office:value="0.308389">
            <text:p>0.308389</text:p>
          </table:table-cell>
          <table:table-cell office:value-type="float" office:value="1.45618">
            <text:p>1.45618</text:p>
          </table:table-cell>
          <table:table-cell office:value-type="float" office:value="0.386239">
            <text:p>0.386239</text:p>
          </table:table-cell>
        </table:table-row>
        <table:table-row table:style-name="ro2">
          <table:table-cell office:value-type="float" office:value="1.05">
            <text:p>1.05</text:p>
          </table:table-cell>
          <table:table-cell office:value-type="float" office:value="0.267237">
            <text:p>0.267237</text:p>
          </table:table-cell>
          <table:table-cell office:value-type="float" office:value="0.245047">
            <text:p>0.245047</text:p>
          </table:table-cell>
          <table:table-cell office:value-type="float" office:value="1.507918">
            <text:p>1.507918</text:p>
          </table:table-cell>
          <table:table-cell office:value-type="float" office:value="0.426915">
            <text:p>0.426915</text:p>
          </table:table-cell>
          <table:table-cell/>
          <table:table-cell office:value-type="float" office:value="1.05">
            <text:p>1.05</text:p>
          </table:table-cell>
          <table:table-cell office:value-type="float" office:value="0.385534">
            <text:p>0.385534</text:p>
          </table:table-cell>
          <table:table-cell office:value-type="float" office:value="0.37384">
            <text:p>0.37384</text:p>
          </table:table-cell>
          <table:table-cell office:value-type="float" office:value="0.80503">
            <text:p>0.80503</text:p>
          </table:table-cell>
          <table:table-cell office:value-type="float" office:value="0.401548">
            <text:p>0.401548</text:p>
          </table:table-cell>
          <table:table-cell/>
          <table:table-cell office:value-type="float" office:value="1.05">
            <text:p>1.05</text:p>
          </table:table-cell>
          <table:table-cell office:value-type="float" office:value="0.376194">
            <text:p>0.376194</text:p>
          </table:table-cell>
          <table:table-cell office:value-type="float" office:value="0.345329">
            <text:p>0.345329</text:p>
          </table:table-cell>
          <table:table-cell office:value-type="float" office:value="1.54013">
            <text:p>1.54013</text:p>
          </table:table-cell>
          <table:table-cell office:value-type="float" office:value="0.371235">
            <text:p>0.371235</text:p>
          </table:table-cell>
          <table:table-cell/>
          <table:table-cell office:value-type="float" office:value="1.05">
            <text:p>1.05</text:p>
          </table:table-cell>
          <table:table-cell office:value-type="float" office:value="0.34484">
            <text:p>0.34484</text:p>
          </table:table-cell>
          <table:table-cell office:value-type="float" office:value="0.310705">
            <text:p>0.310705</text:p>
          </table:table-cell>
          <table:table-cell office:value-type="float" office:value="1.51067">
            <text:p>1.51067</text:p>
          </table:table-cell>
          <table:table-cell office:value-type="float" office:value="0.377354">
            <text:p>0.377354</text:p>
          </table:table-cell>
        </table:table-row>
        <table:table-row table:style-name="ro2">
          <table:table-cell office:value-type="float" office:value="1.075">
            <text:p>1.075</text:p>
          </table:table-cell>
          <table:table-cell office:value-type="float" office:value="0.273921">
            <text:p>0.273921</text:p>
          </table:table-cell>
          <table:table-cell office:value-type="float" office:value="0.251213">
            <text:p>0.251213</text:p>
          </table:table-cell>
          <table:table-cell office:value-type="float" office:value="1.60079">
            <text:p>1.60079</text:p>
          </table:table-cell>
          <table:table-cell office:value-type="float" office:value="0.452518">
            <text:p>0.452518</text:p>
          </table:table-cell>
          <table:table-cell/>
          <table:table-cell office:value-type="float" office:value="1.075">
            <text:p>1.075</text:p>
          </table:table-cell>
          <table:table-cell office:value-type="float" office:value="0.388245">
            <text:p>0.388245</text:p>
          </table:table-cell>
          <table:table-cell office:value-type="float" office:value="0.376001">
            <text:p>0.376001</text:p>
          </table:table-cell>
          <table:table-cell office:value-type="float" office:value="0.85954">
            <text:p>0.85954</text:p>
          </table:table-cell>
          <table:table-cell office:value-type="float" office:value="0.405706">
            <text:p>0.405706</text:p>
          </table:table-cell>
          <table:table-cell/>
          <table:table-cell office:value-type="float" office:value="1.075">
            <text:p>1.075</text:p>
          </table:table-cell>
          <table:table-cell office:value-type="float" office:value="0.377819">
            <text:p>0.377819</text:p>
          </table:table-cell>
          <table:table-cell office:value-type="float" office:value="0.346897">
            <text:p>0.346897</text:p>
          </table:table-cell>
          <table:table-cell office:value-type="float" office:value="1.588937">
            <text:p>1.588937</text:p>
          </table:table-cell>
          <table:table-cell office:value-type="float" office:value="0.362454">
            <text:p>0.362454</text:p>
          </table:table-cell>
          <table:table-cell/>
          <table:table-cell office:value-type="float" office:value="1.075">
            <text:p>1.075</text:p>
          </table:table-cell>
          <table:table-cell office:value-type="float" office:value="0.346899">
            <text:p>0.346899</text:p>
          </table:table-cell>
          <table:table-cell office:value-type="float" office:value="0.313289">
            <text:p>0.313289</text:p>
          </table:table-cell>
          <table:table-cell office:value-type="float" office:value="1.565158">
            <text:p>1.565158</text:p>
          </table:table-cell>
          <table:table-cell office:value-type="float" office:value="0.368469">
            <text:p>0.368469</text:p>
          </table:table-cell>
        </table:table-row>
        <table:table-row table:style-name="ro2">
          <table:table-cell office:value-type="float" office:value="1.1">
            <text:p>1.1</text:p>
          </table:table-cell>
          <table:table-cell office:value-type="float" office:value="0.28083">
            <text:p>0.28083</text:p>
          </table:table-cell>
          <table:table-cell office:value-type="float" office:value="0.258001">
            <text:p>0.258001</text:p>
          </table:table-cell>
          <table:table-cell office:value-type="float" office:value="1.628353">
            <text:p>1.628353</text:p>
          </table:table-cell>
          <table:table-cell office:value-type="float" office:value="0.482809">
            <text:p>0.482809</text:p>
          </table:table-cell>
          <table:table-cell/>
          <table:table-cell office:value-type="float" office:value="1.1">
            <text:p>1.1</text:p>
          </table:table-cell>
          <table:table-cell office:value-type="float" office:value="0.390934">
            <text:p>0.390934</text:p>
          </table:table-cell>
          <table:table-cell office:value-type="float" office:value="0.377456">
            <text:p>0.377456</text:p>
          </table:table-cell>
          <table:table-cell office:value-type="float" office:value="0.85954">
            <text:p>0.85954</text:p>
          </table:table-cell>
          <table:table-cell office:value-type="float" office:value="0.405706">
            <text:p>0.405706</text:p>
          </table:table-cell>
          <table:table-cell/>
          <table:table-cell office:value-type="float" office:value="1.1">
            <text:p>1.1</text:p>
          </table:table-cell>
          <table:table-cell office:value-type="float" office:value="0.379091">
            <text:p>0.379091</text:p>
          </table:table-cell>
          <table:table-cell office:value-type="float" office:value="0.348369">
            <text:p>0.348369</text:p>
          </table:table-cell>
          <table:table-cell office:value-type="float" office:value="1.643167">
            <text:p>1.643167</text:p>
          </table:table-cell>
          <table:table-cell office:value-type="float" office:value="0.349316">
            <text:p>0.349316</text:p>
          </table:table-cell>
          <table:table-cell/>
          <table:table-cell office:value-type="float" office:value="1.1">
            <text:p>1.1</text:p>
          </table:table-cell>
          <table:table-cell office:value-type="float" office:value="0.349393">
            <text:p>0.349393</text:p>
          </table:table-cell>
          <table:table-cell office:value-type="float" office:value="0.315826">
            <text:p>0.315826</text:p>
          </table:table-cell>
          <table:table-cell office:value-type="float" office:value="1.619646">
            <text:p>1.619646</text:p>
          </table:table-cell>
          <table:table-cell office:value-type="float" office:value="0.359584">
            <text:p>0.359584</text:p>
          </table:table-cell>
        </table:table-row>
        <table:table-row table:style-name="ro2">
          <table:table-cell office:value-type="float" office:value="1.125">
            <text:p>1.125</text:p>
          </table:table-cell>
          <table:table-cell office:value-type="float" office:value="0.288233">
            <text:p>0.288233</text:p>
          </table:table-cell>
          <table:table-cell office:value-type="float" office:value="0.265212">
            <text:p>0.265212</text:p>
          </table:table-cell>
          <table:table-cell office:value-type="float" office:value="1.677607">
            <text:p>1.677607</text:p>
          </table:table-cell>
          <table:table-cell office:value-type="float" office:value="0.504291">
            <text:p>0.504291</text:p>
          </table:table-cell>
          <table:table-cell/>
          <table:table-cell office:value-type="float" office:value="1.125">
            <text:p>1.125</text:p>
          </table:table-cell>
          <table:table-cell office:value-type="float" office:value="0.393654">
            <text:p>0.393654</text:p>
          </table:table-cell>
          <table:table-cell office:value-type="float" office:value="0.378691">
            <text:p>0.378691</text:p>
          </table:table-cell>
          <table:table-cell office:value-type="float" office:value="0.94124">
            <text:p>0.94124</text:p>
          </table:table-cell>
          <table:table-cell office:value-type="float" office:value="0.405422">
            <text:p>0.405422</text:p>
          </table:table-cell>
          <table:table-cell/>
          <table:table-cell office:value-type="float" office:value="1.125">
            <text:p>1.125</text:p>
          </table:table-cell>
          <table:table-cell office:value-type="float" office:value="0.379603">
            <text:p>0.379603</text:p>
          </table:table-cell>
          <table:table-cell office:value-type="float" office:value="0.349534">
            <text:p>0.349534</text:p>
          </table:table-cell>
          <table:table-cell office:value-type="float" office:value="1.697397">
            <text:p>1.697397</text:p>
          </table:table-cell>
          <table:table-cell office:value-type="float" office:value="0.336178">
            <text:p>0.336178</text:p>
          </table:table-cell>
          <table:table-cell/>
          <table:table-cell office:value-type="float" office:value="1.125">
            <text:p>1.125</text:p>
          </table:table-cell>
          <table:table-cell office:value-type="float" office:value="0.352655">
            <text:p>0.352655</text:p>
          </table:table-cell>
          <table:table-cell office:value-type="float" office:value="0.317946">
            <text:p>0.317946</text:p>
          </table:table-cell>
          <table:table-cell office:value-type="float" office:value="1.668628">
            <text:p>1.668628</text:p>
          </table:table-cell>
          <table:table-cell office:value-type="float" office:value="0.34637">
            <text:p>0.34637</text:p>
          </table:table-cell>
        </table:table-row>
        <table:table-row table:style-name="ro2">
          <table:table-cell office:value-type="float" office:value="1.15">
            <text:p>1.15</text:p>
          </table:table-cell>
          <table:table-cell office:value-type="float" office:value="0.296576">
            <text:p>0.296576</text:p>
          </table:table-cell>
          <table:table-cell office:value-type="float" office:value="0.273771">
            <text:p>0.273771</text:p>
          </table:table-cell>
          <table:table-cell office:value-type="float" office:value="1.721461">
            <text:p>1.721461</text:p>
          </table:table-cell>
          <table:table-cell office:value-type="float" office:value="0.530149">
            <text:p>0.530149</text:p>
          </table:table-cell>
          <table:table-cell/>
          <table:table-cell office:value-type="float" office:value="1.15">
            <text:p>1.15</text:p>
          </table:table-cell>
          <table:table-cell office:value-type="float" office:value="0.395893">
            <text:p>0.395893</text:p>
          </table:table-cell>
          <table:table-cell office:value-type="float" office:value="0.380555">
            <text:p>0.380555</text:p>
          </table:table-cell>
          <table:table-cell office:value-type="float" office:value="1.04476">
            <text:p>1.04476</text:p>
          </table:table-cell>
          <table:table-cell office:value-type="float" office:value="0.40941">
            <text:p>0.40941</text:p>
          </table:table-cell>
          <table:table-cell/>
          <table:table-cell office:value-type="float" office:value="1.15">
            <text:p>1.15</text:p>
          </table:table-cell>
          <table:table-cell office:value-type="float" office:value="0.380111">
            <text:p>0.380111</text:p>
          </table:table-cell>
          <table:table-cell office:value-type="float" office:value="0.350116">
            <text:p>0.350116</text:p>
          </table:table-cell>
          <table:table-cell office:value-type="float" office:value="1.746204">
            <text:p>1.746204</text:p>
          </table:table-cell>
          <table:table-cell office:value-type="float" office:value="0.327398">
            <text:p>0.327398</text:p>
          </table:table-cell>
          <table:table-cell/>
          <table:table-cell office:value-type="float" office:value="1.15">
            <text:p>1.15</text:p>
          </table:table-cell>
          <table:table-cell office:value-type="float" office:value="0.356293">
            <text:p>0.356293</text:p>
          </table:table-cell>
          <table:table-cell office:value-type="float" office:value="0.3194">
            <text:p>0.3194</text:p>
          </table:table-cell>
          <table:table-cell office:value-type="float" office:value="1.723069">
            <text:p>1.723069</text:p>
          </table:table-cell>
          <table:table-cell office:value-type="float" office:value="0.333137">
            <text:p>0.333137</text:p>
          </table:table-cell>
        </table:table-row>
        <table:table-row table:style-name="ro2">
          <table:table-cell office:value-type="float" office:value="1.175">
            <text:p>1.175</text:p>
          </table:table-cell>
          <table:table-cell office:value-type="float" office:value="0.304963">
            <text:p>0.304963</text:p>
          </table:table-cell>
          <table:table-cell office:value-type="float" office:value="0.283017">
            <text:p>0.283017</text:p>
          </table:table-cell>
          <table:table-cell office:value-type="float" office:value="1.770715">
            <text:p>1.770715</text:p>
          </table:table-cell>
          <table:table-cell office:value-type="float" office:value="0.551631">
            <text:p>0.551631</text:p>
          </table:table-cell>
          <table:table-cell/>
          <table:table-cell office:value-type="float" office:value="1.175">
            <text:p>1.175</text:p>
          </table:table-cell>
          <table:table-cell office:value-type="float" office:value="0.398461">
            <text:p>0.398461</text:p>
          </table:table-cell>
          <table:table-cell office:value-type="float" office:value="0.381974">
            <text:p>0.381974</text:p>
          </table:table-cell>
          <table:table-cell office:value-type="float" office:value="1.15369">
            <text:p>1.15369</text:p>
          </table:table-cell>
          <table:table-cell office:value-type="float" office:value="0.409031">
            <text:p>0.409031</text:p>
          </table:table-cell>
          <table:table-cell/>
          <table:table-cell office:value-type="float" office:value="1.175">
            <text:p>1.175</text:p>
          </table:table-cell>
          <table:table-cell office:value-type="float" office:value="0.380686">
            <text:p>0.380686</text:p>
          </table:table-cell>
          <table:table-cell office:value-type="float" office:value="0.350717">
            <text:p>0.350717</text:p>
          </table:table-cell>
          <table:table-cell office:value-type="float" office:value="1.800434">
            <text:p>1.800434</text:p>
          </table:table-cell>
          <table:table-cell office:value-type="float" office:value="0.31426">
            <text:p>0.31426</text:p>
          </table:table-cell>
          <table:table-cell/>
          <table:table-cell office:value-type="float" office:value="1.175">
            <text:p>1.175</text:p>
          </table:table-cell>
          <table:table-cell office:value-type="float" office:value="0.360017">
            <text:p>0.360017</text:p>
          </table:table-cell>
          <table:table-cell office:value-type="float" office:value="0.32069">
            <text:p>0.32069</text:p>
          </table:table-cell>
          <table:table-cell office:value-type="float" office:value="1.772052">
            <text:p>1.772052</text:p>
          </table:table-cell>
          <table:table-cell office:value-type="float" office:value="0.319923">
            <text:p>0.319923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0.313232">
            <text:p>0.313232</text:p>
          </table:table-cell>
          <table:table-cell office:value-type="float" office:value="0.291377">
            <text:p>0.291377</text:p>
          </table:table-cell>
          <table:table-cell office:value-type="float" office:value="1.814522">
            <text:p>1.814522</text:p>
          </table:table-cell>
          <table:table-cell office:value-type="float" office:value="0.573142">
            <text:p>0.573142</text:p>
          </table:table-cell>
          <table:table-cell/>
          <table:table-cell office:value-type="float" office:value="1.2">
            <text:p>1.2</text:p>
          </table:table-cell>
          <table:table-cell office:value-type="float" office:value="0.402012">
            <text:p>0.402012</text:p>
          </table:table-cell>
          <table:table-cell office:value-type="float" office:value="0.382922">
            <text:p>0.382922</text:p>
          </table:table-cell>
          <table:table-cell office:value-type="float" office:value="1.25708">
            <text:p>1.25708</text:p>
          </table:table-cell>
          <table:table-cell office:value-type="float" office:value="0.399975">
            <text:p>0.399975</text:p>
          </table:table-cell>
          <table:table-cell/>
          <table:table-cell office:value-type="float" office:value="1.2">
            <text:p>1.2</text:p>
          </table:table-cell>
          <table:table-cell office:value-type="float" office:value="0.381358">
            <text:p>0.381358</text:p>
          </table:table-cell>
          <table:table-cell office:value-type="float" office:value="0.351673">
            <text:p>0.351673</text:p>
          </table:table-cell>
          <table:table-cell office:value-type="float" office:value="1.870933">
            <text:p>1.870933</text:p>
          </table:table-cell>
          <table:table-cell office:value-type="float" office:value="0.301094">
            <text:p>0.301094</text:p>
          </table:table-cell>
          <table:table-cell/>
          <table:table-cell office:value-type="float" office:value="1.2">
            <text:p>1.2</text:p>
          </table:table-cell>
          <table:table-cell office:value-type="float" office:value="0.363898">
            <text:p>0.363898</text:p>
          </table:table-cell>
          <table:table-cell office:value-type="float" office:value="0.322083">
            <text:p>0.322083</text:p>
          </table:table-cell>
          <table:table-cell office:value-type="float" office:value="1.82654">
            <text:p>1.82654</text:p>
          </table:table-cell>
          <table:table-cell office:value-type="float" office:value="0.311038">
            <text:p>0.311038</text:p>
          </table:table-cell>
        </table:table-row>
        <table:table-row table:style-name="ro2">
          <table:table-cell office:value-type="float" office:value="1.225">
            <text:p>1.225</text:p>
          </table:table-cell>
          <table:table-cell office:value-type="float" office:value="0.321901">
            <text:p>0.321901</text:p>
          </table:table-cell>
          <table:table-cell office:value-type="float" office:value="0.298881">
            <text:p>0.298881</text:p>
          </table:table-cell>
          <table:table-cell office:value-type="float" office:value="1.896501">
            <text:p>1.896501</text:p>
          </table:table-cell>
          <table:table-cell office:value-type="float" office:value="0.598801">
            <text:p>0.598801</text:p>
          </table:table-cell>
          <table:table-cell/>
          <table:table-cell office:value-type="float" office:value="1.225">
            <text:p>1.225</text:p>
          </table:table-cell>
          <table:table-cell office:value-type="float" office:value="0.405838">
            <text:p>0.405838</text:p>
          </table:table-cell>
          <table:table-cell office:value-type="float" office:value="0.383625">
            <text:p>0.383625</text:p>
          </table:table-cell>
          <table:table-cell office:value-type="float" office:value="1.36601">
            <text:p>1.36601</text:p>
          </table:table-cell>
          <table:table-cell office:value-type="float" office:value="0.399596">
            <text:p>0.399596</text:p>
          </table:table-cell>
          <table:table-cell/>
          <table:table-cell office:value-type="float" office:value="1.225">
            <text:p>1.225</text:p>
          </table:table-cell>
          <table:table-cell office:value-type="float" office:value="0.382668">
            <text:p>0.382668</text:p>
          </table:table-cell>
          <table:table-cell office:value-type="float" office:value="0.35306">
            <text:p>0.35306</text:p>
          </table:table-cell>
          <table:table-cell office:value-type="float" office:value="1.979393">
            <text:p>1.979393</text:p>
          </table:table-cell>
          <table:table-cell office:value-type="float" office:value="0.29221">
            <text:p>0.29221</text:p>
          </table:table-cell>
          <table:table-cell/>
          <table:table-cell office:value-type="float" office:value="1.225">
            <text:p>1.225</text:p>
          </table:table-cell>
          <table:table-cell office:value-type="float" office:value="0.367445">
            <text:p>0.367445</text:p>
          </table:table-cell>
          <table:table-cell office:value-type="float" office:value="0.323677">
            <text:p>0.323677</text:p>
          </table:table-cell>
          <table:table-cell office:value-type="float" office:value="1.881028">
            <text:p>1.881028</text:p>
          </table:table-cell>
          <table:table-cell office:value-type="float" office:value="0.302153">
            <text:p>0.302153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0.331019">
            <text:p>0.331019</text:p>
          </table:table-cell>
          <table:table-cell office:value-type="float" office:value="0.308183">
            <text:p>0.308183</text:p>
          </table:table-cell>
          <table:table-cell office:value-type="float" office:value="1.913124">
            <text:p>1.913124</text:p>
          </table:table-cell>
          <table:table-cell office:value-type="float" office:value="0.624801">
            <text:p>0.624801</text:p>
          </table:table-cell>
          <table:table-cell/>
          <table:table-cell office:value-type="float" office:value="1.25">
            <text:p>1.25</text:p>
          </table:table-cell>
          <table:table-cell office:value-type="float" office:value="0.409691">
            <text:p>0.409691</text:p>
          </table:table-cell>
          <table:table-cell office:value-type="float" office:value="0.384115">
            <text:p>0.384115</text:p>
          </table:table-cell>
          <table:table-cell office:value-type="float" office:value="1.42043">
            <text:p>1.42043</text:p>
          </table:table-cell>
          <table:table-cell office:value-type="float" office:value="0.395059">
            <text:p>0.395059</text:p>
          </table:table-cell>
          <table:table-cell/>
          <table:table-cell office:value-type="float" office:value="1.25">
            <text:p>1.25</text:p>
          </table:table-cell>
          <table:table-cell office:value-type="float" office:value="0.384331">
            <text:p>0.384331</text:p>
          </table:table-cell>
          <table:table-cell office:value-type="float" office:value="0.354816">
            <text:p>0.354816</text:p>
          </table:table-cell>
          <table:table-cell office:value-type="float" office:value="2.071584">
            <text:p>2.071584</text:p>
          </table:table-cell>
          <table:table-cell office:value-type="float" office:value="0.292049">
            <text:p>0.292049</text:p>
          </table:table-cell>
          <table:table-cell/>
          <table:table-cell office:value-type="float" office:value="1.25">
            <text:p>1.25</text:p>
          </table:table-cell>
          <table:table-cell office:value-type="float" office:value="0.370456">
            <text:p>0.370456</text:p>
          </table:table-cell>
          <table:table-cell office:value-type="float" office:value="0.325877">
            <text:p>0.325877</text:p>
          </table:table-cell>
          <table:table-cell office:value-type="float" office:value="1.929963">
            <text:p>1.929963</text:p>
          </table:table-cell>
          <table:table-cell office:value-type="float" office:value="0.284591">
            <text:p>0.284591</text:p>
          </table:table-cell>
        </table:table-row>
        <table:table-row table:style-name="ro2">
          <table:table-cell office:value-type="float" office:value="1.275">
            <text:p>1.275</text:p>
          </table:table-cell>
          <table:table-cell office:value-type="float" office:value="0.338988">
            <text:p>0.338988</text:p>
          </table:table-cell>
          <table:table-cell office:value-type="float" office:value="0.318329">
            <text:p>0.318329</text:p>
          </table:table-cell>
          <table:table-cell office:value-type="float" office:value="1.962378">
            <text:p>1.962378</text:p>
          </table:table-cell>
          <table:table-cell office:value-type="float" office:value="0.646283">
            <text:p>0.646283</text:p>
          </table:table-cell>
          <table:table-cell/>
          <table:table-cell office:value-type="float" office:value="1.275">
            <text:p>1.275</text:p>
          </table:table-cell>
          <table:table-cell office:value-type="float" office:value="0.412509">
            <text:p>0.412509</text:p>
          </table:table-cell>
          <table:table-cell office:value-type="float" office:value="0.384436">
            <text:p>0.384436</text:p>
          </table:table-cell>
          <table:table-cell office:value-type="float" office:value="1.47479">
            <text:p>1.47479</text:p>
          </table:table-cell>
          <table:table-cell office:value-type="float" office:value="0.386175">
            <text:p>0.386175</text:p>
          </table:table-cell>
          <table:table-cell/>
          <table:table-cell office:value-type="float" office:value="1.275">
            <text:p>1.275</text:p>
          </table:table-cell>
          <table:table-cell office:value-type="float" office:value="0.385866">
            <text:p>0.385866</text:p>
          </table:table-cell>
          <table:table-cell office:value-type="float" office:value="0.356518">
            <text:p>0.356518</text:p>
          </table:table-cell>
          <table:table-cell office:value-type="float" office:value="2.158351">
            <text:p>2.158351</text:p>
          </table:table-cell>
          <table:table-cell office:value-type="float" office:value="0.300594">
            <text:p>0.300594</text:p>
          </table:table-cell>
          <table:table-cell/>
          <table:table-cell office:value-type="float" office:value="1.275">
            <text:p>1.275</text:p>
          </table:table-cell>
          <table:table-cell office:value-type="float" office:value="0.37274">
            <text:p>0.37274</text:p>
          </table:table-cell>
          <table:table-cell office:value-type="float" office:value="0.328357">
            <text:p>0.328357</text:p>
          </table:table-cell>
          <table:table-cell office:value-type="float" office:value="2.006237">
            <text:p>2.006237</text:p>
          </table:table-cell>
          <table:table-cell office:value-type="float" office:value="0.271283">
            <text:p>0.271283</text:p>
          </table:table-cell>
        </table:table-row>
        <table:table-row table:style-name="ro2">
          <table:table-cell office:value-type="float" office:value="1.3">
            <text:p>1.3</text:p>
          </table:table-cell>
          <table:table-cell office:value-type="float" office:value="0.347187">
            <text:p>0.347187</text:p>
          </table:table-cell>
          <table:table-cell office:value-type="float" office:value="0.328766">
            <text:p>0.328766</text:p>
          </table:table-cell>
          <table:table-cell office:value-type="float" office:value="2.011584">
            <text:p>2.011584</text:p>
          </table:table-cell>
          <table:table-cell office:value-type="float" office:value="0.663418">
            <text:p>0.663418</text:p>
          </table:table-cell>
          <table:table-cell/>
          <table:table-cell office:value-type="float" office:value="1.3">
            <text:p>1.3</text:p>
          </table:table-cell>
          <table:table-cell office:value-type="float" office:value="0.413849">
            <text:p>0.413849</text:p>
          </table:table-cell>
          <table:table-cell office:value-type="float" office:value="0.384619">
            <text:p>0.384619</text:p>
          </table:table-cell>
          <table:table-cell office:value-type="float" office:value="1.529212">
            <text:p>1.529212</text:p>
          </table:table-cell>
          <table:table-cell office:value-type="float" office:value="0.381638">
            <text:p>0.381638</text:p>
          </table:table-cell>
          <table:table-cell/>
          <table:table-cell office:value-type="float" office:value="1.3">
            <text:p>1.3</text:p>
          </table:table-cell>
          <table:table-cell office:value-type="float" office:value="0.387823">
            <text:p>0.387823</text:p>
          </table:table-cell>
          <table:table-cell office:value-type="float" office:value="0.357726">
            <text:p>0.357726</text:p>
          </table:table-cell>
          <table:table-cell office:value-type="float" office:value="2.212581">
            <text:p>2.212581</text:p>
          </table:table-cell>
          <table:table-cell office:value-type="float" office:value="0.304848">
            <text:p>0.304848</text:p>
          </table:table-cell>
          <table:table-cell/>
          <table:table-cell office:value-type="float" office:value="1.3">
            <text:p>1.3</text:p>
          </table:table-cell>
          <table:table-cell office:value-type="float" office:value="0.374385">
            <text:p>0.374385</text:p>
          </table:table-cell>
          <table:table-cell office:value-type="float" office:value="0.330774">
            <text:p>0.330774</text:p>
          </table:table-cell>
          <table:table-cell office:value-type="float" office:value="2.104486">
            <text:p>2.104486</text:p>
          </table:table-cell>
          <table:table-cell office:value-type="float" office:value="0.270941">
            <text:p>0.270941</text:p>
          </table:table-cell>
        </table:table-row>
        <table:table-row table:style-name="ro2">
          <table:table-cell office:value-type="float" office:value="1.325">
            <text:p>1.325</text:p>
          </table:table-cell>
          <table:table-cell office:value-type="float" office:value="0.35806">
            <text:p>0.35806</text:p>
          </table:table-cell>
          <table:table-cell office:value-type="float" office:value="0.341113">
            <text:p>0.341113</text:p>
          </table:table-cell>
          <table:table-cell office:value-type="float" office:value="2.087927">
            <text:p>2.087927</text:p>
          </table:table-cell>
          <table:table-cell office:value-type="float" office:value="0.671715">
            <text:p>0.671715</text:p>
          </table:table-cell>
          <table:table-cell/>
          <table:table-cell office:value-type="float" office:value="1.325">
            <text:p>1.325</text:p>
          </table:table-cell>
          <table:table-cell office:value-type="float" office:value="0.415233">
            <text:p>0.415233</text:p>
          </table:table-cell>
          <table:table-cell office:value-type="float" office:value="0.383848">
            <text:p>0.383848</text:p>
          </table:table-cell>
          <table:table-cell office:value-type="float" office:value="1.583581">
            <text:p>1.583581</text:p>
          </table:table-cell>
          <table:table-cell office:value-type="float" office:value="0.372753">
            <text:p>0.372753</text:p>
          </table:table-cell>
          <table:table-cell/>
          <table:table-cell office:value-type="float" office:value="1.325">
            <text:p>1.325</text:p>
          </table:table-cell>
          <table:table-cell office:value-type="float" office:value="0.390326">
            <text:p>0.390326</text:p>
          </table:table-cell>
          <table:table-cell office:value-type="float" office:value="0.358415">
            <text:p>0.358415</text:p>
          </table:table-cell>
          <table:table-cell office:value-type="float" office:value="2.266811">
            <text:p>2.266811</text:p>
          </table:table-cell>
          <table:table-cell office:value-type="float" office:value="0.309101">
            <text:p>0.309101</text:p>
          </table:table-cell>
          <table:table-cell/>
          <table:table-cell office:value-type="float" office:value="1.325">
            <text:p>1.325</text:p>
          </table:table-cell>
          <table:table-cell office:value-type="float" office:value="0.375401">
            <text:p>0.375401</text:p>
          </table:table-cell>
          <table:table-cell office:value-type="float" office:value="0.333212">
            <text:p>0.333212</text:p>
          </table:table-cell>
          <table:table-cell office:value-type="float" office:value="2.219016">
            <text:p>2.219016</text:p>
          </table:table-cell>
          <table:table-cell office:value-type="float" office:value="0.261847">
            <text:p>0.261847</text:p>
          </table:table-cell>
        </table:table-row>
        <table:table-row table:style-name="ro2">
          <table:table-cell office:value-type="float" office:value="1.35">
            <text:p>1.35</text:p>
          </table:table-cell>
          <table:table-cell office:value-type="float" office:value="0.369597">
            <text:p>0.369597</text:p>
          </table:table-cell>
          <table:table-cell office:value-type="float" office:value="0.354771">
            <text:p>0.354771</text:p>
          </table:table-cell>
          <table:table-cell office:value-type="float" office:value="2.147695">
            <text:p>2.147695</text:p>
          </table:table-cell>
          <table:table-cell office:value-type="float" office:value="0.65836">
            <text:p>0.65836</text:p>
          </table:table-cell>
          <table:table-cell/>
          <table:table-cell office:value-type="float" office:value="1.35">
            <text:p>1.35</text:p>
          </table:table-cell>
          <table:table-cell office:value-type="float" office:value="0.416998">
            <text:p>0.416998</text:p>
          </table:table-cell>
          <table:table-cell office:value-type="float" office:value="0.383089">
            <text:p>0.383089</text:p>
          </table:table-cell>
          <table:table-cell office:value-type="float" office:value="1.637998">
            <text:p>1.637998</text:p>
          </table:table-cell>
          <table:table-cell office:value-type="float" office:value="0.368216">
            <text:p>0.368216</text:p>
          </table:table-cell>
          <table:table-cell/>
          <table:table-cell office:value-type="float" office:value="1.35">
            <text:p>1.35</text:p>
          </table:table-cell>
          <table:table-cell office:value-type="float" office:value="0.392988">
            <text:p>0.392988</text:p>
          </table:table-cell>
          <table:table-cell office:value-type="float" office:value="0.358658">
            <text:p>0.358658</text:p>
          </table:table-cell>
          <table:table-cell office:value-type="float" office:value="2.321041">
            <text:p>2.321041</text:p>
          </table:table-cell>
          <table:table-cell office:value-type="float" office:value="0.313355">
            <text:p>0.313355</text:p>
          </table:table-cell>
          <table:table-cell/>
          <table:table-cell office:value-type="float" office:value="1.35">
            <text:p>1.35</text:p>
          </table:table-cell>
          <table:table-cell office:value-type="float" office:value="0.376157">
            <text:p>0.376157</text:p>
          </table:table-cell>
          <table:table-cell office:value-type="float" office:value="0.335578">
            <text:p>0.335578</text:p>
          </table:table-cell>
          <table:table-cell office:value-type="float" office:value="2.339146">
            <text:p>2.339146</text:p>
          </table:table-cell>
          <table:table-cell office:value-type="float" office:value="0.265777">
            <text:p>0.265777</text:p>
          </table:table-cell>
        </table:table-row>
        <table:table-row table:style-name="ro2">
          <table:table-cell office:value-type="float" office:value="1.375">
            <text:p>1.375</text:p>
          </table:table-cell>
          <table:table-cell office:value-type="float" office:value="0.381773">
            <text:p>0.381773</text:p>
          </table:table-cell>
          <table:table-cell office:value-type="float" office:value="0.367863">
            <text:p>0.367863</text:p>
          </table:table-cell>
          <table:table-cell office:value-type="float" office:value="2.202016">
            <text:p>2.202016</text:p>
          </table:table-cell>
          <table:table-cell office:value-type="float" office:value="0.645033">
            <text:p>0.645033</text:p>
          </table:table-cell>
          <table:table-cell/>
          <table:table-cell office:value-type="float" office:value="1.375">
            <text:p>1.375</text:p>
          </table:table-cell>
          <table:table-cell office:value-type="float" office:value="0.41828">
            <text:p>0.41828</text:p>
          </table:table-cell>
          <table:table-cell office:value-type="float" office:value="0.382637">
            <text:p>0.382637</text:p>
          </table:table-cell>
          <table:table-cell office:value-type="float" office:value="1.719552">
            <text:p>1.719552</text:p>
          </table:table-cell>
          <table:table-cell office:value-type="float" office:value="0.354889">
            <text:p>0.354889</text:p>
          </table:table-cell>
          <table:table-cell/>
          <table:table-cell office:value-type="float" office:value="1.375">
            <text:p>1.375</text:p>
          </table:table-cell>
          <table:table-cell office:value-type="float" office:value="0.396044">
            <text:p>0.396044</text:p>
          </table:table-cell>
          <table:table-cell office:value-type="float" office:value="0.358795">
            <text:p>0.358795</text:p>
          </table:table-cell>
          <table:table-cell office:value-type="float" office:value="2.375271">
            <text:p>2.375271</text:p>
          </table:table-cell>
          <table:table-cell office:value-type="float" office:value="0.317608">
            <text:p>0.317608</text:p>
          </table:table-cell>
          <table:table-cell/>
          <table:table-cell office:value-type="float" office:value="1.375">
            <text:p>1.375</text:p>
          </table:table-cell>
          <table:table-cell office:value-type="float" office:value="0.377174">
            <text:p>0.377174</text:p>
          </table:table-cell>
          <table:table-cell office:value-type="float" office:value="0.337893">
            <text:p>0.337893</text:p>
          </table:table-cell>
          <table:table-cell office:value-type="float" office:value="2.4756037">
            <text:p>2.4756037</text:p>
          </table:table-cell>
          <table:table-cell office:value-type="float" office:value="0.265302">
            <text:p>0.265302</text:p>
          </table:table-cell>
        </table:table-row>
        <table:table-row table:style-name="ro2">
          <table:table-cell office:value-type="float" office:value="1.4">
            <text:p>1.4</text:p>
          </table:table-cell>
          <table:table-cell office:value-type="float" office:value="0.39508">
            <text:p>0.39508</text:p>
          </table:table-cell>
          <table:table-cell office:value-type="float" office:value="0.381195">
            <text:p>0.381195</text:p>
          </table:table-cell>
          <table:table-cell office:value-type="float" office:value="2.250796">
            <text:p>2.250796</text:p>
          </table:table-cell>
          <table:table-cell office:value-type="float" office:value="0.623039">
            <text:p>0.623039</text:p>
          </table:table-cell>
          <table:table-cell/>
          <table:table-cell office:value-type="float" office:value="1.4">
            <text:p>1.4</text:p>
          </table:table-cell>
          <table:table-cell office:value-type="float" office:value="0.419111">
            <text:p>0.419111</text:p>
          </table:table-cell>
          <table:table-cell office:value-type="float" office:value="0.382569">
            <text:p>0.382569</text:p>
          </table:table-cell>
          <table:table-cell office:value-type="float" office:value="1.773922">
            <text:p>1.773922</text:p>
          </table:table-cell>
          <table:table-cell office:value-type="float" office:value="0.346004">
            <text:p>0.346004</text:p>
          </table:table-cell>
          <table:table-cell/>
          <table:table-cell office:value-type="float" office:value="1.4">
            <text:p>1.4</text:p>
          </table:table-cell>
          <table:table-cell office:value-type="float" office:value="0.39911">
            <text:p>0.39911</text:p>
          </table:table-cell>
          <table:table-cell office:value-type="float" office:value="0.35903">
            <text:p>0.35903</text:p>
          </table:table-cell>
          <table:table-cell office:value-type="float" office:value="2.4457701">
            <text:p>2.4457701</text:p>
          </table:table-cell>
          <table:table-cell office:value-type="float" office:value="0.317486">
            <text:p>0.317486</text:p>
          </table:table-cell>
          <table:table-cell/>
          <table:table-cell office:value-type="float" office:value="1.4">
            <text:p>1.4</text:p>
          </table:table-cell>
          <table:table-cell office:value-type="float" office:value="0.378562">
            <text:p>0.378562</text:p>
          </table:table-cell>
          <table:table-cell office:value-type="float" office:value="0.340127">
            <text:p>0.340127</text:p>
          </table:table-cell>
          <table:table-cell office:value-type="float" office:value="2.5">
            <text:p>2.5</text:p>
          </table:table-cell>
          <table:table-cell office:value-type="float" office:value="0.269517">
            <text:p>0.269517</text:p>
          </table:table-cell>
        </table:table-row>
        <table:table-row table:style-name="ro2">
          <table:table-cell office:value-type="float" office:value="1.425">
            <text:p>1.425</text:p>
          </table:table-cell>
          <table:table-cell office:value-type="float" office:value="0.409418">
            <text:p>0.409418</text:p>
          </table:table-cell>
          <table:table-cell office:value-type="float" office:value="0.394604">
            <text:p>0.394604</text:p>
          </table:table-cell>
          <table:table-cell office:value-type="float" office:value="2.299623">
            <text:p>2.299623</text:p>
          </table:table-cell>
          <table:table-cell office:value-type="float" office:value="0.605393">
            <text:p>0.605393</text:p>
          </table:table-cell>
          <table:table-cell/>
          <table:table-cell office:value-type="float" office:value="1.425">
            <text:p>1.425</text:p>
          </table:table-cell>
          <table:table-cell office:value-type="float" office:value="0.419265">
            <text:p>0.419265</text:p>
          </table:table-cell>
          <table:table-cell office:value-type="float" office:value="0.38187">
            <text:p>0.38187</text:p>
          </table:table-cell>
          <table:table-cell office:value-type="float" office:value="1.828291">
            <text:p>1.828291</text:p>
          </table:table-cell>
          <table:table-cell office:value-type="float" office:value="0.337119">
            <text:p>0.337119</text:p>
          </table:table-cell>
          <table:table-cell/>
          <table:table-cell office:value-type="float" office:value="1.425">
            <text:p>1.425</text:p>
          </table:table-cell>
          <table:table-cell office:value-type="float" office:value="0.401704">
            <text:p>0.401704</text:p>
          </table:table-cell>
          <table:table-cell office:value-type="float" office:value="0.359249">
            <text:p>0.359249</text:p>
          </table:table-cell>
          <table:table-cell office:value-type="float" office:value="2.489154">
            <text:p>2.489154</text:p>
          </table:table-cell>
          <table:table-cell office:value-type="float" office:value="0.321758">
            <text:p>0.321758</text:p>
          </table:table-cell>
          <table:table-cell/>
          <table:table-cell office:value-type="float" office:value="1.425">
            <text:p>1.425</text:p>
          </table:table-cell>
          <table:table-cell office:value-type="float" office:value="0.380191">
            <text:p>0.380191</text:p>
          </table:table-cell>
          <table:table-cell office:value-type="float" office:value="0.342015">
            <text:p>0.342015</text:p>
          </table:table-cell>
          <table:table-cell table:number-columns-repeated="2"/>
        </table:table-row>
        <table:table-row table:style-name="ro2">
          <table:table-cell office:value-type="float" office:value="1.45">
            <text:p>1.45</text:p>
          </table:table-cell>
          <table:table-cell office:value-type="float" office:value="0.424901">
            <text:p>0.424901</text:p>
          </table:table-cell>
          <table:table-cell office:value-type="float" office:value="0.408743">
            <text:p>0.408743</text:p>
          </table:table-cell>
          <table:table-cell office:value-type="float" office:value="2.342957">
            <text:p>2.342957</text:p>
          </table:table-cell>
          <table:table-cell office:value-type="float" office:value="0.583428">
            <text:p>0.583428</text:p>
          </table:table-cell>
          <table:table-cell/>
          <table:table-cell office:value-type="float" office:value="1.45">
            <text:p>1.45</text:p>
          </table:table-cell>
          <table:table-cell office:value-type="float" office:value="0.418269">
            <text:p>0.418269</text:p>
          </table:table-cell>
          <table:table-cell office:value-type="float" office:value="0.379884">
            <text:p>0.379884</text:p>
          </table:table-cell>
          <table:table-cell office:value-type="float" office:value="1.882708">
            <text:p>1.882708</text:p>
          </table:table-cell>
          <table:table-cell office:value-type="float" office:value="0.332582">
            <text:p>0.332582</text:p>
          </table:table-cell>
          <table:table-cell/>
          <table:table-cell office:value-type="float" office:value="1.45">
            <text:p>1.45</text:p>
          </table:table-cell>
          <table:table-cell office:value-type="float" office:value="0.404453">
            <text:p>0.404453</text:p>
          </table:table-cell>
          <table:table-cell office:value-type="float" office:value="0.35959">
            <text:p>0.35959</text:p>
          </table:table-cell>
          <table:table-cell table:number-columns-repeated="3"/>
          <table:table-cell office:value-type="float" office:value="1.45">
            <text:p>1.45</text:p>
          </table:table-cell>
          <table:table-cell office:value-type="float" office:value="0.381968">
            <text:p>0.381968</text:p>
          </table:table-cell>
          <table:table-cell office:value-type="float" office:value="0.343434">
            <text:p>0.343434</text:p>
          </table:table-cell>
          <table:table-cell table:number-columns-repeated="2"/>
        </table:table-row>
        <table:table-row table:style-name="ro2">
          <table:table-cell office:value-type="float" office:value="1.475">
            <text:p>1.475</text:p>
          </table:table-cell>
          <table:table-cell office:value-type="float" office:value="0.440763">
            <text:p>0.440763</text:p>
          </table:table-cell>
          <table:table-cell office:value-type="float" office:value="0.424165">
            <text:p>0.424165</text:p>
          </table:table-cell>
          <table:table-cell office:value-type="float" office:value="2.39723">
            <text:p>2.39723</text:p>
          </table:table-cell>
          <table:table-cell office:value-type="float" office:value="0.565754">
            <text:p>0.565754</text:p>
          </table:table-cell>
          <table:table-cell/>
          <table:table-cell office:value-type="float" office:value="1.475">
            <text:p>1.475</text:p>
          </table:table-cell>
          <table:table-cell office:value-type="float" office:value="0.417822">
            <text:p>0.417822</text:p>
          </table:table-cell>
          <table:table-cell office:value-type="float" office:value="0.377996">
            <text:p>0.377996</text:p>
          </table:table-cell>
          <table:table-cell office:value-type="float" office:value="1.969708">
            <text:p>1.969708</text:p>
          </table:table-cell>
          <table:table-cell office:value-type="float" office:value="0.319236">
            <text:p>0.319236</text:p>
          </table:table-cell>
          <table:table-cell/>
          <table:table-cell office:value-type="float" office:value="1.475">
            <text:p>1.475</text:p>
          </table:table-cell>
          <table:table-cell office:value-type="float" office:value="0.407705">
            <text:p>0.407705</text:p>
          </table:table-cell>
          <table:table-cell office:value-type="float" office:value="0.360252">
            <text:p>0.360252</text:p>
          </table:table-cell>
          <table:table-cell table:number-columns-repeated="3"/>
          <table:table-cell office:value-type="float" office:value="1.475">
            <text:p>1.475</text:p>
          </table:table-cell>
          <table:table-cell office:value-type="float" office:value="0.384066">
            <text:p>0.384066</text:p>
          </table:table-cell>
          <table:table-cell office:value-type="float" office:value="0.344891">
            <text:p>0.344891</text:p>
          </table:table-cell>
          <table:table-cell table:number-columns-repeated="2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0.457843">
            <text:p>0.457843</text:p>
          </table:table-cell>
          <table:table-cell office:value-type="float" office:value="0.43945">
            <text:p>0.43945</text:p>
          </table:table-cell>
          <table:table-cell office:value-type="float" office:value="2.4461052">
            <text:p>2.4461052</text:p>
          </table:table-cell>
          <table:table-cell office:value-type="float" office:value="0.552455">
            <text:p>0.552455</text:p>
          </table:table-cell>
          <table:table-cell/>
          <table:table-cell office:value-type="float" office:value="1.5">
            <text:p>1.5</text:p>
          </table:table-cell>
          <table:table-cell office:value-type="float" office:value="0.418893">
            <text:p>0.418893</text:p>
          </table:table-cell>
          <table:table-cell office:value-type="float" office:value="0.376241">
            <text:p>0.376241</text:p>
          </table:table-cell>
          <table:table-cell office:value-type="float" office:value="2.073332">
            <text:p>2.073332</text:p>
          </table:table-cell>
          <table:table-cell office:value-type="float" office:value="0.331919">
            <text:p>0.331919</text:p>
          </table:table-cell>
          <table:table-cell/>
          <table:table-cell office:value-type="float" office:value="1.5">
            <text:p>1.5</text:p>
          </table:table-cell>
          <table:table-cell office:value-type="float" office:value="0.410913">
            <text:p>0.410913</text:p>
          </table:table-cell>
          <table:table-cell office:value-type="float" office:value="0.361452">
            <text:p>0.361452</text:p>
          </table:table-cell>
          <table:table-cell table:number-columns-repeated="3"/>
          <table:table-cell office:value-type="float" office:value="1.5">
            <text:p>1.5</text:p>
          </table:table-cell>
          <table:table-cell office:value-type="float" office:value="0.38662">
            <text:p>0.38662</text:p>
          </table:table-cell>
          <table:table-cell office:value-type="float" office:value="0.346536">
            <text:p>0.346536</text:p>
          </table:table-cell>
          <table:table-cell table:number-columns-repeated="2"/>
        </table:table-row>
        <table:table-row table:style-name="ro2">
          <table:table-cell office:value-type="float" office:value="1.525">
            <text:p>1.525</text:p>
          </table:table-cell>
          <table:table-cell office:value-type="float" office:value="0.476319">
            <text:p>0.476319</text:p>
          </table:table-cell>
          <table:table-cell office:value-type="float" office:value="0.455706">
            <text:p>0.455706</text:p>
          </table:table-cell>
          <table:table-cell office:value-type="float" office:value="2.49502728">
            <text:p>2.49502728</text:p>
          </table:table-cell>
          <table:table-cell office:value-type="float" office:value="0.543504">
            <text:p>0.543504</text:p>
          </table:table-cell>
          <table:table-cell/>
          <table:table-cell office:value-type="float" office:value="1.525">
            <text:p>1.525</text:p>
          </table:table-cell>
          <table:table-cell office:value-type="float" office:value="0.420357">
            <text:p>0.420357</text:p>
          </table:table-cell>
          <table:table-cell office:value-type="float" office:value="0.374247">
            <text:p>0.374247</text:p>
          </table:table-cell>
          <table:table-cell office:value-type="float" office:value="2.127891">
            <text:p>2.127891</text:p>
          </table:table-cell>
          <table:table-cell office:value-type="float" office:value="0.340425">
            <text:p>0.340425</text:p>
          </table:table-cell>
          <table:table-cell/>
          <table:table-cell office:value-type="float" office:value="1.525">
            <text:p>1.525</text:p>
          </table:table-cell>
          <table:table-cell office:value-type="float" office:value="0.41377">
            <text:p>0.41377</text:p>
          </table:table-cell>
          <table:table-cell office:value-type="float" office:value="0.362912">
            <text:p>0.362912</text:p>
          </table:table-cell>
          <table:table-cell table:number-columns-repeated="3"/>
          <table:table-cell office:value-type="float" office:value="1.525">
            <text:p>1.525</text:p>
          </table:table-cell>
          <table:table-cell office:value-type="float" office:value="0.389159">
            <text:p>0.389159</text:p>
          </table:table-cell>
          <table:table-cell office:value-type="float" office:value="0.347968">
            <text:p>0.347968</text:p>
          </table:table-cell>
          <table:table-cell table:number-columns-repeated="2"/>
        </table:table-row>
        <table:table-row table:style-name="ro2">
          <table:table-cell office:value-type="float" office:value="1.55">
            <text:p>1.55</text:p>
          </table:table-cell>
          <table:table-cell office:value-type="float" office:value="0.496637">
            <text:p>0.496637</text:p>
          </table:table-cell>
          <table:table-cell office:value-type="float" office:value="0.474225">
            <text:p>0.474225</text:p>
          </table:table-cell>
          <table:table-cell table:number-columns-repeated="3"/>
          <table:table-cell office:value-type="float" office:value="1.55">
            <text:p>1.55</text:p>
          </table:table-cell>
          <table:table-cell office:value-type="float" office:value="0.421426">
            <text:p>0.421426</text:p>
          </table:table-cell>
          <table:table-cell office:value-type="float" office:value="0.372206">
            <text:p>0.372206</text:p>
          </table:table-cell>
          <table:table-cell office:value-type="float" office:value="2.182403">
            <text:p>2.182403</text:p>
          </table:table-cell>
          <table:table-cell office:value-type="float" office:value="0.344583">
            <text:p>0.344583</text:p>
          </table:table-cell>
          <table:table-cell/>
          <table:table-cell office:value-type="float" office:value="1.55">
            <text:p>1.55</text:p>
          </table:table-cell>
          <table:table-cell office:value-type="float" office:value="0.416195">
            <text:p>0.416195</text:p>
          </table:table-cell>
          <table:table-cell office:value-type="float" office:value="0.363916">
            <text:p>0.363916</text:p>
          </table:table-cell>
          <table:table-cell table:number-columns-repeated="3"/>
          <table:table-cell office:value-type="float" office:value="1.55">
            <text:p>1.55</text:p>
          </table:table-cell>
          <table:table-cell office:value-type="float" office:value="0.390922">
            <text:p>0.390922</text:p>
          </table:table-cell>
          <table:table-cell office:value-type="float" office:value="0.349114">
            <text:p>0.349114</text:p>
          </table:table-cell>
          <table:table-cell table:number-columns-repeated="2"/>
        </table:table-row>
        <table:table-row table:style-name="ro2">
          <table:table-cell office:value-type="float" office:value="1.575">
            <text:p>1.575</text:p>
          </table:table-cell>
          <table:table-cell office:value-type="float" office:value="0.518948">
            <text:p>0.518948</text:p>
          </table:table-cell>
          <table:table-cell office:value-type="float" office:value="0.491148">
            <text:p>0.491148</text:p>
          </table:table-cell>
          <table:table-cell table:number-columns-repeated="3"/>
          <table:table-cell office:value-type="float" office:value="1.575">
            <text:p>1.575</text:p>
          </table:table-cell>
          <table:table-cell office:value-type="float" office:value="0.421913">
            <text:p>0.421913</text:p>
          </table:table-cell>
          <table:table-cell office:value-type="float" office:value="0.369615">
            <text:p>0.369615</text:p>
          </table:table-cell>
          <table:table-cell office:value-type="float" office:value="2.236962">
            <text:p>2.236962</text:p>
          </table:table-cell>
          <table:table-cell office:value-type="float" office:value="0.353089">
            <text:p>0.353089</text:p>
          </table:table-cell>
          <table:table-cell/>
          <table:table-cell office:value-type="float" office:value="1.575">
            <text:p>1.575</text:p>
          </table:table-cell>
          <table:table-cell office:value-type="float" office:value="0.418616">
            <text:p>0.418616</text:p>
          </table:table-cell>
          <table:table-cell office:value-type="float" office:value="0.364656">
            <text:p>0.364656</text:p>
          </table:table-cell>
          <table:table-cell table:number-columns-repeated="3"/>
          <table:table-cell office:value-type="float" office:value="1.575">
            <text:p>1.575</text:p>
          </table:table-cell>
          <table:table-cell office:value-type="float" office:value="0.391945">
            <text:p>0.391945</text:p>
          </table:table-cell>
          <table:table-cell office:value-type="float" office:value="0.349944">
            <text:p>0.349944</text:p>
          </table:table-cell>
          <table:table-cell table:number-columns-repeated="2"/>
        </table:table-row>
        <table:table-row table:style-name="ro2">
          <table:table-cell office:value-type="float" office:value="1.6">
            <text:p>1.6</text:p>
          </table:table-cell>
          <table:table-cell office:value-type="float" office:value="0.541597">
            <text:p>0.541597</text:p>
          </table:table-cell>
          <table:table-cell office:value-type="float" office:value="0.507175">
            <text:p>0.507175</text:p>
          </table:table-cell>
          <table:table-cell table:number-columns-repeated="3"/>
          <table:table-cell office:value-type="float" office:value="1.6">
            <text:p>1.6</text:p>
          </table:table-cell>
          <table:table-cell office:value-type="float" office:value="0.422088">
            <text:p>0.422088</text:p>
          </table:table-cell>
          <table:table-cell office:value-type="float" office:value="0.366216">
            <text:p>0.366216</text:p>
          </table:table-cell>
          <table:table-cell office:value-type="float" office:value="2.286074">
            <text:p>2.286074</text:p>
          </table:table-cell>
          <table:table-cell office:value-type="float" office:value="0.361614">
            <text:p>0.361614</text:p>
          </table:table-cell>
          <table:table-cell/>
          <table:table-cell office:value-type="float" office:value="1.6">
            <text:p>1.6</text:p>
          </table:table-cell>
          <table:table-cell office:value-type="float" office:value="0.420995">
            <text:p>0.420995</text:p>
          </table:table-cell>
          <table:table-cell office:value-type="float" office:value="0.365768">
            <text:p>0.365768</text:p>
          </table:table-cell>
          <table:table-cell table:number-columns-repeated="3"/>
          <table:table-cell office:value-type="float" office:value="1.6">
            <text:p>1.6</text:p>
          </table:table-cell>
          <table:table-cell office:value-type="float" office:value="0.392792">
            <text:p>0.392792</text:p>
          </table:table-cell>
          <table:table-cell office:value-type="float" office:value="0.350514">
            <text:p>0.350514</text:p>
          </table:table-cell>
          <table:table-cell table:number-columns-repeated="2"/>
        </table:table-row>
        <table:table-row table:style-name="ro2">
          <table:table-cell office:value-type="float" office:value="1.625">
            <text:p>1.625</text:p>
          </table:table-cell>
          <table:table-cell office:value-type="float" office:value="0.562235">
            <text:p>0.562235</text:p>
          </table:table-cell>
          <table:table-cell office:value-type="float" office:value="0.52353">
            <text:p>0.52353</text:p>
          </table:table-cell>
          <table:table-cell table:number-columns-repeated="3"/>
          <table:table-cell office:value-type="float" office:value="1.625">
            <text:p>1.625</text:p>
          </table:table-cell>
          <table:table-cell office:value-type="float" office:value="0.42167">
            <text:p>0.42167</text:p>
          </table:table-cell>
          <table:table-cell office:value-type="float" office:value="0.36406">
            <text:p>0.36406</text:p>
          </table:table-cell>
          <table:table-cell office:value-type="float" office:value="2.340586">
            <text:p>2.340586</text:p>
          </table:table-cell>
          <table:table-cell office:value-type="float" office:value="0.365772">
            <text:p>0.365772</text:p>
          </table:table-cell>
          <table:table-cell/>
          <table:table-cell office:value-type="float" office:value="1.625">
            <text:p>1.625</text:p>
          </table:table-cell>
          <table:table-cell office:value-type="float" office:value="0.423257">
            <text:p>0.423257</text:p>
          </table:table-cell>
          <table:table-cell office:value-type="float" office:value="0.366959">
            <text:p>0.366959</text:p>
          </table:table-cell>
          <table:table-cell table:number-columns-repeated="3"/>
          <table:table-cell office:value-type="float" office:value="1.625">
            <text:p>1.625</text:p>
          </table:table-cell>
          <table:table-cell office:value-type="float" office:value="0.393627">
            <text:p>0.393627</text:p>
          </table:table-cell>
          <table:table-cell office:value-type="float" office:value="0.351004">
            <text:p>0.351004</text:p>
          </table:table-cell>
          <table:table-cell table:number-columns-repeated="2"/>
        </table:table-row>
        <table:table-row table:style-name="ro2">
          <table:table-cell office:value-type="float" office:value="1.65">
            <text:p>1.65</text:p>
          </table:table-cell>
          <table:table-cell office:value-type="float" office:value="0.579952">
            <text:p>0.579952</text:p>
          </table:table-cell>
          <table:table-cell office:value-type="float" office:value="0.539992">
            <text:p>0.539992</text:p>
          </table:table-cell>
          <table:table-cell table:number-columns-repeated="3"/>
          <table:table-cell office:value-type="float" office:value="1.65">
            <text:p>1.65</text:p>
          </table:table-cell>
          <table:table-cell office:value-type="float" office:value="0.421337">
            <text:p>0.421337</text:p>
          </table:table-cell>
          <table:table-cell office:value-type="float" office:value="0.362977">
            <text:p>0.362977</text:p>
          </table:table-cell>
          <table:table-cell office:value-type="float" office:value="2.4279179">
            <text:p>2.4279179</text:p>
          </table:table-cell>
          <table:table-cell office:value-type="float" office:value="0.382859">
            <text:p>0.382859</text:p>
          </table:table-cell>
          <table:table-cell/>
          <table:table-cell office:value-type="float" office:value="1.65">
            <text:p>1.65</text:p>
          </table:table-cell>
          <table:table-cell office:value-type="float" office:value="0.425348">
            <text:p>0.425348</text:p>
          </table:table-cell>
          <table:table-cell office:value-type="float" office:value="0.367631">
            <text:p>0.367631</text:p>
          </table:table-cell>
          <table:table-cell table:number-columns-repeated="3"/>
          <table:table-cell office:value-type="float" office:value="1.65">
            <text:p>1.65</text:p>
          </table:table-cell>
          <table:table-cell office:value-type="float" office:value="0.394344">
            <text:p>0.394344</text:p>
          </table:table-cell>
          <table:table-cell office:value-type="float" office:value="0.351115">
            <text:p>0.351115</text:p>
          </table:table-cell>
          <table:table-cell table:number-columns-repeated="2"/>
        </table:table-row>
        <table:table-row table:style-name="ro2">
          <table:table-cell office:value-type="float" office:value="1.675">
            <text:p>1.675</text:p>
          </table:table-cell>
          <table:table-cell office:value-type="float" office:value="0.597509">
            <text:p>0.597509</text:p>
          </table:table-cell>
          <table:table-cell office:value-type="float" office:value="0.556522">
            <text:p>0.556522</text:p>
          </table:table-cell>
          <table:table-cell table:number-columns-repeated="3"/>
          <table:table-cell office:value-type="float" office:value="1.675">
            <text:p>1.675</text:p>
          </table:table-cell>
          <table:table-cell office:value-type="float" office:value="0.42226">
            <text:p>0.42226</text:p>
          </table:table-cell>
          <table:table-cell office:value-type="float" office:value="0.361205">
            <text:p>0.361205</text:p>
          </table:table-cell>
          <table:table-cell office:value-type="float" office:value="2.5">
            <text:p>2.5</text:p>
          </table:table-cell>
          <table:table-cell office:value-type="float" office:value="0.386904">
            <text:p>0.386904</text:p>
          </table:table-cell>
          <table:table-cell/>
          <table:table-cell office:value-type="float" office:value="1.675">
            <text:p>1.675</text:p>
          </table:table-cell>
          <table:table-cell office:value-type="float" office:value="0.427264">
            <text:p>0.427264</text:p>
          </table:table-cell>
          <table:table-cell office:value-type="float" office:value="0.367893">
            <text:p>0.367893</text:p>
          </table:table-cell>
          <table:table-cell table:number-columns-repeated="3"/>
          <table:table-cell office:value-type="float" office:value="1.675">
            <text:p>1.675</text:p>
          </table:table-cell>
          <table:table-cell office:value-type="float" office:value="0.394703">
            <text:p>0.394703</text:p>
          </table:table-cell>
          <table:table-cell office:value-type="float" office:value="0.350943">
            <text:p>0.350943</text:p>
          </table:table-cell>
          <table:table-cell table:number-columns-repeated="2"/>
        </table:table-row>
        <table:table-row table:style-name="ro2">
          <table:table-cell office:value-type="float" office:value="1.7">
            <text:p>1.7</text:p>
          </table:table-cell>
          <table:table-cell office:value-type="float" office:value="0.615235">
            <text:p>0.615235</text:p>
          </table:table-cell>
          <table:table-cell office:value-type="float" office:value="0.571346">
            <text:p>0.571346</text:p>
          </table:table-cell>
          <table:table-cell table:number-columns-repeated="3"/>
          <table:table-cell office:value-type="float" office:value="1.7">
            <text:p>1.7</text:p>
          </table:table-cell>
          <table:table-cell office:value-type="float" office:value="0.423555">
            <text:p>0.423555</text:p>
          </table:table-cell>
          <table:table-cell office:value-type="float" office:value="0.35928">
            <text:p>0.35928</text:p>
          </table:table-cell>
          <table:table-cell table:number-columns-repeated="3"/>
          <table:table-cell office:value-type="float" office:value="1.7">
            <text:p>1.7</text:p>
          </table:table-cell>
          <table:table-cell office:value-type="float" office:value="0.428886">
            <text:p>0.428886</text:p>
          </table:table-cell>
          <table:table-cell office:value-type="float" office:value="0.367785">
            <text:p>0.367785</text:p>
          </table:table-cell>
          <table:table-cell table:number-columns-repeated="3"/>
          <table:table-cell office:value-type="float" office:value="1.7">
            <text:p>1.7</text:p>
          </table:table-cell>
          <table:table-cell office:value-type="float" office:value="0.394756">
            <text:p>0.394756</text:p>
          </table:table-cell>
          <table:table-cell office:value-type="float" office:value="0.35067">
            <text:p>0.35067</text:p>
          </table:table-cell>
          <table:table-cell table:number-columns-repeated="2"/>
        </table:table-row>
        <table:table-row table:style-name="ro2">
          <table:table-cell office:value-type="float" office:value="1.725">
            <text:p>1.725</text:p>
          </table:table-cell>
          <table:table-cell office:value-type="float" office:value="0.634729">
            <text:p>0.634729</text:p>
          </table:table-cell>
          <table:table-cell office:value-type="float" office:value="0.58575">
            <text:p>0.58575</text:p>
          </table:table-cell>
          <table:table-cell table:number-columns-repeated="3"/>
          <table:table-cell office:value-type="float" office:value="1.725">
            <text:p>1.725</text:p>
          </table:table-cell>
          <table:table-cell office:value-type="float" office:value="0.42423">
            <text:p>0.42423</text:p>
          </table:table-cell>
          <table:table-cell office:value-type="float" office:value="0.356713">
            <text:p>0.356713</text:p>
          </table:table-cell>
          <table:table-cell table:number-columns-repeated="3"/>
          <table:table-cell office:value-type="float" office:value="1.725">
            <text:p>1.725</text:p>
          </table:table-cell>
          <table:table-cell office:value-type="float" office:value="0.429986">
            <text:p>0.429986</text:p>
          </table:table-cell>
          <table:table-cell office:value-type="float" office:value="0.367286">
            <text:p>0.367286</text:p>
          </table:table-cell>
          <table:table-cell table:number-columns-repeated="3"/>
          <table:table-cell office:value-type="float" office:value="1.725">
            <text:p>1.725</text:p>
          </table:table-cell>
          <table:table-cell office:value-type="float" office:value="0.394776">
            <text:p>0.394776</text:p>
          </table:table-cell>
          <table:table-cell office:value-type="float" office:value="0.349975">
            <text:p>0.349975</text:p>
          </table:table-cell>
          <table:table-cell table:number-columns-repeated="2"/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0.655212">
            <text:p>0.655212</text:p>
          </table:table-cell>
          <table:table-cell office:value-type="float" office:value="0.600493">
            <text:p>0.600493</text:p>
          </table:table-cell>
          <table:table-cell table:number-columns-repeated="3"/>
          <table:table-cell office:value-type="float" office:value="1.75">
            <text:p>1.75</text:p>
          </table:table-cell>
          <table:table-cell office:value-type="float" office:value="0.424242">
            <text:p>0.424242</text:p>
          </table:table-cell>
          <table:table-cell office:value-type="float" office:value="0.353146">
            <text:p>0.353146</text:p>
          </table:table-cell>
          <table:table-cell table:number-columns-repeated="3"/>
          <table:table-cell office:value-type="float" office:value="1.75">
            <text:p>1.75</text:p>
          </table:table-cell>
          <table:table-cell office:value-type="float" office:value="0.430855">
            <text:p>0.430855</text:p>
          </table:table-cell>
          <table:table-cell office:value-type="float" office:value="0.366517">
            <text:p>0.366517</text:p>
          </table:table-cell>
          <table:table-cell table:number-columns-repeated="3"/>
          <table:table-cell office:value-type="float" office:value="1.75">
            <text:p>1.75</text:p>
          </table:table-cell>
          <table:table-cell office:value-type="float" office:value="0.395089">
            <text:p>0.395089</text:p>
          </table:table-cell>
          <table:table-cell office:value-type="float" office:value="0.349052">
            <text:p>0.349052</text:p>
          </table:table-cell>
          <table:table-cell table:number-columns-repeated="2"/>
        </table:table-row>
        <table:table-row table:style-name="ro2">
          <table:table-cell office:value-type="float" office:value="1.775">
            <text:p>1.775</text:p>
          </table:table-cell>
          <table:table-cell office:value-type="float" office:value="0.673935">
            <text:p>0.673935</text:p>
          </table:table-cell>
          <table:table-cell office:value-type="float" office:value="0.613947">
            <text:p>0.613947</text:p>
          </table:table-cell>
          <table:table-cell table:number-columns-repeated="3"/>
          <table:table-cell office:value-type="float" office:value="1.775">
            <text:p>1.775</text:p>
          </table:table-cell>
          <table:table-cell office:value-type="float" office:value="0.423343">
            <text:p>0.423343</text:p>
          </table:table-cell>
          <table:table-cell office:value-type="float" office:value="0.350059">
            <text:p>0.350059</text:p>
          </table:table-cell>
          <table:table-cell table:number-columns-repeated="3"/>
          <table:table-cell office:value-type="float" office:value="1.775">
            <text:p>1.775</text:p>
          </table:table-cell>
          <table:table-cell office:value-type="float" office:value="0.431487">
            <text:p>0.431487</text:p>
          </table:table-cell>
          <table:table-cell office:value-type="float" office:value="0.36513">
            <text:p>0.36513</text:p>
          </table:table-cell>
          <table:table-cell table:number-columns-repeated="3"/>
          <table:table-cell office:value-type="float" office:value="1.775">
            <text:p>1.775</text:p>
          </table:table-cell>
          <table:table-cell office:value-type="float" office:value="0.395688">
            <text:p>0.395688</text:p>
          </table:table-cell>
          <table:table-cell office:value-type="float" office:value="0.348048">
            <text:p>0.348048</text:p>
          </table:table-cell>
          <table:table-cell table:number-columns-repeated="2"/>
        </table:table-row>
        <table:table-row table:style-name="ro2">
          <table:table-cell office:value-type="float" office:value="1.8">
            <text:p>1.8</text:p>
          </table:table-cell>
          <table:table-cell office:value-type="float" office:value="0.691924">
            <text:p>0.691924</text:p>
          </table:table-cell>
          <table:table-cell office:value-type="float" office:value="0.627927">
            <text:p>0.627927</text:p>
          </table:table-cell>
          <table:table-cell table:number-columns-repeated="3"/>
          <table:table-cell office:value-type="float" office:value="1.8">
            <text:p>1.8</text:p>
          </table:table-cell>
          <table:table-cell office:value-type="float" office:value="0.422317">
            <text:p>0.422317</text:p>
          </table:table-cell>
          <table:table-cell office:value-type="float" office:value="0.347625">
            <text:p>0.347625</text:p>
          </table:table-cell>
          <table:table-cell table:number-columns-repeated="3"/>
          <table:table-cell office:value-type="float" office:value="1.8">
            <text:p>1.8</text:p>
          </table:table-cell>
          <table:table-cell office:value-type="float" office:value="0.432179">
            <text:p>0.432179</text:p>
          </table:table-cell>
          <table:table-cell office:value-type="float" office:value="0.363379">
            <text:p>0.363379</text:p>
          </table:table-cell>
          <table:table-cell table:number-columns-repeated="3"/>
          <table:table-cell office:value-type="float" office:value="1.8">
            <text:p>1.8</text:p>
          </table:table-cell>
          <table:table-cell office:value-type="float" office:value="0.396173">
            <text:p>0.396173</text:p>
          </table:table-cell>
          <table:table-cell office:value-type="float" office:value="0.34665">
            <text:p>0.34665</text:p>
          </table:table-cell>
          <table:table-cell table:number-columns-repeated="2"/>
        </table:table-row>
        <table:table-row table:style-name="ro2">
          <table:table-cell office:value-type="float" office:value="1.825">
            <text:p>1.825</text:p>
          </table:table-cell>
          <table:table-cell office:value-type="float" office:value="0.710325">
            <text:p>0.710325</text:p>
          </table:table-cell>
          <table:table-cell office:value-type="float" office:value="0.642216">
            <text:p>0.642216</text:p>
          </table:table-cell>
          <table:table-cell table:number-columns-repeated="3"/>
          <table:table-cell office:value-type="float" office:value="1.825">
            <text:p>1.825</text:p>
          </table:table-cell>
          <table:table-cell office:value-type="float" office:value="0.421998">
            <text:p>0.421998</text:p>
          </table:table-cell>
          <table:table-cell office:value-type="float" office:value="0.346212">
            <text:p>0.346212</text:p>
          </table:table-cell>
          <table:table-cell table:number-columns-repeated="3"/>
          <table:table-cell office:value-type="float" office:value="1.825">
            <text:p>1.825</text:p>
          </table:table-cell>
          <table:table-cell office:value-type="float" office:value="0.432972">
            <text:p>0.432972</text:p>
          </table:table-cell>
          <table:table-cell office:value-type="float" office:value="0.361702">
            <text:p>0.361702</text:p>
          </table:table-cell>
          <table:table-cell table:number-columns-repeated="3"/>
          <table:table-cell office:value-type="float" office:value="1.825">
            <text:p>1.825</text:p>
          </table:table-cell>
          <table:table-cell office:value-type="float" office:value="0.396347">
            <text:p>0.396347</text:p>
          </table:table-cell>
          <table:table-cell office:value-type="float" office:value="0.34519">
            <text:p>0.34519</text:p>
          </table:table-cell>
          <table:table-cell table:number-columns-repeated="2"/>
        </table:table-row>
        <table:table-row table:style-name="ro2">
          <table:table-cell office:value-type="float" office:value="1.85">
            <text:p>1.85</text:p>
          </table:table-cell>
          <table:table-cell office:value-type="float" office:value="0.728976">
            <text:p>0.728976</text:p>
          </table:table-cell>
          <table:table-cell office:value-type="float" office:value="0.65596">
            <text:p>0.65596</text:p>
          </table:table-cell>
          <table:table-cell table:number-columns-repeated="3"/>
          <table:table-cell office:value-type="float" office:value="1.85">
            <text:p>1.85</text:p>
          </table:table-cell>
          <table:table-cell office:value-type="float" office:value="0.422235">
            <text:p>0.422235</text:p>
          </table:table-cell>
          <table:table-cell office:value-type="float" office:value="0.34593">
            <text:p>0.34593</text:p>
          </table:table-cell>
          <table:table-cell table:number-columns-repeated="3"/>
          <table:table-cell office:value-type="float" office:value="1.85">
            <text:p>1.85</text:p>
          </table:table-cell>
          <table:table-cell office:value-type="float" office:value="0.43344">
            <text:p>0.43344</text:p>
          </table:table-cell>
          <table:table-cell office:value-type="float" office:value="0.360296">
            <text:p>0.360296</text:p>
          </table:table-cell>
          <table:table-cell table:number-columns-repeated="3"/>
          <table:table-cell office:value-type="float" office:value="1.85">
            <text:p>1.85</text:p>
          </table:table-cell>
          <table:table-cell office:value-type="float" office:value="0.396189">
            <text:p>0.396189</text:p>
          </table:table-cell>
          <table:table-cell office:value-type="float" office:value="0.343786">
            <text:p>0.343786</text:p>
          </table:table-cell>
          <table:table-cell table:number-columns-repeated="2"/>
        </table:table-row>
        <table:table-row table:style-name="ro2">
          <table:table-cell office:value-type="float" office:value="1.875">
            <text:p>1.875</text:p>
          </table:table-cell>
          <table:table-cell office:value-type="float" office:value="0.742094">
            <text:p>0.742094</text:p>
          </table:table-cell>
          <table:table-cell office:value-type="float" office:value="0.667514">
            <text:p>0.667514</text:p>
          </table:table-cell>
          <table:table-cell table:number-columns-repeated="3"/>
          <table:table-cell office:value-type="float" office:value="1.875">
            <text:p>1.875</text:p>
          </table:table-cell>
          <table:table-cell office:value-type="float" office:value="0.422952">
            <text:p>0.422952</text:p>
          </table:table-cell>
          <table:table-cell office:value-type="float" office:value="0.345623">
            <text:p>0.345623</text:p>
          </table:table-cell>
          <table:table-cell table:number-columns-repeated="3"/>
          <table:table-cell office:value-type="float" office:value="1.875">
            <text:p>1.875</text:p>
          </table:table-cell>
          <table:table-cell office:value-type="float" office:value="0.43305">
            <text:p>0.43305</text:p>
          </table:table-cell>
          <table:table-cell office:value-type="float" office:value="0.358741">
            <text:p>0.358741</text:p>
          </table:table-cell>
          <table:table-cell table:number-columns-repeated="3"/>
          <table:table-cell office:value-type="float" office:value="1.875">
            <text:p>1.875</text:p>
          </table:table-cell>
          <table:table-cell office:value-type="float" office:value="0.395689">
            <text:p>0.395689</text:p>
          </table:table-cell>
          <table:table-cell office:value-type="float" office:value="0.341921">
            <text:p>0.341921</text:p>
          </table:table-cell>
          <table:table-cell table:number-columns-repeated="2"/>
        </table:table-row>
        <table:table-row table:style-name="ro2">
          <table:table-cell office:value-type="float" office:value="1.9">
            <text:p>1.9</text:p>
          </table:table-cell>
          <table:table-cell office:value-type="float" office:value="0.751456">
            <text:p>0.751456</text:p>
          </table:table-cell>
          <table:table-cell office:value-type="float" office:value="0.677391">
            <text:p>0.677391</text:p>
          </table:table-cell>
          <table:table-cell table:number-columns-repeated="3"/>
          <table:table-cell office:value-type="float" office:value="1.9">
            <text:p>1.9</text:p>
          </table:table-cell>
          <table:table-cell office:value-type="float" office:value="0.423894">
            <text:p>0.423894</text:p>
          </table:table-cell>
          <table:table-cell office:value-type="float" office:value="0.344744">
            <text:p>0.344744</text:p>
          </table:table-cell>
          <table:table-cell table:number-columns-repeated="3"/>
          <table:table-cell office:value-type="float" office:value="1.9">
            <text:p>1.9</text:p>
          </table:table-cell>
          <table:table-cell office:value-type="float" office:value="0.432172">
            <text:p>0.432172</text:p>
          </table:table-cell>
          <table:table-cell office:value-type="float" office:value="0.356827">
            <text:p>0.356827</text:p>
          </table:table-cell>
          <table:table-cell table:number-columns-repeated="3"/>
          <table:table-cell office:value-type="float" office:value="1.9">
            <text:p>1.9</text:p>
          </table:table-cell>
          <table:table-cell office:value-type="float" office:value="0.394936">
            <text:p>0.394936</text:p>
          </table:table-cell>
          <table:table-cell office:value-type="float" office:value="0.339587">
            <text:p>0.339587</text:p>
          </table:table-cell>
          <table:table-cell table:number-columns-repeated="2"/>
        </table:table-row>
        <table:table-row table:style-name="ro2">
          <table:table-cell office:value-type="float" office:value="1.925">
            <text:p>1.925</text:p>
          </table:table-cell>
          <table:table-cell office:value-type="float" office:value="0.761218">
            <text:p>0.761218</text:p>
          </table:table-cell>
          <table:table-cell office:value-type="float" office:value="0.684876">
            <text:p>0.684876</text:p>
          </table:table-cell>
          <table:table-cell table:number-columns-repeated="3"/>
          <table:table-cell office:value-type="float" office:value="1.925">
            <text:p>1.925</text:p>
          </table:table-cell>
          <table:table-cell office:value-type="float" office:value="0.424027">
            <text:p>0.424027</text:p>
          </table:table-cell>
          <table:table-cell office:value-type="float" office:value="0.342979">
            <text:p>0.342979</text:p>
          </table:table-cell>
          <table:table-cell table:number-columns-repeated="3"/>
          <table:table-cell office:value-type="float" office:value="1.925">
            <text:p>1.925</text:p>
          </table:table-cell>
          <table:table-cell office:value-type="float" office:value="0.431195">
            <text:p>0.431195</text:p>
          </table:table-cell>
          <table:table-cell office:value-type="float" office:value="0.354555">
            <text:p>0.354555</text:p>
          </table:table-cell>
          <table:table-cell table:number-columns-repeated="3"/>
          <table:table-cell office:value-type="float" office:value="1.925">
            <text:p>1.925</text:p>
          </table:table-cell>
          <table:table-cell office:value-type="float" office:value="0.394317">
            <text:p>0.394317</text:p>
          </table:table-cell>
          <table:table-cell office:value-type="float" office:value="0.337149">
            <text:p>0.337149</text:p>
          </table:table-cell>
          <table:table-cell table:number-columns-repeated="2"/>
        </table:table-row>
        <table:table-row table:style-name="ro2">
          <table:table-cell office:value-type="float" office:value="1.95">
            <text:p>1.95</text:p>
          </table:table-cell>
          <table:table-cell office:value-type="float" office:value="0.770561">
            <text:p>0.770561</text:p>
          </table:table-cell>
          <table:table-cell office:value-type="float" office:value="0.690437">
            <text:p>0.690437</text:p>
          </table:table-cell>
          <table:table-cell table:number-columns-repeated="3"/>
          <table:table-cell office:value-type="float" office:value="1.95">
            <text:p>1.95</text:p>
          </table:table-cell>
          <table:table-cell office:value-type="float" office:value="0.424042">
            <text:p>0.424042</text:p>
          </table:table-cell>
          <table:table-cell office:value-type="float" office:value="0.340535">
            <text:p>0.340535</text:p>
          </table:table-cell>
          <table:table-cell table:number-columns-repeated="3"/>
          <table:table-cell office:value-type="float" office:value="1.95">
            <text:p>1.95</text:p>
          </table:table-cell>
          <table:table-cell office:value-type="float" office:value="0.429862">
            <text:p>0.429862</text:p>
          </table:table-cell>
          <table:table-cell office:value-type="float" office:value="0.351648">
            <text:p>0.351648</text:p>
          </table:table-cell>
          <table:table-cell table:number-columns-repeated="3"/>
          <table:table-cell office:value-type="float" office:value="1.95">
            <text:p>1.95</text:p>
          </table:table-cell>
          <table:table-cell office:value-type="float" office:value="0.394164">
            <text:p>0.394164</text:p>
          </table:table-cell>
          <table:table-cell office:value-type="float" office:value="0.334298">
            <text:p>0.334298</text:p>
          </table:table-cell>
          <table:table-cell table:number-columns-repeated="2"/>
        </table:table-row>
        <table:table-row table:style-name="ro2">
          <table:table-cell office:value-type="float" office:value="1.975">
            <text:p>1.975</text:p>
          </table:table-cell>
          <table:table-cell office:value-type="float" office:value="0.778433">
            <text:p>0.778433</text:p>
          </table:table-cell>
          <table:table-cell office:value-type="float" office:value="0.694348">
            <text:p>0.694348</text:p>
          </table:table-cell>
          <table:table-cell table:number-columns-repeated="3"/>
          <table:table-cell office:value-type="float" office:value="1.975">
            <text:p>1.975</text:p>
          </table:table-cell>
          <table:table-cell office:value-type="float" office:value="0.424251">
            <text:p>0.424251</text:p>
          </table:table-cell>
          <table:table-cell office:value-type="float" office:value="0.337743">
            <text:p>0.337743</text:p>
          </table:table-cell>
          <table:table-cell table:number-columns-repeated="3"/>
          <table:table-cell office:value-type="float" office:value="1.975">
            <text:p>1.975</text:p>
          </table:table-cell>
          <table:table-cell office:value-type="float" office:value="0.428118">
            <text:p>0.428118</text:p>
          </table:table-cell>
          <table:table-cell office:value-type="float" office:value="0.348604">
            <text:p>0.348604</text:p>
          </table:table-cell>
          <table:table-cell table:number-columns-repeated="3"/>
          <table:table-cell office:value-type="float" office:value="1.975">
            <text:p>1.975</text:p>
          </table:table-cell>
          <table:table-cell office:value-type="float" office:value="0.394432">
            <text:p>0.394432</text:p>
          </table:table-cell>
          <table:table-cell office:value-type="float" office:value="0.331109">
            <text:p>0.331109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785073">
            <text:p>0.785073</text:p>
          </table:table-cell>
          <table:table-cell office:value-type="float" office:value="0.697063">
            <text:p>0.697063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.424806">
            <text:p>0.424806</text:p>
          </table:table-cell>
          <table:table-cell office:value-type="float" office:value="0.335007">
            <text:p>0.335007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.426312">
            <text:p>0.426312</text:p>
          </table:table-cell>
          <table:table-cell office:value-type="float" office:value="0.345289">
            <text:p>0.345289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.394777">
            <text:p>0.394777</text:p>
          </table:table-cell>
          <table:table-cell office:value-type="float" office:value="0.328024">
            <text:p>0.328024</text:p>
          </table:table-cell>
          <table:table-cell table:number-columns-repeated="2"/>
        </table:table-row>
        <table:table-row table:style-name="ro2">
          <table:table-cell office:value-type="float" office:value="2.025">
            <text:p>2.025</text:p>
          </table:table-cell>
          <table:table-cell office:value-type="float" office:value="0.791109">
            <text:p>0.791109</text:p>
          </table:table-cell>
          <table:table-cell office:value-type="float" office:value="0.698065">
            <text:p>0.698065</text:p>
          </table:table-cell>
          <table:table-cell table:number-columns-repeated="3"/>
          <table:table-cell office:value-type="float" office:value="2.025">
            <text:p>2.025</text:p>
          </table:table-cell>
          <table:table-cell office:value-type="float" office:value="0.425512">
            <text:p>0.425512</text:p>
          </table:table-cell>
          <table:table-cell office:value-type="float" office:value="0.332644">
            <text:p>0.332644</text:p>
          </table:table-cell>
          <table:table-cell table:number-columns-repeated="3"/>
          <table:table-cell office:value-type="float" office:value="2.025">
            <text:p>2.025</text:p>
          </table:table-cell>
          <table:table-cell office:value-type="float" office:value="0.42473">
            <text:p>0.42473</text:p>
          </table:table-cell>
          <table:table-cell office:value-type="float" office:value="0.341317">
            <text:p>0.341317</text:p>
          </table:table-cell>
          <table:table-cell table:number-columns-repeated="3"/>
          <table:table-cell office:value-type="float" office:value="2.025">
            <text:p>2.025</text:p>
          </table:table-cell>
          <table:table-cell office:value-type="float" office:value="0.394576">
            <text:p>0.394576</text:p>
          </table:table-cell>
          <table:table-cell office:value-type="float" office:value="0.325158">
            <text:p>0.325158</text:p>
          </table:table-cell>
          <table:table-cell table:number-columns-repeated="2"/>
        </table:table-row>
        <table:table-row table:style-name="ro2">
          <table:table-cell office:value-type="float" office:value="2.05">
            <text:p>2.05</text:p>
          </table:table-cell>
          <table:table-cell office:value-type="float" office:value="0.795519">
            <text:p>0.795519</text:p>
          </table:table-cell>
          <table:table-cell office:value-type="float" office:value="0.698228">
            <text:p>0.698228</text:p>
          </table:table-cell>
          <table:table-cell table:number-columns-repeated="3"/>
          <table:table-cell office:value-type="float" office:value="2.05">
            <text:p>2.05</text:p>
          </table:table-cell>
          <table:table-cell office:value-type="float" office:value="0.425767">
            <text:p>0.425767</text:p>
          </table:table-cell>
          <table:table-cell office:value-type="float" office:value="0.330847">
            <text:p>0.330847</text:p>
          </table:table-cell>
          <table:table-cell table:number-columns-repeated="3"/>
          <table:table-cell office:value-type="float" office:value="2.05">
            <text:p>2.05</text:p>
          </table:table-cell>
          <table:table-cell office:value-type="float" office:value="0.42305">
            <text:p>0.42305</text:p>
          </table:table-cell>
          <table:table-cell office:value-type="float" office:value="0.337154">
            <text:p>0.337154</text:p>
          </table:table-cell>
          <table:table-cell table:number-columns-repeated="3"/>
          <table:table-cell office:value-type="float" office:value="2.05">
            <text:p>2.05</text:p>
          </table:table-cell>
          <table:table-cell office:value-type="float" office:value="0.393419">
            <text:p>0.393419</text:p>
          </table:table-cell>
          <table:table-cell office:value-type="float" office:value="0.322233">
            <text:p>0.322233</text:p>
          </table:table-cell>
          <table:table-cell table:number-columns-repeated="2"/>
        </table:table-row>
        <table:table-row table:style-name="ro2">
          <table:table-cell office:value-type="float" office:value="2.075">
            <text:p>2.075</text:p>
          </table:table-cell>
          <table:table-cell office:value-type="float" office:value="0.796491">
            <text:p>0.796491</text:p>
          </table:table-cell>
          <table:table-cell office:value-type="float" office:value="0.695577">
            <text:p>0.695577</text:p>
          </table:table-cell>
          <table:table-cell table:number-columns-repeated="3"/>
          <table:table-cell office:value-type="float" office:value="2.075">
            <text:p>2.075</text:p>
          </table:table-cell>
          <table:table-cell office:value-type="float" office:value="0.42604">
            <text:p>0.42604</text:p>
          </table:table-cell>
          <table:table-cell office:value-type="float" office:value="0.32937">
            <text:p>0.32937</text:p>
          </table:table-cell>
          <table:table-cell table:number-columns-repeated="3"/>
          <table:table-cell office:value-type="float" office:value="2.075">
            <text:p>2.075</text:p>
          </table:table-cell>
          <table:table-cell office:value-type="float" office:value="0.420834">
            <text:p>0.420834</text:p>
          </table:table-cell>
          <table:table-cell office:value-type="float" office:value="0.333317">
            <text:p>0.333317</text:p>
          </table:table-cell>
          <table:table-cell table:number-columns-repeated="3"/>
          <table:table-cell office:value-type="float" office:value="2.075">
            <text:p>2.075</text:p>
          </table:table-cell>
          <table:table-cell office:value-type="float" office:value="0.391105">
            <text:p>0.391105</text:p>
          </table:table-cell>
          <table:table-cell office:value-type="float" office:value="0.319227">
            <text:p>0.319227</text:p>
          </table:table-cell>
          <table:table-cell table:number-columns-repeated="2"/>
        </table:table-row>
        <table:table-row table:style-name="ro2">
          <table:table-cell office:value-type="float" office:value="2.1">
            <text:p>2.1</text:p>
          </table:table-cell>
          <table:table-cell office:value-type="float" office:value="0.795028">
            <text:p>0.795028</text:p>
          </table:table-cell>
          <table:table-cell office:value-type="float" office:value="0.690324">
            <text:p>0.690324</text:p>
          </table:table-cell>
          <table:table-cell table:number-columns-repeated="3"/>
          <table:table-cell office:value-type="float" office:value="2.1">
            <text:p>2.1</text:p>
          </table:table-cell>
          <table:table-cell office:value-type="float" office:value="0.42679">
            <text:p>0.42679</text:p>
          </table:table-cell>
          <table:table-cell office:value-type="float" office:value="0.327342">
            <text:p>0.327342</text:p>
          </table:table-cell>
          <table:table-cell table:number-columns-repeated="3"/>
          <table:table-cell office:value-type="float" office:value="2.1">
            <text:p>2.1</text:p>
          </table:table-cell>
          <table:table-cell office:value-type="float" office:value="0.418296">
            <text:p>0.418296</text:p>
          </table:table-cell>
          <table:table-cell office:value-type="float" office:value="0.329742">
            <text:p>0.329742</text:p>
          </table:table-cell>
          <table:table-cell table:number-columns-repeated="3"/>
          <table:table-cell office:value-type="float" office:value="2.1">
            <text:p>2.1</text:p>
          </table:table-cell>
          <table:table-cell office:value-type="float" office:value="0.388531">
            <text:p>0.388531</text:p>
          </table:table-cell>
          <table:table-cell office:value-type="float" office:value="0.316085">
            <text:p>0.316085</text:p>
          </table:table-cell>
          <table:table-cell table:number-columns-repeated="2"/>
        </table:table-row>
        <table:table-row table:style-name="ro2">
          <table:table-cell office:value-type="float" office:value="2.125">
            <text:p>2.125</text:p>
          </table:table-cell>
          <table:table-cell office:value-type="float" office:value="0.791335">
            <text:p>0.791335</text:p>
          </table:table-cell>
          <table:table-cell office:value-type="float" office:value="0.683815">
            <text:p>0.683815</text:p>
          </table:table-cell>
          <table:table-cell table:number-columns-repeated="3"/>
          <table:table-cell office:value-type="float" office:value="2.125">
            <text:p>2.125</text:p>
          </table:table-cell>
          <table:table-cell office:value-type="float" office:value="0.427532">
            <text:p>0.427532</text:p>
          </table:table-cell>
          <table:table-cell office:value-type="float" office:value="0.325063">
            <text:p>0.325063</text:p>
          </table:table-cell>
          <table:table-cell table:number-columns-repeated="3"/>
          <table:table-cell office:value-type="float" office:value="2.125">
            <text:p>2.125</text:p>
          </table:table-cell>
          <table:table-cell office:value-type="float" office:value="0.415828">
            <text:p>0.415828</text:p>
          </table:table-cell>
          <table:table-cell office:value-type="float" office:value="0.325839">
            <text:p>0.325839</text:p>
          </table:table-cell>
          <table:table-cell table:number-columns-repeated="3"/>
          <table:table-cell office:value-type="float" office:value="2.125">
            <text:p>2.125</text:p>
          </table:table-cell>
          <table:table-cell office:value-type="float" office:value="0.386273">
            <text:p>0.386273</text:p>
          </table:table-cell>
          <table:table-cell office:value-type="float" office:value="0.312455">
            <text:p>0.312455</text:p>
          </table:table-cell>
          <table:table-cell table:number-columns-repeated="2"/>
        </table:table-row>
        <table:table-row table:style-name="ro2">
          <table:table-cell office:value-type="float" office:value="2.15">
            <text:p>2.15</text:p>
          </table:table-cell>
          <table:table-cell office:value-type="float" office:value="0.785769">
            <text:p>0.785769</text:p>
          </table:table-cell>
          <table:table-cell office:value-type="float" office:value="0.676782">
            <text:p>0.676782</text:p>
          </table:table-cell>
          <table:table-cell table:number-columns-repeated="3"/>
          <table:table-cell office:value-type="float" office:value="2.15">
            <text:p>2.15</text:p>
          </table:table-cell>
          <table:table-cell office:value-type="float" office:value="0.42795">
            <text:p>0.42795</text:p>
          </table:table-cell>
          <table:table-cell office:value-type="float" office:value="0.322746">
            <text:p>0.322746</text:p>
          </table:table-cell>
          <table:table-cell table:number-columns-repeated="3"/>
          <table:table-cell office:value-type="float" office:value="2.15">
            <text:p>2.15</text:p>
          </table:table-cell>
          <table:table-cell office:value-type="float" office:value="0.413397">
            <text:p>0.413397</text:p>
          </table:table-cell>
          <table:table-cell office:value-type="float" office:value="0.322078">
            <text:p>0.322078</text:p>
          </table:table-cell>
          <table:table-cell table:number-columns-repeated="3"/>
          <table:table-cell office:value-type="float" office:value="2.15">
            <text:p>2.15</text:p>
          </table:table-cell>
          <table:table-cell office:value-type="float" office:value="0.384319">
            <text:p>0.384319</text:p>
          </table:table-cell>
          <table:table-cell office:value-type="float" office:value="0.308184">
            <text:p>0.308184</text:p>
          </table:table-cell>
          <table:table-cell table:number-columns-repeated="2"/>
        </table:table-row>
        <table:table-row table:style-name="ro2">
          <table:table-cell office:value-type="float" office:value="2.175">
            <text:p>2.175</text:p>
          </table:table-cell>
          <table:table-cell office:value-type="float" office:value="0.780215">
            <text:p>0.780215</text:p>
          </table:table-cell>
          <table:table-cell office:value-type="float" office:value="0.668934">
            <text:p>0.668934</text:p>
          </table:table-cell>
          <table:table-cell table:number-columns-repeated="3"/>
          <table:table-cell office:value-type="float" office:value="2.175">
            <text:p>2.175</text:p>
          </table:table-cell>
          <table:table-cell office:value-type="float" office:value="0.428138">
            <text:p>0.428138</text:p>
          </table:table-cell>
          <table:table-cell office:value-type="float" office:value="0.320792">
            <text:p>0.320792</text:p>
          </table:table-cell>
          <table:table-cell table:number-columns-repeated="3"/>
          <table:table-cell office:value-type="float" office:value="2.175">
            <text:p>2.175</text:p>
          </table:table-cell>
          <table:table-cell office:value-type="float" office:value="0.410585">
            <text:p>0.410585</text:p>
          </table:table-cell>
          <table:table-cell office:value-type="float" office:value="0.319185">
            <text:p>0.319185</text:p>
          </table:table-cell>
          <table:table-cell table:number-columns-repeated="3"/>
          <table:table-cell office:value-type="float" office:value="2.175">
            <text:p>2.175</text:p>
          </table:table-cell>
          <table:table-cell office:value-type="float" office:value="0.382351">
            <text:p>0.382351</text:p>
          </table:table-cell>
          <table:table-cell office:value-type="float" office:value="0.303919">
            <text:p>0.303919</text:p>
          </table:table-cell>
          <table:table-cell table:number-columns-repeated="2"/>
        </table:table-row>
        <table:table-row table:style-name="ro2">
          <table:table-cell office:value-type="float" office:value="2.2">
            <text:p>2.2</text:p>
          </table:table-cell>
          <table:table-cell office:value-type="float" office:value="0.773592">
            <text:p>0.773592</text:p>
          </table:table-cell>
          <table:table-cell office:value-type="float" office:value="0.659897">
            <text:p>0.659897</text:p>
          </table:table-cell>
          <table:table-cell table:number-columns-repeated="3"/>
          <table:table-cell office:value-type="float" office:value="2.2">
            <text:p>2.2</text:p>
          </table:table-cell>
          <table:table-cell office:value-type="float" office:value="0.428519">
            <text:p>0.428519</text:p>
          </table:table-cell>
          <table:table-cell office:value-type="float" office:value="0.319753">
            <text:p>0.319753</text:p>
          </table:table-cell>
          <table:table-cell table:number-columns-repeated="3"/>
          <table:table-cell office:value-type="float" office:value="2.2">
            <text:p>2.2</text:p>
          </table:table-cell>
          <table:table-cell office:value-type="float" office:value="0.407379">
            <text:p>0.407379</text:p>
          </table:table-cell>
          <table:table-cell office:value-type="float" office:value="0.317029">
            <text:p>0.317029</text:p>
          </table:table-cell>
          <table:table-cell table:number-columns-repeated="3"/>
          <table:table-cell office:value-type="float" office:value="2.2">
            <text:p>2.2</text:p>
          </table:table-cell>
          <table:table-cell office:value-type="float" office:value="0.379984">
            <text:p>0.379984</text:p>
          </table:table-cell>
          <table:table-cell office:value-type="float" office:value="0.300276">
            <text:p>0.300276</text:p>
          </table:table-cell>
          <table:table-cell table:number-columns-repeated="2"/>
        </table:table-row>
        <table:table-row table:style-name="ro2">
          <table:table-cell office:value-type="float" office:value="2.225">
            <text:p>2.225</text:p>
          </table:table-cell>
          <table:table-cell office:value-type="float" office:value="0.764577">
            <text:p>0.764577</text:p>
          </table:table-cell>
          <table:table-cell office:value-type="float" office:value="0.646744">
            <text:p>0.646744</text:p>
          </table:table-cell>
          <table:table-cell table:number-columns-repeated="3"/>
          <table:table-cell office:value-type="float" office:value="2.225">
            <text:p>2.225</text:p>
          </table:table-cell>
          <table:table-cell office:value-type="float" office:value="0.429905">
            <text:p>0.429905</text:p>
          </table:table-cell>
          <table:table-cell office:value-type="float" office:value="0.318305">
            <text:p>0.318305</text:p>
          </table:table-cell>
          <table:table-cell table:number-columns-repeated="3"/>
          <table:table-cell office:value-type="float" office:value="2.225">
            <text:p>2.225</text:p>
          </table:table-cell>
          <table:table-cell office:value-type="float" office:value="0.404464">
            <text:p>0.404464</text:p>
          </table:table-cell>
          <table:table-cell office:value-type="float" office:value="0.315041">
            <text:p>0.315041</text:p>
          </table:table-cell>
          <table:table-cell table:number-columns-repeated="3"/>
          <table:table-cell office:value-type="float" office:value="2.225">
            <text:p>2.225</text:p>
          </table:table-cell>
          <table:table-cell office:value-type="float" office:value="0.377262">
            <text:p>0.377262</text:p>
          </table:table-cell>
          <table:table-cell office:value-type="float" office:value="0.297048">
            <text:p>0.297048</text:p>
          </table:table-cell>
          <table:table-cell table:number-columns-repeated="2"/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0.753022">
            <text:p>0.753022</text:p>
          </table:table-cell>
          <table:table-cell office:value-type="float" office:value="0.629312">
            <text:p>0.629312</text:p>
          </table:table-cell>
          <table:table-cell table:number-columns-repeated="3"/>
          <table:table-cell office:value-type="float" office:value="2.25">
            <text:p>2.25</text:p>
          </table:table-cell>
          <table:table-cell office:value-type="float" office:value="0.432269">
            <text:p>0.432269</text:p>
          </table:table-cell>
          <table:table-cell office:value-type="float" office:value="0.316423">
            <text:p>0.316423</text:p>
          </table:table-cell>
          <table:table-cell table:number-columns-repeated="3"/>
          <table:table-cell office:value-type="float" office:value="2.25">
            <text:p>2.25</text:p>
          </table:table-cell>
          <table:table-cell office:value-type="float" office:value="0.401814">
            <text:p>0.401814</text:p>
          </table:table-cell>
          <table:table-cell office:value-type="float" office:value="0.313006">
            <text:p>0.313006</text:p>
          </table:table-cell>
          <table:table-cell table:number-columns-repeated="3"/>
          <table:table-cell office:value-type="float" office:value="2.25">
            <text:p>2.25</text:p>
          </table:table-cell>
          <table:table-cell office:value-type="float" office:value="0.374768">
            <text:p>0.374768</text:p>
          </table:table-cell>
          <table:table-cell office:value-type="float" office:value="0.293657">
            <text:p>0.293657</text:p>
          </table:table-cell>
          <table:table-cell table:number-columns-repeated="2"/>
        </table:table-row>
        <table:table-row table:style-name="ro2">
          <table:table-cell office:value-type="float" office:value="2.275">
            <text:p>2.275</text:p>
          </table:table-cell>
          <table:table-cell office:value-type="float" office:value="0.741609">
            <text:p>0.741609</text:p>
          </table:table-cell>
          <table:table-cell office:value-type="float" office:value="0.61028">
            <text:p>0.61028</text:p>
          </table:table-cell>
          <table:table-cell table:number-columns-repeated="3"/>
          <table:table-cell office:value-type="float" office:value="2.275">
            <text:p>2.275</text:p>
          </table:table-cell>
          <table:table-cell office:value-type="float" office:value="0.434485">
            <text:p>0.434485</text:p>
          </table:table-cell>
          <table:table-cell office:value-type="float" office:value="0.314544">
            <text:p>0.314544</text:p>
          </table:table-cell>
          <table:table-cell table:number-columns-repeated="3"/>
          <table:table-cell office:value-type="float" office:value="2.275">
            <text:p>2.275</text:p>
          </table:table-cell>
          <table:table-cell office:value-type="float" office:value="0.398927">
            <text:p>0.398927</text:p>
          </table:table-cell>
          <table:table-cell office:value-type="float" office:value="0.310673">
            <text:p>0.310673</text:p>
          </table:table-cell>
          <table:table-cell table:number-columns-repeated="3"/>
          <table:table-cell office:value-type="float" office:value="2.275">
            <text:p>2.275</text:p>
          </table:table-cell>
          <table:table-cell office:value-type="float" office:value="0.372601">
            <text:p>0.372601</text:p>
          </table:table-cell>
          <table:table-cell office:value-type="float" office:value="0.290306">
            <text:p>0.290306</text:p>
          </table:table-cell>
          <table:table-cell table:number-columns-repeated="2"/>
        </table:table-row>
        <table:table-row table:style-name="ro2">
          <table:table-cell office:value-type="float" office:value="2.3">
            <text:p>2.3</text:p>
          </table:table-cell>
          <table:table-cell office:value-type="float" office:value="0.731813">
            <text:p>0.731813</text:p>
          </table:table-cell>
          <table:table-cell office:value-type="float" office:value="0.592544">
            <text:p>0.592544</text:p>
          </table:table-cell>
          <table:table-cell table:number-columns-repeated="3"/>
          <table:table-cell office:value-type="float" office:value="2.3">
            <text:p>2.3</text:p>
          </table:table-cell>
          <table:table-cell office:value-type="float" office:value="0.436143">
            <text:p>0.436143</text:p>
          </table:table-cell>
          <table:table-cell office:value-type="float" office:value="0.312865">
            <text:p>0.312865</text:p>
          </table:table-cell>
          <table:table-cell table:number-columns-repeated="3"/>
          <table:table-cell office:value-type="float" office:value="2.3">
            <text:p>2.3</text:p>
          </table:table-cell>
          <table:table-cell office:value-type="float" office:value="0.396198">
            <text:p>0.396198</text:p>
          </table:table-cell>
          <table:table-cell office:value-type="float" office:value="0.307287">
            <text:p>0.307287</text:p>
          </table:table-cell>
          <table:table-cell table:number-columns-repeated="3"/>
          <table:table-cell office:value-type="float" office:value="2.3">
            <text:p>2.3</text:p>
          </table:table-cell>
          <table:table-cell office:value-type="float" office:value="0.370496">
            <text:p>0.370496</text:p>
          </table:table-cell>
          <table:table-cell office:value-type="float" office:value="0.287323">
            <text:p>0.287323</text:p>
          </table:table-cell>
          <table:table-cell table:number-columns-repeated="2"/>
        </table:table-row>
        <table:table-row table:style-name="ro2">
          <table:table-cell office:value-type="float" office:value="2.325">
            <text:p>2.325</text:p>
          </table:table-cell>
          <table:table-cell office:value-type="float" office:value="0.722057">
            <text:p>0.722057</text:p>
          </table:table-cell>
          <table:table-cell office:value-type="float" office:value="0.574899">
            <text:p>0.574899</text:p>
          </table:table-cell>
          <table:table-cell table:number-columns-repeated="3"/>
          <table:table-cell office:value-type="float" office:value="2.325">
            <text:p>2.325</text:p>
          </table:table-cell>
          <table:table-cell office:value-type="float" office:value="0.436731">
            <text:p>0.436731</text:p>
          </table:table-cell>
          <table:table-cell office:value-type="float" office:value="0.311988">
            <text:p>0.311988</text:p>
          </table:table-cell>
          <table:table-cell table:number-columns-repeated="3"/>
          <table:table-cell office:value-type="float" office:value="2.325">
            <text:p>2.325</text:p>
          </table:table-cell>
          <table:table-cell office:value-type="float" office:value="0.394074">
            <text:p>0.394074</text:p>
          </table:table-cell>
          <table:table-cell office:value-type="float" office:value="0.303395">
            <text:p>0.303395</text:p>
          </table:table-cell>
          <table:table-cell table:number-columns-repeated="3"/>
          <table:table-cell office:value-type="float" office:value="2.325">
            <text:p>2.325</text:p>
          </table:table-cell>
          <table:table-cell office:value-type="float" office:value="0.368548">
            <text:p>0.368548</text:p>
          </table:table-cell>
          <table:table-cell office:value-type="float" office:value="0.284821">
            <text:p>0.284821</text:p>
          </table:table-cell>
          <table:table-cell table:number-columns-repeated="2"/>
        </table:table-row>
        <table:table-row table:style-name="ro2">
          <table:table-cell office:value-type="float" office:value="2.35">
            <text:p>2.35</text:p>
          </table:table-cell>
          <table:table-cell office:value-type="float" office:value="0.712928">
            <text:p>0.712928</text:p>
          </table:table-cell>
          <table:table-cell office:value-type="float" office:value="0.556407">
            <text:p>0.556407</text:p>
          </table:table-cell>
          <table:table-cell table:number-columns-repeated="3"/>
          <table:table-cell office:value-type="float" office:value="2.35">
            <text:p>2.35</text:p>
          </table:table-cell>
          <table:table-cell office:value-type="float" office:value="0.435654">
            <text:p>0.435654</text:p>
          </table:table-cell>
          <table:table-cell office:value-type="float" office:value="0.311097">
            <text:p>0.311097</text:p>
          </table:table-cell>
          <table:table-cell table:number-columns-repeated="3"/>
          <table:table-cell office:value-type="float" office:value="2.35">
            <text:p>2.35</text:p>
          </table:table-cell>
          <table:table-cell office:value-type="float" office:value="0.392079">
            <text:p>0.392079</text:p>
          </table:table-cell>
          <table:table-cell office:value-type="float" office:value="0.299516">
            <text:p>0.299516</text:p>
          </table:table-cell>
          <table:table-cell table:number-columns-repeated="3"/>
          <table:table-cell office:value-type="float" office:value="2.35">
            <text:p>2.35</text:p>
          </table:table-cell>
          <table:table-cell office:value-type="float" office:value="0.366733">
            <text:p>0.366733</text:p>
          </table:table-cell>
          <table:table-cell office:value-type="float" office:value="0.282908">
            <text:p>0.282908</text:p>
          </table:table-cell>
          <table:table-cell table:number-columns-repeated="2"/>
        </table:table-row>
        <table:table-row table:style-name="ro2">
          <table:table-cell office:value-type="float" office:value="2.375">
            <text:p>2.375</text:p>
          </table:table-cell>
          <table:table-cell office:value-type="float" office:value="0.704919">
            <text:p>0.704919</text:p>
          </table:table-cell>
          <table:table-cell office:value-type="float" office:value="0.538351">
            <text:p>0.538351</text:p>
          </table:table-cell>
          <table:table-cell table:number-columns-repeated="3"/>
          <table:table-cell office:value-type="float" office:value="2.375">
            <text:p>2.375</text:p>
          </table:table-cell>
          <table:table-cell office:value-type="float" office:value="0.43356">
            <text:p>0.43356</text:p>
          </table:table-cell>
          <table:table-cell office:value-type="float" office:value="0.310141">
            <text:p>0.310141</text:p>
          </table:table-cell>
          <table:table-cell table:number-columns-repeated="3"/>
          <table:table-cell office:value-type="float" office:value="2.375">
            <text:p>2.375</text:p>
          </table:table-cell>
          <table:table-cell office:value-type="float" office:value="0.390143">
            <text:p>0.390143</text:p>
          </table:table-cell>
          <table:table-cell office:value-type="float" office:value="0.296167">
            <text:p>0.296167</text:p>
          </table:table-cell>
          <table:table-cell table:number-columns-repeated="3"/>
          <table:table-cell office:value-type="float" office:value="2.375">
            <text:p>2.375</text:p>
          </table:table-cell>
          <table:table-cell office:value-type="float" office:value="0.364887">
            <text:p>0.364887</text:p>
          </table:table-cell>
          <table:table-cell office:value-type="float" office:value="0.281597">
            <text:p>0.281597</text:p>
          </table:table-cell>
          <table:table-cell table:number-columns-repeated="2"/>
        </table:table-row>
        <table:table-row table:style-name="ro2">
          <table:table-cell office:value-type="float" office:value="2.4">
            <text:p>2.4</text:p>
          </table:table-cell>
          <table:table-cell office:value-type="float" office:value="0.698017">
            <text:p>0.698017</text:p>
          </table:table-cell>
          <table:table-cell office:value-type="float" office:value="0.521547">
            <text:p>0.521547</text:p>
          </table:table-cell>
          <table:table-cell table:number-columns-repeated="3"/>
          <table:table-cell office:value-type="float" office:value="2.4">
            <text:p>2.4</text:p>
          </table:table-cell>
          <table:table-cell office:value-type="float" office:value="0.431031">
            <text:p>0.431031</text:p>
          </table:table-cell>
          <table:table-cell office:value-type="float" office:value="0.309352">
            <text:p>0.309352</text:p>
          </table:table-cell>
          <table:table-cell table:number-columns-repeated="3"/>
          <table:table-cell office:value-type="float" office:value="2.4">
            <text:p>2.4</text:p>
          </table:table-cell>
          <table:table-cell office:value-type="float" office:value="0.388702">
            <text:p>0.388702</text:p>
          </table:table-cell>
          <table:table-cell office:value-type="float" office:value="0.293729">
            <text:p>0.293729</text:p>
          </table:table-cell>
          <table:table-cell table:number-columns-repeated="3"/>
          <table:table-cell office:value-type="float" office:value="2.4">
            <text:p>2.4</text:p>
          </table:table-cell>
          <table:table-cell office:value-type="float" office:value="0.363173">
            <text:p>0.363173</text:p>
          </table:table-cell>
          <table:table-cell office:value-type="float" office:value="0.280578">
            <text:p>0.280578</text:p>
          </table:table-cell>
          <table:table-cell table:number-columns-repeated="2"/>
        </table:table-row>
        <table:table-row table:style-name="ro2">
          <table:table-cell office:value-type="float" office:value="2.425">
            <text:p>2.425</text:p>
          </table:table-cell>
          <table:table-cell office:value-type="float" office:value="0.691171">
            <text:p>0.691171</text:p>
          </table:table-cell>
          <table:table-cell office:value-type="float" office:value="0.506869">
            <text:p>0.506869</text:p>
          </table:table-cell>
          <table:table-cell table:number-columns-repeated="3"/>
          <table:table-cell office:value-type="float" office:value="2.425">
            <text:p>2.425</text:p>
          </table:table-cell>
          <table:table-cell office:value-type="float" office:value="0.428658">
            <text:p>0.428658</text:p>
          </table:table-cell>
          <table:table-cell office:value-type="float" office:value="0.308905">
            <text:p>0.308905</text:p>
          </table:table-cell>
          <table:table-cell table:number-columns-repeated="3"/>
          <table:table-cell office:value-type="float" office:value="2.425">
            <text:p>2.425</text:p>
          </table:table-cell>
          <table:table-cell office:value-type="float" office:value="0.387814">
            <text:p>0.387814</text:p>
          </table:table-cell>
          <table:table-cell office:value-type="float" office:value="0.291545">
            <text:p>0.291545</text:p>
          </table:table-cell>
          <table:table-cell table:number-columns-repeated="3"/>
          <table:table-cell office:value-type="float" office:value="2.425">
            <text:p>2.425</text:p>
          </table:table-cell>
          <table:table-cell office:value-type="float" office:value="0.362105">
            <text:p>0.362105</text:p>
          </table:table-cell>
          <table:table-cell office:value-type="float" office:value="0.279973">
            <text:p>0.279973</text:p>
          </table:table-cell>
          <table:table-cell table:number-columns-repeated="2"/>
        </table:table-row>
        <table:table-row table:style-name="ro2">
          <table:table-cell office:value-type="float" office:value="2.45">
            <text:p>2.45</text:p>
          </table:table-cell>
          <table:table-cell office:value-type="float" office:value="0.684615">
            <text:p>0.684615</text:p>
          </table:table-cell>
          <table:table-cell office:value-type="float" office:value="0.495983">
            <text:p>0.495983</text:p>
          </table:table-cell>
          <table:table-cell table:number-columns-repeated="3"/>
          <table:table-cell office:value-type="float" office:value="2.45">
            <text:p>2.45</text:p>
          </table:table-cell>
          <table:table-cell office:value-type="float" office:value="0.426391">
            <text:p>0.426391</text:p>
          </table:table-cell>
          <table:table-cell office:value-type="float" office:value="0.309394">
            <text:p>0.309394</text:p>
          </table:table-cell>
          <table:table-cell table:number-columns-repeated="3"/>
          <table:table-cell office:value-type="float" office:value="2.45">
            <text:p>2.45</text:p>
          </table:table-cell>
          <table:table-cell office:value-type="float" office:value="0.386688">
            <text:p>0.386688</text:p>
          </table:table-cell>
          <table:table-cell office:value-type="float" office:value="0.289903">
            <text:p>0.289903</text:p>
          </table:table-cell>
          <table:table-cell table:number-columns-repeated="3"/>
          <table:table-cell office:value-type="float" office:value="2.45">
            <text:p>2.45</text:p>
          </table:table-cell>
          <table:table-cell office:value-type="float" office:value="0.361813">
            <text:p>0.361813</text:p>
          </table:table-cell>
          <table:table-cell office:value-type="float" office:value="0.280003">
            <text:p>0.280003</text:p>
          </table:table-cell>
          <table:table-cell table:number-columns-repeated="2"/>
        </table:table-row>
        <table:table-row table:style-name="ro2">
          <table:table-cell office:value-type="float" office:value="2.475">
            <text:p>2.475</text:p>
          </table:table-cell>
          <table:table-cell office:value-type="float" office:value="0.679792">
            <text:p>0.679792</text:p>
          </table:table-cell>
          <table:table-cell office:value-type="float" office:value="0.489553">
            <text:p>0.489553</text:p>
          </table:table-cell>
          <table:table-cell table:number-columns-repeated="3"/>
          <table:table-cell office:value-type="float" office:value="2.475">
            <text:p>2.475</text:p>
          </table:table-cell>
          <table:table-cell office:value-type="float" office:value="0.423777">
            <text:p>0.423777</text:p>
          </table:table-cell>
          <table:table-cell office:value-type="float" office:value="0.310713">
            <text:p>0.310713</text:p>
          </table:table-cell>
          <table:table-cell table:number-columns-repeated="3"/>
          <table:table-cell office:value-type="float" office:value="2.475">
            <text:p>2.475</text:p>
          </table:table-cell>
          <table:table-cell office:value-type="float" office:value="0.385335">
            <text:p>0.385335</text:p>
          </table:table-cell>
          <table:table-cell office:value-type="float" office:value="0.28953">
            <text:p>0.28953</text:p>
          </table:table-cell>
          <table:table-cell table:number-columns-repeated="3"/>
          <table:table-cell office:value-type="float" office:value="2.475">
            <text:p>2.475</text:p>
          </table:table-cell>
          <table:table-cell office:value-type="float" office:value="0.361878">
            <text:p>0.361878</text:p>
          </table:table-cell>
          <table:table-cell office:value-type="float" office:value="0.280634">
            <text:p>0.280634</text:p>
          </table:table-cell>
          <table:table-cell table:number-columns-repeated="2"/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0.677366">
            <text:p>0.677366</text:p>
          </table:table-cell>
          <table:table-cell office:value-type="float" office:value="0.487752">
            <text:p>0.487752</text:p>
          </table:table-cell>
          <table:table-cell table:number-columns-repeated="3"/>
          <table:table-cell office:value-type="float" office:value="2.5">
            <text:p>2.5</text:p>
          </table:table-cell>
          <table:table-cell office:value-type="float" office:value="0.421205">
            <text:p>0.421205</text:p>
          </table:table-cell>
          <table:table-cell office:value-type="float" office:value="0.312654">
            <text:p>0.312654</text:p>
          </table:table-cell>
          <table:table-cell table:number-columns-repeated="3"/>
          <table:table-cell office:value-type="float" office:value="2.5">
            <text:p>2.5</text:p>
          </table:table-cell>
          <table:table-cell office:value-type="float" office:value="0.384546">
            <text:p>0.384546</text:p>
          </table:table-cell>
          <table:table-cell office:value-type="float" office:value="0.289328">
            <text:p>0.289328</text:p>
          </table:table-cell>
          <table:table-cell table:number-columns-repeated="3"/>
          <table:table-cell office:value-type="float" office:value="2.5">
            <text:p>2.5</text:p>
          </table:table-cell>
          <table:table-cell office:value-type="float" office:value="0.361957">
            <text:p>0.361957</text:p>
          </table:table-cell>
          <table:table-cell office:value-type="float" office:value="0.281765">
            <text:p>0.281765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0">05/10/2013</text:date>, <text:time>00:1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Yusuke Koda</meta:initial-creator>
    <meta:creation-date>2013-05-09T23:50:28</meta:creation-date>
    <dc:date>2013-05-10T00:19:27</dc:date>
    <dc:creator>Yusuke Koda</dc:creator>
    <meta:editing-duration>PT00H28M59S</meta:editing-duration>
    <meta:editing-cycles>21</meta:editing-cycles>
    <meta:generator>OpenOffice.org/3.2$Unix OpenOffice.org_project/320m12$Build-9483</meta:generator>
    <meta:document-statistic meta:table-count="3" meta:cell-count="170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minimum="0" chart:maximum="1" chart:interval-major="0.5" chart:reverse-direction="false" text:line-break="false" chart:axis-position="0"/>
      <style:graphic-properties svg:stroke-color="#b3b3b3"/>
      <style:text-properties fo:font-size="16pt" style:font-size-asian="8pt" style:font-size-complex="8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2.5" chart:reverse-direction="false" text:line-break="false" chart:axis-position="0"/>
      <style:graphic-properties svg:stroke-color="#b3b3b3"/>
      <style:text-properties fo:font-size="16pt" style:font-size-asian="8pt" style:font-size-complex="8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25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25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square" chart:symbol-width="0.15cm" chart:symbol-height="0.15cm">
        <chart:symbol-image/>
      </style:chart-properties>
      <style:graphic-properties draw:stroke="none" svg:stroke-width="0.088cm" svg:stroke-color="#808080" draw:fill-color="#808080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draw:stroke="dash" draw:stroke-dash="Ultrafine_20_Dashed" svg:stroke-width="0.025cm" svg:stroke-color="#000000" draw:fill-color="#00000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5.385cm" svg:height="8.978cm" xlink:href=".." chart:class="chart:scatter" chart:column-mapping="1" chart:style-name="ch1">
        <chart:plot-area chart:style-name="ch2" table:cell-range-address="Sheet1.A3:Sheet1.B103 Sheet1.D3:Sheet1.D11 Sheet1.D16:Sheet1.D64" svg:x="0.013cm" svg:y="0.179cm" svg:width="5.265cm" svg:height="8.642cm">
          <chart:axis chart:dimension="x" chart:name="primary-x" chart:style-name="ch3">
            <chart:title svg:x="2.561cm" svg:y="8.19cm" chart:style-name="ch4">
              <text:p>u'/U</text:p>
            </chart:title>
          </chart:axis>
          <chart:axis chart:dimension="y" chart:name="primary-y" chart:style-name="ch5">
            <chart:title svg:x="0.108cm" svg:y="4.478cm" chart:style-name="ch6">
              <text:p>y/d</text:p>
            </chart:title>
            <chart:grid chart:style-name="ch7" chart:class="major"/>
          </chart:axis>
          <chart:series chart:style-name="ch8" chart:values-cell-range-address="Sheet1.A3:Sheet1.A103" chart:class="chart:scatter">
            <chart:domain table:cell-range-address="Sheet1.B3:Sheet1.B103"/>
            <chart:data-point chart:repeated="101"/>
          </chart:series>
          <chart:series chart:style-name="ch9" chart:values-cell-range-address="Sheet1.A3:Sheet1.A103" chart:class="chart:scatter">
            <chart:domain table:cell-range-address="Sheet1.C3:Sheet1.C103"/>
            <chart:data-point chart:repeated="101"/>
          </chart:series>
          <chart:series chart:style-name="ch10" chart:values-cell-range-address="Sheet1.D3:Sheet1.D11" chart:class="chart:scatter">
            <chart:domain table:cell-range-address="Sheet1.E3:Sheet1.E11"/>
            <chart:data-point chart:repeated="9"/>
          </chart:series>
          <chart:series chart:style-name="ch11" chart:values-cell-range-address="Sheet1.D16:Sheet1.D64" chart:class="chart:scatter">
            <chart:domain table:cell-range-address="Sheet1.E16:Sheet1.E64"/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B3:Sheet1.B103">0</text:p>
              </table:table-cell>
              <table:table-cell office:value-type="float" office:value="0">
                <text:p text:id="Sheet1.A3:Sheet1.A103">0</text:p>
              </table:table-cell>
              <table:table-cell office:value-type="float" office:value="0">
                <text:p text:id="Sheet1.C3:Sheet1.C103">0</text:p>
              </table:table-cell>
              <table:table-cell office:value-type="float" office:value="0">
                <text:p text:id="Sheet1.A3:Sheet1.A103">0</text:p>
              </table:table-cell>
              <table:table-cell office:value-type="float" office:value="0.121249">
                <text:p text:id="Sheet1.E3:Sheet1.E11">0.121249</text:p>
              </table:table-cell>
              <table:table-cell office:value-type="float" office:value="0.0939100000000002">
                <text:p text:id="Sheet1.D3:Sheet1.D11">0.0939100000000002</text:p>
              </table:table-cell>
              <table:table-cell office:value-type="float" office:value="0.108604">
                <text:p text:id="Sheet1.E16:Sheet1.E64">0.108604</text:p>
              </table:table-cell>
              <table:table-cell office:value-type="float" office:value="0.0175200000000002">
                <text:p text:id="Sheet1.D16:Sheet1.D64">0.01752000000000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36817">
                <text:p>0.0636817</text:p>
              </table:table-cell>
              <table:table-cell office:value-type="float" office:value="0.025">
                <text:p>0.025</text:p>
              </table:table-cell>
              <table:table-cell office:value-type="float" office:value="0.0639151">
                <text:p>0.0639151</text:p>
              </table:table-cell>
              <table:table-cell office:value-type="float" office:value="0.025">
                <text:p>0.025</text:p>
              </table:table-cell>
              <table:table-cell office:value-type="float" office:value="0.128353">
                <text:p>0.128353</text:p>
              </table:table-cell>
              <table:table-cell office:value-type="float" office:value="0.399">
                <text:p>0.399</text:p>
              </table:table-cell>
              <table:table-cell office:value-type="float" office:value="0.152023">
                <text:p>0.152023</text:p>
              </table:table-cell>
              <table:table-cell office:value-type="float" office:value="0.0288900000000001">
                <text:p>0.0288900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8792">
                <text:p>0.168792</text:p>
              </table:table-cell>
              <table:table-cell office:value-type="float" office:value="0.05">
                <text:p>0.05</text:p>
              </table:table-cell>
              <table:table-cell office:value-type="float" office:value="0.171725">
                <text:p>0.171725</text:p>
              </table:table-cell>
              <table:table-cell office:value-type="float" office:value="0.05">
                <text:p>0.05</text:p>
              </table:table-cell>
              <table:table-cell office:value-type="float" office:value="0.139833">
                <text:p>0.139833</text:p>
              </table:table-cell>
              <table:table-cell office:value-type="float" office:value="0.69869">
                <text:p>0.69869</text:p>
              </table:table-cell>
              <table:table-cell office:value-type="float" office:value="0.191066">
                <text:p>0.191066</text:p>
              </table:table-cell>
              <table:table-cell office:value-type="float" office:value="0.0456500000000002">
                <text:p>0.0456500000000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1042">
                <text:p>0.231042</text:p>
              </table:table-cell>
              <table:table-cell office:value-type="float" office:value="0.075">
                <text:p>0.075</text:p>
              </table:table-cell>
              <table:table-cell office:value-type="float" office:value="0.236119">
                <text:p>0.236119</text:p>
              </table:table-cell>
              <table:table-cell office:value-type="float" office:value="0.075">
                <text:p>0.075</text:p>
              </table:table-cell>
              <table:table-cell office:value-type="float" office:value="0.181689">
                <text:p>0.181689</text:p>
              </table:table-cell>
              <table:table-cell office:value-type="float" office:value="1.0096">
                <text:p>1.0096</text:p>
              </table:table-cell>
              <table:table-cell office:value-type="float" office:value="0.186349">
                <text:p>0.186349</text:p>
              </table:table-cell>
              <table:table-cell office:value-type="float" office:value="0.11641">
                <text:p>0.116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099">
                <text:p>0.25099</text:p>
              </table:table-cell>
              <table:table-cell office:value-type="float" office:value="0.1">
                <text:p>0.1</text:p>
              </table:table-cell>
              <table:table-cell office:value-type="float" office:value="0.254762">
                <text:p>0.254762</text:p>
              </table:table-cell>
              <table:table-cell office:value-type="float" office:value="0.1">
                <text:p>0.1</text:p>
              </table:table-cell>
              <table:table-cell office:value-type="float" office:value="0.271454">
                <text:p>0.271454</text:p>
              </table:table-cell>
              <table:table-cell office:value-type="float" office:value="1.3047">
                <text:p>1.3047</text:p>
              </table:table-cell>
              <table:table-cell office:value-type="float" office:value="0.168703">
                <text:p>0.168703</text:p>
              </table:table-cell>
              <table:table-cell office:value-type="float" office:value="0.16524">
                <text:p>0.165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0969">
                <text:p>0.240969</text:p>
              </table:table-cell>
              <table:table-cell office:value-type="float" office:value="0.125">
                <text:p>0.125</text:p>
              </table:table-cell>
              <table:table-cell office:value-type="float" office:value="0.242663">
                <text:p>0.242663</text:p>
              </table:table-cell>
              <table:table-cell office:value-type="float" office:value="0.125">
                <text:p>0.125</text:p>
              </table:table-cell>
              <table:table-cell office:value-type="float" office:value="0.443794">
                <text:p>0.443794</text:p>
              </table:table-cell>
              <table:table-cell office:value-type="float" office:value="1.606142">
                <text:p>1.606142</text:p>
              </table:table-cell>
              <table:table-cell office:value-type="float" office:value="0.159752">
                <text:p>0.159752</text:p>
              </table:table-cell>
              <table:table-cell office:value-type="float" office:value="0.21416">
                <text:p>0.214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0445">
                <text:p>0.220445</text:p>
              </table:table-cell>
              <table:table-cell office:value-type="float" office:value="0.15">
                <text:p>0.15</text:p>
              </table:table-cell>
              <table:table-cell office:value-type="float" office:value="0.220671">
                <text:p>0.220671</text:p>
              </table:table-cell>
              <table:table-cell office:value-type="float" office:value="0.15">
                <text:p>0.15</text:p>
              </table:table-cell>
              <table:table-cell office:value-type="float" office:value="0.577035">
                <text:p>0.577035</text:p>
              </table:table-cell>
              <table:table-cell office:value-type="float" office:value="1.901711">
                <text:p>1.901711</text:p>
              </table:table-cell>
              <table:table-cell office:value-type="float" office:value="0.159326">
                <text:p>0.159326</text:p>
              </table:table-cell>
              <table:table-cell office:value-type="float" office:value="0.29585">
                <text:p>0.295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02546">
                <text:p>0.202546</text:p>
              </table:table-cell>
              <table:table-cell office:value-type="float" office:value="0.175">
                <text:p>0.175</text:p>
              </table:table-cell>
              <table:table-cell office:value-type="float" office:value="0.201412">
                <text:p>0.201412</text:p>
              </table:table-cell>
              <table:table-cell office:value-type="float" office:value="0.175">
                <text:p>0.175</text:p>
              </table:table-cell>
              <table:table-cell office:value-type="float" office:value="0.562372">
                <text:p>0.562372</text:p>
              </table:table-cell>
              <table:table-cell office:value-type="float" office:value="2.212008">
                <text:p>2.212008</text:p>
              </table:table-cell>
              <table:table-cell office:value-type="float" office:value="0.159013">
                <text:p>0.159013</text:p>
              </table:table-cell>
              <table:table-cell office:value-type="float" office:value="0.35576">
                <text:p>0.355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90822">
                <text:p>0.190822</text:p>
              </table:table-cell>
              <table:table-cell office:value-type="float" office:value="0.2">
                <text:p>0.2</text:p>
              </table:table-cell>
              <table:table-cell office:value-type="float" office:value="0.188318">
                <text:p>0.188318</text:p>
              </table:table-cell>
              <table:table-cell office:value-type="float" office:value="0.2">
                <text:p>0.2</text:p>
              </table:table-cell>
              <table:table-cell office:value-type="float" office:value="0.408644">
                <text:p>0.408644</text:p>
              </table:table-cell>
              <table:table-cell office:value-type="float" office:value="2.5">
                <text:p>2.5</text:p>
              </table:table-cell>
              <table:table-cell office:value-type="float" office:value="0.167368">
                <text:p>0.167368</text:p>
              </table:table-cell>
              <table:table-cell office:value-type="float" office:value="0.42121">
                <text:p>0.421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4485">
                <text:p>0.184485</text:p>
              </table:table-cell>
              <table:table-cell office:value-type="float" office:value="0.225">
                <text:p>0.225</text:p>
              </table:table-cell>
              <table:table-cell office:value-type="float" office:value="0.181094">
                <text:p>0.181094</text:p>
              </table:table-cell>
              <table:table-cell office:value-type="float" office:value="0.225">
                <text:p>0.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71431">
                <text:p>0.171431</text:p>
              </table:table-cell>
              <table:table-cell office:value-type="float" office:value="0.47572">
                <text:p>0.475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8155">
                <text:p>0.18155</text:p>
              </table:table-cell>
              <table:table-cell office:value-type="float" office:value="0.25">
                <text:p>0.25</text:p>
              </table:table-cell>
              <table:table-cell office:value-type="float" office:value="0.177792">
                <text:p>0.177792</text:p>
              </table:table-cell>
              <table:table-cell office:value-type="float" office:value="0.25">
                <text:p>0.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79842">
                <text:p>0.179842</text:p>
              </table:table-cell>
              <table:table-cell office:value-type="float" office:value="0.53028">
                <text:p>0.530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80372">
                <text:p>0.180372</text:p>
              </table:table-cell>
              <table:table-cell office:value-type="float" office:value="0.275">
                <text:p>0.275</text:p>
              </table:table-cell>
              <table:table-cell office:value-type="float" office:value="0.176415">
                <text:p>0.176415</text:p>
              </table:table-cell>
              <table:table-cell office:value-type="float" office:value="0.275">
                <text:p>0.2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83905">
                <text:p>0.183905</text:p>
              </table:table-cell>
              <table:table-cell office:value-type="float" office:value="0.58479">
                <text:p>0.584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0311">
                <text:p>0.180311</text:p>
              </table:table-cell>
              <table:table-cell office:value-type="float" office:value="0.3">
                <text:p>0.3</text:p>
              </table:table-cell>
              <table:table-cell office:value-type="float" office:value="0.176007">
                <text:p>0.176007</text:p>
              </table:table-cell>
              <table:table-cell office:value-type="float" office:value="0.3">
                <text:p>0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87969">
                <text:p>0.187969</text:p>
              </table:table-cell>
              <table:table-cell office:value-type="float" office:value="0.6393">
                <text:p>0.63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1001">
                <text:p>0.181001</text:p>
              </table:table-cell>
              <table:table-cell office:value-type="float" office:value="0.325">
                <text:p>0.325</text:p>
              </table:table-cell>
              <table:table-cell office:value-type="float" office:value="0.176477">
                <text:p>0.176477</text:p>
              </table:table-cell>
              <table:table-cell office:value-type="float" office:value="0.325">
                <text:p>0.3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19638">
                <text:p>0.19638</text:p>
              </table:table-cell>
              <table:table-cell office:value-type="float" office:value="0.69386">
                <text:p>0.693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81773">
                <text:p>0.181773</text:p>
              </table:table-cell>
              <table:table-cell office:value-type="float" office:value="0.35">
                <text:p>0.35</text:p>
              </table:table-cell>
              <table:table-cell office:value-type="float" office:value="0.177039">
                <text:p>0.177039</text:p>
              </table:table-cell>
              <table:table-cell office:value-type="float" office:value="0.35">
                <text:p>0.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04819">
                <text:p>0.204819</text:p>
              </table:table-cell>
              <table:table-cell office:value-type="float" office:value="0.74297">
                <text:p>0.742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82665">
                <text:p>0.182665</text:p>
              </table:table-cell>
              <table:table-cell office:value-type="float" office:value="0.375">
                <text:p>0.375</text:p>
              </table:table-cell>
              <table:table-cell office:value-type="float" office:value="0.177587">
                <text:p>0.177587</text:p>
              </table:table-cell>
              <table:table-cell office:value-type="float" office:value="0.375">
                <text:p>0.3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1323">
                <text:p>0.21323</text:p>
              </table:table-cell>
              <table:table-cell office:value-type="float" office:value="0.79753">
                <text:p>0.797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84207">
                <text:p>0.184207</text:p>
              </table:table-cell>
              <table:table-cell office:value-type="float" office:value="0.4">
                <text:p>0.4</text:p>
              </table:table-cell>
              <table:table-cell office:value-type="float" office:value="0.178473">
                <text:p>0.178473</text:p>
              </table:table-cell>
              <table:table-cell office:value-type="float" office:value="0.4">
                <text:p>0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21641">
                <text:p>0.221641</text:p>
              </table:table-cell>
              <table:table-cell office:value-type="float" office:value="0.85209">
                <text:p>0.852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5911">
                <text:p>0.185911</text:p>
              </table:table-cell>
              <table:table-cell office:value-type="float" office:value="0.425">
                <text:p>0.425</text:p>
              </table:table-cell>
              <table:table-cell office:value-type="float" office:value="0.179398">
                <text:p>0.179398</text:p>
              </table:table-cell>
              <table:table-cell office:value-type="float" office:value="0.425">
                <text:p>0.4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30052">
                <text:p>0.230052</text:p>
              </table:table-cell>
              <table:table-cell office:value-type="float" office:value="0.90665">
                <text:p>0.906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7294">
                <text:p>0.187294</text:p>
              </table:table-cell>
              <table:table-cell office:value-type="float" office:value="0.45">
                <text:p>0.45</text:p>
              </table:table-cell>
              <table:table-cell office:value-type="float" office:value="0.179898">
                <text:p>0.179898</text:p>
              </table:table-cell>
              <table:table-cell office:value-type="float" office:value="0.45">
                <text:p>0.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42839">
                <text:p>0.242839</text:p>
              </table:table-cell>
              <table:table-cell office:value-type="float" office:value="0.9558">
                <text:p>0.95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89163">
                <text:p>0.189163</text:p>
              </table:table-cell>
              <table:table-cell office:value-type="float" office:value="0.475">
                <text:p>0.475</text:p>
              </table:table-cell>
              <table:table-cell office:value-type="float" office:value="0.180519">
                <text:p>0.180519</text:p>
              </table:table-cell>
              <table:table-cell office:value-type="float" office:value="0.475">
                <text:p>0.4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55598">
                <text:p>0.255598</text:p>
              </table:table-cell>
              <table:table-cell office:value-type="float" office:value="1.01041">
                <text:p>1.010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91561">
                <text:p>0.191561</text:p>
              </table:table-cell>
              <table:table-cell office:value-type="float" office:value="0.5">
                <text:p>0.5</text:p>
              </table:table-cell>
              <table:table-cell office:value-type="float" office:value="0.181444">
                <text:p>0.181444</text:p>
              </table:table-cell>
              <table:table-cell office:value-type="float" office:value="0.5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68385">
                <text:p>0.268385</text:p>
              </table:table-cell>
              <table:table-cell office:value-type="float" office:value="1.05957">
                <text:p>1.059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93483">
                <text:p>0.193483</text:p>
              </table:table-cell>
              <table:table-cell office:value-type="float" office:value="0.525">
                <text:p>0.525</text:p>
              </table:table-cell>
              <table:table-cell office:value-type="float" office:value="0.182068">
                <text:p>0.182068</text:p>
              </table:table-cell>
              <table:table-cell office:value-type="float" office:value="0.525">
                <text:p>0.5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81143">
                <text:p>0.281143</text:p>
              </table:table-cell>
              <table:table-cell office:value-type="float" office:value="1.11417">
                <text:p>1.114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95611">
                <text:p>0.195611</text:p>
              </table:table-cell>
              <table:table-cell office:value-type="float" office:value="0.55">
                <text:p>0.55</text:p>
              </table:table-cell>
              <table:table-cell office:value-type="float" office:value="0.182865">
                <text:p>0.182865</text:p>
              </table:table-cell>
              <table:table-cell office:value-type="float" office:value="0.55">
                <text:p>0.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8278">
                <text:p>0.298278</text:p>
              </table:table-cell>
              <table:table-cell office:value-type="float" office:value="1.16338">
                <text:p>1.163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98685">
                <text:p>0.198685</text:p>
              </table:table-cell>
              <table:table-cell office:value-type="float" office:value="0.575">
                <text:p>0.575</text:p>
              </table:table-cell>
              <table:table-cell office:value-type="float" office:value="0.184382">
                <text:p>0.184382</text:p>
              </table:table-cell>
              <table:table-cell office:value-type="float" office:value="0.575">
                <text:p>0.5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15413">
                <text:p>0.315413</text:p>
              </table:table-cell>
              <table:table-cell office:value-type="float" office:value="1.21259">
                <text:p>1.212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01136">
                <text:p>0.201136</text:p>
              </table:table-cell>
              <table:table-cell office:value-type="float" office:value="0.6">
                <text:p>0.6</text:p>
              </table:table-cell>
              <table:table-cell office:value-type="float" office:value="0.185521">
                <text:p>0.185521</text:p>
              </table:table-cell>
              <table:table-cell office:value-type="float" office:value="0.6">
                <text:p>0.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32547">
                <text:p>0.332547</text:p>
              </table:table-cell>
              <table:table-cell office:value-type="float" office:value="1.26179">
                <text:p>1.261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03105">
                <text:p>0.203105</text:p>
              </table:table-cell>
              <table:table-cell office:value-type="float" office:value="0.625">
                <text:p>0.625</text:p>
              </table:table-cell>
              <table:table-cell office:value-type="float" office:value="0.186362">
                <text:p>0.186362</text:p>
              </table:table-cell>
              <table:table-cell office:value-type="float" office:value="0.625">
                <text:p>0.6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54029">
                <text:p>0.354029</text:p>
              </table:table-cell>
              <table:table-cell office:value-type="float" office:value="1.31105">
                <text:p>1.311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06321">
                <text:p>0.206321</text:p>
              </table:table-cell>
              <table:table-cell office:value-type="float" office:value="0.65">
                <text:p>0.65</text:p>
              </table:table-cell>
              <table:table-cell office:value-type="float" office:value="0.188409">
                <text:p>0.188409</text:p>
              </table:table-cell>
              <table:table-cell office:value-type="float" office:value="0.65">
                <text:p>0.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71164">
                <text:p>0.371164</text:p>
              </table:table-cell>
              <table:table-cell office:value-type="float" office:value="1.36025">
                <text:p>1.360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09025">
                <text:p>0.209025</text:p>
              </table:table-cell>
              <table:table-cell office:value-type="float" office:value="0.675">
                <text:p>0.675</text:p>
              </table:table-cell>
              <table:table-cell office:value-type="float" office:value="0.190262">
                <text:p>0.190262</text:p>
              </table:table-cell>
              <table:table-cell office:value-type="float" office:value="0.675">
                <text:p>0.6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88298">
                <text:p>0.388298</text:p>
              </table:table-cell>
              <table:table-cell office:value-type="float" office:value="1.40946">
                <text:p>1.409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10728">
                <text:p>0.210728</text:p>
              </table:table-cell>
              <table:table-cell office:value-type="float" office:value="0.7">
                <text:p>0.7</text:p>
              </table:table-cell>
              <table:table-cell office:value-type="float" office:value="0.191511">
                <text:p>0.191511</text:p>
              </table:table-cell>
              <table:table-cell office:value-type="float" office:value="0.7">
                <text:p>0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09781">
                <text:p>0.409781</text:p>
              </table:table-cell>
              <table:table-cell office:value-type="float" office:value="1.45871">
                <text:p>1.458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13828">
                <text:p>0.213828</text:p>
              </table:table-cell>
              <table:table-cell office:value-type="float" office:value="0.725">
                <text:p>0.725</text:p>
              </table:table-cell>
              <table:table-cell office:value-type="float" office:value="0.194141">
                <text:p>0.194141</text:p>
              </table:table-cell>
              <table:table-cell office:value-type="float" office:value="0.725">
                <text:p>0.7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26915">
                <text:p>0.426915</text:p>
              </table:table-cell>
              <table:table-cell office:value-type="float" office:value="1.507918">
                <text:p>1.5079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16885">
                <text:p>0.216885</text:p>
              </table:table-cell>
              <table:table-cell office:value-type="float" office:value="0.75">
                <text:p>0.75</text:p>
              </table:table-cell>
              <table:table-cell office:value-type="float" office:value="0.196976">
                <text:p>0.196976</text:p>
              </table:table-cell>
              <table:table-cell office:value-type="float" office:value="0.75">
                <text:p>0.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52518">
                <text:p>0.452518</text:p>
              </table:table-cell>
              <table:table-cell office:value-type="float" office:value="1.60079">
                <text:p>1.600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18756">
                <text:p>0.218756</text:p>
              </table:table-cell>
              <table:table-cell office:value-type="float" office:value="0.775">
                <text:p>0.775</text:p>
              </table:table-cell>
              <table:table-cell office:value-type="float" office:value="0.198774">
                <text:p>0.198774</text:p>
              </table:table-cell>
              <table:table-cell office:value-type="float" office:value="0.775">
                <text:p>0.7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82809">
                <text:p>0.482809</text:p>
              </table:table-cell>
              <table:table-cell office:value-type="float" office:value="1.628353">
                <text:p>1.628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2235">
                <text:p>0.22235</text:p>
              </table:table-cell>
              <table:table-cell office:value-type="float" office:value="0.8">
                <text:p>0.8</text:p>
              </table:table-cell>
              <table:table-cell office:value-type="float" office:value="0.202185">
                <text:p>0.202185</text:p>
              </table:table-cell>
              <table:table-cell office:value-type="float" office:value="0.8">
                <text:p>0.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04291">
                <text:p>0.504291</text:p>
              </table:table-cell>
              <table:table-cell office:value-type="float" office:value="1.677607">
                <text:p>1.6776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26027">
                <text:p>0.226027</text:p>
              </table:table-cell>
              <table:table-cell office:value-type="float" office:value="0.825">
                <text:p>0.825</text:p>
              </table:table-cell>
              <table:table-cell office:value-type="float" office:value="0.205871">
                <text:p>0.205871</text:p>
              </table:table-cell>
              <table:table-cell office:value-type="float" office:value="0.825">
                <text:p>0.8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30149">
                <text:p>0.530149</text:p>
              </table:table-cell>
              <table:table-cell office:value-type="float" office:value="1.721461">
                <text:p>1.7214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287">
                <text:p>0.2287</text:p>
              </table:table-cell>
              <table:table-cell office:value-type="float" office:value="0.85">
                <text:p>0.85</text:p>
              </table:table-cell>
              <table:table-cell office:value-type="float" office:value="0.208632">
                <text:p>0.208632</text:p>
              </table:table-cell>
              <table:table-cell office:value-type="float" office:value="0.85">
                <text:p>0.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51631">
                <text:p>0.551631</text:p>
              </table:table-cell>
              <table:table-cell office:value-type="float" office:value="1.770715">
                <text:p>1.7707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3292">
                <text:p>0.23292</text:p>
              </table:table-cell>
              <table:table-cell office:value-type="float" office:value="0.875">
                <text:p>0.875</text:p>
              </table:table-cell>
              <table:table-cell office:value-type="float" office:value="0.212806">
                <text:p>0.212806</text:p>
              </table:table-cell>
              <table:table-cell office:value-type="float" office:value="0.875">
                <text:p>0.8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73142">
                <text:p>0.573142</text:p>
              </table:table-cell>
              <table:table-cell office:value-type="float" office:value="1.814522">
                <text:p>1.8145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37132">
                <text:p>0.237132</text:p>
              </table:table-cell>
              <table:table-cell office:value-type="float" office:value="0.9">
                <text:p>0.9</text:p>
              </table:table-cell>
              <table:table-cell office:value-type="float" office:value="0.216924">
                <text:p>0.216924</text:p>
              </table:table-cell>
              <table:table-cell office:value-type="float" office:value="0.9">
                <text:p>0.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98801">
                <text:p>0.598801</text:p>
              </table:table-cell>
              <table:table-cell office:value-type="float" office:value="1.896501">
                <text:p>1.8965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41235">
                <text:p>0.241235</text:p>
              </table:table-cell>
              <table:table-cell office:value-type="float" office:value="0.925">
                <text:p>0.925</text:p>
              </table:table-cell>
              <table:table-cell office:value-type="float" office:value="0.220727">
                <text:p>0.220727</text:p>
              </table:table-cell>
              <table:table-cell office:value-type="float" office:value="0.925">
                <text:p>0.9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24801">
                <text:p>0.624801</text:p>
              </table:table-cell>
              <table:table-cell office:value-type="float" office:value="1.913124">
                <text:p>1.9131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46195">
                <text:p>0.246195</text:p>
              </table:table-cell>
              <table:table-cell office:value-type="float" office:value="0.95">
                <text:p>0.95</text:p>
              </table:table-cell>
              <table:table-cell office:value-type="float" office:value="0.225507">
                <text:p>0.225507</text:p>
              </table:table-cell>
              <table:table-cell office:value-type="float" office:value="0.95">
                <text:p>0.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46283">
                <text:p>0.646283</text:p>
              </table:table-cell>
              <table:table-cell office:value-type="float" office:value="1.962378">
                <text:p>1.9623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50911">
                <text:p>0.250911</text:p>
              </table:table-cell>
              <table:table-cell office:value-type="float" office:value="0.975">
                <text:p>0.975</text:p>
              </table:table-cell>
              <table:table-cell office:value-type="float" office:value="0.229773">
                <text:p>0.229773</text:p>
              </table:table-cell>
              <table:table-cell office:value-type="float" office:value="0.975">
                <text:p>0.9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63418">
                <text:p>0.663418</text:p>
              </table:table-cell>
              <table:table-cell office:value-type="float" office:value="2.011584">
                <text:p>2.0115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56195">
                <text:p>0.256195</text:p>
              </table:table-cell>
              <table:table-cell office:value-type="float" office:value="1">
                <text:p>1</text:p>
              </table:table-cell>
              <table:table-cell office:value-type="float" office:value="0.234705">
                <text:p>0.234705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71715">
                <text:p>0.671715</text:p>
              </table:table-cell>
              <table:table-cell office:value-type="float" office:value="2.087927">
                <text:p>2.0879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61806">
                <text:p>0.261806</text:p>
              </table:table-cell>
              <table:table-cell office:value-type="float" office:value="1.025">
                <text:p>1.025</text:p>
              </table:table-cell>
              <table:table-cell office:value-type="float" office:value="0.240077">
                <text:p>0.240077</text:p>
              </table:table-cell>
              <table:table-cell office:value-type="float" office:value="1.025">
                <text:p>1.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5836">
                <text:p>0.65836</text:p>
              </table:table-cell>
              <table:table-cell office:value-type="float" office:value="2.147695">
                <text:p>2.1476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67237">
                <text:p>0.267237</text:p>
              </table:table-cell>
              <table:table-cell office:value-type="float" office:value="1.05">
                <text:p>1.05</text:p>
              </table:table-cell>
              <table:table-cell office:value-type="float" office:value="0.245047">
                <text:p>0.245047</text:p>
              </table:table-cell>
              <table:table-cell office:value-type="float" office:value="1.05">
                <text:p>1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45033">
                <text:p>0.645033</text:p>
              </table:table-cell>
              <table:table-cell office:value-type="float" office:value="2.202016">
                <text:p>2.2020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73921">
                <text:p>0.273921</text:p>
              </table:table-cell>
              <table:table-cell office:value-type="float" office:value="1.075">
                <text:p>1.075</text:p>
              </table:table-cell>
              <table:table-cell office:value-type="float" office:value="0.251213">
                <text:p>0.251213</text:p>
              </table:table-cell>
              <table:table-cell office:value-type="float" office:value="1.075">
                <text:p>1.0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23039">
                <text:p>0.623039</text:p>
              </table:table-cell>
              <table:table-cell office:value-type="float" office:value="2.250796">
                <text:p>2.2507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8083">
                <text:p>0.28083</text:p>
              </table:table-cell>
              <table:table-cell office:value-type="float" office:value="1.1">
                <text:p>1.1</text:p>
              </table:table-cell>
              <table:table-cell office:value-type="float" office:value="0.258001">
                <text:p>0.258001</text:p>
              </table:table-cell>
              <table:table-cell office:value-type="float" office:value="1.1">
                <text:p>1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605393">
                <text:p>0.605393</text:p>
              </table:table-cell>
              <table:table-cell office:value-type="float" office:value="2.299623">
                <text:p>2.2996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88233">
                <text:p>0.288233</text:p>
              </table:table-cell>
              <table:table-cell office:value-type="float" office:value="1.125">
                <text:p>1.125</text:p>
              </table:table-cell>
              <table:table-cell office:value-type="float" office:value="0.265212">
                <text:p>0.265212</text:p>
              </table:table-cell>
              <table:table-cell office:value-type="float" office:value="1.125">
                <text:p>1.1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83428">
                <text:p>0.583428</text:p>
              </table:table-cell>
              <table:table-cell office:value-type="float" office:value="2.342957">
                <text:p>2.3429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96576">
                <text:p>0.296576</text:p>
              </table:table-cell>
              <table:table-cell office:value-type="float" office:value="1.15">
                <text:p>1.15</text:p>
              </table:table-cell>
              <table:table-cell office:value-type="float" office:value="0.273771">
                <text:p>0.273771</text:p>
              </table:table-cell>
              <table:table-cell office:value-type="float" office:value="1.15">
                <text:p>1.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65754">
                <text:p>0.565754</text:p>
              </table:table-cell>
              <table:table-cell office:value-type="float" office:value="2.39723">
                <text:p>2.397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04963">
                <text:p>0.304963</text:p>
              </table:table-cell>
              <table:table-cell office:value-type="float" office:value="1.175">
                <text:p>1.175</text:p>
              </table:table-cell>
              <table:table-cell office:value-type="float" office:value="0.283017">
                <text:p>0.283017</text:p>
              </table:table-cell>
              <table:table-cell office:value-type="float" office:value="1.175">
                <text:p>1.1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52455">
                <text:p>0.552455</text:p>
              </table:table-cell>
              <table:table-cell office:value-type="float" office:value="2.4461052">
                <text:p>2.44610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13232">
                <text:p>0.313232</text:p>
              </table:table-cell>
              <table:table-cell office:value-type="float" office:value="1.2">
                <text:p>1.2</text:p>
              </table:table-cell>
              <table:table-cell office:value-type="float" office:value="0.291377">
                <text:p>0.291377</text:p>
              </table:table-cell>
              <table:table-cell office:value-type="float" office:value="1.2">
                <text:p>1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543504">
                <text:p>0.543504</text:p>
              </table:table-cell>
              <table:table-cell office:value-type="float" office:value="2.49502728">
                <text:p>2.495027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21901">
                <text:p>0.321901</text:p>
              </table:table-cell>
              <table:table-cell office:value-type="float" office:value="1.225">
                <text:p>1.225</text:p>
              </table:table-cell>
              <table:table-cell office:value-type="float" office:value="0.298881">
                <text:p>0.298881</text:p>
              </table:table-cell>
              <table:table-cell office:value-type="float" office:value="1.225">
                <text:p>1.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31019">
                <text:p>0.331019</text:p>
              </table:table-cell>
              <table:table-cell office:value-type="float" office:value="1.25">
                <text:p>1.25</text:p>
              </table:table-cell>
              <table:table-cell office:value-type="float" office:value="0.308183">
                <text:p>0.308183</text:p>
              </table:table-cell>
              <table:table-cell office:value-type="float" office:value="1.25">
                <text:p>1.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38988">
                <text:p>0.338988</text:p>
              </table:table-cell>
              <table:table-cell office:value-type="float" office:value="1.275">
                <text:p>1.275</text:p>
              </table:table-cell>
              <table:table-cell office:value-type="float" office:value="0.318329">
                <text:p>0.318329</text:p>
              </table:table-cell>
              <table:table-cell office:value-type="float" office:value="1.275">
                <text:p>1.2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47187">
                <text:p>0.347187</text:p>
              </table:table-cell>
              <table:table-cell office:value-type="float" office:value="1.3">
                <text:p>1.3</text:p>
              </table:table-cell>
              <table:table-cell office:value-type="float" office:value="0.328766">
                <text:p>0.328766</text:p>
              </table:table-cell>
              <table:table-cell office:value-type="float" office:value="1.3">
                <text:p>1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5806">
                <text:p>0.35806</text:p>
              </table:table-cell>
              <table:table-cell office:value-type="float" office:value="1.325">
                <text:p>1.325</text:p>
              </table:table-cell>
              <table:table-cell office:value-type="float" office:value="0.341113">
                <text:p>0.341113</text:p>
              </table:table-cell>
              <table:table-cell office:value-type="float" office:value="1.325">
                <text:p>1.3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69597">
                <text:p>0.369597</text:p>
              </table:table-cell>
              <table:table-cell office:value-type="float" office:value="1.35">
                <text:p>1.35</text:p>
              </table:table-cell>
              <table:table-cell office:value-type="float" office:value="0.354771">
                <text:p>0.354771</text:p>
              </table:table-cell>
              <table:table-cell office:value-type="float" office:value="1.35">
                <text:p>1.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81773">
                <text:p>0.381773</text:p>
              </table:table-cell>
              <table:table-cell office:value-type="float" office:value="1.375">
                <text:p>1.375</text:p>
              </table:table-cell>
              <table:table-cell office:value-type="float" office:value="0.367863">
                <text:p>0.367863</text:p>
              </table:table-cell>
              <table:table-cell office:value-type="float" office:value="1.375">
                <text:p>1.3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9508">
                <text:p>0.39508</text:p>
              </table:table-cell>
              <table:table-cell office:value-type="float" office:value="1.4">
                <text:p>1.4</text:p>
              </table:table-cell>
              <table:table-cell office:value-type="float" office:value="0.381195">
                <text:p>0.381195</text:p>
              </table:table-cell>
              <table:table-cell office:value-type="float" office:value="1.4">
                <text:p>1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09418">
                <text:p>0.409418</text:p>
              </table:table-cell>
              <table:table-cell office:value-type="float" office:value="1.425">
                <text:p>1.425</text:p>
              </table:table-cell>
              <table:table-cell office:value-type="float" office:value="0.394604">
                <text:p>0.394604</text:p>
              </table:table-cell>
              <table:table-cell office:value-type="float" office:value="1.425">
                <text:p>1.4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24901">
                <text:p>0.424901</text:p>
              </table:table-cell>
              <table:table-cell office:value-type="float" office:value="1.45">
                <text:p>1.45</text:p>
              </table:table-cell>
              <table:table-cell office:value-type="float" office:value="0.408743">
                <text:p>0.408743</text:p>
              </table:table-cell>
              <table:table-cell office:value-type="float" office:value="1.45">
                <text:p>1.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40763">
                <text:p>0.440763</text:p>
              </table:table-cell>
              <table:table-cell office:value-type="float" office:value="1.475">
                <text:p>1.475</text:p>
              </table:table-cell>
              <table:table-cell office:value-type="float" office:value="0.424165">
                <text:p>0.424165</text:p>
              </table:table-cell>
              <table:table-cell office:value-type="float" office:value="1.475">
                <text:p>1.4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57843">
                <text:p>0.457843</text:p>
              </table:table-cell>
              <table:table-cell office:value-type="float" office:value="1.5">
                <text:p>1.5</text:p>
              </table:table-cell>
              <table:table-cell office:value-type="float" office:value="0.43945">
                <text:p>0.43945</text:p>
              </table:table-cell>
              <table:table-cell office:value-type="float" office:value="1.5">
                <text:p>1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76319">
                <text:p>0.476319</text:p>
              </table:table-cell>
              <table:table-cell office:value-type="float" office:value="1.525">
                <text:p>1.525</text:p>
              </table:table-cell>
              <table:table-cell office:value-type="float" office:value="0.455706">
                <text:p>0.455706</text:p>
              </table:table-cell>
              <table:table-cell office:value-type="float" office:value="1.525">
                <text:p>1.5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96637">
                <text:p>0.496637</text:p>
              </table:table-cell>
              <table:table-cell office:value-type="float" office:value="1.55">
                <text:p>1.55</text:p>
              </table:table-cell>
              <table:table-cell office:value-type="float" office:value="0.474225">
                <text:p>0.474225</text:p>
              </table:table-cell>
              <table:table-cell office:value-type="float" office:value="1.55">
                <text:p>1.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18948">
                <text:p>0.518948</text:p>
              </table:table-cell>
              <table:table-cell office:value-type="float" office:value="1.575">
                <text:p>1.575</text:p>
              </table:table-cell>
              <table:table-cell office:value-type="float" office:value="0.491148">
                <text:p>0.491148</text:p>
              </table:table-cell>
              <table:table-cell office:value-type="float" office:value="1.575">
                <text:p>1.5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41597">
                <text:p>0.541597</text:p>
              </table:table-cell>
              <table:table-cell office:value-type="float" office:value="1.6">
                <text:p>1.6</text:p>
              </table:table-cell>
              <table:table-cell office:value-type="float" office:value="0.507175">
                <text:p>0.507175</text:p>
              </table:table-cell>
              <table:table-cell office:value-type="float" office:value="1.6">
                <text:p>1.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62235">
                <text:p>0.562235</text:p>
              </table:table-cell>
              <table:table-cell office:value-type="float" office:value="1.625">
                <text:p>1.625</text:p>
              </table:table-cell>
              <table:table-cell office:value-type="float" office:value="0.52353">
                <text:p>0.52353</text:p>
              </table:table-cell>
              <table:table-cell office:value-type="float" office:value="1.625">
                <text:p>1.6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79952">
                <text:p>0.579952</text:p>
              </table:table-cell>
              <table:table-cell office:value-type="float" office:value="1.65">
                <text:p>1.65</text:p>
              </table:table-cell>
              <table:table-cell office:value-type="float" office:value="0.539992">
                <text:p>0.539992</text:p>
              </table:table-cell>
              <table:table-cell office:value-type="float" office:value="1.65">
                <text:p>1.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97509">
                <text:p>0.597509</text:p>
              </table:table-cell>
              <table:table-cell office:value-type="float" office:value="1.675">
                <text:p>1.675</text:p>
              </table:table-cell>
              <table:table-cell office:value-type="float" office:value="0.556522">
                <text:p>0.556522</text:p>
              </table:table-cell>
              <table:table-cell office:value-type="float" office:value="1.675">
                <text:p>1.6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15235">
                <text:p>0.615235</text:p>
              </table:table-cell>
              <table:table-cell office:value-type="float" office:value="1.7">
                <text:p>1.7</text:p>
              </table:table-cell>
              <table:table-cell office:value-type="float" office:value="0.571346">
                <text:p>0.571346</text:p>
              </table:table-cell>
              <table:table-cell office:value-type="float" office:value="1.7">
                <text:p>1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34729">
                <text:p>0.634729</text:p>
              </table:table-cell>
              <table:table-cell office:value-type="float" office:value="1.725">
                <text:p>1.725</text:p>
              </table:table-cell>
              <table:table-cell office:value-type="float" office:value="0.58575">
                <text:p>0.58575</text:p>
              </table:table-cell>
              <table:table-cell office:value-type="float" office:value="1.725">
                <text:p>1.7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55212">
                <text:p>0.655212</text:p>
              </table:table-cell>
              <table:table-cell office:value-type="float" office:value="1.75">
                <text:p>1.75</text:p>
              </table:table-cell>
              <table:table-cell office:value-type="float" office:value="0.600493">
                <text:p>0.600493</text:p>
              </table:table-cell>
              <table:table-cell office:value-type="float" office:value="1.75">
                <text:p>1.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73935">
                <text:p>0.673935</text:p>
              </table:table-cell>
              <table:table-cell office:value-type="float" office:value="1.775">
                <text:p>1.775</text:p>
              </table:table-cell>
              <table:table-cell office:value-type="float" office:value="0.613947">
                <text:p>0.613947</text:p>
              </table:table-cell>
              <table:table-cell office:value-type="float" office:value="1.775">
                <text:p>1.7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91924">
                <text:p>0.691924</text:p>
              </table:table-cell>
              <table:table-cell office:value-type="float" office:value="1.8">
                <text:p>1.8</text:p>
              </table:table-cell>
              <table:table-cell office:value-type="float" office:value="0.627927">
                <text:p>0.627927</text:p>
              </table:table-cell>
              <table:table-cell office:value-type="float" office:value="1.8">
                <text:p>1.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10325">
                <text:p>0.710325</text:p>
              </table:table-cell>
              <table:table-cell office:value-type="float" office:value="1.825">
                <text:p>1.825</text:p>
              </table:table-cell>
              <table:table-cell office:value-type="float" office:value="0.642216">
                <text:p>0.642216</text:p>
              </table:table-cell>
              <table:table-cell office:value-type="float" office:value="1.825">
                <text:p>1.8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28976">
                <text:p>0.728976</text:p>
              </table:table-cell>
              <table:table-cell office:value-type="float" office:value="1.85">
                <text:p>1.85</text:p>
              </table:table-cell>
              <table:table-cell office:value-type="float" office:value="0.65596">
                <text:p>0.65596</text:p>
              </table:table-cell>
              <table:table-cell office:value-type="float" office:value="1.85">
                <text:p>1.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42094">
                <text:p>0.742094</text:p>
              </table:table-cell>
              <table:table-cell office:value-type="float" office:value="1.875">
                <text:p>1.875</text:p>
              </table:table-cell>
              <table:table-cell office:value-type="float" office:value="0.667514">
                <text:p>0.667514</text:p>
              </table:table-cell>
              <table:table-cell office:value-type="float" office:value="1.875">
                <text:p>1.8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51456">
                <text:p>0.751456</text:p>
              </table:table-cell>
              <table:table-cell office:value-type="float" office:value="1.9">
                <text:p>1.9</text:p>
              </table:table-cell>
              <table:table-cell office:value-type="float" office:value="0.677391">
                <text:p>0.677391</text:p>
              </table:table-cell>
              <table:table-cell office:value-type="float" office:value="1.9">
                <text:p>1.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61218">
                <text:p>0.761218</text:p>
              </table:table-cell>
              <table:table-cell office:value-type="float" office:value="1.925">
                <text:p>1.925</text:p>
              </table:table-cell>
              <table:table-cell office:value-type="float" office:value="0.684876">
                <text:p>0.684876</text:p>
              </table:table-cell>
              <table:table-cell office:value-type="float" office:value="1.925">
                <text:p>1.9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70561">
                <text:p>0.770561</text:p>
              </table:table-cell>
              <table:table-cell office:value-type="float" office:value="1.95">
                <text:p>1.95</text:p>
              </table:table-cell>
              <table:table-cell office:value-type="float" office:value="0.690437">
                <text:p>0.690437</text:p>
              </table:table-cell>
              <table:table-cell office:value-type="float" office:value="1.95">
                <text:p>1.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78433">
                <text:p>0.778433</text:p>
              </table:table-cell>
              <table:table-cell office:value-type="float" office:value="1.975">
                <text:p>1.975</text:p>
              </table:table-cell>
              <table:table-cell office:value-type="float" office:value="0.694348">
                <text:p>0.694348</text:p>
              </table:table-cell>
              <table:table-cell office:value-type="float" office:value="1.975">
                <text:p>1.9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85073">
                <text:p>0.785073</text:p>
              </table:table-cell>
              <table:table-cell office:value-type="float" office:value="2">
                <text:p>2</text:p>
              </table:table-cell>
              <table:table-cell office:value-type="float" office:value="0.697063">
                <text:p>0.697063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91109">
                <text:p>0.791109</text:p>
              </table:table-cell>
              <table:table-cell office:value-type="float" office:value="2.025">
                <text:p>2.025</text:p>
              </table:table-cell>
              <table:table-cell office:value-type="float" office:value="0.698065">
                <text:p>0.698065</text:p>
              </table:table-cell>
              <table:table-cell office:value-type="float" office:value="2.025">
                <text:p>2.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95519">
                <text:p>0.795519</text:p>
              </table:table-cell>
              <table:table-cell office:value-type="float" office:value="2.05">
                <text:p>2.05</text:p>
              </table:table-cell>
              <table:table-cell office:value-type="float" office:value="0.698228">
                <text:p>0.698228</text:p>
              </table:table-cell>
              <table:table-cell office:value-type="float" office:value="2.05">
                <text:p>2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96491">
                <text:p>0.796491</text:p>
              </table:table-cell>
              <table:table-cell office:value-type="float" office:value="2.075">
                <text:p>2.075</text:p>
              </table:table-cell>
              <table:table-cell office:value-type="float" office:value="0.695577">
                <text:p>0.695577</text:p>
              </table:table-cell>
              <table:table-cell office:value-type="float" office:value="2.075">
                <text:p>2.0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95028">
                <text:p>0.795028</text:p>
              </table:table-cell>
              <table:table-cell office:value-type="float" office:value="2.1">
                <text:p>2.1</text:p>
              </table:table-cell>
              <table:table-cell office:value-type="float" office:value="0.690324">
                <text:p>0.690324</text:p>
              </table:table-cell>
              <table:table-cell office:value-type="float" office:value="2.1">
                <text:p>2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91335">
                <text:p>0.791335</text:p>
              </table:table-cell>
              <table:table-cell office:value-type="float" office:value="2.125">
                <text:p>2.125</text:p>
              </table:table-cell>
              <table:table-cell office:value-type="float" office:value="0.683815">
                <text:p>0.683815</text:p>
              </table:table-cell>
              <table:table-cell office:value-type="float" office:value="2.125">
                <text:p>2.1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85769">
                <text:p>0.785769</text:p>
              </table:table-cell>
              <table:table-cell office:value-type="float" office:value="2.15">
                <text:p>2.15</text:p>
              </table:table-cell>
              <table:table-cell office:value-type="float" office:value="0.676782">
                <text:p>0.676782</text:p>
              </table:table-cell>
              <table:table-cell office:value-type="float" office:value="2.15">
                <text:p>2.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80215">
                <text:p>0.780215</text:p>
              </table:table-cell>
              <table:table-cell office:value-type="float" office:value="2.175">
                <text:p>2.175</text:p>
              </table:table-cell>
              <table:table-cell office:value-type="float" office:value="0.668934">
                <text:p>0.668934</text:p>
              </table:table-cell>
              <table:table-cell office:value-type="float" office:value="2.175">
                <text:p>2.1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73592">
                <text:p>0.773592</text:p>
              </table:table-cell>
              <table:table-cell office:value-type="float" office:value="2.2">
                <text:p>2.2</text:p>
              </table:table-cell>
              <table:table-cell office:value-type="float" office:value="0.659897">
                <text:p>0.659897</text:p>
              </table:table-cell>
              <table:table-cell office:value-type="float" office:value="2.2">
                <text:p>2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64577">
                <text:p>0.764577</text:p>
              </table:table-cell>
              <table:table-cell office:value-type="float" office:value="2.225">
                <text:p>2.225</text:p>
              </table:table-cell>
              <table:table-cell office:value-type="float" office:value="0.646744">
                <text:p>0.646744</text:p>
              </table:table-cell>
              <table:table-cell office:value-type="float" office:value="2.225">
                <text:p>2.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53022">
                <text:p>0.753022</text:p>
              </table:table-cell>
              <table:table-cell office:value-type="float" office:value="2.25">
                <text:p>2.25</text:p>
              </table:table-cell>
              <table:table-cell office:value-type="float" office:value="0.629312">
                <text:p>0.629312</text:p>
              </table:table-cell>
              <table:table-cell office:value-type="float" office:value="2.25">
                <text:p>2.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41609">
                <text:p>0.741609</text:p>
              </table:table-cell>
              <table:table-cell office:value-type="float" office:value="2.275">
                <text:p>2.275</text:p>
              </table:table-cell>
              <table:table-cell office:value-type="float" office:value="0.61028">
                <text:p>0.61028</text:p>
              </table:table-cell>
              <table:table-cell office:value-type="float" office:value="2.275">
                <text:p>2.2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31813">
                <text:p>0.731813</text:p>
              </table:table-cell>
              <table:table-cell office:value-type="float" office:value="2.3">
                <text:p>2.3</text:p>
              </table:table-cell>
              <table:table-cell office:value-type="float" office:value="0.592544">
                <text:p>0.592544</text:p>
              </table:table-cell>
              <table:table-cell office:value-type="float" office:value="2.3">
                <text:p>2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22057">
                <text:p>0.722057</text:p>
              </table:table-cell>
              <table:table-cell office:value-type="float" office:value="2.325">
                <text:p>2.325</text:p>
              </table:table-cell>
              <table:table-cell office:value-type="float" office:value="0.574899">
                <text:p>0.574899</text:p>
              </table:table-cell>
              <table:table-cell office:value-type="float" office:value="2.325">
                <text:p>2.3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12928">
                <text:p>0.712928</text:p>
              </table:table-cell>
              <table:table-cell office:value-type="float" office:value="2.35">
                <text:p>2.35</text:p>
              </table:table-cell>
              <table:table-cell office:value-type="float" office:value="0.556407">
                <text:p>0.556407</text:p>
              </table:table-cell>
              <table:table-cell office:value-type="float" office:value="2.35">
                <text:p>2.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04919">
                <text:p>0.704919</text:p>
              </table:table-cell>
              <table:table-cell office:value-type="float" office:value="2.375">
                <text:p>2.375</text:p>
              </table:table-cell>
              <table:table-cell office:value-type="float" office:value="0.538351">
                <text:p>0.538351</text:p>
              </table:table-cell>
              <table:table-cell office:value-type="float" office:value="2.375">
                <text:p>2.3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98017">
                <text:p>0.698017</text:p>
              </table:table-cell>
              <table:table-cell office:value-type="float" office:value="2.4">
                <text:p>2.4</text:p>
              </table:table-cell>
              <table:table-cell office:value-type="float" office:value="0.521547">
                <text:p>0.521547</text:p>
              </table:table-cell>
              <table:table-cell office:value-type="float" office:value="2.4">
                <text:p>2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91171">
                <text:p>0.691171</text:p>
              </table:table-cell>
              <table:table-cell office:value-type="float" office:value="2.425">
                <text:p>2.425</text:p>
              </table:table-cell>
              <table:table-cell office:value-type="float" office:value="0.506869">
                <text:p>0.506869</text:p>
              </table:table-cell>
              <table:table-cell office:value-type="float" office:value="2.425">
                <text:p>2.4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84615">
                <text:p>0.684615</text:p>
              </table:table-cell>
              <table:table-cell office:value-type="float" office:value="2.45">
                <text:p>2.45</text:p>
              </table:table-cell>
              <table:table-cell office:value-type="float" office:value="0.495983">
                <text:p>0.495983</text:p>
              </table:table-cell>
              <table:table-cell office:value-type="float" office:value="2.45">
                <text:p>2.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79792">
                <text:p>0.679792</text:p>
              </table:table-cell>
              <table:table-cell office:value-type="float" office:value="2.475">
                <text:p>2.475</text:p>
              </table:table-cell>
              <table:table-cell office:value-type="float" office:value="0.489553">
                <text:p>0.489553</text:p>
              </table:table-cell>
              <table:table-cell office:value-type="float" office:value="2.475">
                <text:p>2.4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77366">
                <text:p>0.677366</text:p>
              </table:table-cell>
              <table:table-cell office:value-type="float" office:value="2.5">
                <text:p>2.5</text:p>
              </table:table-cell>
              <table:table-cell office:value-type="float" office:value="0.487752">
                <text:p>0.487752</text:p>
              </table:table-cell>
              <table:table-cell office:value-type="float" office:value="2.5">
                <text:p>2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stroke-dash draw:name="Fine_20_Dashed_20__28_var_29_1" draw:display-name="Fine Dashed (var)1" draw:style="rect" draw:dots1="1" draw:dots1-length="0.203cm" draw:distance="0.15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minimum="0" chart:maximum="1" chart:interval-major="0.5" chart:reverse-direction="false" text:line-break="false" chart:axis-position="0"/>
      <style:graphic-properties svg:stroke-color="#b3b3b3"/>
      <style:text-properties fo:font-size="16pt" style:font-size-asian="8pt" style:font-size-complex="8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2.5" chart:reverse-direction="false" text:line-break="false" chart:axis-position="0"/>
      <style:graphic-properties svg:stroke-color="#b3b3b3"/>
      <style:text-properties fo:font-size="16pt" style:font-size-asian="8pt" style:font-size-complex="8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25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25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draw:stroke="none" svg:stroke-width="0.088cm" svg:stroke-color="#808080" draw:fill-color="#808080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draw:stroke="dash" draw:stroke-dash="Ultrafine_20_Dashed" svg:stroke-width="0.025cm" svg:stroke-color="#000000" draw:fill-color="#00000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5.385cm" svg:height="8.978cm" xlink:href=".." chart:class="chart:scatter" chart:style-name="ch1">
        <chart:plot-area chart:style-name="ch2" table:cell-range-address="Sheet1.H3:Sheet1.H103 Sheet1.A3:Sheet1.A103 Sheet1.D3:Sheet1.D11 Sheet1.J16:Sheet1.J70" svg:x="0.013cm" svg:y="0.179cm" svg:width="5.265cm" svg:height="8.642cm">
          <chart:axis chart:dimension="x" chart:name="primary-x" chart:style-name="ch3">
            <chart:title svg:x="2.561cm" svg:y="8.19cm" chart:style-name="ch4">
              <text:p>u'/U</text:p>
            </chart:title>
          </chart:axis>
          <chart:axis chart:dimension="y" chart:name="primary-y" chart:style-name="ch5">
            <chart:title svg:x="0.108cm" svg:y="4.478cm" chart:style-name="ch6">
              <text:p>y/d</text:p>
            </chart:title>
            <chart:grid chart:style-name="ch7" chart:class="major"/>
          </chart:axis>
          <chart:series chart:style-name="ch8" chart:values-cell-range-address="Sheet1.A3:Sheet1.A103" chart:class="chart:scatter">
            <chart:domain table:cell-range-address="Sheet1.H3:Sheet1.H103"/>
            <chart:data-point chart:repeated="101"/>
          </chart:series>
          <chart:series chart:style-name="ch9" chart:values-cell-range-address="Sheet1.A3:Sheet1.A103" chart:class="chart:scatter">
            <chart:domain table:cell-range-address="Sheet1.I3:Sheet1.I103"/>
            <chart:data-point chart:repeated="101"/>
          </chart:series>
          <chart:series chart:style-name="ch10" chart:values-cell-range-address="Sheet1.D3:Sheet1.D11" chart:class="chart:scatter">
            <chart:domain table:cell-range-address="Sheet1.K3:Sheet1.K11"/>
            <chart:data-point chart:repeated="9"/>
          </chart:series>
          <chart:series chart:style-name="ch11" chart:values-cell-range-address="Sheet1.J16:Sheet1.J70" chart:class="chart:scatter">
            <chart:domain table:cell-range-address="Sheet1.K16:Sheet1.K70"/>
            <chart:data-point chart:repeated="5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  <table:table-cell office:value-type="string">
                <text:p>Column D</text:p>
              </table:table-cell>
              <table:table-cell office:value-type="string">
                <text:p>Column K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H3:Sheet1.H103">0</text:p>
              </table:table-cell>
              <table:table-cell office:value-type="float" office:value="0">
                <text:p text:id="Sheet1.A3:Sheet1.A103">0</text:p>
              </table:table-cell>
              <table:table-cell office:value-type="float" office:value="0">
                <text:p text:id="Sheet1.I3:Sheet1.I103">0</text:p>
              </table:table-cell>
              <table:table-cell office:value-type="float" office:value="0">
                <text:p text:id="Sheet1.A3:Sheet1.A103">0</text:p>
              </table:table-cell>
              <table:table-cell office:value-type="float" office:value="0.177875">
                <text:p text:id="Sheet1.K3:Sheet1.K11">0.177875</text:p>
              </table:table-cell>
              <table:table-cell office:value-type="float" office:value="0.0939100000000002">
                <text:p text:id="Sheet1.D3:Sheet1.D11">0.0939100000000002</text:p>
              </table:table-cell>
              <table:table-cell office:value-type="float" office:value="0.091263">
                <text:p text:id="Sheet1.K16:Sheet1.K70">0.091263</text:p>
              </table:table-cell>
              <table:table-cell office:value-type="float" office:value="0.0118900000000002">
                <text:p text:id="Sheet1.J16:Sheet1.J70">0.01189000000000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23107">
                <text:p>0.0723107</text:p>
              </table:table-cell>
              <table:table-cell office:value-type="float" office:value="0.025">
                <text:p>0.025</text:p>
              </table:table-cell>
              <table:table-cell office:value-type="float" office:value="0.0641439">
                <text:p>0.0641439</text:p>
              </table:table-cell>
              <table:table-cell office:value-type="float" office:value="0.025">
                <text:p>0.025</text:p>
              </table:table-cell>
              <table:table-cell office:value-type="float" office:value="0.276867">
                <text:p>0.276867</text:p>
              </table:table-cell>
              <table:table-cell office:value-type="float" office:value="0.399">
                <text:p>0.399</text:p>
              </table:table-cell>
              <table:table-cell office:value-type="float" office:value="0.169483">
                <text:p>0.169483</text:p>
              </table:table-cell>
              <table:table-cell office:value-type="float" office:value="0.0236299999999998">
                <text:p>0.0236299999999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9978">
                <text:p>0.179978</text:p>
              </table:table-cell>
              <table:table-cell office:value-type="float" office:value="0.05">
                <text:p>0.05</text:p>
              </table:table-cell>
              <table:table-cell office:value-type="float" office:value="0.162407">
                <text:p>0.162407</text:p>
              </table:table-cell>
              <table:table-cell office:value-type="float" office:value="0.05">
                <text:p>0.05</text:p>
              </table:table-cell>
              <table:table-cell office:value-type="float" office:value="0.30624">
                <text:p>0.30624</text:p>
              </table:table-cell>
              <table:table-cell office:value-type="float" office:value="0.69869">
                <text:p>0.69869</text:p>
              </table:table-cell>
              <table:table-cell office:value-type="float" office:value="0.212922">
                <text:p>0.212922</text:p>
              </table:table-cell>
              <table:table-cell office:value-type="float" office:value="0.0350000000000001">
                <text:p>0.0350000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1544">
                <text:p>0.231544</text:p>
              </table:table-cell>
              <table:table-cell office:value-type="float" office:value="0.075">
                <text:p>0.075</text:p>
              </table:table-cell>
              <table:table-cell office:value-type="float" office:value="0.213117">
                <text:p>0.213117</text:p>
              </table:table-cell>
              <table:table-cell office:value-type="float" office:value="0.075">
                <text:p>0.075</text:p>
              </table:table-cell>
              <table:table-cell office:value-type="float" office:value="0.331265">
                <text:p>0.331265</text:p>
              </table:table-cell>
              <table:table-cell office:value-type="float" office:value="1.0096">
                <text:p>1.0096</text:p>
              </table:table-cell>
              <table:table-cell office:value-type="float" office:value="0.23018">
                <text:p>0.23018</text:p>
              </table:table-cell>
              <table:table-cell office:value-type="float" office:value="0.0733100000000002">
                <text:p>0.0733100000000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4891">
                <text:p>0.254891</text:p>
              </table:table-cell>
              <table:table-cell office:value-type="float" office:value="0.1">
                <text:p>0.1</text:p>
              </table:table-cell>
              <table:table-cell office:value-type="float" office:value="0.237377">
                <text:p>0.237377</text:p>
              </table:table-cell>
              <table:table-cell office:value-type="float" office:value="0.1">
                <text:p>0.1</text:p>
              </table:table-cell>
              <table:table-cell office:value-type="float" office:value="0.343247">
                <text:p>0.343247</text:p>
              </table:table-cell>
              <table:table-cell office:value-type="float" office:value="1.3047">
                <text:p>1.3047</text:p>
              </table:table-cell>
              <table:table-cell office:value-type="float" office:value="0.238761">
                <text:p>0.238761</text:p>
              </table:table-cell>
              <table:table-cell office:value-type="float" office:value="0.10609">
                <text:p>0.106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6231">
                <text:p>0.266231</text:p>
              </table:table-cell>
              <table:table-cell office:value-type="float" office:value="0.125">
                <text:p>0.125</text:p>
              </table:table-cell>
              <table:table-cell office:value-type="float" office:value="0.25091">
                <text:p>0.25091</text:p>
              </table:table-cell>
              <table:table-cell office:value-type="float" office:value="0.125">
                <text:p>0.125</text:p>
              </table:table-cell>
              <table:table-cell office:value-type="float" office:value="0.337877">
                <text:p>0.337877</text:p>
              </table:table-cell>
              <table:table-cell office:value-type="float" office:value="1.606142">
                <text:p>1.606142</text:p>
              </table:table-cell>
              <table:table-cell office:value-type="float" office:value="0.221162">
                <text:p>0.221162</text:p>
              </table:table-cell>
              <table:table-cell office:value-type="float" office:value="0.16581">
                <text:p>0.165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71157">
                <text:p>0.271157</text:p>
              </table:table-cell>
              <table:table-cell office:value-type="float" office:value="0.15">
                <text:p>0.15</text:p>
              </table:table-cell>
              <table:table-cell office:value-type="float" office:value="0.259439">
                <text:p>0.259439</text:p>
              </table:table-cell>
              <table:table-cell office:value-type="float" office:value="0.15">
                <text:p>0.15</text:p>
              </table:table-cell>
              <table:table-cell office:value-type="float" office:value="0.306382">
                <text:p>0.306382</text:p>
              </table:table-cell>
              <table:table-cell office:value-type="float" office:value="1.901711">
                <text:p>1.901711</text:p>
              </table:table-cell>
              <table:table-cell office:value-type="float" office:value="0.199254">
                <text:p>0.199254</text:p>
              </table:table-cell>
              <table:table-cell office:value-type="float" office:value="0.21459">
                <text:p>0.214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73032">
                <text:p>0.273032</text:p>
              </table:table-cell>
              <table:table-cell office:value-type="float" office:value="0.175">
                <text:p>0.175</text:p>
              </table:table-cell>
              <table:table-cell office:value-type="float" office:value="0.265123">
                <text:p>0.265123</text:p>
              </table:table-cell>
              <table:table-cell office:value-type="float" office:value="0.175">
                <text:p>0.175</text:p>
              </table:table-cell>
              <table:table-cell office:value-type="float" office:value="0.274907">
                <text:p>0.274907</text:p>
              </table:table-cell>
              <table:table-cell office:value-type="float" office:value="2.212008">
                <text:p>2.212008</text:p>
              </table:table-cell>
              <table:table-cell office:value-type="float" office:value="0.199102">
                <text:p>0.199102</text:p>
              </table:table-cell>
              <table:table-cell office:value-type="float" office:value="0.25816">
                <text:p>0.258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74051">
                <text:p>0.274051</text:p>
              </table:table-cell>
              <table:table-cell office:value-type="float" office:value="0.2">
                <text:p>0.2</text:p>
              </table:table-cell>
              <table:table-cell office:value-type="float" office:value="0.269648">
                <text:p>0.269648</text:p>
              </table:table-cell>
              <table:table-cell office:value-type="float" office:value="0.2">
                <text:p>0.2</text:p>
              </table:table-cell>
              <table:table-cell office:value-type="float" office:value="0.282598">
                <text:p>0.282598</text:p>
              </table:table-cell>
              <table:table-cell office:value-type="float" office:value="2.5">
                <text:p>2.5</text:p>
              </table:table-cell>
              <table:table-cell office:value-type="float" office:value="0.225036">
                <text:p>0.225036</text:p>
              </table:table-cell>
              <table:table-cell office:value-type="float" office:value="0.30202">
                <text:p>0.302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76331">
                <text:p>0.276331</text:p>
              </table:table-cell>
              <table:table-cell office:value-type="float" office:value="0.225">
                <text:p>0.225</text:p>
              </table:table-cell>
              <table:table-cell office:value-type="float" office:value="0.27362">
                <text:p>0.27362</text:p>
              </table:table-cell>
              <table:table-cell office:value-type="float" office:value="0.225">
                <text:p>0.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55356">
                <text:p>0.255356</text:p>
              </table:table-cell>
              <table:table-cell office:value-type="float" office:value="0.33503">
                <text:p>0.335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80476">
                <text:p>0.280476</text:p>
              </table:table-cell>
              <table:table-cell office:value-type="float" office:value="0.25">
                <text:p>0.25</text:p>
              </table:table-cell>
              <table:table-cell office:value-type="float" office:value="0.277419">
                <text:p>0.277419</text:p>
              </table:table-cell>
              <table:table-cell office:value-type="float" office:value="0.25">
                <text:p>0.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81234">
                <text:p>0.281234</text:p>
              </table:table-cell>
              <table:table-cell office:value-type="float" office:value="0.39522">
                <text:p>0.395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84027">
                <text:p>0.284027</text:p>
              </table:table-cell>
              <table:table-cell office:value-type="float" office:value="0.275">
                <text:p>0.275</text:p>
              </table:table-cell>
              <table:table-cell office:value-type="float" office:value="0.281651">
                <text:p>0.281651</text:p>
              </table:table-cell>
              <table:table-cell office:value-type="float" office:value="0.275">
                <text:p>0.2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81234">
                <text:p>0.281234</text:p>
              </table:table-cell>
              <table:table-cell office:value-type="float" office:value="0.39522">
                <text:p>0.395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85152">
                <text:p>0.285152</text:p>
              </table:table-cell>
              <table:table-cell office:value-type="float" office:value="0.3">
                <text:p>0.3</text:p>
              </table:table-cell>
              <table:table-cell office:value-type="float" office:value="0.286056">
                <text:p>0.286056</text:p>
              </table:table-cell>
              <table:table-cell office:value-type="float" office:value="0.3">
                <text:p>0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16015">
                <text:p>0.316015</text:p>
              </table:table-cell>
              <table:table-cell office:value-type="float" office:value="0.3956">
                <text:p>0.39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86338">
                <text:p>0.286338</text:p>
              </table:table-cell>
              <table:table-cell office:value-type="float" office:value="0.325">
                <text:p>0.325</text:p>
              </table:table-cell>
              <table:table-cell office:value-type="float" office:value="0.291049">
                <text:p>0.291049</text:p>
              </table:table-cell>
              <table:table-cell office:value-type="float" office:value="0.325">
                <text:p>0.3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16015">
                <text:p>0.316015</text:p>
              </table:table-cell>
              <table:table-cell office:value-type="float" office:value="0.3956">
                <text:p>0.39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9084">
                <text:p>0.289084</text:p>
              </table:table-cell>
              <table:table-cell office:value-type="float" office:value="0.35">
                <text:p>0.35</text:p>
              </table:table-cell>
              <table:table-cell office:value-type="float" office:value="0.296283">
                <text:p>0.296283</text:p>
              </table:table-cell>
              <table:table-cell office:value-type="float" office:value="0.35">
                <text:p>0.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46316">
                <text:p>0.346316</text:p>
              </table:table-cell>
              <table:table-cell office:value-type="float" office:value="0.43406">
                <text:p>0.434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93284">
                <text:p>0.293284</text:p>
              </table:table-cell>
              <table:table-cell office:value-type="float" office:value="0.375">
                <text:p>0.375</text:p>
              </table:table-cell>
              <table:table-cell office:value-type="float" office:value="0.301099">
                <text:p>0.301099</text:p>
              </table:table-cell>
              <table:table-cell office:value-type="float" office:value="0.375">
                <text:p>0.3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46316">
                <text:p>0.346316</text:p>
              </table:table-cell>
              <table:table-cell office:value-type="float" office:value="0.43406">
                <text:p>0.434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98984">
                <text:p>0.298984</text:p>
              </table:table-cell>
              <table:table-cell office:value-type="float" office:value="0.4">
                <text:p>0.4</text:p>
              </table:table-cell>
              <table:table-cell office:value-type="float" office:value="0.305988">
                <text:p>0.305988</text:p>
              </table:table-cell>
              <table:table-cell office:value-type="float" office:value="0.4">
                <text:p>0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67884">
                <text:p>0.367884</text:p>
              </table:table-cell>
              <table:table-cell office:value-type="float" office:value="0.48331">
                <text:p>0.483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05604">
                <text:p>0.305604</text:p>
              </table:table-cell>
              <table:table-cell office:value-type="float" office:value="0.425">
                <text:p>0.425</text:p>
              </table:table-cell>
              <table:table-cell office:value-type="float" office:value="0.311268">
                <text:p>0.311268</text:p>
              </table:table-cell>
              <table:table-cell office:value-type="float" office:value="0.425">
                <text:p>0.4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67884">
                <text:p>0.367884</text:p>
              </table:table-cell>
              <table:table-cell office:value-type="float" office:value="0.48331">
                <text:p>0.483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12231">
                <text:p>0.312231</text:p>
              </table:table-cell>
              <table:table-cell office:value-type="float" office:value="0.45">
                <text:p>0.45</text:p>
              </table:table-cell>
              <table:table-cell office:value-type="float" office:value="0.316396">
                <text:p>0.316396</text:p>
              </table:table-cell>
              <table:table-cell office:value-type="float" office:value="0.45">
                <text:p>0.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80757">
                <text:p>0.380757</text:p>
              </table:table-cell>
              <table:table-cell office:value-type="float" office:value="0.53247">
                <text:p>0.532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17899">
                <text:p>0.317899</text:p>
              </table:table-cell>
              <table:table-cell office:value-type="float" office:value="0.475">
                <text:p>0.475</text:p>
              </table:table-cell>
              <table:table-cell office:value-type="float" office:value="0.321185">
                <text:p>0.321185</text:p>
              </table:table-cell>
              <table:table-cell office:value-type="float" office:value="0.475">
                <text:p>0.4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80757">
                <text:p>0.380757</text:p>
              </table:table-cell>
              <table:table-cell office:value-type="float" office:value="0.53247">
                <text:p>0.532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22247">
                <text:p>0.322247</text:p>
              </table:table-cell>
              <table:table-cell office:value-type="float" office:value="0.5">
                <text:p>0.5</text:p>
              </table:table-cell>
              <table:table-cell office:value-type="float" office:value="0.325461">
                <text:p>0.325461</text:p>
              </table:table-cell>
              <table:table-cell office:value-type="float" office:value="0.5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84915">
                <text:p>0.384915</text:p>
              </table:table-cell>
              <table:table-cell office:value-type="float" office:value="0.58698">
                <text:p>0.586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25689">
                <text:p>0.325689</text:p>
              </table:table-cell>
              <table:table-cell office:value-type="float" office:value="0.525">
                <text:p>0.525</text:p>
              </table:table-cell>
              <table:table-cell office:value-type="float" office:value="0.329407">
                <text:p>0.329407</text:p>
              </table:table-cell>
              <table:table-cell office:value-type="float" office:value="0.525">
                <text:p>0.5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84915">
                <text:p>0.384915</text:p>
              </table:table-cell>
              <table:table-cell office:value-type="float" office:value="0.58698">
                <text:p>0.586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28217">
                <text:p>0.328217</text:p>
              </table:table-cell>
              <table:table-cell office:value-type="float" office:value="0.55">
                <text:p>0.55</text:p>
              </table:table-cell>
              <table:table-cell office:value-type="float" office:value="0.332949">
                <text:p>0.332949</text:p>
              </table:table-cell>
              <table:table-cell office:value-type="float" office:value="0.55">
                <text:p>0.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93421">
                <text:p>0.393421</text:p>
              </table:table-cell>
              <table:table-cell office:value-type="float" office:value="0.64154">
                <text:p>0.641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3035">
                <text:p>0.33035</text:p>
              </table:table-cell>
              <table:table-cell office:value-type="float" office:value="0.575">
                <text:p>0.575</text:p>
              </table:table-cell>
              <table:table-cell office:value-type="float" office:value="0.335897">
                <text:p>0.335897</text:p>
              </table:table-cell>
              <table:table-cell office:value-type="float" office:value="0.575">
                <text:p>0.5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93421">
                <text:p>0.393421</text:p>
              </table:table-cell>
              <table:table-cell office:value-type="float" office:value="0.64154">
                <text:p>0.641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32685">
                <text:p>0.332685</text:p>
              </table:table-cell>
              <table:table-cell office:value-type="float" office:value="0.6">
                <text:p>0.6</text:p>
              </table:table-cell>
              <table:table-cell office:value-type="float" office:value="0.338904">
                <text:p>0.338904</text:p>
              </table:table-cell>
              <table:table-cell office:value-type="float" office:value="0.6">
                <text:p>0.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97579">
                <text:p>0.397579</text:p>
              </table:table-cell>
              <table:table-cell office:value-type="float" office:value="0.69605">
                <text:p>0.696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35051">
                <text:p>0.335051</text:p>
              </table:table-cell>
              <table:table-cell office:value-type="float" office:value="0.625">
                <text:p>0.625</text:p>
              </table:table-cell>
              <table:table-cell office:value-type="float" office:value="0.341658">
                <text:p>0.341658</text:p>
              </table:table-cell>
              <table:table-cell office:value-type="float" office:value="0.625">
                <text:p>0.6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97579">
                <text:p>0.397579</text:p>
              </table:table-cell>
              <table:table-cell office:value-type="float" office:value="0.69605">
                <text:p>0.696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37261">
                <text:p>0.337261</text:p>
              </table:table-cell>
              <table:table-cell office:value-type="float" office:value="0.65">
                <text:p>0.65</text:p>
              </table:table-cell>
              <table:table-cell office:value-type="float" office:value="0.34399">
                <text:p>0.34399</text:p>
              </table:table-cell>
              <table:table-cell office:value-type="float" office:value="0.65">
                <text:p>0.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9739">
                <text:p>0.39739</text:p>
              </table:table-cell>
              <table:table-cell office:value-type="float" office:value="0.75052">
                <text:p>0.750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39629">
                <text:p>0.339629</text:p>
              </table:table-cell>
              <table:table-cell office:value-type="float" office:value="0.675">
                <text:p>0.675</text:p>
              </table:table-cell>
              <table:table-cell office:value-type="float" office:value="0.34584">
                <text:p>0.34584</text:p>
              </table:table-cell>
              <table:table-cell office:value-type="float" office:value="0.675">
                <text:p>0.6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9739">
                <text:p>0.39739</text:p>
              </table:table-cell>
              <table:table-cell office:value-type="float" office:value="0.75052">
                <text:p>0.750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4255">
                <text:p>0.34255</text:p>
              </table:table-cell>
              <table:table-cell office:value-type="float" office:value="0.7">
                <text:p>0.7</text:p>
              </table:table-cell>
              <table:table-cell office:value-type="float" office:value="0.347765">
                <text:p>0.347765</text:p>
              </table:table-cell>
              <table:table-cell office:value-type="float" office:value="0.7">
                <text:p>0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01548">
                <text:p>0.401548</text:p>
              </table:table-cell>
              <table:table-cell office:value-type="float" office:value="0.80503">
                <text:p>0.805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45915">
                <text:p>0.345915</text:p>
              </table:table-cell>
              <table:table-cell office:value-type="float" office:value="0.725">
                <text:p>0.725</text:p>
              </table:table-cell>
              <table:table-cell office:value-type="float" office:value="0.350439">
                <text:p>0.350439</text:p>
              </table:table-cell>
              <table:table-cell office:value-type="float" office:value="0.725">
                <text:p>0.7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01548">
                <text:p>0.401548</text:p>
              </table:table-cell>
              <table:table-cell office:value-type="float" office:value="0.80503">
                <text:p>0.805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49343">
                <text:p>0.349343</text:p>
              </table:table-cell>
              <table:table-cell office:value-type="float" office:value="0.75">
                <text:p>0.75</text:p>
              </table:table-cell>
              <table:table-cell office:value-type="float" office:value="0.353708">
                <text:p>0.353708</text:p>
              </table:table-cell>
              <table:table-cell office:value-type="float" office:value="0.75">
                <text:p>0.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05706">
                <text:p>0.405706</text:p>
              </table:table-cell>
              <table:table-cell office:value-type="float" office:value="0.85954">
                <text:p>0.859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52103">
                <text:p>0.352103</text:p>
              </table:table-cell>
              <table:table-cell office:value-type="float" office:value="0.775">
                <text:p>0.775</text:p>
              </table:table-cell>
              <table:table-cell office:value-type="float" office:value="0.356736">
                <text:p>0.356736</text:p>
              </table:table-cell>
              <table:table-cell office:value-type="float" office:value="0.775">
                <text:p>0.7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05706">
                <text:p>0.405706</text:p>
              </table:table-cell>
              <table:table-cell office:value-type="float" office:value="0.85954">
                <text:p>0.859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5439">
                <text:p>0.35439</text:p>
              </table:table-cell>
              <table:table-cell office:value-type="float" office:value="0.8">
                <text:p>0.8</text:p>
              </table:table-cell>
              <table:table-cell office:value-type="float" office:value="0.358985">
                <text:p>0.358985</text:p>
              </table:table-cell>
              <table:table-cell office:value-type="float" office:value="0.8">
                <text:p>0.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05422">
                <text:p>0.405422</text:p>
              </table:table-cell>
              <table:table-cell office:value-type="float" office:value="0.94124">
                <text:p>0.941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56856">
                <text:p>0.356856</text:p>
              </table:table-cell>
              <table:table-cell office:value-type="float" office:value="0.825">
                <text:p>0.825</text:p>
              </table:table-cell>
              <table:table-cell office:value-type="float" office:value="0.360528">
                <text:p>0.360528</text:p>
              </table:table-cell>
              <table:table-cell office:value-type="float" office:value="0.825">
                <text:p>0.8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0941">
                <text:p>0.40941</text:p>
              </table:table-cell>
              <table:table-cell office:value-type="float" office:value="1.04476">
                <text:p>1.044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9657">
                <text:p>0.359657</text:p>
              </table:table-cell>
              <table:table-cell office:value-type="float" office:value="0.85">
                <text:p>0.85</text:p>
              </table:table-cell>
              <table:table-cell office:value-type="float" office:value="0.361358">
                <text:p>0.361358</text:p>
              </table:table-cell>
              <table:table-cell office:value-type="float" office:value="0.85">
                <text:p>0.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09031">
                <text:p>0.409031</text:p>
              </table:table-cell>
              <table:table-cell office:value-type="float" office:value="1.15369">
                <text:p>1.153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2324">
                <text:p>0.362324</text:p>
              </table:table-cell>
              <table:table-cell office:value-type="float" office:value="0.875">
                <text:p>0.875</text:p>
              </table:table-cell>
              <table:table-cell office:value-type="float" office:value="0.361657">
                <text:p>0.361657</text:p>
              </table:table-cell>
              <table:table-cell office:value-type="float" office:value="0.875">
                <text:p>0.8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99975">
                <text:p>0.399975</text:p>
              </table:table-cell>
              <table:table-cell office:value-type="float" office:value="1.25708">
                <text:p>1.257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542">
                <text:p>0.36542</text:p>
              </table:table-cell>
              <table:table-cell office:value-type="float" office:value="0.9">
                <text:p>0.9</text:p>
              </table:table-cell>
              <table:table-cell office:value-type="float" office:value="0.362153">
                <text:p>0.362153</text:p>
              </table:table-cell>
              <table:table-cell office:value-type="float" office:value="0.9">
                <text:p>0.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99596">
                <text:p>0.399596</text:p>
              </table:table-cell>
              <table:table-cell office:value-type="float" office:value="1.36601">
                <text:p>1.366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9265">
                <text:p>0.369265</text:p>
              </table:table-cell>
              <table:table-cell office:value-type="float" office:value="0.925">
                <text:p>0.925</text:p>
              </table:table-cell>
              <table:table-cell office:value-type="float" office:value="0.363417">
                <text:p>0.363417</text:p>
              </table:table-cell>
              <table:table-cell office:value-type="float" office:value="0.925">
                <text:p>0.9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95059">
                <text:p>0.395059</text:p>
              </table:table-cell>
              <table:table-cell office:value-type="float" office:value="1.42043">
                <text:p>1.420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73209">
                <text:p>0.373209</text:p>
              </table:table-cell>
              <table:table-cell office:value-type="float" office:value="0.95">
                <text:p>0.95</text:p>
              </table:table-cell>
              <table:table-cell office:value-type="float" office:value="0.36525">
                <text:p>0.36525</text:p>
              </table:table-cell>
              <table:table-cell office:value-type="float" office:value="0.95">
                <text:p>0.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86175">
                <text:p>0.386175</text:p>
              </table:table-cell>
              <table:table-cell office:value-type="float" office:value="1.47479">
                <text:p>1.474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76153">
                <text:p>0.376153</text:p>
              </table:table-cell>
              <table:table-cell office:value-type="float" office:value="0.975">
                <text:p>0.975</text:p>
              </table:table-cell>
              <table:table-cell office:value-type="float" office:value="0.367259">
                <text:p>0.367259</text:p>
              </table:table-cell>
              <table:table-cell office:value-type="float" office:value="0.975">
                <text:p>0.9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81638">
                <text:p>0.381638</text:p>
              </table:table-cell>
              <table:table-cell office:value-type="float" office:value="1.529212">
                <text:p>1.5292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78898">
                <text:p>0.378898</text:p>
              </table:table-cell>
              <table:table-cell office:value-type="float" office:value="1">
                <text:p>1</text:p>
              </table:table-cell>
              <table:table-cell office:value-type="float" office:value="0.369318">
                <text:p>0.369318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72753">
                <text:p>0.372753</text:p>
              </table:table-cell>
              <table:table-cell office:value-type="float" office:value="1.583581">
                <text:p>1.5835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82287">
                <text:p>0.382287</text:p>
              </table:table-cell>
              <table:table-cell office:value-type="float" office:value="1.025">
                <text:p>1.025</text:p>
              </table:table-cell>
              <table:table-cell office:value-type="float" office:value="0.371549">
                <text:p>0.371549</text:p>
              </table:table-cell>
              <table:table-cell office:value-type="float" office:value="1.025">
                <text:p>1.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68216">
                <text:p>0.368216</text:p>
              </table:table-cell>
              <table:table-cell office:value-type="float" office:value="1.637998">
                <text:p>1.6379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85534">
                <text:p>0.385534</text:p>
              </table:table-cell>
              <table:table-cell office:value-type="float" office:value="1.05">
                <text:p>1.05</text:p>
              </table:table-cell>
              <table:table-cell office:value-type="float" office:value="0.37384">
                <text:p>0.37384</text:p>
              </table:table-cell>
              <table:table-cell office:value-type="float" office:value="1.05">
                <text:p>1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54889">
                <text:p>0.354889</text:p>
              </table:table-cell>
              <table:table-cell office:value-type="float" office:value="1.719552">
                <text:p>1.7195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88245">
                <text:p>0.388245</text:p>
              </table:table-cell>
              <table:table-cell office:value-type="float" office:value="1.075">
                <text:p>1.075</text:p>
              </table:table-cell>
              <table:table-cell office:value-type="float" office:value="0.376001">
                <text:p>0.376001</text:p>
              </table:table-cell>
              <table:table-cell office:value-type="float" office:value="1.075">
                <text:p>1.0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46004">
                <text:p>0.346004</text:p>
              </table:table-cell>
              <table:table-cell office:value-type="float" office:value="1.773922">
                <text:p>1.7739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90934">
                <text:p>0.390934</text:p>
              </table:table-cell>
              <table:table-cell office:value-type="float" office:value="1.1">
                <text:p>1.1</text:p>
              </table:table-cell>
              <table:table-cell office:value-type="float" office:value="0.377456">
                <text:p>0.377456</text:p>
              </table:table-cell>
              <table:table-cell office:value-type="float" office:value="1.1">
                <text:p>1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37119">
                <text:p>0.337119</text:p>
              </table:table-cell>
              <table:table-cell office:value-type="float" office:value="1.828291">
                <text:p>1.8282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93654">
                <text:p>0.393654</text:p>
              </table:table-cell>
              <table:table-cell office:value-type="float" office:value="1.125">
                <text:p>1.125</text:p>
              </table:table-cell>
              <table:table-cell office:value-type="float" office:value="0.378691">
                <text:p>0.378691</text:p>
              </table:table-cell>
              <table:table-cell office:value-type="float" office:value="1.125">
                <text:p>1.1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32582">
                <text:p>0.332582</text:p>
              </table:table-cell>
              <table:table-cell office:value-type="float" office:value="1.882708">
                <text:p>1.8827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95893">
                <text:p>0.395893</text:p>
              </table:table-cell>
              <table:table-cell office:value-type="float" office:value="1.15">
                <text:p>1.15</text:p>
              </table:table-cell>
              <table:table-cell office:value-type="float" office:value="0.380555">
                <text:p>0.380555</text:p>
              </table:table-cell>
              <table:table-cell office:value-type="float" office:value="1.15">
                <text:p>1.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19236">
                <text:p>0.319236</text:p>
              </table:table-cell>
              <table:table-cell office:value-type="float" office:value="1.969708">
                <text:p>1.9697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98461">
                <text:p>0.398461</text:p>
              </table:table-cell>
              <table:table-cell office:value-type="float" office:value="1.175">
                <text:p>1.175</text:p>
              </table:table-cell>
              <table:table-cell office:value-type="float" office:value="0.381974">
                <text:p>0.381974</text:p>
              </table:table-cell>
              <table:table-cell office:value-type="float" office:value="1.175">
                <text:p>1.1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31919">
                <text:p>0.331919</text:p>
              </table:table-cell>
              <table:table-cell office:value-type="float" office:value="2.073332">
                <text:p>2.0733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02012">
                <text:p>0.402012</text:p>
              </table:table-cell>
              <table:table-cell office:value-type="float" office:value="1.2">
                <text:p>1.2</text:p>
              </table:table-cell>
              <table:table-cell office:value-type="float" office:value="0.382922">
                <text:p>0.382922</text:p>
              </table:table-cell>
              <table:table-cell office:value-type="float" office:value="1.2">
                <text:p>1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40425">
                <text:p>0.340425</text:p>
              </table:table-cell>
              <table:table-cell office:value-type="float" office:value="2.127891">
                <text:p>2.1278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05838">
                <text:p>0.405838</text:p>
              </table:table-cell>
              <table:table-cell office:value-type="float" office:value="1.225">
                <text:p>1.225</text:p>
              </table:table-cell>
              <table:table-cell office:value-type="float" office:value="0.383625">
                <text:p>0.383625</text:p>
              </table:table-cell>
              <table:table-cell office:value-type="float" office:value="1.225">
                <text:p>1.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44583">
                <text:p>0.344583</text:p>
              </table:table-cell>
              <table:table-cell office:value-type="float" office:value="2.182403">
                <text:p>2.1824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09691">
                <text:p>0.409691</text:p>
              </table:table-cell>
              <table:table-cell office:value-type="float" office:value="1.25">
                <text:p>1.25</text:p>
              </table:table-cell>
              <table:table-cell office:value-type="float" office:value="0.384115">
                <text:p>0.384115</text:p>
              </table:table-cell>
              <table:table-cell office:value-type="float" office:value="1.25">
                <text:p>1.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53089">
                <text:p>0.353089</text:p>
              </table:table-cell>
              <table:table-cell office:value-type="float" office:value="2.236962">
                <text:p>2.2369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12509">
                <text:p>0.412509</text:p>
              </table:table-cell>
              <table:table-cell office:value-type="float" office:value="1.275">
                <text:p>1.275</text:p>
              </table:table-cell>
              <table:table-cell office:value-type="float" office:value="0.384436">
                <text:p>0.384436</text:p>
              </table:table-cell>
              <table:table-cell office:value-type="float" office:value="1.275">
                <text:p>1.2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61614">
                <text:p>0.361614</text:p>
              </table:table-cell>
              <table:table-cell office:value-type="float" office:value="2.286074">
                <text:p>2.2860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13849">
                <text:p>0.413849</text:p>
              </table:table-cell>
              <table:table-cell office:value-type="float" office:value="1.3">
                <text:p>1.3</text:p>
              </table:table-cell>
              <table:table-cell office:value-type="float" office:value="0.384619">
                <text:p>0.384619</text:p>
              </table:table-cell>
              <table:table-cell office:value-type="float" office:value="1.3">
                <text:p>1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65772">
                <text:p>0.365772</text:p>
              </table:table-cell>
              <table:table-cell office:value-type="float" office:value="2.340586">
                <text:p>2.3405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15233">
                <text:p>0.415233</text:p>
              </table:table-cell>
              <table:table-cell office:value-type="float" office:value="1.325">
                <text:p>1.325</text:p>
              </table:table-cell>
              <table:table-cell office:value-type="float" office:value="0.383848">
                <text:p>0.383848</text:p>
              </table:table-cell>
              <table:table-cell office:value-type="float" office:value="1.325">
                <text:p>1.3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82859">
                <text:p>0.382859</text:p>
              </table:table-cell>
              <table:table-cell office:value-type="float" office:value="2.4279179">
                <text:p>2.42791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16998">
                <text:p>0.416998</text:p>
              </table:table-cell>
              <table:table-cell office:value-type="float" office:value="1.35">
                <text:p>1.35</text:p>
              </table:table-cell>
              <table:table-cell office:value-type="float" office:value="0.383089">
                <text:p>0.383089</text:p>
              </table:table-cell>
              <table:table-cell office:value-type="float" office:value="1.35">
                <text:p>1.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86904">
                <text:p>0.3869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1828">
                <text:p>0.41828</text:p>
              </table:table-cell>
              <table:table-cell office:value-type="float" office:value="1.375">
                <text:p>1.375</text:p>
              </table:table-cell>
              <table:table-cell office:value-type="float" office:value="0.382637">
                <text:p>0.382637</text:p>
              </table:table-cell>
              <table:table-cell office:value-type="float" office:value="1.375">
                <text:p>1.3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19111">
                <text:p>0.419111</text:p>
              </table:table-cell>
              <table:table-cell office:value-type="float" office:value="1.4">
                <text:p>1.4</text:p>
              </table:table-cell>
              <table:table-cell office:value-type="float" office:value="0.382569">
                <text:p>0.382569</text:p>
              </table:table-cell>
              <table:table-cell office:value-type="float" office:value="1.4">
                <text:p>1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19265">
                <text:p>0.419265</text:p>
              </table:table-cell>
              <table:table-cell office:value-type="float" office:value="1.425">
                <text:p>1.425</text:p>
              </table:table-cell>
              <table:table-cell office:value-type="float" office:value="0.38187">
                <text:p>0.38187</text:p>
              </table:table-cell>
              <table:table-cell office:value-type="float" office:value="1.425">
                <text:p>1.4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18269">
                <text:p>0.418269</text:p>
              </table:table-cell>
              <table:table-cell office:value-type="float" office:value="1.45">
                <text:p>1.45</text:p>
              </table:table-cell>
              <table:table-cell office:value-type="float" office:value="0.379884">
                <text:p>0.379884</text:p>
              </table:table-cell>
              <table:table-cell office:value-type="float" office:value="1.45">
                <text:p>1.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17822">
                <text:p>0.417822</text:p>
              </table:table-cell>
              <table:table-cell office:value-type="float" office:value="1.475">
                <text:p>1.475</text:p>
              </table:table-cell>
              <table:table-cell office:value-type="float" office:value="0.377996">
                <text:p>0.377996</text:p>
              </table:table-cell>
              <table:table-cell office:value-type="float" office:value="1.475">
                <text:p>1.4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18893">
                <text:p>0.418893</text:p>
              </table:table-cell>
              <table:table-cell office:value-type="float" office:value="1.5">
                <text:p>1.5</text:p>
              </table:table-cell>
              <table:table-cell office:value-type="float" office:value="0.376241">
                <text:p>0.376241</text:p>
              </table:table-cell>
              <table:table-cell office:value-type="float" office:value="1.5">
                <text:p>1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20357">
                <text:p>0.420357</text:p>
              </table:table-cell>
              <table:table-cell office:value-type="float" office:value="1.525">
                <text:p>1.525</text:p>
              </table:table-cell>
              <table:table-cell office:value-type="float" office:value="0.374247">
                <text:p>0.374247</text:p>
              </table:table-cell>
              <table:table-cell office:value-type="float" office:value="1.525">
                <text:p>1.5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21426">
                <text:p>0.421426</text:p>
              </table:table-cell>
              <table:table-cell office:value-type="float" office:value="1.55">
                <text:p>1.55</text:p>
              </table:table-cell>
              <table:table-cell office:value-type="float" office:value="0.372206">
                <text:p>0.372206</text:p>
              </table:table-cell>
              <table:table-cell office:value-type="float" office:value="1.55">
                <text:p>1.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21913">
                <text:p>0.421913</text:p>
              </table:table-cell>
              <table:table-cell office:value-type="float" office:value="1.575">
                <text:p>1.575</text:p>
              </table:table-cell>
              <table:table-cell office:value-type="float" office:value="0.369615">
                <text:p>0.369615</text:p>
              </table:table-cell>
              <table:table-cell office:value-type="float" office:value="1.575">
                <text:p>1.5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22088">
                <text:p>0.422088</text:p>
              </table:table-cell>
              <table:table-cell office:value-type="float" office:value="1.6">
                <text:p>1.6</text:p>
              </table:table-cell>
              <table:table-cell office:value-type="float" office:value="0.366216">
                <text:p>0.366216</text:p>
              </table:table-cell>
              <table:table-cell office:value-type="float" office:value="1.6">
                <text:p>1.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2167">
                <text:p>0.42167</text:p>
              </table:table-cell>
              <table:table-cell office:value-type="float" office:value="1.625">
                <text:p>1.625</text:p>
              </table:table-cell>
              <table:table-cell office:value-type="float" office:value="0.36406">
                <text:p>0.36406</text:p>
              </table:table-cell>
              <table:table-cell office:value-type="float" office:value="1.625">
                <text:p>1.6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21337">
                <text:p>0.421337</text:p>
              </table:table-cell>
              <table:table-cell office:value-type="float" office:value="1.65">
                <text:p>1.65</text:p>
              </table:table-cell>
              <table:table-cell office:value-type="float" office:value="0.362977">
                <text:p>0.362977</text:p>
              </table:table-cell>
              <table:table-cell office:value-type="float" office:value="1.65">
                <text:p>1.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2226">
                <text:p>0.42226</text:p>
              </table:table-cell>
              <table:table-cell office:value-type="float" office:value="1.675">
                <text:p>1.675</text:p>
              </table:table-cell>
              <table:table-cell office:value-type="float" office:value="0.361205">
                <text:p>0.361205</text:p>
              </table:table-cell>
              <table:table-cell office:value-type="float" office:value="1.675">
                <text:p>1.6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23555">
                <text:p>0.423555</text:p>
              </table:table-cell>
              <table:table-cell office:value-type="float" office:value="1.7">
                <text:p>1.7</text:p>
              </table:table-cell>
              <table:table-cell office:value-type="float" office:value="0.35928">
                <text:p>0.35928</text:p>
              </table:table-cell>
              <table:table-cell office:value-type="float" office:value="1.7">
                <text:p>1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2423">
                <text:p>0.42423</text:p>
              </table:table-cell>
              <table:table-cell office:value-type="float" office:value="1.725">
                <text:p>1.725</text:p>
              </table:table-cell>
              <table:table-cell office:value-type="float" office:value="0.356713">
                <text:p>0.356713</text:p>
              </table:table-cell>
              <table:table-cell office:value-type="float" office:value="1.725">
                <text:p>1.7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24242">
                <text:p>0.424242</text:p>
              </table:table-cell>
              <table:table-cell office:value-type="float" office:value="1.75">
                <text:p>1.75</text:p>
              </table:table-cell>
              <table:table-cell office:value-type="float" office:value="0.353146">
                <text:p>0.353146</text:p>
              </table:table-cell>
              <table:table-cell office:value-type="float" office:value="1.75">
                <text:p>1.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23343">
                <text:p>0.423343</text:p>
              </table:table-cell>
              <table:table-cell office:value-type="float" office:value="1.775">
                <text:p>1.775</text:p>
              </table:table-cell>
              <table:table-cell office:value-type="float" office:value="0.350059">
                <text:p>0.350059</text:p>
              </table:table-cell>
              <table:table-cell office:value-type="float" office:value="1.775">
                <text:p>1.7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22317">
                <text:p>0.422317</text:p>
              </table:table-cell>
              <table:table-cell office:value-type="float" office:value="1.8">
                <text:p>1.8</text:p>
              </table:table-cell>
              <table:table-cell office:value-type="float" office:value="0.347625">
                <text:p>0.347625</text:p>
              </table:table-cell>
              <table:table-cell office:value-type="float" office:value="1.8">
                <text:p>1.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21998">
                <text:p>0.421998</text:p>
              </table:table-cell>
              <table:table-cell office:value-type="float" office:value="1.825">
                <text:p>1.825</text:p>
              </table:table-cell>
              <table:table-cell office:value-type="float" office:value="0.346212">
                <text:p>0.346212</text:p>
              </table:table-cell>
              <table:table-cell office:value-type="float" office:value="1.825">
                <text:p>1.8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22235">
                <text:p>0.422235</text:p>
              </table:table-cell>
              <table:table-cell office:value-type="float" office:value="1.85">
                <text:p>1.85</text:p>
              </table:table-cell>
              <table:table-cell office:value-type="float" office:value="0.34593">
                <text:p>0.34593</text:p>
              </table:table-cell>
              <table:table-cell office:value-type="float" office:value="1.85">
                <text:p>1.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22952">
                <text:p>0.422952</text:p>
              </table:table-cell>
              <table:table-cell office:value-type="float" office:value="1.875">
                <text:p>1.875</text:p>
              </table:table-cell>
              <table:table-cell office:value-type="float" office:value="0.345623">
                <text:p>0.345623</text:p>
              </table:table-cell>
              <table:table-cell office:value-type="float" office:value="1.875">
                <text:p>1.8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23894">
                <text:p>0.423894</text:p>
              </table:table-cell>
              <table:table-cell office:value-type="float" office:value="1.9">
                <text:p>1.9</text:p>
              </table:table-cell>
              <table:table-cell office:value-type="float" office:value="0.344744">
                <text:p>0.344744</text:p>
              </table:table-cell>
              <table:table-cell office:value-type="float" office:value="1.9">
                <text:p>1.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24027">
                <text:p>0.424027</text:p>
              </table:table-cell>
              <table:table-cell office:value-type="float" office:value="1.925">
                <text:p>1.925</text:p>
              </table:table-cell>
              <table:table-cell office:value-type="float" office:value="0.342979">
                <text:p>0.342979</text:p>
              </table:table-cell>
              <table:table-cell office:value-type="float" office:value="1.925">
                <text:p>1.9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24042">
                <text:p>0.424042</text:p>
              </table:table-cell>
              <table:table-cell office:value-type="float" office:value="1.95">
                <text:p>1.95</text:p>
              </table:table-cell>
              <table:table-cell office:value-type="float" office:value="0.340535">
                <text:p>0.340535</text:p>
              </table:table-cell>
              <table:table-cell office:value-type="float" office:value="1.95">
                <text:p>1.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24251">
                <text:p>0.424251</text:p>
              </table:table-cell>
              <table:table-cell office:value-type="float" office:value="1.975">
                <text:p>1.975</text:p>
              </table:table-cell>
              <table:table-cell office:value-type="float" office:value="0.337743">
                <text:p>0.337743</text:p>
              </table:table-cell>
              <table:table-cell office:value-type="float" office:value="1.975">
                <text:p>1.9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24806">
                <text:p>0.424806</text:p>
              </table:table-cell>
              <table:table-cell office:value-type="float" office:value="2">
                <text:p>2</text:p>
              </table:table-cell>
              <table:table-cell office:value-type="float" office:value="0.335007">
                <text:p>0.335007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25512">
                <text:p>0.425512</text:p>
              </table:table-cell>
              <table:table-cell office:value-type="float" office:value="2.025">
                <text:p>2.025</text:p>
              </table:table-cell>
              <table:table-cell office:value-type="float" office:value="0.332644">
                <text:p>0.332644</text:p>
              </table:table-cell>
              <table:table-cell office:value-type="float" office:value="2.025">
                <text:p>2.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25767">
                <text:p>0.425767</text:p>
              </table:table-cell>
              <table:table-cell office:value-type="float" office:value="2.05">
                <text:p>2.05</text:p>
              </table:table-cell>
              <table:table-cell office:value-type="float" office:value="0.330847">
                <text:p>0.330847</text:p>
              </table:table-cell>
              <table:table-cell office:value-type="float" office:value="2.05">
                <text:p>2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2604">
                <text:p>0.42604</text:p>
              </table:table-cell>
              <table:table-cell office:value-type="float" office:value="2.075">
                <text:p>2.075</text:p>
              </table:table-cell>
              <table:table-cell office:value-type="float" office:value="0.32937">
                <text:p>0.32937</text:p>
              </table:table-cell>
              <table:table-cell office:value-type="float" office:value="2.075">
                <text:p>2.0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2679">
                <text:p>0.42679</text:p>
              </table:table-cell>
              <table:table-cell office:value-type="float" office:value="2.1">
                <text:p>2.1</text:p>
              </table:table-cell>
              <table:table-cell office:value-type="float" office:value="0.327342">
                <text:p>0.327342</text:p>
              </table:table-cell>
              <table:table-cell office:value-type="float" office:value="2.1">
                <text:p>2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27532">
                <text:p>0.427532</text:p>
              </table:table-cell>
              <table:table-cell office:value-type="float" office:value="2.125">
                <text:p>2.125</text:p>
              </table:table-cell>
              <table:table-cell office:value-type="float" office:value="0.325063">
                <text:p>0.325063</text:p>
              </table:table-cell>
              <table:table-cell office:value-type="float" office:value="2.125">
                <text:p>2.1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2795">
                <text:p>0.42795</text:p>
              </table:table-cell>
              <table:table-cell office:value-type="float" office:value="2.15">
                <text:p>2.15</text:p>
              </table:table-cell>
              <table:table-cell office:value-type="float" office:value="0.322746">
                <text:p>0.322746</text:p>
              </table:table-cell>
              <table:table-cell office:value-type="float" office:value="2.15">
                <text:p>2.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28138">
                <text:p>0.428138</text:p>
              </table:table-cell>
              <table:table-cell office:value-type="float" office:value="2.175">
                <text:p>2.175</text:p>
              </table:table-cell>
              <table:table-cell office:value-type="float" office:value="0.320792">
                <text:p>0.320792</text:p>
              </table:table-cell>
              <table:table-cell office:value-type="float" office:value="2.175">
                <text:p>2.1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28519">
                <text:p>0.428519</text:p>
              </table:table-cell>
              <table:table-cell office:value-type="float" office:value="2.2">
                <text:p>2.2</text:p>
              </table:table-cell>
              <table:table-cell office:value-type="float" office:value="0.319753">
                <text:p>0.319753</text:p>
              </table:table-cell>
              <table:table-cell office:value-type="float" office:value="2.2">
                <text:p>2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29905">
                <text:p>0.429905</text:p>
              </table:table-cell>
              <table:table-cell office:value-type="float" office:value="2.225">
                <text:p>2.225</text:p>
              </table:table-cell>
              <table:table-cell office:value-type="float" office:value="0.318305">
                <text:p>0.318305</text:p>
              </table:table-cell>
              <table:table-cell office:value-type="float" office:value="2.225">
                <text:p>2.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32269">
                <text:p>0.432269</text:p>
              </table:table-cell>
              <table:table-cell office:value-type="float" office:value="2.25">
                <text:p>2.25</text:p>
              </table:table-cell>
              <table:table-cell office:value-type="float" office:value="0.316423">
                <text:p>0.316423</text:p>
              </table:table-cell>
              <table:table-cell office:value-type="float" office:value="2.25">
                <text:p>2.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34485">
                <text:p>0.434485</text:p>
              </table:table-cell>
              <table:table-cell office:value-type="float" office:value="2.275">
                <text:p>2.275</text:p>
              </table:table-cell>
              <table:table-cell office:value-type="float" office:value="0.314544">
                <text:p>0.314544</text:p>
              </table:table-cell>
              <table:table-cell office:value-type="float" office:value="2.275">
                <text:p>2.2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36143">
                <text:p>0.436143</text:p>
              </table:table-cell>
              <table:table-cell office:value-type="float" office:value="2.3">
                <text:p>2.3</text:p>
              </table:table-cell>
              <table:table-cell office:value-type="float" office:value="0.312865">
                <text:p>0.312865</text:p>
              </table:table-cell>
              <table:table-cell office:value-type="float" office:value="2.3">
                <text:p>2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36731">
                <text:p>0.436731</text:p>
              </table:table-cell>
              <table:table-cell office:value-type="float" office:value="2.325">
                <text:p>2.325</text:p>
              </table:table-cell>
              <table:table-cell office:value-type="float" office:value="0.311988">
                <text:p>0.311988</text:p>
              </table:table-cell>
              <table:table-cell office:value-type="float" office:value="2.325">
                <text:p>2.3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35654">
                <text:p>0.435654</text:p>
              </table:table-cell>
              <table:table-cell office:value-type="float" office:value="2.35">
                <text:p>2.35</text:p>
              </table:table-cell>
              <table:table-cell office:value-type="float" office:value="0.311097">
                <text:p>0.311097</text:p>
              </table:table-cell>
              <table:table-cell office:value-type="float" office:value="2.35">
                <text:p>2.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3356">
                <text:p>0.43356</text:p>
              </table:table-cell>
              <table:table-cell office:value-type="float" office:value="2.375">
                <text:p>2.375</text:p>
              </table:table-cell>
              <table:table-cell office:value-type="float" office:value="0.310141">
                <text:p>0.310141</text:p>
              </table:table-cell>
              <table:table-cell office:value-type="float" office:value="2.375">
                <text:p>2.3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31031">
                <text:p>0.431031</text:p>
              </table:table-cell>
              <table:table-cell office:value-type="float" office:value="2.4">
                <text:p>2.4</text:p>
              </table:table-cell>
              <table:table-cell office:value-type="float" office:value="0.309352">
                <text:p>0.309352</text:p>
              </table:table-cell>
              <table:table-cell office:value-type="float" office:value="2.4">
                <text:p>2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28658">
                <text:p>0.428658</text:p>
              </table:table-cell>
              <table:table-cell office:value-type="float" office:value="2.425">
                <text:p>2.425</text:p>
              </table:table-cell>
              <table:table-cell office:value-type="float" office:value="0.308905">
                <text:p>0.308905</text:p>
              </table:table-cell>
              <table:table-cell office:value-type="float" office:value="2.425">
                <text:p>2.4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26391">
                <text:p>0.426391</text:p>
              </table:table-cell>
              <table:table-cell office:value-type="float" office:value="2.45">
                <text:p>2.45</text:p>
              </table:table-cell>
              <table:table-cell office:value-type="float" office:value="0.309394">
                <text:p>0.309394</text:p>
              </table:table-cell>
              <table:table-cell office:value-type="float" office:value="2.45">
                <text:p>2.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23777">
                <text:p>0.423777</text:p>
              </table:table-cell>
              <table:table-cell office:value-type="float" office:value="2.475">
                <text:p>2.475</text:p>
              </table:table-cell>
              <table:table-cell office:value-type="float" office:value="0.310713">
                <text:p>0.310713</text:p>
              </table:table-cell>
              <table:table-cell office:value-type="float" office:value="2.475">
                <text:p>2.4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21205">
                <text:p>0.421205</text:p>
              </table:table-cell>
              <table:table-cell office:value-type="float" office:value="2.5">
                <text:p>2.5</text:p>
              </table:table-cell>
              <table:table-cell office:value-type="float" office:value="0.312654">
                <text:p>0.312654</text:p>
              </table:table-cell>
              <table:table-cell office:value-type="float" office:value="2.5">
                <text:p>2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stroke-dash draw:name="Fine_20_Dashed_20__28_var_29_1" draw:display-name="Fine Dashed (var)1" draw:style="rect" draw:dots1="1" draw:dots1-length="0.203cm" draw:distance="0.15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minimum="0" chart:maximum="1" chart:interval-major="0.5" chart:reverse-direction="false" text:line-break="false" chart:axis-position="0"/>
      <style:graphic-properties svg:stroke-color="#b3b3b3"/>
      <style:text-properties fo:font-size="16pt" style:font-size-asian="8pt" style:font-size-complex="8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2.5" chart:reverse-direction="false" text:line-break="false" chart:axis-position="0"/>
      <style:graphic-properties svg:stroke-color="#b3b3b3"/>
      <style:text-properties fo:font-size="16pt" style:font-size-asian="8pt" style:font-size-complex="8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25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25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draw:stroke="none" svg:stroke-width="0.088cm" svg:stroke-color="#808080" draw:fill-color="#808080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draw:stroke="dash" draw:stroke-dash="Ultrafine_20_Dashed" svg:stroke-width="0.025cm" svg:stroke-color="#000000" draw:fill-color="#00000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5.385cm" svg:height="8.978cm" xlink:href=".." chart:class="chart:scatter" chart:style-name="ch1">
        <chart:plot-area chart:style-name="ch2" table:cell-range-address="Sheet1.N3:Sheet1.N103 Sheet1.A3:Sheet1.A103 Sheet1.D3:Sheet1.D11 Sheet1.P16:Sheet1.P60" svg:x="0.013cm" svg:y="0.179cm" svg:width="5.265cm" svg:height="8.642cm">
          <chart:axis chart:dimension="x" chart:name="primary-x" chart:style-name="ch3">
            <chart:title svg:x="2.561cm" svg:y="8.19cm" chart:style-name="ch4">
              <text:p>u'/U</text:p>
            </chart:title>
          </chart:axis>
          <chart:axis chart:dimension="y" chart:name="primary-y" chart:style-name="ch5">
            <chart:title svg:x="0.108cm" svg:y="4.478cm" chart:style-name="ch6">
              <text:p>y/d</text:p>
            </chart:title>
            <chart:grid chart:style-name="ch7" chart:class="major"/>
          </chart:axis>
          <chart:series chart:style-name="ch8" chart:values-cell-range-address="Sheet1.A3:Sheet1.A103" chart:class="chart:scatter">
            <chart:domain table:cell-range-address="Sheet1.N3:Sheet1.N103"/>
            <chart:data-point chart:repeated="101"/>
          </chart:series>
          <chart:series chart:style-name="ch9" chart:values-cell-range-address="Sheet1.A3:Sheet1.A103" chart:class="chart:scatter">
            <chart:domain table:cell-range-address="Sheet1.O3:Sheet1.O103"/>
            <chart:data-point chart:repeated="101"/>
          </chart:series>
          <chart:series chart:style-name="ch10" chart:values-cell-range-address="Sheet1.D3:Sheet1.D11" chart:class="chart:scatter">
            <chart:domain table:cell-range-address="Sheet1.Q3:Sheet1.Q11"/>
            <chart:data-point chart:repeated="9"/>
          </chart:series>
          <chart:series chart:style-name="ch11" chart:values-cell-range-address="Sheet1.P16:Sheet1.P60" chart:class="chart:scatter">
            <chart:domain table:cell-range-address="Sheet1.Q16:Sheet1.Q60"/>
            <chart:data-point chart:repeated="4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A</text:p>
              </table:table-cell>
              <table:table-cell office:value-type="string">
                <text:p>Column O</text:p>
              </table:table-cell>
              <table:table-cell office:value-type="string">
                <text:p>Column A</text:p>
              </table:table-cell>
              <table:table-cell office:value-type="string">
                <text:p>Column Q</text:p>
              </table:table-cell>
              <table:table-cell office:value-type="string">
                <text:p>Column D</text:p>
              </table:table-cell>
              <table:table-cell office:value-type="string">
                <text:p>Column Q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N3:Sheet1.N103">0</text:p>
              </table:table-cell>
              <table:table-cell office:value-type="float" office:value="0">
                <text:p text:id="Sheet1.A3:Sheet1.A103">0</text:p>
              </table:table-cell>
              <table:table-cell office:value-type="float" office:value="0">
                <text:p text:id="Sheet1.O3:Sheet1.O103">0</text:p>
              </table:table-cell>
              <table:table-cell office:value-type="float" office:value="0">
                <text:p text:id="Sheet1.A3:Sheet1.A103">0</text:p>
              </table:table-cell>
              <table:table-cell office:value-type="float" office:value="0.199811">
                <text:p text:id="Sheet1.Q3:Sheet1.Q11">0.199811</text:p>
              </table:table-cell>
              <table:table-cell office:value-type="float" office:value="0.0939100000000002">
                <text:p text:id="Sheet1.D3:Sheet1.D11">0.0939100000000002</text:p>
              </table:table-cell>
              <table:table-cell office:value-type="float" office:value="0.0956333">
                <text:p text:id="Sheet1.Q16:Sheet1.Q60">0.0956333</text:p>
              </table:table-cell>
              <table:table-cell office:value-type="float" office:value="0.01085">
                <text:p text:id="Sheet1.P16:Sheet1.P60">0.0108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43737">
                <text:p>0.0743737</text:p>
              </table:table-cell>
              <table:table-cell office:value-type="float" office:value="0.025">
                <text:p>0.025</text:p>
              </table:table-cell>
              <table:table-cell office:value-type="float" office:value="0.0701997">
                <text:p>0.0701997</text:p>
              </table:table-cell>
              <table:table-cell office:value-type="float" office:value="0.025">
                <text:p>0.025</text:p>
              </table:table-cell>
              <table:table-cell office:value-type="float" office:value="0.264519">
                <text:p>0.264519</text:p>
              </table:table-cell>
              <table:table-cell office:value-type="float" office:value="0.399">
                <text:p>0.399</text:p>
              </table:table-cell>
              <table:table-cell office:value-type="float" office:value="0.147788">
                <text:p>0.147788</text:p>
              </table:table-cell>
              <table:table-cell office:value-type="float" office:value="0.02169">
                <text:p>0.021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1868">
                <text:p>0.181868</text:p>
              </table:table-cell>
              <table:table-cell office:value-type="float" office:value="0.05">
                <text:p>0.05</text:p>
              </table:table-cell>
              <table:table-cell office:value-type="float" office:value="0.176449">
                <text:p>0.176449</text:p>
              </table:table-cell>
              <table:table-cell office:value-type="float" office:value="0.05">
                <text:p>0.05</text:p>
              </table:table-cell>
              <table:table-cell office:value-type="float" office:value="0.294436">
                <text:p>0.294436</text:p>
              </table:table-cell>
              <table:table-cell office:value-type="float" office:value="0.69869">
                <text:p>0.69869</text:p>
              </table:table-cell>
              <table:table-cell office:value-type="float" office:value="0.191248">
                <text:p>0.191248</text:p>
              </table:table-cell>
              <table:table-cell office:value-type="float" office:value="0.03254">
                <text:p>0.032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0766">
                <text:p>0.220766</text:p>
              </table:table-cell>
              <table:table-cell office:value-type="float" office:value="0.075">
                <text:p>0.075</text:p>
              </table:table-cell>
              <table:table-cell office:value-type="float" office:value="0.222571">
                <text:p>0.222571</text:p>
              </table:table-cell>
              <table:table-cell office:value-type="float" office:value="0.075">
                <text:p>0.075</text:p>
              </table:table-cell>
              <table:table-cell office:value-type="float" office:value="0.315656">
                <text:p>0.315656</text:p>
              </table:table-cell>
              <table:table-cell office:value-type="float" office:value="1.0096">
                <text:p>1.0096</text:p>
              </table:table-cell>
              <table:table-cell office:value-type="float" office:value="0.234669">
                <text:p>0.234669</text:p>
              </table:table-cell>
              <table:table-cell office:value-type="float" office:value="0.06508">
                <text:p>0.065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2866">
                <text:p>0.22866</text:p>
              </table:table-cell>
              <table:table-cell office:value-type="float" office:value="0.1">
                <text:p>0.1</text:p>
              </table:table-cell>
              <table:table-cell office:value-type="float" office:value="0.234691">
                <text:p>0.234691</text:p>
              </table:table-cell>
              <table:table-cell office:value-type="float" office:value="0.1">
                <text:p>0.1</text:p>
              </table:table-cell>
              <table:table-cell office:value-type="float" office:value="0.306423">
                <text:p>0.306423</text:p>
              </table:table-cell>
              <table:table-cell office:value-type="float" office:value="1.3047">
                <text:p>1.3047</text:p>
              </table:table-cell>
              <table:table-cell office:value-type="float" office:value="0.238923">
                <text:p>0.238923</text:p>
              </table:table-cell>
              <table:table-cell office:value-type="float" office:value="0.11931">
                <text:p>0.119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31879">
                <text:p>0.231879</text:p>
              </table:table-cell>
              <table:table-cell office:value-type="float" office:value="0.125">
                <text:p>0.125</text:p>
              </table:table-cell>
              <table:table-cell office:value-type="float" office:value="0.239281">
                <text:p>0.239281</text:p>
              </table:table-cell>
              <table:table-cell office:value-type="float" office:value="0.125">
                <text:p>0.125</text:p>
              </table:table-cell>
              <table:table-cell office:value-type="float" office:value="0.297208">
                <text:p>0.297208</text:p>
              </table:table-cell>
              <table:table-cell office:value-type="float" office:value="1.606142">
                <text:p>1.606142</text:p>
              </table:table-cell>
              <table:table-cell office:value-type="float" office:value="0.243176">
                <text:p>0.243176</text:p>
              </table:table-cell>
              <table:table-cell office:value-type="float" office:value="0.17354">
                <text:p>0.173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5492">
                <text:p>0.235492</text:p>
              </table:table-cell>
              <table:table-cell office:value-type="float" office:value="0.15">
                <text:p>0.15</text:p>
              </table:table-cell>
              <table:table-cell office:value-type="float" office:value="0.242027">
                <text:p>0.242027</text:p>
              </table:table-cell>
              <table:table-cell office:value-type="float" office:value="0.15">
                <text:p>0.15</text:p>
              </table:table-cell>
              <table:table-cell office:value-type="float" office:value="0.287994">
                <text:p>0.287994</text:p>
              </table:table-cell>
              <table:table-cell office:value-type="float" office:value="1.901711">
                <text:p>1.901711</text:p>
              </table:table-cell>
              <table:table-cell office:value-type="float" office:value="0.251778">
                <text:p>0.251778</text:p>
              </table:table-cell>
              <table:table-cell office:value-type="float" office:value="0.22777">
                <text:p>0.227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0227">
                <text:p>0.240227</text:p>
              </table:table-cell>
              <table:table-cell office:value-type="float" office:value="0.175">
                <text:p>0.175</text:p>
              </table:table-cell>
              <table:table-cell office:value-type="float" office:value="0.244265">
                <text:p>0.244265</text:p>
              </table:table-cell>
              <table:table-cell office:value-type="float" office:value="0.175">
                <text:p>0.175</text:p>
              </table:table-cell>
              <table:table-cell office:value-type="float" office:value="0.265736">
                <text:p>0.265736</text:p>
              </table:table-cell>
              <table:table-cell office:value-type="float" office:value="2.212008">
                <text:p>2.212008</text:p>
              </table:table-cell>
              <table:table-cell office:value-type="float" office:value="0.256031">
                <text:p>0.256031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4592">
                <text:p>0.244592</text:p>
              </table:table-cell>
              <table:table-cell office:value-type="float" office:value="0.2">
                <text:p>0.2</text:p>
              </table:table-cell>
              <table:table-cell office:value-type="float" office:value="0.246774">
                <text:p>0.246774</text:p>
              </table:table-cell>
              <table:table-cell office:value-type="float" office:value="0.2">
                <text:p>0.2</text:p>
              </table:table-cell>
              <table:table-cell office:value-type="float" office:value="0.265227">
                <text:p>0.265227</text:p>
              </table:table-cell>
              <table:table-cell office:value-type="float" office:value="2.5">
                <text:p>2.5</text:p>
              </table:table-cell>
              <table:table-cell office:value-type="float" office:value="0.26899">
                <text:p>0.26899</text:p>
              </table:table-cell>
              <table:table-cell office:value-type="float" office:value="0.3308">
                <text:p>0.33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48248">
                <text:p>0.248248</text:p>
              </table:table-cell>
              <table:table-cell office:value-type="float" office:value="0.225">
                <text:p>0.225</text:p>
              </table:table-cell>
              <table:table-cell office:value-type="float" office:value="0.249735">
                <text:p>0.249735</text:p>
              </table:table-cell>
              <table:table-cell office:value-type="float" office:value="0.225">
                <text:p>0.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77582">
                <text:p>0.277582</text:p>
              </table:table-cell>
              <table:table-cell office:value-type="float" office:value="0.39046">
                <text:p>0.390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1833">
                <text:p>0.251833</text:p>
              </table:table-cell>
              <table:table-cell office:value-type="float" office:value="0.25">
                <text:p>0.25</text:p>
              </table:table-cell>
              <table:table-cell office:value-type="float" office:value="0.253164">
                <text:p>0.253164</text:p>
              </table:table-cell>
              <table:table-cell office:value-type="float" office:value="0.25">
                <text:p>0.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796">
                <text:p>0.30796</text:p>
              </table:table-cell>
              <table:table-cell office:value-type="float" office:value="0.42299">
                <text:p>0.422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5431">
                <text:p>0.255431</text:p>
              </table:table-cell>
              <table:table-cell office:value-type="float" office:value="0.275">
                <text:p>0.275</text:p>
              </table:table-cell>
              <table:table-cell office:value-type="float" office:value="0.257789">
                <text:p>0.257789</text:p>
              </table:table-cell>
              <table:table-cell office:value-type="float" office:value="0.275">
                <text:p>0.2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29614">
                <text:p>0.329614</text:p>
              </table:table-cell>
              <table:table-cell office:value-type="float" office:value="0.4718">
                <text:p>0.47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9135">
                <text:p>0.259135</text:p>
              </table:table-cell>
              <table:table-cell office:value-type="float" office:value="0.3">
                <text:p>0.3</text:p>
              </table:table-cell>
              <table:table-cell office:value-type="float" office:value="0.263074">
                <text:p>0.263074</text:p>
              </table:table-cell>
              <table:table-cell office:value-type="float" office:value="0.3">
                <text:p>0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51269">
                <text:p>0.351269</text:p>
              </table:table-cell>
              <table:table-cell office:value-type="float" office:value="0.52061">
                <text:p>0.520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3034">
                <text:p>0.263034</text:p>
              </table:table-cell>
              <table:table-cell office:value-type="float" office:value="0.325">
                <text:p>0.325</text:p>
              </table:table-cell>
              <table:table-cell office:value-type="float" office:value="0.267599">
                <text:p>0.267599</text:p>
              </table:table-cell>
              <table:table-cell office:value-type="float" office:value="0.325">
                <text:p>0.3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68575">
                <text:p>0.368575</text:p>
              </table:table-cell>
              <table:table-cell office:value-type="float" office:value="0.56941">
                <text:p>0.569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67573">
                <text:p>0.267573</text:p>
              </table:table-cell>
              <table:table-cell office:value-type="float" office:value="0.35">
                <text:p>0.35</text:p>
              </table:table-cell>
              <table:table-cell office:value-type="float" office:value="0.271046">
                <text:p>0.271046</text:p>
              </table:table-cell>
              <table:table-cell office:value-type="float" office:value="0.35">
                <text:p>0.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85881">
                <text:p>0.385881</text:p>
              </table:table-cell>
              <table:table-cell office:value-type="float" office:value="0.61822">
                <text:p>0.618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72315">
                <text:p>0.272315</text:p>
              </table:table-cell>
              <table:table-cell office:value-type="float" office:value="0.375">
                <text:p>0.375</text:p>
              </table:table-cell>
              <table:table-cell office:value-type="float" office:value="0.274106">
                <text:p>0.274106</text:p>
              </table:table-cell>
              <table:table-cell office:value-type="float" office:value="0.375">
                <text:p>0.3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94483">
                <text:p>0.394483</text:p>
              </table:table-cell>
              <table:table-cell office:value-type="float" office:value="0.67245">
                <text:p>0.672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7716">
                <text:p>0.27716</text:p>
              </table:table-cell>
              <table:table-cell office:value-type="float" office:value="0.4">
                <text:p>0.4</text:p>
              </table:table-cell>
              <table:table-cell office:value-type="float" office:value="0.277359">
                <text:p>0.277359</text:p>
              </table:table-cell>
              <table:table-cell office:value-type="float" office:value="0.4">
                <text:p>0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07441">
                <text:p>0.407441</text:p>
              </table:table-cell>
              <table:table-cell office:value-type="float" office:value="0.72126">
                <text:p>0.721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82658">
                <text:p>0.282658</text:p>
              </table:table-cell>
              <table:table-cell office:value-type="float" office:value="0.425">
                <text:p>0.425</text:p>
              </table:table-cell>
              <table:table-cell office:value-type="float" office:value="0.280886">
                <text:p>0.280886</text:p>
              </table:table-cell>
              <table:table-cell office:value-type="float" office:value="0.425">
                <text:p>0.4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11695">
                <text:p>0.411695</text:p>
              </table:table-cell>
              <table:table-cell office:value-type="float" office:value="0.77549">
                <text:p>0.775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885">
                <text:p>0.2885</text:p>
              </table:table-cell>
              <table:table-cell office:value-type="float" office:value="0.45">
                <text:p>0.45</text:p>
              </table:table-cell>
              <table:table-cell office:value-type="float" office:value="0.28516">
                <text:p>0.28516</text:p>
              </table:table-cell>
              <table:table-cell office:value-type="float" office:value="0.45">
                <text:p>0.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1592">
                <text:p>0.41592</text:p>
              </table:table-cell>
              <table:table-cell office:value-type="float" office:value="0.84599">
                <text:p>0.845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93235">
                <text:p>0.293235</text:p>
              </table:table-cell>
              <table:table-cell office:value-type="float" office:value="0.475">
                <text:p>0.475</text:p>
              </table:table-cell>
              <table:table-cell office:value-type="float" office:value="0.289497">
                <text:p>0.289497</text:p>
              </table:table-cell>
              <table:table-cell office:value-type="float" office:value="0.475">
                <text:p>0.4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15779">
                <text:p>0.415779</text:p>
              </table:table-cell>
              <table:table-cell office:value-type="float" office:value="0.92733">
                <text:p>0.927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97398">
                <text:p>0.297398</text:p>
              </table:table-cell>
              <table:table-cell office:value-type="float" office:value="0.5">
                <text:p>0.5</text:p>
              </table:table-cell>
              <table:table-cell office:value-type="float" office:value="0.293578">
                <text:p>0.293578</text:p>
              </table:table-cell>
              <table:table-cell office:value-type="float" office:value="0.5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15628">
                <text:p>0.415628</text:p>
              </table:table-cell>
              <table:table-cell office:value-type="float" office:value="1.0141">
                <text:p>1.01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0239">
                <text:p>0.30239</text:p>
              </table:table-cell>
              <table:table-cell office:value-type="float" office:value="0.525">
                <text:p>0.525</text:p>
              </table:table-cell>
              <table:table-cell office:value-type="float" office:value="0.297287">
                <text:p>0.297287</text:p>
              </table:table-cell>
              <table:table-cell office:value-type="float" office:value="0.525">
                <text:p>0.5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15505">
                <text:p>0.415505</text:p>
              </table:table-cell>
              <table:table-cell office:value-type="float" office:value="1.0846">
                <text:p>1.08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0761">
                <text:p>0.30761</text:p>
              </table:table-cell>
              <table:table-cell office:value-type="float" office:value="0.55">
                <text:p>0.55</text:p>
              </table:table-cell>
              <table:table-cell office:value-type="float" office:value="0.300262">
                <text:p>0.300262</text:p>
              </table:table-cell>
              <table:table-cell office:value-type="float" office:value="0.55">
                <text:p>0.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15401">
                <text:p>0.415401</text:p>
              </table:table-cell>
              <table:table-cell office:value-type="float" office:value="1.14425">
                <text:p>1.144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12538">
                <text:p>0.312538</text:p>
              </table:table-cell>
              <table:table-cell office:value-type="float" office:value="0.575">
                <text:p>0.575</text:p>
              </table:table-cell>
              <table:table-cell office:value-type="float" office:value="0.303043">
                <text:p>0.303043</text:p>
              </table:table-cell>
              <table:table-cell office:value-type="float" office:value="0.575">
                <text:p>0.5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10931">
                <text:p>0.410931</text:p>
              </table:table-cell>
              <table:table-cell office:value-type="float" office:value="1.21475">
                <text:p>1.214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18058">
                <text:p>0.318058</text:p>
              </table:table-cell>
              <table:table-cell office:value-type="float" office:value="0.6">
                <text:p>0.6</text:p>
              </table:table-cell>
              <table:table-cell office:value-type="float" office:value="0.305977">
                <text:p>0.305977</text:p>
              </table:table-cell>
              <table:table-cell office:value-type="float" office:value="0.6">
                <text:p>0.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06489">
                <text:p>0.406489</text:p>
              </table:table-cell>
              <table:table-cell office:value-type="float" office:value="1.26898">
                <text:p>1.268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24023">
                <text:p>0.324023</text:p>
              </table:table-cell>
              <table:table-cell office:value-type="float" office:value="0.625">
                <text:p>0.625</text:p>
              </table:table-cell>
              <table:table-cell office:value-type="float" office:value="0.308502">
                <text:p>0.308502</text:p>
              </table:table-cell>
              <table:table-cell office:value-type="float" office:value="0.625">
                <text:p>0.6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402047">
                <text:p>0.402047</text:p>
              </table:table-cell>
              <table:table-cell office:value-type="float" office:value="1.32321">
                <text:p>1.323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30039">
                <text:p>0.330039</text:p>
              </table:table-cell>
              <table:table-cell office:value-type="float" office:value="0.65">
                <text:p>0.65</text:p>
              </table:table-cell>
              <table:table-cell office:value-type="float" office:value="0.310704">
                <text:p>0.310704</text:p>
              </table:table-cell>
              <table:table-cell office:value-type="float" office:value="0.65">
                <text:p>0.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97604">
                <text:p>0.397604</text:p>
              </table:table-cell>
              <table:table-cell office:value-type="float" office:value="1.37744">
                <text:p>1.377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3562">
                <text:p>0.33562</text:p>
              </table:table-cell>
              <table:table-cell office:value-type="float" office:value="0.675">
                <text:p>0.675</text:p>
              </table:table-cell>
              <table:table-cell office:value-type="float" office:value="0.312791">
                <text:p>0.312791</text:p>
              </table:table-cell>
              <table:table-cell office:value-type="float" office:value="0.675">
                <text:p>0.6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88814">
                <text:p>0.388814</text:p>
              </table:table-cell>
              <table:table-cell office:value-type="float" office:value="1.43167">
                <text:p>1.431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40425">
                <text:p>0.340425</text:p>
              </table:table-cell>
              <table:table-cell office:value-type="float" office:value="0.7">
                <text:p>0.7</text:p>
              </table:table-cell>
              <table:table-cell office:value-type="float" office:value="0.315198">
                <text:p>0.315198</text:p>
              </table:table-cell>
              <table:table-cell office:value-type="float" office:value="0.7">
                <text:p>0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80025">
                <text:p>0.380025</text:p>
              </table:table-cell>
              <table:table-cell office:value-type="float" office:value="1.4859">
                <text:p>1.48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44915">
                <text:p>0.344915</text:p>
              </table:table-cell>
              <table:table-cell office:value-type="float" office:value="0.725">
                <text:p>0.725</text:p>
              </table:table-cell>
              <table:table-cell office:value-type="float" office:value="0.31794">
                <text:p>0.31794</text:p>
              </table:table-cell>
              <table:table-cell office:value-type="float" office:value="0.725">
                <text:p>0.7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71235">
                <text:p>0.371235</text:p>
              </table:table-cell>
              <table:table-cell office:value-type="float" office:value="1.54013">
                <text:p>1.540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49185">
                <text:p>0.349185</text:p>
              </table:table-cell>
              <table:table-cell office:value-type="float" office:value="0.75">
                <text:p>0.75</text:p>
              </table:table-cell>
              <table:table-cell office:value-type="float" office:value="0.32118">
                <text:p>0.32118</text:p>
              </table:table-cell>
              <table:table-cell office:value-type="float" office:value="0.75">
                <text:p>0.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62454">
                <text:p>0.362454</text:p>
              </table:table-cell>
              <table:table-cell office:value-type="float" office:value="1.588937">
                <text:p>1.5889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53188">
                <text:p>0.353188</text:p>
              </table:table-cell>
              <table:table-cell office:value-type="float" office:value="0.775">
                <text:p>0.775</text:p>
              </table:table-cell>
              <table:table-cell office:value-type="float" office:value="0.32448">
                <text:p>0.32448</text:p>
              </table:table-cell>
              <table:table-cell office:value-type="float" office:value="0.775">
                <text:p>0.7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49316">
                <text:p>0.349316</text:p>
              </table:table-cell>
              <table:table-cell office:value-type="float" office:value="1.643167">
                <text:p>1.6431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56237">
                <text:p>0.356237</text:p>
              </table:table-cell>
              <table:table-cell office:value-type="float" office:value="0.8">
                <text:p>0.8</text:p>
              </table:table-cell>
              <table:table-cell office:value-type="float" office:value="0.327408">
                <text:p>0.327408</text:p>
              </table:table-cell>
              <table:table-cell office:value-type="float" office:value="0.8">
                <text:p>0.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36178">
                <text:p>0.336178</text:p>
              </table:table-cell>
              <table:table-cell office:value-type="float" office:value="1.697397">
                <text:p>1.6973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58663">
                <text:p>0.358663</text:p>
              </table:table-cell>
              <table:table-cell office:value-type="float" office:value="0.825">
                <text:p>0.825</text:p>
              </table:table-cell>
              <table:table-cell office:value-type="float" office:value="0.330049">
                <text:p>0.330049</text:p>
              </table:table-cell>
              <table:table-cell office:value-type="float" office:value="0.825">
                <text:p>0.8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27398">
                <text:p>0.327398</text:p>
              </table:table-cell>
              <table:table-cell office:value-type="float" office:value="1.746204">
                <text:p>1.7462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61295">
                <text:p>0.361295</text:p>
              </table:table-cell>
              <table:table-cell office:value-type="float" office:value="0.85">
                <text:p>0.85</text:p>
              </table:table-cell>
              <table:table-cell office:value-type="float" office:value="0.332343">
                <text:p>0.332343</text:p>
              </table:table-cell>
              <table:table-cell office:value-type="float" office:value="0.85">
                <text:p>0.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1426">
                <text:p>0.31426</text:p>
              </table:table-cell>
              <table:table-cell office:value-type="float" office:value="1.800434">
                <text:p>1.8004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3934">
                <text:p>0.363934</text:p>
              </table:table-cell>
              <table:table-cell office:value-type="float" office:value="0.875">
                <text:p>0.875</text:p>
              </table:table-cell>
              <table:table-cell office:value-type="float" office:value="0.334194">
                <text:p>0.334194</text:p>
              </table:table-cell>
              <table:table-cell office:value-type="float" office:value="0.875">
                <text:p>0.8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1094">
                <text:p>0.301094</text:p>
              </table:table-cell>
              <table:table-cell office:value-type="float" office:value="1.870933">
                <text:p>1.8709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6583">
                <text:p>0.366583</text:p>
              </table:table-cell>
              <table:table-cell office:value-type="float" office:value="0.9">
                <text:p>0.9</text:p>
              </table:table-cell>
              <table:table-cell office:value-type="float" office:value="0.335637">
                <text:p>0.335637</text:p>
              </table:table-cell>
              <table:table-cell office:value-type="float" office:value="0.9">
                <text:p>0.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221">
                <text:p>0.29221</text:p>
              </table:table-cell>
              <table:table-cell office:value-type="float" office:value="1.979393">
                <text:p>1.9793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942">
                <text:p>0.36942</text:p>
              </table:table-cell>
              <table:table-cell office:value-type="float" office:value="0.925">
                <text:p>0.925</text:p>
              </table:table-cell>
              <table:table-cell office:value-type="float" office:value="0.33703">
                <text:p>0.33703</text:p>
              </table:table-cell>
              <table:table-cell office:value-type="float" office:value="0.925">
                <text:p>0.9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2049">
                <text:p>0.292049</text:p>
              </table:table-cell>
              <table:table-cell office:value-type="float" office:value="2.071584">
                <text:p>2.0715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71627">
                <text:p>0.371627</text:p>
              </table:table-cell>
              <table:table-cell office:value-type="float" office:value="0.95">
                <text:p>0.95</text:p>
              </table:table-cell>
              <table:table-cell office:value-type="float" office:value="0.338525">
                <text:p>0.338525</text:p>
              </table:table-cell>
              <table:table-cell office:value-type="float" office:value="0.95">
                <text:p>0.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0594">
                <text:p>0.300594</text:p>
              </table:table-cell>
              <table:table-cell office:value-type="float" office:value="2.158351">
                <text:p>2.1583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72918">
                <text:p>0.372918</text:p>
              </table:table-cell>
              <table:table-cell office:value-type="float" office:value="0.975">
                <text:p>0.975</text:p>
              </table:table-cell>
              <table:table-cell office:value-type="float" office:value="0.34018">
                <text:p>0.34018</text:p>
              </table:table-cell>
              <table:table-cell office:value-type="float" office:value="0.975">
                <text:p>0.9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4848">
                <text:p>0.304848</text:p>
              </table:table-cell>
              <table:table-cell office:value-type="float" office:value="2.212581">
                <text:p>2.2125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7379">
                <text:p>0.37379</text:p>
              </table:table-cell>
              <table:table-cell office:value-type="float" office:value="1">
                <text:p>1</text:p>
              </table:table-cell>
              <table:table-cell office:value-type="float" office:value="0.341854">
                <text:p>0.341854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9101">
                <text:p>0.309101</text:p>
              </table:table-cell>
              <table:table-cell office:value-type="float" office:value="2.266811">
                <text:p>2.2668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74859">
                <text:p>0.374859</text:p>
              </table:table-cell>
              <table:table-cell office:value-type="float" office:value="1.025">
                <text:p>1.025</text:p>
              </table:table-cell>
              <table:table-cell office:value-type="float" office:value="0.343518">
                <text:p>0.343518</text:p>
              </table:table-cell>
              <table:table-cell office:value-type="float" office:value="1.025">
                <text:p>1.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13355">
                <text:p>0.313355</text:p>
              </table:table-cell>
              <table:table-cell office:value-type="float" office:value="2.321041">
                <text:p>2.3210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76194">
                <text:p>0.376194</text:p>
              </table:table-cell>
              <table:table-cell office:value-type="float" office:value="1.05">
                <text:p>1.05</text:p>
              </table:table-cell>
              <table:table-cell office:value-type="float" office:value="0.345329">
                <text:p>0.345329</text:p>
              </table:table-cell>
              <table:table-cell office:value-type="float" office:value="1.05">
                <text:p>1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17608">
                <text:p>0.317608</text:p>
              </table:table-cell>
              <table:table-cell office:value-type="float" office:value="2.375271">
                <text:p>2.3752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77819">
                <text:p>0.377819</text:p>
              </table:table-cell>
              <table:table-cell office:value-type="float" office:value="1.075">
                <text:p>1.075</text:p>
              </table:table-cell>
              <table:table-cell office:value-type="float" office:value="0.346897">
                <text:p>0.346897</text:p>
              </table:table-cell>
              <table:table-cell office:value-type="float" office:value="1.075">
                <text:p>1.0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17486">
                <text:p>0.317486</text:p>
              </table:table-cell>
              <table:table-cell office:value-type="float" office:value="2.4457701">
                <text:p>2.44577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79091">
                <text:p>0.379091</text:p>
              </table:table-cell>
              <table:table-cell office:value-type="float" office:value="1.1">
                <text:p>1.1</text:p>
              </table:table-cell>
              <table:table-cell office:value-type="float" office:value="0.348369">
                <text:p>0.348369</text:p>
              </table:table-cell>
              <table:table-cell office:value-type="float" office:value="1.1">
                <text:p>1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21758">
                <text:p>0.321758</text:p>
              </table:table-cell>
              <table:table-cell office:value-type="float" office:value="2.489154">
                <text:p>2.4891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79603">
                <text:p>0.379603</text:p>
              </table:table-cell>
              <table:table-cell office:value-type="float" office:value="1.125">
                <text:p>1.125</text:p>
              </table:table-cell>
              <table:table-cell office:value-type="float" office:value="0.349534">
                <text:p>0.349534</text:p>
              </table:table-cell>
              <table:table-cell office:value-type="float" office:value="1.125">
                <text:p>1.1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80111">
                <text:p>0.380111</text:p>
              </table:table-cell>
              <table:table-cell office:value-type="float" office:value="1.15">
                <text:p>1.15</text:p>
              </table:table-cell>
              <table:table-cell office:value-type="float" office:value="0.350116">
                <text:p>0.350116</text:p>
              </table:table-cell>
              <table:table-cell office:value-type="float" office:value="1.15">
                <text:p>1.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80686">
                <text:p>0.380686</text:p>
              </table:table-cell>
              <table:table-cell office:value-type="float" office:value="1.175">
                <text:p>1.175</text:p>
              </table:table-cell>
              <table:table-cell office:value-type="float" office:value="0.350717">
                <text:p>0.350717</text:p>
              </table:table-cell>
              <table:table-cell office:value-type="float" office:value="1.175">
                <text:p>1.1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81358">
                <text:p>0.381358</text:p>
              </table:table-cell>
              <table:table-cell office:value-type="float" office:value="1.2">
                <text:p>1.2</text:p>
              </table:table-cell>
              <table:table-cell office:value-type="float" office:value="0.351673">
                <text:p>0.351673</text:p>
              </table:table-cell>
              <table:table-cell office:value-type="float" office:value="1.2">
                <text:p>1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82668">
                <text:p>0.382668</text:p>
              </table:table-cell>
              <table:table-cell office:value-type="float" office:value="1.225">
                <text:p>1.225</text:p>
              </table:table-cell>
              <table:table-cell office:value-type="float" office:value="0.35306">
                <text:p>0.35306</text:p>
              </table:table-cell>
              <table:table-cell office:value-type="float" office:value="1.225">
                <text:p>1.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84331">
                <text:p>0.384331</text:p>
              </table:table-cell>
              <table:table-cell office:value-type="float" office:value="1.25">
                <text:p>1.25</text:p>
              </table:table-cell>
              <table:table-cell office:value-type="float" office:value="0.354816">
                <text:p>0.354816</text:p>
              </table:table-cell>
              <table:table-cell office:value-type="float" office:value="1.25">
                <text:p>1.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85866">
                <text:p>0.385866</text:p>
              </table:table-cell>
              <table:table-cell office:value-type="float" office:value="1.275">
                <text:p>1.275</text:p>
              </table:table-cell>
              <table:table-cell office:value-type="float" office:value="0.356518">
                <text:p>0.356518</text:p>
              </table:table-cell>
              <table:table-cell office:value-type="float" office:value="1.275">
                <text:p>1.2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87823">
                <text:p>0.387823</text:p>
              </table:table-cell>
              <table:table-cell office:value-type="float" office:value="1.3">
                <text:p>1.3</text:p>
              </table:table-cell>
              <table:table-cell office:value-type="float" office:value="0.357726">
                <text:p>0.357726</text:p>
              </table:table-cell>
              <table:table-cell office:value-type="float" office:value="1.3">
                <text:p>1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90326">
                <text:p>0.390326</text:p>
              </table:table-cell>
              <table:table-cell office:value-type="float" office:value="1.325">
                <text:p>1.325</text:p>
              </table:table-cell>
              <table:table-cell office:value-type="float" office:value="0.358415">
                <text:p>0.358415</text:p>
              </table:table-cell>
              <table:table-cell office:value-type="float" office:value="1.325">
                <text:p>1.3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92988">
                <text:p>0.392988</text:p>
              </table:table-cell>
              <table:table-cell office:value-type="float" office:value="1.35">
                <text:p>1.35</text:p>
              </table:table-cell>
              <table:table-cell office:value-type="float" office:value="0.358658">
                <text:p>0.358658</text:p>
              </table:table-cell>
              <table:table-cell office:value-type="float" office:value="1.35">
                <text:p>1.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96044">
                <text:p>0.396044</text:p>
              </table:table-cell>
              <table:table-cell office:value-type="float" office:value="1.375">
                <text:p>1.375</text:p>
              </table:table-cell>
              <table:table-cell office:value-type="float" office:value="0.358795">
                <text:p>0.358795</text:p>
              </table:table-cell>
              <table:table-cell office:value-type="float" office:value="1.375">
                <text:p>1.3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9911">
                <text:p>0.39911</text:p>
              </table:table-cell>
              <table:table-cell office:value-type="float" office:value="1.4">
                <text:p>1.4</text:p>
              </table:table-cell>
              <table:table-cell office:value-type="float" office:value="0.35903">
                <text:p>0.35903</text:p>
              </table:table-cell>
              <table:table-cell office:value-type="float" office:value="1.4">
                <text:p>1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01704">
                <text:p>0.401704</text:p>
              </table:table-cell>
              <table:table-cell office:value-type="float" office:value="1.425">
                <text:p>1.425</text:p>
              </table:table-cell>
              <table:table-cell office:value-type="float" office:value="0.359249">
                <text:p>0.359249</text:p>
              </table:table-cell>
              <table:table-cell office:value-type="float" office:value="1.425">
                <text:p>1.4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04453">
                <text:p>0.404453</text:p>
              </table:table-cell>
              <table:table-cell office:value-type="float" office:value="1.45">
                <text:p>1.45</text:p>
              </table:table-cell>
              <table:table-cell office:value-type="float" office:value="0.35959">
                <text:p>0.35959</text:p>
              </table:table-cell>
              <table:table-cell office:value-type="float" office:value="1.45">
                <text:p>1.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07705">
                <text:p>0.407705</text:p>
              </table:table-cell>
              <table:table-cell office:value-type="float" office:value="1.475">
                <text:p>1.475</text:p>
              </table:table-cell>
              <table:table-cell office:value-type="float" office:value="0.360252">
                <text:p>0.360252</text:p>
              </table:table-cell>
              <table:table-cell office:value-type="float" office:value="1.475">
                <text:p>1.4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10913">
                <text:p>0.410913</text:p>
              </table:table-cell>
              <table:table-cell office:value-type="float" office:value="1.5">
                <text:p>1.5</text:p>
              </table:table-cell>
              <table:table-cell office:value-type="float" office:value="0.361452">
                <text:p>0.361452</text:p>
              </table:table-cell>
              <table:table-cell office:value-type="float" office:value="1.5">
                <text:p>1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1377">
                <text:p>0.41377</text:p>
              </table:table-cell>
              <table:table-cell office:value-type="float" office:value="1.525">
                <text:p>1.525</text:p>
              </table:table-cell>
              <table:table-cell office:value-type="float" office:value="0.362912">
                <text:p>0.362912</text:p>
              </table:table-cell>
              <table:table-cell office:value-type="float" office:value="1.525">
                <text:p>1.5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16195">
                <text:p>0.416195</text:p>
              </table:table-cell>
              <table:table-cell office:value-type="float" office:value="1.55">
                <text:p>1.55</text:p>
              </table:table-cell>
              <table:table-cell office:value-type="float" office:value="0.363916">
                <text:p>0.363916</text:p>
              </table:table-cell>
              <table:table-cell office:value-type="float" office:value="1.55">
                <text:p>1.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18616">
                <text:p>0.418616</text:p>
              </table:table-cell>
              <table:table-cell office:value-type="float" office:value="1.575">
                <text:p>1.575</text:p>
              </table:table-cell>
              <table:table-cell office:value-type="float" office:value="0.364656">
                <text:p>0.364656</text:p>
              </table:table-cell>
              <table:table-cell office:value-type="float" office:value="1.575">
                <text:p>1.5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20995">
                <text:p>0.420995</text:p>
              </table:table-cell>
              <table:table-cell office:value-type="float" office:value="1.6">
                <text:p>1.6</text:p>
              </table:table-cell>
              <table:table-cell office:value-type="float" office:value="0.365768">
                <text:p>0.365768</text:p>
              </table:table-cell>
              <table:table-cell office:value-type="float" office:value="1.6">
                <text:p>1.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23257">
                <text:p>0.423257</text:p>
              </table:table-cell>
              <table:table-cell office:value-type="float" office:value="1.625">
                <text:p>1.625</text:p>
              </table:table-cell>
              <table:table-cell office:value-type="float" office:value="0.366959">
                <text:p>0.366959</text:p>
              </table:table-cell>
              <table:table-cell office:value-type="float" office:value="1.625">
                <text:p>1.6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25348">
                <text:p>0.425348</text:p>
              </table:table-cell>
              <table:table-cell office:value-type="float" office:value="1.65">
                <text:p>1.65</text:p>
              </table:table-cell>
              <table:table-cell office:value-type="float" office:value="0.367631">
                <text:p>0.367631</text:p>
              </table:table-cell>
              <table:table-cell office:value-type="float" office:value="1.65">
                <text:p>1.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27264">
                <text:p>0.427264</text:p>
              </table:table-cell>
              <table:table-cell office:value-type="float" office:value="1.675">
                <text:p>1.675</text:p>
              </table:table-cell>
              <table:table-cell office:value-type="float" office:value="0.367893">
                <text:p>0.367893</text:p>
              </table:table-cell>
              <table:table-cell office:value-type="float" office:value="1.675">
                <text:p>1.6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28886">
                <text:p>0.428886</text:p>
              </table:table-cell>
              <table:table-cell office:value-type="float" office:value="1.7">
                <text:p>1.7</text:p>
              </table:table-cell>
              <table:table-cell office:value-type="float" office:value="0.367785">
                <text:p>0.367785</text:p>
              </table:table-cell>
              <table:table-cell office:value-type="float" office:value="1.7">
                <text:p>1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29986">
                <text:p>0.429986</text:p>
              </table:table-cell>
              <table:table-cell office:value-type="float" office:value="1.725">
                <text:p>1.725</text:p>
              </table:table-cell>
              <table:table-cell office:value-type="float" office:value="0.367286">
                <text:p>0.367286</text:p>
              </table:table-cell>
              <table:table-cell office:value-type="float" office:value="1.725">
                <text:p>1.7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30855">
                <text:p>0.430855</text:p>
              </table:table-cell>
              <table:table-cell office:value-type="float" office:value="1.75">
                <text:p>1.75</text:p>
              </table:table-cell>
              <table:table-cell office:value-type="float" office:value="0.366517">
                <text:p>0.366517</text:p>
              </table:table-cell>
              <table:table-cell office:value-type="float" office:value="1.75">
                <text:p>1.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31487">
                <text:p>0.431487</text:p>
              </table:table-cell>
              <table:table-cell office:value-type="float" office:value="1.775">
                <text:p>1.775</text:p>
              </table:table-cell>
              <table:table-cell office:value-type="float" office:value="0.36513">
                <text:p>0.36513</text:p>
              </table:table-cell>
              <table:table-cell office:value-type="float" office:value="1.775">
                <text:p>1.7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32179">
                <text:p>0.432179</text:p>
              </table:table-cell>
              <table:table-cell office:value-type="float" office:value="1.8">
                <text:p>1.8</text:p>
              </table:table-cell>
              <table:table-cell office:value-type="float" office:value="0.363379">
                <text:p>0.363379</text:p>
              </table:table-cell>
              <table:table-cell office:value-type="float" office:value="1.8">
                <text:p>1.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32972">
                <text:p>0.432972</text:p>
              </table:table-cell>
              <table:table-cell office:value-type="float" office:value="1.825">
                <text:p>1.825</text:p>
              </table:table-cell>
              <table:table-cell office:value-type="float" office:value="0.361702">
                <text:p>0.361702</text:p>
              </table:table-cell>
              <table:table-cell office:value-type="float" office:value="1.825">
                <text:p>1.8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3344">
                <text:p>0.43344</text:p>
              </table:table-cell>
              <table:table-cell office:value-type="float" office:value="1.85">
                <text:p>1.85</text:p>
              </table:table-cell>
              <table:table-cell office:value-type="float" office:value="0.360296">
                <text:p>0.360296</text:p>
              </table:table-cell>
              <table:table-cell office:value-type="float" office:value="1.85">
                <text:p>1.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3305">
                <text:p>0.43305</text:p>
              </table:table-cell>
              <table:table-cell office:value-type="float" office:value="1.875">
                <text:p>1.875</text:p>
              </table:table-cell>
              <table:table-cell office:value-type="float" office:value="0.358741">
                <text:p>0.358741</text:p>
              </table:table-cell>
              <table:table-cell office:value-type="float" office:value="1.875">
                <text:p>1.8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32172">
                <text:p>0.432172</text:p>
              </table:table-cell>
              <table:table-cell office:value-type="float" office:value="1.9">
                <text:p>1.9</text:p>
              </table:table-cell>
              <table:table-cell office:value-type="float" office:value="0.356827">
                <text:p>0.356827</text:p>
              </table:table-cell>
              <table:table-cell office:value-type="float" office:value="1.9">
                <text:p>1.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31195">
                <text:p>0.431195</text:p>
              </table:table-cell>
              <table:table-cell office:value-type="float" office:value="1.925">
                <text:p>1.925</text:p>
              </table:table-cell>
              <table:table-cell office:value-type="float" office:value="0.354555">
                <text:p>0.354555</text:p>
              </table:table-cell>
              <table:table-cell office:value-type="float" office:value="1.925">
                <text:p>1.9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29862">
                <text:p>0.429862</text:p>
              </table:table-cell>
              <table:table-cell office:value-type="float" office:value="1.95">
                <text:p>1.95</text:p>
              </table:table-cell>
              <table:table-cell office:value-type="float" office:value="0.351648">
                <text:p>0.351648</text:p>
              </table:table-cell>
              <table:table-cell office:value-type="float" office:value="1.95">
                <text:p>1.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28118">
                <text:p>0.428118</text:p>
              </table:table-cell>
              <table:table-cell office:value-type="float" office:value="1.975">
                <text:p>1.975</text:p>
              </table:table-cell>
              <table:table-cell office:value-type="float" office:value="0.348604">
                <text:p>0.348604</text:p>
              </table:table-cell>
              <table:table-cell office:value-type="float" office:value="1.975">
                <text:p>1.9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26312">
                <text:p>0.426312</text:p>
              </table:table-cell>
              <table:table-cell office:value-type="float" office:value="2">
                <text:p>2</text:p>
              </table:table-cell>
              <table:table-cell office:value-type="float" office:value="0.345289">
                <text:p>0.345289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2473">
                <text:p>0.42473</text:p>
              </table:table-cell>
              <table:table-cell office:value-type="float" office:value="2.025">
                <text:p>2.025</text:p>
              </table:table-cell>
              <table:table-cell office:value-type="float" office:value="0.341317">
                <text:p>0.341317</text:p>
              </table:table-cell>
              <table:table-cell office:value-type="float" office:value="2.025">
                <text:p>2.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2305">
                <text:p>0.42305</text:p>
              </table:table-cell>
              <table:table-cell office:value-type="float" office:value="2.05">
                <text:p>2.05</text:p>
              </table:table-cell>
              <table:table-cell office:value-type="float" office:value="0.337154">
                <text:p>0.337154</text:p>
              </table:table-cell>
              <table:table-cell office:value-type="float" office:value="2.05">
                <text:p>2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20834">
                <text:p>0.420834</text:p>
              </table:table-cell>
              <table:table-cell office:value-type="float" office:value="2.075">
                <text:p>2.075</text:p>
              </table:table-cell>
              <table:table-cell office:value-type="float" office:value="0.333317">
                <text:p>0.333317</text:p>
              </table:table-cell>
              <table:table-cell office:value-type="float" office:value="2.075">
                <text:p>2.0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18296">
                <text:p>0.418296</text:p>
              </table:table-cell>
              <table:table-cell office:value-type="float" office:value="2.1">
                <text:p>2.1</text:p>
              </table:table-cell>
              <table:table-cell office:value-type="float" office:value="0.329742">
                <text:p>0.329742</text:p>
              </table:table-cell>
              <table:table-cell office:value-type="float" office:value="2.1">
                <text:p>2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15828">
                <text:p>0.415828</text:p>
              </table:table-cell>
              <table:table-cell office:value-type="float" office:value="2.125">
                <text:p>2.125</text:p>
              </table:table-cell>
              <table:table-cell office:value-type="float" office:value="0.325839">
                <text:p>0.325839</text:p>
              </table:table-cell>
              <table:table-cell office:value-type="float" office:value="2.125">
                <text:p>2.1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13397">
                <text:p>0.413397</text:p>
              </table:table-cell>
              <table:table-cell office:value-type="float" office:value="2.15">
                <text:p>2.15</text:p>
              </table:table-cell>
              <table:table-cell office:value-type="float" office:value="0.322078">
                <text:p>0.322078</text:p>
              </table:table-cell>
              <table:table-cell office:value-type="float" office:value="2.15">
                <text:p>2.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10585">
                <text:p>0.410585</text:p>
              </table:table-cell>
              <table:table-cell office:value-type="float" office:value="2.175">
                <text:p>2.175</text:p>
              </table:table-cell>
              <table:table-cell office:value-type="float" office:value="0.319185">
                <text:p>0.319185</text:p>
              </table:table-cell>
              <table:table-cell office:value-type="float" office:value="2.175">
                <text:p>2.1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07379">
                <text:p>0.407379</text:p>
              </table:table-cell>
              <table:table-cell office:value-type="float" office:value="2.2">
                <text:p>2.2</text:p>
              </table:table-cell>
              <table:table-cell office:value-type="float" office:value="0.317029">
                <text:p>0.317029</text:p>
              </table:table-cell>
              <table:table-cell office:value-type="float" office:value="2.2">
                <text:p>2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04464">
                <text:p>0.404464</text:p>
              </table:table-cell>
              <table:table-cell office:value-type="float" office:value="2.225">
                <text:p>2.225</text:p>
              </table:table-cell>
              <table:table-cell office:value-type="float" office:value="0.315041">
                <text:p>0.315041</text:p>
              </table:table-cell>
              <table:table-cell office:value-type="float" office:value="2.225">
                <text:p>2.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01814">
                <text:p>0.401814</text:p>
              </table:table-cell>
              <table:table-cell office:value-type="float" office:value="2.25">
                <text:p>2.25</text:p>
              </table:table-cell>
              <table:table-cell office:value-type="float" office:value="0.313006">
                <text:p>0.313006</text:p>
              </table:table-cell>
              <table:table-cell office:value-type="float" office:value="2.25">
                <text:p>2.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98927">
                <text:p>0.398927</text:p>
              </table:table-cell>
              <table:table-cell office:value-type="float" office:value="2.275">
                <text:p>2.275</text:p>
              </table:table-cell>
              <table:table-cell office:value-type="float" office:value="0.310673">
                <text:p>0.310673</text:p>
              </table:table-cell>
              <table:table-cell office:value-type="float" office:value="2.275">
                <text:p>2.2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96198">
                <text:p>0.396198</text:p>
              </table:table-cell>
              <table:table-cell office:value-type="float" office:value="2.3">
                <text:p>2.3</text:p>
              </table:table-cell>
              <table:table-cell office:value-type="float" office:value="0.307287">
                <text:p>0.307287</text:p>
              </table:table-cell>
              <table:table-cell office:value-type="float" office:value="2.3">
                <text:p>2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94074">
                <text:p>0.394074</text:p>
              </table:table-cell>
              <table:table-cell office:value-type="float" office:value="2.325">
                <text:p>2.325</text:p>
              </table:table-cell>
              <table:table-cell office:value-type="float" office:value="0.303395">
                <text:p>0.303395</text:p>
              </table:table-cell>
              <table:table-cell office:value-type="float" office:value="2.325">
                <text:p>2.3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92079">
                <text:p>0.392079</text:p>
              </table:table-cell>
              <table:table-cell office:value-type="float" office:value="2.35">
                <text:p>2.35</text:p>
              </table:table-cell>
              <table:table-cell office:value-type="float" office:value="0.299516">
                <text:p>0.299516</text:p>
              </table:table-cell>
              <table:table-cell office:value-type="float" office:value="2.35">
                <text:p>2.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90143">
                <text:p>0.390143</text:p>
              </table:table-cell>
              <table:table-cell office:value-type="float" office:value="2.375">
                <text:p>2.375</text:p>
              </table:table-cell>
              <table:table-cell office:value-type="float" office:value="0.296167">
                <text:p>0.296167</text:p>
              </table:table-cell>
              <table:table-cell office:value-type="float" office:value="2.375">
                <text:p>2.3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88702">
                <text:p>0.388702</text:p>
              </table:table-cell>
              <table:table-cell office:value-type="float" office:value="2.4">
                <text:p>2.4</text:p>
              </table:table-cell>
              <table:table-cell office:value-type="float" office:value="0.293729">
                <text:p>0.293729</text:p>
              </table:table-cell>
              <table:table-cell office:value-type="float" office:value="2.4">
                <text:p>2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87814">
                <text:p>0.387814</text:p>
              </table:table-cell>
              <table:table-cell office:value-type="float" office:value="2.425">
                <text:p>2.425</text:p>
              </table:table-cell>
              <table:table-cell office:value-type="float" office:value="0.291545">
                <text:p>0.291545</text:p>
              </table:table-cell>
              <table:table-cell office:value-type="float" office:value="2.425">
                <text:p>2.4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86688">
                <text:p>0.386688</text:p>
              </table:table-cell>
              <table:table-cell office:value-type="float" office:value="2.45">
                <text:p>2.45</text:p>
              </table:table-cell>
              <table:table-cell office:value-type="float" office:value="0.289903">
                <text:p>0.289903</text:p>
              </table:table-cell>
              <table:table-cell office:value-type="float" office:value="2.45">
                <text:p>2.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85335">
                <text:p>0.385335</text:p>
              </table:table-cell>
              <table:table-cell office:value-type="float" office:value="2.475">
                <text:p>2.475</text:p>
              </table:table-cell>
              <table:table-cell office:value-type="float" office:value="0.28953">
                <text:p>0.28953</text:p>
              </table:table-cell>
              <table:table-cell office:value-type="float" office:value="2.475">
                <text:p>2.4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84546">
                <text:p>0.384546</text:p>
              </table:table-cell>
              <table:table-cell office:value-type="float" office:value="2.5">
                <text:p>2.5</text:p>
              </table:table-cell>
              <table:table-cell office:value-type="float" office:value="0.289328">
                <text:p>0.289328</text:p>
              </table:table-cell>
              <table:table-cell office:value-type="float" office:value="2.5">
                <text:p>2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stroke-dash draw:name="Fine_20_Dashed_20__28_var_29_1" draw:display-name="Fine Dashed (var)1" draw:style="rect" draw:dots1="1" draw:dots1-length="0.203cm" draw:distance="0.15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minimum="0" chart:maximum="1" chart:interval-major="0.5" chart:reverse-direction="false" text:line-break="false" chart:axis-position="0"/>
      <style:graphic-properties svg:stroke-color="#b3b3b3"/>
      <style:text-properties fo:font-size="16pt" style:font-size-asian="8pt" style:font-size-complex="8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2.5" chart:reverse-direction="false" text:line-break="false" chart:axis-position="0"/>
      <style:graphic-properties svg:stroke-color="#b3b3b3"/>
      <style:text-properties fo:font-size="16pt" style:font-size-asian="8pt" style:font-size-complex="8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25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25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draw:stroke="none" svg:stroke-width="0.088cm" svg:stroke-color="#808080" draw:fill-color="#808080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draw:stroke="dash" draw:stroke-dash="Ultrafine_20_Dashed" svg:stroke-width="0.025cm" svg:stroke-color="#000000" draw:fill-color="#00000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5.385cm" svg:height="8.978cm" xlink:href=".." chart:class="chart:scatter" chart:style-name="ch1">
        <chart:plot-area chart:style-name="ch2" table:cell-range-address="Sheet1.T3:Sheet1.T103 Sheet1.A3:Sheet1.A103 Sheet1.D3:Sheet1.D11 Sheet1.V16:Sheet1.V59" svg:x="0.013cm" svg:y="0.179cm" svg:width="5.265cm" svg:height="8.642cm">
          <chart:axis chart:dimension="x" chart:name="primary-x" chart:style-name="ch3">
            <chart:title svg:x="2.561cm" svg:y="8.19cm" chart:style-name="ch4">
              <text:p>u'/U</text:p>
            </chart:title>
          </chart:axis>
          <chart:axis chart:dimension="y" chart:name="primary-y" chart:style-name="ch5">
            <chart:title svg:x="0.108cm" svg:y="4.478cm" chart:style-name="ch6">
              <text:p>y/d</text:p>
            </chart:title>
            <chart:grid chart:style-name="ch7" chart:class="major"/>
          </chart:axis>
          <chart:series chart:style-name="ch8" chart:values-cell-range-address="Sheet1.A3:Sheet1.A103" chart:class="chart:scatter">
            <chart:domain table:cell-range-address="Sheet1.T3:Sheet1.T103"/>
            <chart:data-point chart:repeated="101"/>
          </chart:series>
          <chart:series chart:style-name="ch9" chart:values-cell-range-address="Sheet1.A3:Sheet1.A103" chart:class="chart:scatter">
            <chart:domain table:cell-range-address="Sheet1.U3:Sheet1.U103"/>
            <chart:data-point chart:repeated="101"/>
          </chart:series>
          <chart:series chart:style-name="ch10" chart:values-cell-range-address="Sheet1.D3:Sheet1.D11" chart:class="chart:scatter">
            <chart:domain table:cell-range-address="Sheet1.W3:Sheet1.W11"/>
            <chart:data-point chart:repeated="9"/>
          </chart:series>
          <chart:series chart:style-name="ch11" chart:values-cell-range-address="Sheet1.V16:Sheet1.V59" chart:class="chart:scatter">
            <chart:domain table:cell-range-address="Sheet1.W16:Sheet1.W59"/>
            <chart:data-point chart:repeated="4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Column A</text:p>
              </table:table-cell>
              <table:table-cell office:value-type="string">
                <text:p>Column U</text:p>
              </table:table-cell>
              <table:table-cell office:value-type="string">
                <text:p>Column A</text:p>
              </table:table-cell>
              <table:table-cell office:value-type="string">
                <text:p>Column W</text:p>
              </table:table-cell>
              <table:table-cell office:value-type="string">
                <text:p>Column D</text:p>
              </table:table-cell>
              <table:table-cell office:value-type="string">
                <text:p>Column W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T3:Sheet1.T103">0</text:p>
              </table:table-cell>
              <table:table-cell office:value-type="float" office:value="0">
                <text:p text:id="Sheet1.A3:Sheet1.A103">0</text:p>
              </table:table-cell>
              <table:table-cell office:value-type="float" office:value="0">
                <text:p text:id="Sheet1.U3:Sheet1.U103">0</text:p>
              </table:table-cell>
              <table:table-cell office:value-type="float" office:value="0">
                <text:p text:id="Sheet1.A3:Sheet1.A103">0</text:p>
              </table:table-cell>
              <table:table-cell office:value-type="float" office:value="0.230103">
                <text:p text:id="Sheet1.W3:Sheet1.W11">0.230103</text:p>
              </table:table-cell>
              <table:table-cell office:value-type="float" office:value="0.0939100000000002">
                <text:p text:id="Sheet1.D3:Sheet1.D11">0.0939100000000002</text:p>
              </table:table-cell>
              <table:table-cell office:value-type="float" office:value="0.11302">
                <text:p text:id="Sheet1.W16:Sheet1.W59">0.11302</text:p>
              </table:table-cell>
              <table:table-cell office:value-type="float" office:value="0.00668999999999986">
                <text:p text:id="Sheet1.V16:Sheet1.V59">0.0066899999999998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69606">
                <text:p>0.0669606</text:p>
              </table:table-cell>
              <table:table-cell office:value-type="float" office:value="0.025">
                <text:p>0.025</text:p>
              </table:table-cell>
              <table:table-cell office:value-type="float" office:value="0.0684525">
                <text:p>0.0684525</text:p>
              </table:table-cell>
              <table:table-cell office:value-type="float" office:value="0.025">
                <text:p>0.025</text:p>
              </table:table-cell>
              <table:table-cell office:value-type="float" office:value="0.250797">
                <text:p>0.250797</text:p>
              </table:table-cell>
              <table:table-cell office:value-type="float" office:value="0.399">
                <text:p>0.399</text:p>
              </table:table-cell>
              <table:table-cell office:value-type="float" office:value="0.169502">
                <text:p>0.169502</text:p>
              </table:table-cell>
              <table:table-cell office:value-type="float" office:value="0.01823">
                <text:p>0.018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0322">
                <text:p>0.170322</text:p>
              </table:table-cell>
              <table:table-cell office:value-type="float" office:value="0.05">
                <text:p>0.05</text:p>
              </table:table-cell>
              <table:table-cell office:value-type="float" office:value="0.177691">
                <text:p>0.177691</text:p>
              </table:table-cell>
              <table:table-cell office:value-type="float" office:value="0.05">
                <text:p>0.05</text:p>
              </table:table-cell>
              <table:table-cell office:value-type="float" office:value="0.280149">
                <text:p>0.280149</text:p>
              </table:table-cell>
              <table:table-cell office:value-type="float" office:value="0.69869">
                <text:p>0.69869</text:p>
              </table:table-cell>
              <table:table-cell office:value-type="float" office:value="0.21294">
                <text:p>0.21294</text:p>
              </table:table-cell>
              <table:table-cell office:value-type="float" office:value="0.02962">
                <text:p>0.029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9127">
                <text:p>0.219127</text:p>
              </table:table-cell>
              <table:table-cell office:value-type="float" office:value="0.075">
                <text:p>0.075</text:p>
              </table:table-cell>
              <table:table-cell office:value-type="float" office:value="0.231215">
                <text:p>0.231215</text:p>
              </table:table-cell>
              <table:table-cell office:value-type="float" office:value="0.075">
                <text:p>0.075</text:p>
              </table:table-cell>
              <table:table-cell office:value-type="float" office:value="0.2878">
                <text:p>0.2878</text:p>
              </table:table-cell>
              <table:table-cell office:value-type="float" office:value="1.0096">
                <text:p>1.0096</text:p>
              </table:table-cell>
              <table:table-cell office:value-type="float" office:value="0.238969">
                <text:p>0.238969</text:p>
              </table:table-cell>
              <table:table-cell office:value-type="float" office:value="0.0462799999999999">
                <text:p>0.046279999999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34831">
                <text:p>0.234831</text:p>
              </table:table-cell>
              <table:table-cell office:value-type="float" office:value="0.1">
                <text:p>0.1</text:p>
              </table:table-cell>
              <table:table-cell office:value-type="float" office:value="0.243511">
                <text:p>0.243511</text:p>
              </table:table-cell>
              <table:table-cell office:value-type="float" office:value="0.1">
                <text:p>0.1</text:p>
              </table:table-cell>
              <table:table-cell office:value-type="float" office:value="0.291084">
                <text:p>0.291084</text:p>
              </table:table-cell>
              <table:table-cell office:value-type="float" office:value="1.3047">
                <text:p>1.3047</text:p>
              </table:table-cell>
              <table:table-cell office:value-type="float" office:value="0.243165">
                <text:p>0.243165</text:p>
              </table:table-cell>
              <table:table-cell office:value-type="float" office:value="0.0899899999999998">
                <text:p>0.0899899999999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0809">
                <text:p>0.240809</text:p>
              </table:table-cell>
              <table:table-cell office:value-type="float" office:value="0.125">
                <text:p>0.125</text:p>
              </table:table-cell>
              <table:table-cell office:value-type="float" office:value="0.243">
                <text:p>0.243</text:p>
              </table:table-cell>
              <table:table-cell office:value-type="float" office:value="0.125">
                <text:p>0.125</text:p>
              </table:table-cell>
              <table:table-cell office:value-type="float" office:value="0.285712">
                <text:p>0.285712</text:p>
              </table:table-cell>
              <table:table-cell office:value-type="float" office:value="1.606142">
                <text:p>1.606142</text:p>
              </table:table-cell>
              <table:table-cell office:value-type="float" office:value="0.260404">
                <text:p>0.260404</text:p>
              </table:table-cell>
              <table:table-cell office:value-type="float" office:value="0.13385">
                <text:p>0.133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4824">
                <text:p>0.244824</text:p>
              </table:table-cell>
              <table:table-cell office:value-type="float" office:value="0.15">
                <text:p>0.15</text:p>
              </table:table-cell>
              <table:table-cell office:value-type="float" office:value="0.241661">
                <text:p>0.241661</text:p>
              </table:table-cell>
              <table:table-cell office:value-type="float" office:value="0.15">
                <text:p>0.15</text:p>
              </table:table-cell>
              <table:table-cell office:value-type="float" office:value="0.267258">
                <text:p>0.267258</text:p>
              </table:table-cell>
              <table:table-cell office:value-type="float" office:value="1.901711">
                <text:p>1.901711</text:p>
              </table:table-cell>
              <table:table-cell office:value-type="float" office:value="0.268909">
                <text:p>0.268909</text:p>
              </table:table-cell>
              <table:table-cell office:value-type="float" office:value="0.18853">
                <text:p>0.188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8498">
                <text:p>0.248498</text:p>
              </table:table-cell>
              <table:table-cell office:value-type="float" office:value="0.175">
                <text:p>0.175</text:p>
              </table:table-cell>
              <table:table-cell office:value-type="float" office:value="0.241249">
                <text:p>0.241249</text:p>
              </table:table-cell>
              <table:table-cell office:value-type="float" office:value="0.175">
                <text:p>0.175</text:p>
              </table:table-cell>
              <table:table-cell office:value-type="float" office:value="0.266214">
                <text:p>0.266214</text:p>
              </table:table-cell>
              <table:table-cell office:value-type="float" office:value="2.212008">
                <text:p>2.212008</text:p>
              </table:table-cell>
              <table:table-cell office:value-type="float" office:value="0.273067">
                <text:p>0.273067</text:p>
              </table:table-cell>
              <table:table-cell office:value-type="float" office:value="0.24316">
                <text:p>0.243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1849">
                <text:p>0.251849</text:p>
              </table:table-cell>
              <table:table-cell office:value-type="float" office:value="0.2">
                <text:p>0.2</text:p>
              </table:table-cell>
              <table:table-cell office:value-type="float" office:value="0.241448">
                <text:p>0.241448</text:p>
              </table:table-cell>
              <table:table-cell office:value-type="float" office:value="0.2">
                <text:p>0.2</text:p>
              </table:table-cell>
              <table:table-cell office:value-type="float" office:value="0.243469">
                <text:p>0.243469</text:p>
              </table:table-cell>
              <table:table-cell office:value-type="float" office:value="2.5">
                <text:p>2.5</text:p>
              </table:table-cell>
              <table:table-cell office:value-type="float" office:value="0.281573">
                <text:p>0.281573</text:p>
              </table:table-cell>
              <table:table-cell office:value-type="float" office:value="0.29783">
                <text:p>0.297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4702">
                <text:p>0.254702</text:p>
              </table:table-cell>
              <table:table-cell office:value-type="float" office:value="0.225">
                <text:p>0.225</text:p>
              </table:table-cell>
              <table:table-cell office:value-type="float" office:value="0.242148">
                <text:p>0.242148</text:p>
              </table:table-cell>
              <table:table-cell office:value-type="float" office:value="0.225">
                <text:p>0.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0078">
                <text:p>0.290078</text:p>
              </table:table-cell>
              <table:table-cell office:value-type="float" office:value="0.35251">
                <text:p>0.352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6949">
                <text:p>0.256949</text:p>
              </table:table-cell>
              <table:table-cell office:value-type="float" office:value="0.25">
                <text:p>0.25</text:p>
              </table:table-cell>
              <table:table-cell office:value-type="float" office:value="0.243249">
                <text:p>0.243249</text:p>
              </table:table-cell>
              <table:table-cell office:value-type="float" office:value="0.25">
                <text:p>0.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98603">
                <text:p>0.298603</text:p>
              </table:table-cell>
              <table:table-cell office:value-type="float" office:value="0.40173">
                <text:p>0.401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9406">
                <text:p>0.259406</text:p>
              </table:table-cell>
              <table:table-cell office:value-type="float" office:value="0.275">
                <text:p>0.275</text:p>
              </table:table-cell>
              <table:table-cell office:value-type="float" office:value="0.24552">
                <text:p>0.24552</text:p>
              </table:table-cell>
              <table:table-cell office:value-type="float" office:value="0.275">
                <text:p>0.2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11456">
                <text:p>0.311456</text:p>
              </table:table-cell>
              <table:table-cell office:value-type="float" office:value="0.45646">
                <text:p>0.456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62719">
                <text:p>0.262719</text:p>
              </table:table-cell>
              <table:table-cell office:value-type="float" office:value="0.3">
                <text:p>0.3</text:p>
              </table:table-cell>
              <table:table-cell office:value-type="float" office:value="0.248648">
                <text:p>0.248648</text:p>
              </table:table-cell>
              <table:table-cell office:value-type="float" office:value="0.3">
                <text:p>0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24309">
                <text:p>0.324309</text:p>
              </table:table-cell>
              <table:table-cell office:value-type="float" office:value="0.51118">
                <text:p>0.511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6943">
                <text:p>0.266943</text:p>
              </table:table-cell>
              <table:table-cell office:value-type="float" office:value="0.325">
                <text:p>0.325</text:p>
              </table:table-cell>
              <table:table-cell office:value-type="float" office:value="0.251675">
                <text:p>0.251675</text:p>
              </table:table-cell>
              <table:table-cell office:value-type="float" office:value="0.325">
                <text:p>0.3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28467">
                <text:p>0.328467</text:p>
              </table:table-cell>
              <table:table-cell office:value-type="float" office:value="0.56581">
                <text:p>0.565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71587">
                <text:p>0.271587</text:p>
              </table:table-cell>
              <table:table-cell office:value-type="float" office:value="0.35">
                <text:p>0.35</text:p>
              </table:table-cell>
              <table:table-cell office:value-type="float" office:value="0.253743">
                <text:p>0.253743</text:p>
              </table:table-cell>
              <table:table-cell office:value-type="float" office:value="0.35">
                <text:p>0.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36991">
                <text:p>0.336991</text:p>
              </table:table-cell>
              <table:table-cell office:value-type="float" office:value="0.61503">
                <text:p>0.615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75742">
                <text:p>0.275742</text:p>
              </table:table-cell>
              <table:table-cell office:value-type="float" office:value="0.375">
                <text:p>0.375</text:p>
              </table:table-cell>
              <table:table-cell office:value-type="float" office:value="0.255076">
                <text:p>0.255076</text:p>
              </table:table-cell>
              <table:table-cell office:value-type="float" office:value="0.375">
                <text:p>0.3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41149">
                <text:p>0.341149</text:p>
              </table:table-cell>
              <table:table-cell office:value-type="float" office:value="0.66966">
                <text:p>0.669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79182">
                <text:p>0.279182</text:p>
              </table:table-cell>
              <table:table-cell office:value-type="float" office:value="0.4">
                <text:p>0.4</text:p>
              </table:table-cell>
              <table:table-cell office:value-type="float" office:value="0.256738">
                <text:p>0.256738</text:p>
              </table:table-cell>
              <table:table-cell office:value-type="float" office:value="0.4">
                <text:p>0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45307">
                <text:p>0.345307</text:p>
              </table:table-cell>
              <table:table-cell office:value-type="float" office:value="0.72429">
                <text:p>0.724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8243">
                <text:p>0.28243</text:p>
              </table:table-cell>
              <table:table-cell office:value-type="float" office:value="0.425">
                <text:p>0.425</text:p>
              </table:table-cell>
              <table:table-cell office:value-type="float" office:value="0.258693">
                <text:p>0.258693</text:p>
              </table:table-cell>
              <table:table-cell office:value-type="float" office:value="0.425">
                <text:p>0.4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49465">
                <text:p>0.349465</text:p>
              </table:table-cell>
              <table:table-cell office:value-type="float" office:value="0.77892">
                <text:p>0.778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86122">
                <text:p>0.286122</text:p>
              </table:table-cell>
              <table:table-cell office:value-type="float" office:value="0.45">
                <text:p>0.45</text:p>
              </table:table-cell>
              <table:table-cell office:value-type="float" office:value="0.260012">
                <text:p>0.260012</text:p>
              </table:table-cell>
              <table:table-cell office:value-type="float" office:value="0.45">
                <text:p>0.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53622">
                <text:p>0.353622</text:p>
              </table:table-cell>
              <table:table-cell office:value-type="float" office:value="0.83355">
                <text:p>0.833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89984">
                <text:p>0.289984</text:p>
              </table:table-cell>
              <table:table-cell office:value-type="float" office:value="0.475">
                <text:p>0.475</text:p>
              </table:table-cell>
              <table:table-cell office:value-type="float" office:value="0.26079">
                <text:p>0.26079</text:p>
              </table:table-cell>
              <table:table-cell office:value-type="float" office:value="0.475">
                <text:p>0.4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5778">
                <text:p>0.35778</text:p>
              </table:table-cell>
              <table:table-cell office:value-type="float" office:value="0.88819">
                <text:p>0.888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94314">
                <text:p>0.294314</text:p>
              </table:table-cell>
              <table:table-cell office:value-type="float" office:value="0.5">
                <text:p>0.5</text:p>
              </table:table-cell>
              <table:table-cell office:value-type="float" office:value="0.262077">
                <text:p>0.262077</text:p>
              </table:table-cell>
              <table:table-cell office:value-type="float" office:value="0.5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61938">
                <text:p>0.361938</text:p>
              </table:table-cell>
              <table:table-cell office:value-type="float" office:value="0.94282">
                <text:p>0.942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98235">
                <text:p>0.298235</text:p>
              </table:table-cell>
              <table:table-cell office:value-type="float" office:value="0.525">
                <text:p>0.525</text:p>
              </table:table-cell>
              <table:table-cell office:value-type="float" office:value="0.264073">
                <text:p>0.264073</text:p>
              </table:table-cell>
              <table:table-cell office:value-type="float" office:value="0.525">
                <text:p>0.5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70443">
                <text:p>0.370443</text:p>
              </table:table-cell>
              <table:table-cell office:value-type="float" office:value="0.99749">
                <text:p>0.997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01188">
                <text:p>0.301188</text:p>
              </table:table-cell>
              <table:table-cell office:value-type="float" office:value="0.55">
                <text:p>0.55</text:p>
              </table:table-cell>
              <table:table-cell office:value-type="float" office:value="0.266106">
                <text:p>0.266106</text:p>
              </table:table-cell>
              <table:table-cell office:value-type="float" office:value="0.55">
                <text:p>0.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78949">
                <text:p>0.378949</text:p>
              </table:table-cell>
              <table:table-cell office:value-type="float" office:value="1.05217">
                <text:p>1.052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03929">
                <text:p>0.303929</text:p>
              </table:table-cell>
              <table:table-cell office:value-type="float" office:value="0.575">
                <text:p>0.575</text:p>
              </table:table-cell>
              <table:table-cell office:value-type="float" office:value="0.268077">
                <text:p>0.268077</text:p>
              </table:table-cell>
              <table:table-cell office:value-type="float" office:value="0.575">
                <text:p>0.5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87454">
                <text:p>0.387454</text:p>
              </table:table-cell>
              <table:table-cell office:value-type="float" office:value="1.10685">
                <text:p>1.106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06906">
                <text:p>0.306906</text:p>
              </table:table-cell>
              <table:table-cell office:value-type="float" office:value="0.6">
                <text:p>0.6</text:p>
              </table:table-cell>
              <table:table-cell office:value-type="float" office:value="0.270145">
                <text:p>0.270145</text:p>
              </table:table-cell>
              <table:table-cell office:value-type="float" office:value="0.6">
                <text:p>0.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91612">
                <text:p>0.391612</text:p>
              </table:table-cell>
              <table:table-cell office:value-type="float" office:value="1.16148">
                <text:p>1.161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09583">
                <text:p>0.309583</text:p>
              </table:table-cell>
              <table:table-cell office:value-type="float" office:value="0.625">
                <text:p>0.625</text:p>
              </table:table-cell>
              <table:table-cell office:value-type="float" office:value="0.271453">
                <text:p>0.271453</text:p>
              </table:table-cell>
              <table:table-cell office:value-type="float" office:value="0.625">
                <text:p>0.6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91365">
                <text:p>0.391365</text:p>
              </table:table-cell>
              <table:table-cell office:value-type="float" office:value="1.23244">
                <text:p>1.232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1128">
                <text:p>0.31128</text:p>
              </table:table-cell>
              <table:table-cell office:value-type="float" office:value="0.65">
                <text:p>0.65</text:p>
              </table:table-cell>
              <table:table-cell office:value-type="float" office:value="0.272293">
                <text:p>0.272293</text:p>
              </table:table-cell>
              <table:table-cell office:value-type="float" office:value="0.65">
                <text:p>0.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911">
                <text:p>0.3911</text:p>
              </table:table-cell>
              <table:table-cell office:value-type="float" office:value="1.30885">
                <text:p>1.308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11955">
                <text:p>0.311955</text:p>
              </table:table-cell>
              <table:table-cell office:value-type="float" office:value="0.675">
                <text:p>0.675</text:p>
              </table:table-cell>
              <table:table-cell office:value-type="float" office:value="0.2739">
                <text:p>0.2739</text:p>
              </table:table-cell>
              <table:table-cell office:value-type="float" office:value="0.675">
                <text:p>0.6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95182">
                <text:p>0.395182</text:p>
              </table:table-cell>
              <table:table-cell office:value-type="float" office:value="1.38532">
                <text:p>1.385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12582">
                <text:p>0.312582</text:p>
              </table:table-cell>
              <table:table-cell office:value-type="float" office:value="0.7">
                <text:p>0.7</text:p>
              </table:table-cell>
              <table:table-cell office:value-type="float" office:value="0.276278">
                <text:p>0.276278</text:p>
              </table:table-cell>
              <table:table-cell office:value-type="float" office:value="0.7">
                <text:p>0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86239">
                <text:p>0.386239</text:p>
              </table:table-cell>
              <table:table-cell office:value-type="float" office:value="1.45618">
                <text:p>1.456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14002">
                <text:p>0.314002</text:p>
              </table:table-cell>
              <table:table-cell office:value-type="float" office:value="0.725">
                <text:p>0.725</text:p>
              </table:table-cell>
              <table:table-cell office:value-type="float" office:value="0.278526">
                <text:p>0.278526</text:p>
              </table:table-cell>
              <table:table-cell office:value-type="float" office:value="0.725">
                <text:p>0.7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77354">
                <text:p>0.377354</text:p>
              </table:table-cell>
              <table:table-cell office:value-type="float" office:value="1.51067">
                <text:p>1.510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6122">
                <text:p>0.316122</text:p>
              </table:table-cell>
              <table:table-cell office:value-type="float" office:value="0.75">
                <text:p>0.75</text:p>
              </table:table-cell>
              <table:table-cell office:value-type="float" office:value="0.280487">
                <text:p>0.280487</text:p>
              </table:table-cell>
              <table:table-cell office:value-type="float" office:value="0.75">
                <text:p>0.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68469">
                <text:p>0.368469</text:p>
              </table:table-cell>
              <table:table-cell office:value-type="float" office:value="1.565158">
                <text:p>1.5651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8483">
                <text:p>0.318483</text:p>
              </table:table-cell>
              <table:table-cell office:value-type="float" office:value="0.775">
                <text:p>0.775</text:p>
              </table:table-cell>
              <table:table-cell office:value-type="float" office:value="0.282649">
                <text:p>0.282649</text:p>
              </table:table-cell>
              <table:table-cell office:value-type="float" office:value="0.775">
                <text:p>0.7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59584">
                <text:p>0.359584</text:p>
              </table:table-cell>
              <table:table-cell office:value-type="float" office:value="1.619646">
                <text:p>1.6196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097">
                <text:p>0.32097</text:p>
              </table:table-cell>
              <table:table-cell office:value-type="float" office:value="0.8">
                <text:p>0.8</text:p>
              </table:table-cell>
              <table:table-cell office:value-type="float" office:value="0.284767">
                <text:p>0.284767</text:p>
              </table:table-cell>
              <table:table-cell office:value-type="float" office:value="0.8">
                <text:p>0.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4637">
                <text:p>0.34637</text:p>
              </table:table-cell>
              <table:table-cell office:value-type="float" office:value="1.668628">
                <text:p>1.6686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23689">
                <text:p>0.323689</text:p>
              </table:table-cell>
              <table:table-cell office:value-type="float" office:value="0.825">
                <text:p>0.825</text:p>
              </table:table-cell>
              <table:table-cell office:value-type="float" office:value="0.287149">
                <text:p>0.287149</text:p>
              </table:table-cell>
              <table:table-cell office:value-type="float" office:value="0.825">
                <text:p>0.8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33137">
                <text:p>0.333137</text:p>
              </table:table-cell>
              <table:table-cell office:value-type="float" office:value="1.723069">
                <text:p>1.7230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26606">
                <text:p>0.326606</text:p>
              </table:table-cell>
              <table:table-cell office:value-type="float" office:value="0.85">
                <text:p>0.85</text:p>
              </table:table-cell>
              <table:table-cell office:value-type="float" office:value="0.290007">
                <text:p>0.290007</text:p>
              </table:table-cell>
              <table:table-cell office:value-type="float" office:value="0.85">
                <text:p>0.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19923">
                <text:p>0.319923</text:p>
              </table:table-cell>
              <table:table-cell office:value-type="float" office:value="1.772052">
                <text:p>1.7720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29287">
                <text:p>0.329287</text:p>
              </table:table-cell>
              <table:table-cell office:value-type="float" office:value="0.875">
                <text:p>0.875</text:p>
              </table:table-cell>
              <table:table-cell office:value-type="float" office:value="0.29296">
                <text:p>0.29296</text:p>
              </table:table-cell>
              <table:table-cell office:value-type="float" office:value="0.875">
                <text:p>0.8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11038">
                <text:p>0.311038</text:p>
              </table:table-cell>
              <table:table-cell office:value-type="float" office:value="1.82654">
                <text:p>1.826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31557">
                <text:p>0.331557</text:p>
              </table:table-cell>
              <table:table-cell office:value-type="float" office:value="0.9">
                <text:p>0.9</text:p>
              </table:table-cell>
              <table:table-cell office:value-type="float" office:value="0.295829">
                <text:p>0.295829</text:p>
              </table:table-cell>
              <table:table-cell office:value-type="float" office:value="0.9">
                <text:p>0.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302153">
                <text:p>0.302153</text:p>
              </table:table-cell>
              <table:table-cell office:value-type="float" office:value="1.881028">
                <text:p>1.8810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33924">
                <text:p>0.333924</text:p>
              </table:table-cell>
              <table:table-cell office:value-type="float" office:value="0.925">
                <text:p>0.925</text:p>
              </table:table-cell>
              <table:table-cell office:value-type="float" office:value="0.298586">
                <text:p>0.298586</text:p>
              </table:table-cell>
              <table:table-cell office:value-type="float" office:value="0.925">
                <text:p>0.9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84591">
                <text:p>0.284591</text:p>
              </table:table-cell>
              <table:table-cell office:value-type="float" office:value="1.929963">
                <text:p>1.9299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36229">
                <text:p>0.336229</text:p>
              </table:table-cell>
              <table:table-cell office:value-type="float" office:value="0.95">
                <text:p>0.95</text:p>
              </table:table-cell>
              <table:table-cell office:value-type="float" office:value="0.301148">
                <text:p>0.301148</text:p>
              </table:table-cell>
              <table:table-cell office:value-type="float" office:value="0.95">
                <text:p>0.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71283">
                <text:p>0.271283</text:p>
              </table:table-cell>
              <table:table-cell office:value-type="float" office:value="2.006237">
                <text:p>2.0062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38261">
                <text:p>0.338261</text:p>
              </table:table-cell>
              <table:table-cell office:value-type="float" office:value="0.975">
                <text:p>0.975</text:p>
              </table:table-cell>
              <table:table-cell office:value-type="float" office:value="0.303579">
                <text:p>0.303579</text:p>
              </table:table-cell>
              <table:table-cell office:value-type="float" office:value="0.975">
                <text:p>0.9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70941">
                <text:p>0.270941</text:p>
              </table:table-cell>
              <table:table-cell office:value-type="float" office:value="2.104486">
                <text:p>2.1044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40316">
                <text:p>0.340316</text:p>
              </table:table-cell>
              <table:table-cell office:value-type="float" office:value="1">
                <text:p>1</text:p>
              </table:table-cell>
              <table:table-cell office:value-type="float" office:value="0.306107">
                <text:p>0.306107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61847">
                <text:p>0.261847</text:p>
              </table:table-cell>
              <table:table-cell office:value-type="float" office:value="2.219016">
                <text:p>2.2190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42623">
                <text:p>0.342623</text:p>
              </table:table-cell>
              <table:table-cell office:value-type="float" office:value="1.025">
                <text:p>1.025</text:p>
              </table:table-cell>
              <table:table-cell office:value-type="float" office:value="0.308389">
                <text:p>0.308389</text:p>
              </table:table-cell>
              <table:table-cell office:value-type="float" office:value="1.025">
                <text:p>1.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65777">
                <text:p>0.265777</text:p>
              </table:table-cell>
              <table:table-cell office:value-type="float" office:value="2.339146">
                <text:p>2.3391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4484">
                <text:p>0.34484</text:p>
              </table:table-cell>
              <table:table-cell office:value-type="float" office:value="1.05">
                <text:p>1.05</text:p>
              </table:table-cell>
              <table:table-cell office:value-type="float" office:value="0.310705">
                <text:p>0.310705</text:p>
              </table:table-cell>
              <table:table-cell office:value-type="float" office:value="1.05">
                <text:p>1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65302">
                <text:p>0.265302</text:p>
              </table:table-cell>
              <table:table-cell office:value-type="float" office:value="2.4756037">
                <text:p>2.47560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46899">
                <text:p>0.346899</text:p>
              </table:table-cell>
              <table:table-cell office:value-type="float" office:value="1.075">
                <text:p>1.075</text:p>
              </table:table-cell>
              <table:table-cell office:value-type="float" office:value="0.313289">
                <text:p>0.313289</text:p>
              </table:table-cell>
              <table:table-cell office:value-type="float" office:value="1.075">
                <text:p>1.0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.269517">
                <text:p>0.26951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49393">
                <text:p>0.349393</text:p>
              </table:table-cell>
              <table:table-cell office:value-type="float" office:value="1.1">
                <text:p>1.1</text:p>
              </table:table-cell>
              <table:table-cell office:value-type="float" office:value="0.315826">
                <text:p>0.315826</text:p>
              </table:table-cell>
              <table:table-cell office:value-type="float" office:value="1.1">
                <text:p>1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52655">
                <text:p>0.352655</text:p>
              </table:table-cell>
              <table:table-cell office:value-type="float" office:value="1.125">
                <text:p>1.125</text:p>
              </table:table-cell>
              <table:table-cell office:value-type="float" office:value="0.317946">
                <text:p>0.317946</text:p>
              </table:table-cell>
              <table:table-cell office:value-type="float" office:value="1.125">
                <text:p>1.1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56293">
                <text:p>0.356293</text:p>
              </table:table-cell>
              <table:table-cell office:value-type="float" office:value="1.15">
                <text:p>1.15</text:p>
              </table:table-cell>
              <table:table-cell office:value-type="float" office:value="0.3194">
                <text:p>0.3194</text:p>
              </table:table-cell>
              <table:table-cell office:value-type="float" office:value="1.15">
                <text:p>1.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60017">
                <text:p>0.360017</text:p>
              </table:table-cell>
              <table:table-cell office:value-type="float" office:value="1.175">
                <text:p>1.175</text:p>
              </table:table-cell>
              <table:table-cell office:value-type="float" office:value="0.32069">
                <text:p>0.32069</text:p>
              </table:table-cell>
              <table:table-cell office:value-type="float" office:value="1.175">
                <text:p>1.1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63898">
                <text:p>0.363898</text:p>
              </table:table-cell>
              <table:table-cell office:value-type="float" office:value="1.2">
                <text:p>1.2</text:p>
              </table:table-cell>
              <table:table-cell office:value-type="float" office:value="0.322083">
                <text:p>0.322083</text:p>
              </table:table-cell>
              <table:table-cell office:value-type="float" office:value="1.2">
                <text:p>1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67445">
                <text:p>0.367445</text:p>
              </table:table-cell>
              <table:table-cell office:value-type="float" office:value="1.225">
                <text:p>1.225</text:p>
              </table:table-cell>
              <table:table-cell office:value-type="float" office:value="0.323677">
                <text:p>0.323677</text:p>
              </table:table-cell>
              <table:table-cell office:value-type="float" office:value="1.225">
                <text:p>1.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70456">
                <text:p>0.370456</text:p>
              </table:table-cell>
              <table:table-cell office:value-type="float" office:value="1.25">
                <text:p>1.25</text:p>
              </table:table-cell>
              <table:table-cell office:value-type="float" office:value="0.325877">
                <text:p>0.325877</text:p>
              </table:table-cell>
              <table:table-cell office:value-type="float" office:value="1.25">
                <text:p>1.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7274">
                <text:p>0.37274</text:p>
              </table:table-cell>
              <table:table-cell office:value-type="float" office:value="1.275">
                <text:p>1.275</text:p>
              </table:table-cell>
              <table:table-cell office:value-type="float" office:value="0.328357">
                <text:p>0.328357</text:p>
              </table:table-cell>
              <table:table-cell office:value-type="float" office:value="1.275">
                <text:p>1.2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74385">
                <text:p>0.374385</text:p>
              </table:table-cell>
              <table:table-cell office:value-type="float" office:value="1.3">
                <text:p>1.3</text:p>
              </table:table-cell>
              <table:table-cell office:value-type="float" office:value="0.330774">
                <text:p>0.330774</text:p>
              </table:table-cell>
              <table:table-cell office:value-type="float" office:value="1.3">
                <text:p>1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75401">
                <text:p>0.375401</text:p>
              </table:table-cell>
              <table:table-cell office:value-type="float" office:value="1.325">
                <text:p>1.325</text:p>
              </table:table-cell>
              <table:table-cell office:value-type="float" office:value="0.333212">
                <text:p>0.333212</text:p>
              </table:table-cell>
              <table:table-cell office:value-type="float" office:value="1.325">
                <text:p>1.3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76157">
                <text:p>0.376157</text:p>
              </table:table-cell>
              <table:table-cell office:value-type="float" office:value="1.35">
                <text:p>1.35</text:p>
              </table:table-cell>
              <table:table-cell office:value-type="float" office:value="0.335578">
                <text:p>0.335578</text:p>
              </table:table-cell>
              <table:table-cell office:value-type="float" office:value="1.35">
                <text:p>1.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77174">
                <text:p>0.377174</text:p>
              </table:table-cell>
              <table:table-cell office:value-type="float" office:value="1.375">
                <text:p>1.375</text:p>
              </table:table-cell>
              <table:table-cell office:value-type="float" office:value="0.337893">
                <text:p>0.337893</text:p>
              </table:table-cell>
              <table:table-cell office:value-type="float" office:value="1.375">
                <text:p>1.3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78562">
                <text:p>0.378562</text:p>
              </table:table-cell>
              <table:table-cell office:value-type="float" office:value="1.4">
                <text:p>1.4</text:p>
              </table:table-cell>
              <table:table-cell office:value-type="float" office:value="0.340127">
                <text:p>0.340127</text:p>
              </table:table-cell>
              <table:table-cell office:value-type="float" office:value="1.4">
                <text:p>1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80191">
                <text:p>0.380191</text:p>
              </table:table-cell>
              <table:table-cell office:value-type="float" office:value="1.425">
                <text:p>1.425</text:p>
              </table:table-cell>
              <table:table-cell office:value-type="float" office:value="0.342015">
                <text:p>0.342015</text:p>
              </table:table-cell>
              <table:table-cell office:value-type="float" office:value="1.425">
                <text:p>1.4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81968">
                <text:p>0.381968</text:p>
              </table:table-cell>
              <table:table-cell office:value-type="float" office:value="1.45">
                <text:p>1.45</text:p>
              </table:table-cell>
              <table:table-cell office:value-type="float" office:value="0.343434">
                <text:p>0.343434</text:p>
              </table:table-cell>
              <table:table-cell office:value-type="float" office:value="1.45">
                <text:p>1.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84066">
                <text:p>0.384066</text:p>
              </table:table-cell>
              <table:table-cell office:value-type="float" office:value="1.475">
                <text:p>1.475</text:p>
              </table:table-cell>
              <table:table-cell office:value-type="float" office:value="0.344891">
                <text:p>0.344891</text:p>
              </table:table-cell>
              <table:table-cell office:value-type="float" office:value="1.475">
                <text:p>1.4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8662">
                <text:p>0.38662</text:p>
              </table:table-cell>
              <table:table-cell office:value-type="float" office:value="1.5">
                <text:p>1.5</text:p>
              </table:table-cell>
              <table:table-cell office:value-type="float" office:value="0.346536">
                <text:p>0.346536</text:p>
              </table:table-cell>
              <table:table-cell office:value-type="float" office:value="1.5">
                <text:p>1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89159">
                <text:p>0.389159</text:p>
              </table:table-cell>
              <table:table-cell office:value-type="float" office:value="1.525">
                <text:p>1.525</text:p>
              </table:table-cell>
              <table:table-cell office:value-type="float" office:value="0.347968">
                <text:p>0.347968</text:p>
              </table:table-cell>
              <table:table-cell office:value-type="float" office:value="1.525">
                <text:p>1.5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90922">
                <text:p>0.390922</text:p>
              </table:table-cell>
              <table:table-cell office:value-type="float" office:value="1.55">
                <text:p>1.55</text:p>
              </table:table-cell>
              <table:table-cell office:value-type="float" office:value="0.349114">
                <text:p>0.349114</text:p>
              </table:table-cell>
              <table:table-cell office:value-type="float" office:value="1.55">
                <text:p>1.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91945">
                <text:p>0.391945</text:p>
              </table:table-cell>
              <table:table-cell office:value-type="float" office:value="1.575">
                <text:p>1.575</text:p>
              </table:table-cell>
              <table:table-cell office:value-type="float" office:value="0.349944">
                <text:p>0.349944</text:p>
              </table:table-cell>
              <table:table-cell office:value-type="float" office:value="1.575">
                <text:p>1.5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92792">
                <text:p>0.392792</text:p>
              </table:table-cell>
              <table:table-cell office:value-type="float" office:value="1.6">
                <text:p>1.6</text:p>
              </table:table-cell>
              <table:table-cell office:value-type="float" office:value="0.350514">
                <text:p>0.350514</text:p>
              </table:table-cell>
              <table:table-cell office:value-type="float" office:value="1.6">
                <text:p>1.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93627">
                <text:p>0.393627</text:p>
              </table:table-cell>
              <table:table-cell office:value-type="float" office:value="1.625">
                <text:p>1.625</text:p>
              </table:table-cell>
              <table:table-cell office:value-type="float" office:value="0.351004">
                <text:p>0.351004</text:p>
              </table:table-cell>
              <table:table-cell office:value-type="float" office:value="1.625">
                <text:p>1.6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94344">
                <text:p>0.394344</text:p>
              </table:table-cell>
              <table:table-cell office:value-type="float" office:value="1.65">
                <text:p>1.65</text:p>
              </table:table-cell>
              <table:table-cell office:value-type="float" office:value="0.351115">
                <text:p>0.351115</text:p>
              </table:table-cell>
              <table:table-cell office:value-type="float" office:value="1.65">
                <text:p>1.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94703">
                <text:p>0.394703</text:p>
              </table:table-cell>
              <table:table-cell office:value-type="float" office:value="1.675">
                <text:p>1.675</text:p>
              </table:table-cell>
              <table:table-cell office:value-type="float" office:value="0.350943">
                <text:p>0.350943</text:p>
              </table:table-cell>
              <table:table-cell office:value-type="float" office:value="1.675">
                <text:p>1.6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94756">
                <text:p>0.394756</text:p>
              </table:table-cell>
              <table:table-cell office:value-type="float" office:value="1.7">
                <text:p>1.7</text:p>
              </table:table-cell>
              <table:table-cell office:value-type="float" office:value="0.35067">
                <text:p>0.35067</text:p>
              </table:table-cell>
              <table:table-cell office:value-type="float" office:value="1.7">
                <text:p>1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94776">
                <text:p>0.394776</text:p>
              </table:table-cell>
              <table:table-cell office:value-type="float" office:value="1.725">
                <text:p>1.725</text:p>
              </table:table-cell>
              <table:table-cell office:value-type="float" office:value="0.349975">
                <text:p>0.349975</text:p>
              </table:table-cell>
              <table:table-cell office:value-type="float" office:value="1.725">
                <text:p>1.7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95089">
                <text:p>0.395089</text:p>
              </table:table-cell>
              <table:table-cell office:value-type="float" office:value="1.75">
                <text:p>1.75</text:p>
              </table:table-cell>
              <table:table-cell office:value-type="float" office:value="0.349052">
                <text:p>0.349052</text:p>
              </table:table-cell>
              <table:table-cell office:value-type="float" office:value="1.75">
                <text:p>1.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95688">
                <text:p>0.395688</text:p>
              </table:table-cell>
              <table:table-cell office:value-type="float" office:value="1.775">
                <text:p>1.775</text:p>
              </table:table-cell>
              <table:table-cell office:value-type="float" office:value="0.348048">
                <text:p>0.348048</text:p>
              </table:table-cell>
              <table:table-cell office:value-type="float" office:value="1.775">
                <text:p>1.7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96173">
                <text:p>0.396173</text:p>
              </table:table-cell>
              <table:table-cell office:value-type="float" office:value="1.8">
                <text:p>1.8</text:p>
              </table:table-cell>
              <table:table-cell office:value-type="float" office:value="0.34665">
                <text:p>0.34665</text:p>
              </table:table-cell>
              <table:table-cell office:value-type="float" office:value="1.8">
                <text:p>1.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96347">
                <text:p>0.396347</text:p>
              </table:table-cell>
              <table:table-cell office:value-type="float" office:value="1.825">
                <text:p>1.825</text:p>
              </table:table-cell>
              <table:table-cell office:value-type="float" office:value="0.34519">
                <text:p>0.34519</text:p>
              </table:table-cell>
              <table:table-cell office:value-type="float" office:value="1.825">
                <text:p>1.8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96189">
                <text:p>0.396189</text:p>
              </table:table-cell>
              <table:table-cell office:value-type="float" office:value="1.85">
                <text:p>1.85</text:p>
              </table:table-cell>
              <table:table-cell office:value-type="float" office:value="0.343786">
                <text:p>0.343786</text:p>
              </table:table-cell>
              <table:table-cell office:value-type="float" office:value="1.85">
                <text:p>1.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95689">
                <text:p>0.395689</text:p>
              </table:table-cell>
              <table:table-cell office:value-type="float" office:value="1.875">
                <text:p>1.875</text:p>
              </table:table-cell>
              <table:table-cell office:value-type="float" office:value="0.341921">
                <text:p>0.341921</text:p>
              </table:table-cell>
              <table:table-cell office:value-type="float" office:value="1.875">
                <text:p>1.8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94936">
                <text:p>0.394936</text:p>
              </table:table-cell>
              <table:table-cell office:value-type="float" office:value="1.9">
                <text:p>1.9</text:p>
              </table:table-cell>
              <table:table-cell office:value-type="float" office:value="0.339587">
                <text:p>0.339587</text:p>
              </table:table-cell>
              <table:table-cell office:value-type="float" office:value="1.9">
                <text:p>1.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94317">
                <text:p>0.394317</text:p>
              </table:table-cell>
              <table:table-cell office:value-type="float" office:value="1.925">
                <text:p>1.925</text:p>
              </table:table-cell>
              <table:table-cell office:value-type="float" office:value="0.337149">
                <text:p>0.337149</text:p>
              </table:table-cell>
              <table:table-cell office:value-type="float" office:value="1.925">
                <text:p>1.9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94164">
                <text:p>0.394164</text:p>
              </table:table-cell>
              <table:table-cell office:value-type="float" office:value="1.95">
                <text:p>1.95</text:p>
              </table:table-cell>
              <table:table-cell office:value-type="float" office:value="0.334298">
                <text:p>0.334298</text:p>
              </table:table-cell>
              <table:table-cell office:value-type="float" office:value="1.95">
                <text:p>1.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94432">
                <text:p>0.394432</text:p>
              </table:table-cell>
              <table:table-cell office:value-type="float" office:value="1.975">
                <text:p>1.975</text:p>
              </table:table-cell>
              <table:table-cell office:value-type="float" office:value="0.331109">
                <text:p>0.331109</text:p>
              </table:table-cell>
              <table:table-cell office:value-type="float" office:value="1.975">
                <text:p>1.9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94777">
                <text:p>0.394777</text:p>
              </table:table-cell>
              <table:table-cell office:value-type="float" office:value="2">
                <text:p>2</text:p>
              </table:table-cell>
              <table:table-cell office:value-type="float" office:value="0.328024">
                <text:p>0.328024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94576">
                <text:p>0.394576</text:p>
              </table:table-cell>
              <table:table-cell office:value-type="float" office:value="2.025">
                <text:p>2.025</text:p>
              </table:table-cell>
              <table:table-cell office:value-type="float" office:value="0.325158">
                <text:p>0.325158</text:p>
              </table:table-cell>
              <table:table-cell office:value-type="float" office:value="2.025">
                <text:p>2.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93419">
                <text:p>0.393419</text:p>
              </table:table-cell>
              <table:table-cell office:value-type="float" office:value="2.05">
                <text:p>2.05</text:p>
              </table:table-cell>
              <table:table-cell office:value-type="float" office:value="0.322233">
                <text:p>0.322233</text:p>
              </table:table-cell>
              <table:table-cell office:value-type="float" office:value="2.05">
                <text:p>2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91105">
                <text:p>0.391105</text:p>
              </table:table-cell>
              <table:table-cell office:value-type="float" office:value="2.075">
                <text:p>2.075</text:p>
              </table:table-cell>
              <table:table-cell office:value-type="float" office:value="0.319227">
                <text:p>0.319227</text:p>
              </table:table-cell>
              <table:table-cell office:value-type="float" office:value="2.075">
                <text:p>2.0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88531">
                <text:p>0.388531</text:p>
              </table:table-cell>
              <table:table-cell office:value-type="float" office:value="2.1">
                <text:p>2.1</text:p>
              </table:table-cell>
              <table:table-cell office:value-type="float" office:value="0.316085">
                <text:p>0.316085</text:p>
              </table:table-cell>
              <table:table-cell office:value-type="float" office:value="2.1">
                <text:p>2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86273">
                <text:p>0.386273</text:p>
              </table:table-cell>
              <table:table-cell office:value-type="float" office:value="2.125">
                <text:p>2.125</text:p>
              </table:table-cell>
              <table:table-cell office:value-type="float" office:value="0.312455">
                <text:p>0.312455</text:p>
              </table:table-cell>
              <table:table-cell office:value-type="float" office:value="2.125">
                <text:p>2.1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84319">
                <text:p>0.384319</text:p>
              </table:table-cell>
              <table:table-cell office:value-type="float" office:value="2.15">
                <text:p>2.15</text:p>
              </table:table-cell>
              <table:table-cell office:value-type="float" office:value="0.308184">
                <text:p>0.308184</text:p>
              </table:table-cell>
              <table:table-cell office:value-type="float" office:value="2.15">
                <text:p>2.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82351">
                <text:p>0.382351</text:p>
              </table:table-cell>
              <table:table-cell office:value-type="float" office:value="2.175">
                <text:p>2.175</text:p>
              </table:table-cell>
              <table:table-cell office:value-type="float" office:value="0.303919">
                <text:p>0.303919</text:p>
              </table:table-cell>
              <table:table-cell office:value-type="float" office:value="2.175">
                <text:p>2.1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79984">
                <text:p>0.379984</text:p>
              </table:table-cell>
              <table:table-cell office:value-type="float" office:value="2.2">
                <text:p>2.2</text:p>
              </table:table-cell>
              <table:table-cell office:value-type="float" office:value="0.300276">
                <text:p>0.300276</text:p>
              </table:table-cell>
              <table:table-cell office:value-type="float" office:value="2.2">
                <text:p>2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77262">
                <text:p>0.377262</text:p>
              </table:table-cell>
              <table:table-cell office:value-type="float" office:value="2.225">
                <text:p>2.225</text:p>
              </table:table-cell>
              <table:table-cell office:value-type="float" office:value="0.297048">
                <text:p>0.297048</text:p>
              </table:table-cell>
              <table:table-cell office:value-type="float" office:value="2.225">
                <text:p>2.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74768">
                <text:p>0.374768</text:p>
              </table:table-cell>
              <table:table-cell office:value-type="float" office:value="2.25">
                <text:p>2.25</text:p>
              </table:table-cell>
              <table:table-cell office:value-type="float" office:value="0.293657">
                <text:p>0.293657</text:p>
              </table:table-cell>
              <table:table-cell office:value-type="float" office:value="2.25">
                <text:p>2.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72601">
                <text:p>0.372601</text:p>
              </table:table-cell>
              <table:table-cell office:value-type="float" office:value="2.275">
                <text:p>2.275</text:p>
              </table:table-cell>
              <table:table-cell office:value-type="float" office:value="0.290306">
                <text:p>0.290306</text:p>
              </table:table-cell>
              <table:table-cell office:value-type="float" office:value="2.275">
                <text:p>2.2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70496">
                <text:p>0.370496</text:p>
              </table:table-cell>
              <table:table-cell office:value-type="float" office:value="2.3">
                <text:p>2.3</text:p>
              </table:table-cell>
              <table:table-cell office:value-type="float" office:value="0.287323">
                <text:p>0.287323</text:p>
              </table:table-cell>
              <table:table-cell office:value-type="float" office:value="2.3">
                <text:p>2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68548">
                <text:p>0.368548</text:p>
              </table:table-cell>
              <table:table-cell office:value-type="float" office:value="2.325">
                <text:p>2.325</text:p>
              </table:table-cell>
              <table:table-cell office:value-type="float" office:value="0.284821">
                <text:p>0.284821</text:p>
              </table:table-cell>
              <table:table-cell office:value-type="float" office:value="2.325">
                <text:p>2.3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66733">
                <text:p>0.366733</text:p>
              </table:table-cell>
              <table:table-cell office:value-type="float" office:value="2.35">
                <text:p>2.35</text:p>
              </table:table-cell>
              <table:table-cell office:value-type="float" office:value="0.282908">
                <text:p>0.282908</text:p>
              </table:table-cell>
              <table:table-cell office:value-type="float" office:value="2.35">
                <text:p>2.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64887">
                <text:p>0.364887</text:p>
              </table:table-cell>
              <table:table-cell office:value-type="float" office:value="2.375">
                <text:p>2.375</text:p>
              </table:table-cell>
              <table:table-cell office:value-type="float" office:value="0.281597">
                <text:p>0.281597</text:p>
              </table:table-cell>
              <table:table-cell office:value-type="float" office:value="2.375">
                <text:p>2.3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63173">
                <text:p>0.363173</text:p>
              </table:table-cell>
              <table:table-cell office:value-type="float" office:value="2.4">
                <text:p>2.4</text:p>
              </table:table-cell>
              <table:table-cell office:value-type="float" office:value="0.280578">
                <text:p>0.280578</text:p>
              </table:table-cell>
              <table:table-cell office:value-type="float" office:value="2.4">
                <text:p>2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62105">
                <text:p>0.362105</text:p>
              </table:table-cell>
              <table:table-cell office:value-type="float" office:value="2.425">
                <text:p>2.425</text:p>
              </table:table-cell>
              <table:table-cell office:value-type="float" office:value="0.279973">
                <text:p>0.279973</text:p>
              </table:table-cell>
              <table:table-cell office:value-type="float" office:value="2.425">
                <text:p>2.4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61813">
                <text:p>0.361813</text:p>
              </table:table-cell>
              <table:table-cell office:value-type="float" office:value="2.45">
                <text:p>2.45</text:p>
              </table:table-cell>
              <table:table-cell office:value-type="float" office:value="0.280003">
                <text:p>0.280003</text:p>
              </table:table-cell>
              <table:table-cell office:value-type="float" office:value="2.45">
                <text:p>2.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61878">
                <text:p>0.361878</text:p>
              </table:table-cell>
              <table:table-cell office:value-type="float" office:value="2.475">
                <text:p>2.475</text:p>
              </table:table-cell>
              <table:table-cell office:value-type="float" office:value="0.280634">
                <text:p>0.280634</text:p>
              </table:table-cell>
              <table:table-cell office:value-type="float" office:value="2.475">
                <text:p>2.4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61957">
                <text:p>0.361957</text:p>
              </table:table-cell>
              <table:table-cell office:value-type="float" office:value="2.5">
                <text:p>2.5</text:p>
              </table:table-cell>
              <table:table-cell office:value-type="float" office:value="0.281765">
                <text:p>0.281765</text:p>
              </table:table-cell>
              <table:table-cell office:value-type="float" office:value="2.5">
                <text:p>2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stroke-dash draw:name="Fine_20_Dashed_20__28_var_29_1" draw:display-name="Fine Dashed (var)1" draw:style="rect" draw:dots1="1" draw:dots1-length="0.203cm" draw:distance="0.15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